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70933333333333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2.9845cm"/>
    </style:style>
    <style:style style:name="co6" style:family="table-column">
      <style:table-column-properties fo:break-before="auto" style:column-width="3.00566666666667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1.75683333333333cm" style:use-optimal-column-width="true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lefon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effettuataDa</text:p>
          </table:table-cell>
          <table:table-cell office:value-type="string" table:style-name="ce3">
            <text:p>data</text:p>
          </table:table-cell>
          <table:table-cell office:value-type="string" table:style-name="ce3">
            <text:p>ora</text:p>
          </table:table-cell>
          <table:table-cell office:value-type="string" table:style-name="ce3">
            <text:p>durata</text:p>
          </table:table-cell>
          <table:table-cell office:value-type="string" table:style-name="ce3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Lorenzo</text:p>
          </table:table-cell>
          <table:table-cell office:value-type="date" office:date-value="2024-09-07T00:00:00" table:style-name="ce2">
            <text:p>07/09/2024</text:p>
          </table:table-cell>
          <table:table-cell office:value-type="string" table:style-name="ce1">
            <text:p>15.48</text:p>
          </table:table-cell>
          <table:table-cell office:value-type="string" table:style-name="ce1">
            <text:p>2'45''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ContrattoTelefonico" table:style-name="ta2"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">
            <text:p>numero</text:p>
          </table:table-cell>
          <table:table-cell office:value-type="string" table:style-name="ce3">
            <text:p>dataAttivazione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minutiResidui</text:p>
          </table:table-cell>
          <table:table-cell office:value-type="string" table:style-name="ce3">
            <text:p>creditoResiduo</text:p>
          </table:table-cell>
          <table:table-cell table:number-columns-repeated="16379"/>
        </table:table-row>
        <table:table-row table:number-rows-repeated="1048575" table:style-name="ro1">
          <table:table-cell table:number-columns-repeated="16384"/>
        </table:table-row>
      </table:table>
      <table:table table:name="SIMAttiva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4">
            <text:p>codice</text:p>
          </table:table-cell>
          <table:table-cell office:value-type="string" table:style-name="ce3">
            <text:p>tipoSIM</text:p>
          </table:table-cell>
          <table:table-cell office:value-type="string" table:style-name="ce3">
            <text:p>associataA</text:p>
          </table:table-cell>
          <table:table-cell office:value-type="string" table:style-name="ce3">
            <text:p>dataAttivazione</text:p>
          </table:table-cell>
          <table:table-cell table:number-columns-repeated="16380"/>
        </table:table-row>
        <table:table-row table:style-name="ro1">
          <table:table-cell office:value-type="float" office:value="341508" table:style-name="ce1">
            <text:p>341508</text:p>
          </table:table-cell>
          <table:table-cell office:value-type="string" table:style-name="ce1">
            <text:p>micro</text:p>
          </table:table-cell>
          <table:table-cell office:value-type="float" office:value="3955935327.7835674" table:style-name="ce1">
            <text:p>3955935328</text:p>
          </table:table-cell>
          <table:table-cell table:number-columns-repeated="16381" table:style-name="ce1"/>
        </table:table-row>
        <table:table-row table:style-name="ro1">
          <table:table-cell office:value-type="float" office:value="805632" table:style-name="ce1">
            <text:p>805632</text:p>
          </table:table-cell>
          <table:table-cell office:value-type="string" table:style-name="ce1">
            <text:p>mini</text:p>
          </table:table-cell>
          <table:table-cell office:value-type="float" office:value="3990637550.794982" table:style-name="ce1">
            <text:p>3990637551</text:p>
          </table:table-cell>
          <table:table-cell table:number-columns-repeated="16381" table:style-name="ce1"/>
        </table:table-row>
        <table:table-row table:style-name="ro1">
          <table:table-cell office:value-type="float" office:value="590081" table:style-name="ce1">
            <text:p>590081</text:p>
          </table:table-cell>
          <table:table-cell office:value-type="string" table:style-name="ce1">
            <text:p>e</text:p>
          </table:table-cell>
          <table:table-cell office:value-type="float" office:value="3935939394.4123464" table:style-name="ce1">
            <text:p>3935939394</text:p>
          </table:table-cell>
          <table:table-cell table:number-columns-repeated="16381" table:style-name="ce1"/>
        </table:table-row>
        <table:table-row table:style-name="ro1">
          <table:table-cell office:value-type="float" office:value="836527" table:style-name="ce1">
            <text:p>836527</text:p>
          </table:table-cell>
          <table:table-cell office:value-type="string" table:style-name="ce1">
            <text:p>micro</text:p>
          </table:table-cell>
          <table:table-cell office:value-type="float" office:value="3982365220.4736905" table:style-name="ce1">
            <text:p>3982365220</text:p>
          </table:table-cell>
          <table:table-cell table:number-columns-repeated="16381" table:style-name="ce1"/>
        </table:table-row>
        <table:table-row table:style-name="ro1">
          <table:table-cell office:value-type="float" office:value="418405" table:style-name="ce1">
            <text:p>418405</text:p>
          </table:table-cell>
          <table:table-cell office:value-type="string" table:style-name="ce1">
            <text:p>mini</text:p>
          </table:table-cell>
          <table:table-cell office:value-type="float" office:value="3942129884.6124592" table:style-name="ce1">
            <text:p>3942129885</text:p>
          </table:table-cell>
          <table:table-cell table:number-columns-repeated="16381" table:style-name="ce1"/>
        </table:table-row>
        <table:table-row table:style-name="ro1">
          <table:table-cell office:value-type="float" office:value="710908" table:style-name="ce1">
            <text:p>710908</text:p>
          </table:table-cell>
          <table:table-cell office:value-type="string" table:style-name="ce1">
            <text:p>nano</text:p>
          </table:table-cell>
          <table:table-cell office:value-type="float" office:value="3996194490.8769608" table:style-name="ce1">
            <text:p>3996194491</text:p>
          </table:table-cell>
          <table:table-cell table:number-columns-repeated="16381" table:style-name="ce1"/>
        </table:table-row>
        <table:table-row table:style-name="ro1">
          <table:table-cell office:value-type="float" office:value="567861" table:style-name="ce1">
            <text:p>567861</text:p>
          </table:table-cell>
          <table:table-cell office:value-type="string" table:style-name="ce1">
            <text:p>e</text:p>
          </table:table-cell>
          <table:table-cell office:value-type="float" office:value="3988524045.8124619" table:style-name="ce1">
            <text:p>3988524046</text:p>
          </table:table-cell>
          <table:table-cell table:number-columns-repeated="16381" table:style-name="ce1"/>
        </table:table-row>
        <table:table-row table:style-name="ro1">
          <table:table-cell office:value-type="float" office:value="835977" table:style-name="ce1">
            <text:p>835977</text:p>
          </table:table-cell>
          <table:table-cell office:value-type="string" table:style-name="ce1">
            <text:p>mini</text:p>
          </table:table-cell>
          <table:table-cell office:value-type="float" office:value="3987755042.1277127" table:style-name="ce1">
            <text:p>3987755042</text:p>
          </table:table-cell>
          <table:table-cell table:number-columns-repeated="16381" table:style-name="ce1"/>
        </table:table-row>
        <table:table-row table:style-name="ro1">
          <table:table-cell office:value-type="float" office:value="37584" table:style-name="ce1">
            <text:p>37584</text:p>
          </table:table-cell>
          <table:table-cell office:value-type="string" table:style-name="ce1">
            <text:p>nano</text:p>
          </table:table-cell>
          <table:table-cell office:value-type="float" office:value="3942708231.2243915" table:style-name="ce1">
            <text:p>3942708231</text:p>
          </table:table-cell>
          <table:table-cell table:number-columns-repeated="16381" table:style-name="ce1"/>
        </table:table-row>
        <table:table-row table:style-name="ro1">
          <table:table-cell office:value-type="float" office:value="507083" table:style-name="ce1">
            <text:p>507083</text:p>
          </table:table-cell>
          <table:table-cell office:value-type="string" table:style-name="ce1">
            <text:p>micro</text:p>
          </table:table-cell>
          <table:table-cell office:value-type="float" office:value="3951997535.3011546" table:style-name="ce1">
            <text:p>3951997535</text:p>
          </table:table-cell>
          <table:table-cell table:number-columns-repeated="16381" table:style-name="ce1"/>
        </table:table-row>
        <table:table-row table:style-name="ro1">
          <table:table-cell office:value-type="float" office:value="716653" table:style-name="ce1">
            <text:p>716653</text:p>
          </table:table-cell>
          <table:table-cell office:value-type="string" table:style-name="ce1">
            <text:p>e</text:p>
          </table:table-cell>
          <table:table-cell office:value-type="float" office:value="3983614784.1759706" table:style-name="ce1">
            <text:p>3983614784</text:p>
          </table:table-cell>
          <table:table-cell table:number-columns-repeated="16381" table:style-name="ce1"/>
        </table:table-row>
        <table:table-row table:style-name="ro1">
          <table:table-cell office:value-type="float" office:value="672249" table:style-name="ce1">
            <text:p>672249</text:p>
          </table:table-cell>
          <table:table-cell office:value-type="string" table:style-name="ce1">
            <text:p>micro</text:p>
          </table:table-cell>
          <table:table-cell office:value-type="float" office:value="3974156056.4546385" table:style-name="ce1">
            <text:p>3974156056</text:p>
          </table:table-cell>
          <table:table-cell table:number-columns-repeated="16381" table:style-name="ce1"/>
        </table:table-row>
        <table:table-row table:style-name="ro1">
          <table:table-cell office:value-type="float" office:value="845200" table:style-name="ce1">
            <text:p>845200</text:p>
          </table:table-cell>
          <table:table-cell office:value-type="string" table:style-name="ce1">
            <text:p>nano</text:p>
          </table:table-cell>
          <table:table-cell office:value-type="float" office:value="3940204427.7644587" table:style-name="ce1">
            <text:p>3940204428</text:p>
          </table:table-cell>
          <table:table-cell table:number-columns-repeated="16381" table:style-name="ce1"/>
        </table:table-row>
        <table:table-row table:style-name="ro1">
          <table:table-cell office:value-type="float" office:value="116921" table:style-name="ce1">
            <text:p>116921</text:p>
          </table:table-cell>
          <table:table-cell office:value-type="string" table:style-name="ce1">
            <text:p>mini</text:p>
          </table:table-cell>
          <table:table-cell office:value-type="float" office:value="3962039257.2568502" table:style-name="ce1">
            <text:p>3962039257</text:p>
          </table:table-cell>
          <table:table-cell table:number-columns-repeated="16381" table:style-name="ce1"/>
        </table:table-row>
        <table:table-row table:style-name="ro1">
          <table:table-cell office:value-type="float" office:value="646985" table:style-name="ce1">
            <text:p>646985</text:p>
          </table:table-cell>
          <table:table-cell office:value-type="string" table:style-name="ce1">
            <text:p>e</text:p>
          </table:table-cell>
          <table:table-cell office:value-type="float" office:value="3999543115.1416349" table:style-name="ce1">
            <text:p>3999543115</text:p>
          </table:table-cell>
          <table:table-cell table:number-columns-repeated="16381" table:style-name="ce1"/>
        </table:table-row>
        <table:table-row table:style-name="ro1">
          <table:table-cell office:value-type="float" office:value="515169" table:style-name="ce1">
            <text:p>515169</text:p>
          </table:table-cell>
          <table:table-cell office:value-type="string" table:style-name="ce1">
            <text:p>nano</text:p>
          </table:table-cell>
          <table:table-cell office:value-type="float" office:value="3941741995.196682" table:style-name="ce1">
            <text:p>3941741995</text:p>
          </table:table-cell>
          <table:table-cell table:number-columns-repeated="16381"/>
        </table:table-row>
        <table:table-row table:style-name="ro1">
          <table:table-cell office:value-type="float" office:value="77623" table:style-name="ce1">
            <text:p>77623</text:p>
          </table:table-cell>
          <table:table-cell office:value-type="string" table:style-name="ce1">
            <text:p>micro</text:p>
          </table:table-cell>
          <table:table-cell office:value-type="float" office:value="3959466503.0330038" table:style-name="ce1">
            <text:p>3959466503</text:p>
          </table:table-cell>
          <table:table-cell table:number-columns-repeated="16381"/>
        </table:table-row>
        <table:table-row table:style-name="ro1">
          <table:table-cell office:value-type="float" office:value="706708" table:style-name="ce1">
            <text:p>706708</text:p>
          </table:table-cell>
          <table:table-cell office:value-type="string" table:style-name="ce1">
            <text:p>mini</text:p>
          </table:table-cell>
          <table:table-cell office:value-type="float" office:value="3937766340.5003347" table:style-name="ce1">
            <text:p>3937766341</text:p>
          </table:table-cell>
          <table:table-cell table:number-columns-repeated="16381"/>
        </table:table-row>
        <table:table-row table:style-name="ro1">
          <table:table-cell office:value-type="float" office:value="98561" table:style-name="ce1">
            <text:p>98561</text:p>
          </table:table-cell>
          <table:table-cell office:value-type="string" table:style-name="ce1">
            <text:p>nano</text:p>
          </table:table-cell>
          <table:table-cell office:value-type="float" office:value="3938022807.5823841" table:style-name="ce1">
            <text:p>3938022808</text:p>
          </table:table-cell>
          <table:table-cell table:number-columns-repeated="16381"/>
        </table:table-row>
        <table:table-row table:style-name="ro1">
          <table:table-cell office:value-type="float" office:value="422874" table:style-name="ce1">
            <text:p>422874</text:p>
          </table:table-cell>
          <table:table-cell office:value-type="string" table:style-name="ce1">
            <text:p>micro</text:p>
          </table:table-cell>
          <table:table-cell office:value-type="float" office:value="3955271220.4118414" table:style-name="ce1">
            <text:p>3955271220</text:p>
          </table:table-cell>
          <table:table-cell table:number-columns-repeated="16381"/>
        </table:table-row>
        <table:table-row table:style-name="ro1">
          <table:table-cell office:value-type="float" office:value="46996" table:style-name="ce1">
            <text:p>46996</text:p>
          </table:table-cell>
          <table:table-cell office:value-type="string" table:style-name="ce1">
            <text:p>mini</text:p>
          </table:table-cell>
          <table:table-cell office:value-type="float" office:value="3958752507.5554447" table:style-name="ce1">
            <text:p>3958752508</text:p>
          </table:table-cell>
          <table:table-cell table:number-columns-repeated="16381"/>
        </table:table-row>
        <table:table-row table:style-name="ro1">
          <table:table-cell office:value-type="float" office:value="822465" table:style-name="ce1">
            <text:p>822465</text:p>
          </table:table-cell>
          <table:table-cell office:value-type="string" table:style-name="ce1">
            <text:p>e</text:p>
          </table:table-cell>
          <table:table-cell office:value-type="float" office:value="3964323812.9162655" table:style-name="ce1">
            <text:p>3964323813</text:p>
          </table:table-cell>
          <table:table-cell table:number-columns-repeated="16381"/>
        </table:table-row>
        <table:table-row table:style-name="ro1">
          <table:table-cell office:value-type="float" office:value="63491" table:style-name="ce1">
            <text:p>63491</text:p>
          </table:table-cell>
          <table:table-cell office:value-type="string" table:style-name="ce1">
            <text:p>micro</text:p>
          </table:table-cell>
          <table:table-cell office:value-type="float" office:value="3984327303.0393867" table:style-name="ce1">
            <text:p>3984327303</text:p>
          </table:table-cell>
          <table:table-cell table:number-columns-repeated="16381"/>
        </table:table-row>
        <table:table-row table:style-name="ro1">
          <table:table-cell office:value-type="float" office:value="490820" table:style-name="ce1">
            <text:p>490820</text:p>
          </table:table-cell>
          <table:table-cell office:value-type="string" table:style-name="ce1">
            <text:p>mini</text:p>
          </table:table-cell>
          <table:table-cell office:value-type="float" office:value="3948552433.5780015" table:style-name="ce1">
            <text:p>3948552434</text:p>
          </table:table-cell>
          <table:table-cell table:number-columns-repeated="16381"/>
        </table:table-row>
        <table:table-row table:style-name="ro1">
          <table:table-cell office:value-type="float" office:value="43307" table:style-name="ce1">
            <text:p>43307</text:p>
          </table:table-cell>
          <table:table-cell office:value-type="string" table:style-name="ce1">
            <text:p>nano</text:p>
          </table:table-cell>
          <table:table-cell office:value-type="float" office:value="3941880084.6825862" table:style-name="ce1">
            <text:p>3941880085</text:p>
          </table:table-cell>
          <table:table-cell table:number-columns-repeated="16381"/>
        </table:table-row>
        <table:table-row table:style-name="ro1">
          <table:table-cell office:value-type="float" office:value="572275" table:style-name="ce1">
            <text:p>572275</text:p>
          </table:table-cell>
          <table:table-cell office:value-type="string" table:style-name="ce1">
            <text:p>e</text:p>
          </table:table-cell>
          <table:table-cell office:value-type="float" office:value="3996333037.2271781" table:style-name="ce1">
            <text:p>3996333037</text:p>
          </table:table-cell>
          <table:table-cell table:number-columns-repeated="16381"/>
        </table:table-row>
        <table:table-row table:style-name="ro1">
          <table:table-cell office:value-type="float" office:value="992507" table:style-name="ce1">
            <text:p>992507</text:p>
          </table:table-cell>
          <table:table-cell office:value-type="string" table:style-name="ce1">
            <text:p>mini</text:p>
          </table:table-cell>
          <table:table-cell office:value-type="float" office:value="3956709769.041791" table:style-name="ce1">
            <text:p>3956709769</text:p>
          </table:table-cell>
          <table:table-cell table:number-columns-repeated="16381"/>
        </table:table-row>
        <table:table-row table:style-name="ro1">
          <table:table-cell office:value-type="float" office:value="43017" table:style-name="ce1">
            <text:p>43017</text:p>
          </table:table-cell>
          <table:table-cell office:value-type="string" table:style-name="ce1">
            <text:p>nano</text:p>
          </table:table-cell>
          <table:table-cell office:value-type="float" office:value="3931782289.9674153" table:style-name="ce1">
            <text:p>3931782290</text:p>
          </table:table-cell>
          <table:table-cell table:number-columns-repeated="16381"/>
        </table:table-row>
        <table:table-row table:style-name="ro1">
          <table:table-cell office:value-type="float" office:value="378990" table:style-name="ce1">
            <text:p>378990</text:p>
          </table:table-cell>
          <table:table-cell office:value-type="string" table:style-name="ce1">
            <text:p>micro</text:p>
          </table:table-cell>
          <table:table-cell office:value-type="float" office:value="3949534532.2060719" table:style-name="ce1">
            <text:p>3949534532</text:p>
          </table:table-cell>
          <table:table-cell table:number-columns-repeated="16381"/>
        </table:table-row>
        <table:table-row table:style-name="ro1">
          <table:table-cell office:value-type="float" office:value="742997" table:style-name="ce1">
            <text:p>742997</text:p>
          </table:table-cell>
          <table:table-cell office:value-type="string" table:style-name="ce1">
            <text:p>e</text:p>
          </table:table-cell>
          <table:table-cell office:value-type="float" office:value="3987324922.3367562" table:style-name="ce1">
            <text:p>3987324922</text:p>
          </table:table-cell>
          <table:table-cell table:number-columns-repeated="16381"/>
        </table:table-row>
        <table:table-row table:style-name="ro1">
          <table:table-cell office:value-type="float" office:value="726764" table:style-name="ce1">
            <text:p>726764</text:p>
          </table:table-cell>
          <table:table-cell office:value-type="string" table:style-name="ce1">
            <text:p>micro</text:p>
          </table:table-cell>
          <table:table-cell office:value-type="float" office:value="3930281581.3898344" table:style-name="ce1">
            <text:p>3930281581</text:p>
          </table:table-cell>
          <table:table-cell table:number-columns-repeated="16381"/>
        </table:table-row>
        <table:table-row table:style-name="ro1">
          <table:table-cell office:value-type="float" office:value="115920" table:style-name="ce1">
            <text:p>115920</text:p>
          </table:table-cell>
          <table:table-cell office:value-type="string" table:style-name="ce1">
            <text:p>nano</text:p>
          </table:table-cell>
          <table:table-cell office:value-type="float" office:value="3985102586.1436472" table:style-name="ce1">
            <text:p>3985102586</text:p>
          </table:table-cell>
          <table:table-cell table:number-columns-repeated="16381"/>
        </table:table-row>
        <table:table-row table:style-name="ro1">
          <table:table-cell office:value-type="float" office:value="301341" table:style-name="ce1">
            <text:p>301341</text:p>
          </table:table-cell>
          <table:table-cell office:value-type="string" table:style-name="ce1">
            <text:p>mini</text:p>
          </table:table-cell>
          <table:table-cell office:value-type="float" office:value="3953689202.584712" table:style-name="ce1">
            <text:p>3953689203</text:p>
          </table:table-cell>
          <table:table-cell table:number-columns-repeated="16381"/>
        </table:table-row>
        <table:table-row table:style-name="ro1">
          <table:table-cell office:value-type="float" office:value="789999" table:style-name="ce1">
            <text:p>789999</text:p>
          </table:table-cell>
          <table:table-cell office:value-type="string" table:style-name="ce1">
            <text:p>e</text:p>
          </table:table-cell>
          <table:table-cell office:value-type="float" office:value="3932023983.1233006" table:style-name="ce1">
            <text:p>3932023983</text:p>
          </table:table-cell>
          <table:table-cell table:number-columns-repeated="16381"/>
        </table:table-row>
        <table:table-row table:style-name="ro1">
          <table:table-cell office:value-type="float" office:value="965807" table:style-name="ce1">
            <text:p>965807</text:p>
          </table:table-cell>
          <table:table-cell office:value-type="string" table:style-name="ce1">
            <text:p>nano</text:p>
          </table:table-cell>
          <table:table-cell office:value-type="float" office:value="3965096779.5097437" table:style-name="ce1">
            <text:p>3965096780</text:p>
          </table:table-cell>
          <table:table-cell table:number-columns-repeated="16381"/>
        </table:table-row>
        <table:table-row table:style-name="ro1">
          <table:table-cell office:value-type="float" office:value="420725" table:style-name="ce1">
            <text:p>420725</text:p>
          </table:table-cell>
          <table:table-cell office:value-type="string" table:style-name="ce1">
            <text:p>micro</text:p>
          </table:table-cell>
          <table:table-cell office:value-type="float" office:value="3940771387.167676" table:style-name="ce1">
            <text:p>3940771387</text:p>
          </table:table-cell>
          <table:table-cell table:number-columns-repeated="16381"/>
        </table:table-row>
        <table:table-row table:style-name="ro1">
          <table:table-cell office:value-type="float" office:value="24792" table:style-name="ce1">
            <text:p>24792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308599" table:style-name="ce1">
            <text:p>308599</text:p>
          </table:table-cell>
          <table:table-cell office:value-type="string" table:style-name="ce1">
            <text:p>nano</text:p>
          </table:table-cell>
          <table:table-cell office:value-type="float" office:value="3977965750.923511" table:style-name="ce1">
            <text:p>3977965751</text:p>
          </table:table-cell>
          <table:table-cell table:number-columns-repeated="16381"/>
        </table:table-row>
        <table:table-row table:style-name="ro1">
          <table:table-cell office:value-type="float" office:value="148104" table:style-name="ce1">
            <text:p>148104</text:p>
          </table:table-cell>
          <table:table-cell office:value-type="string" table:style-name="ce1">
            <text:p>micro</text:p>
          </table:table-cell>
          <table:table-cell office:value-type="float" office:value="3938194707.7007613" table:style-name="ce1">
            <text:p>3938194708</text:p>
          </table:table-cell>
          <table:table-cell table:number-columns-repeated="16381"/>
        </table:table-row>
        <table:table-row table:style-name="ro1">
          <table:table-cell office:value-type="float" office:value="714255" table:style-name="ce1">
            <text:p>714255</text:p>
          </table:table-cell>
          <table:table-cell office:value-type="string" table:style-name="ce1">
            <text:p>mini</text:p>
          </table:table-cell>
          <table:table-cell office:value-type="float" office:value="3933596784.7764874" table:style-name="ce1">
            <text:p>3933596785</text:p>
          </table:table-cell>
          <table:table-cell table:number-columns-repeated="16381"/>
        </table:table-row>
        <table:table-row table:style-name="ro1">
          <table:table-cell office:value-type="float" office:value="710142" table:style-name="ce1">
            <text:p>710142</text:p>
          </table:table-cell>
          <table:table-cell office:value-type="string" table:style-name="ce1">
            <text:p>e</text:p>
          </table:table-cell>
          <table:table-cell office:value-type="float" office:value="3944399137.6912632" table:style-name="ce1">
            <text:p>3944399138</text:p>
          </table:table-cell>
          <table:table-cell table:number-columns-repeated="16381"/>
        </table:table-row>
        <table:table-row table:style-name="ro1">
          <table:table-cell office:value-type="float" office:value="908703" table:style-name="ce1">
            <text:p>908703</text:p>
          </table:table-cell>
          <table:table-cell office:value-type="string" table:style-name="ce1">
            <text:p>micro</text:p>
          </table:table-cell>
          <table:table-cell office:value-type="float" office:value="3999550960.859302" table:style-name="ce1">
            <text:p>3999550961</text:p>
          </table:table-cell>
          <table:table-cell table:number-columns-repeated="16381"/>
        </table:table-row>
        <table:table-row table:style-name="ro1">
          <table:table-cell office:value-type="float" office:value="954824" table:style-name="ce1">
            <text:p>954824</text:p>
          </table:table-cell>
          <table:table-cell office:value-type="string" table:style-name="ce1">
            <text:p>mini</text:p>
          </table:table-cell>
          <table:table-cell office:value-type="float" office:value="3985820653.2324171" table:style-name="ce1">
            <text:p>3985820653</text:p>
          </table:table-cell>
          <table:table-cell table:number-columns-repeated="16381"/>
        </table:table-row>
        <table:table-row table:style-name="ro1">
          <table:table-cell office:value-type="float" office:value="412146" table:style-name="ce1">
            <text:p>412146</text:p>
          </table:table-cell>
          <table:table-cell office:value-type="string" table:style-name="ce1">
            <text:p>nano</text:p>
          </table:table-cell>
          <table:table-cell office:value-type="float" office:value="3945319528.925355" table:style-name="ce1">
            <text:p>3945319529</text:p>
          </table:table-cell>
          <table:table-cell table:number-columns-repeated="16381"/>
        </table:table-row>
        <table:table-row table:style-name="ro1">
          <table:table-cell office:value-type="float" office:value="623874" table:style-name="ce1">
            <text:p>623874</text:p>
          </table:table-cell>
          <table:table-cell office:value-type="string" table:style-name="ce1">
            <text:p>e</text:p>
          </table:table-cell>
          <table:table-cell office:value-type="float" office:value="3962994617.7437019" table:style-name="ce1">
            <text:p>3962994618</text:p>
          </table:table-cell>
          <table:table-cell table:number-columns-repeated="16381"/>
        </table:table-row>
        <table:table-row table:style-name="ro1">
          <table:table-cell office:value-type="float" office:value="711891" table:style-name="ce1">
            <text:p>711891</text:p>
          </table:table-cell>
          <table:table-cell office:value-type="string" table:style-name="ce1">
            <text:p>mini</text:p>
          </table:table-cell>
          <table:table-cell office:value-type="float" office:value="3956987605.2752948" table:style-name="ce1">
            <text:p>3956987605</text:p>
          </table:table-cell>
          <table:table-cell table:number-columns-repeated="16381"/>
        </table:table-row>
        <table:table-row table:style-name="ro1">
          <table:table-cell office:value-type="float" office:value="674387" table:style-name="ce1">
            <text:p>674387</text:p>
          </table:table-cell>
          <table:table-cell office:value-type="string" table:style-name="ce1">
            <text:p>nano</text:p>
          </table:table-cell>
          <table:table-cell office:value-type="float" office:value="3966122333.6455288" table:style-name="ce1">
            <text:p>3966122334</text:p>
          </table:table-cell>
          <table:table-cell table:number-columns-repeated="16381"/>
        </table:table-row>
        <table:table-row table:style-name="ro1">
          <table:table-cell office:value-type="float" office:value="912282" table:style-name="ce1">
            <text:p>912282</text:p>
          </table:table-cell>
          <table:table-cell office:value-type="string" table:style-name="ce1">
            <text:p>micro</text:p>
          </table:table-cell>
          <table:table-cell office:value-type="float" office:value="3988463700.8731222" table:style-name="ce1">
            <text:p>3988463701</text:p>
          </table:table-cell>
          <table:table-cell table:number-columns-repeated="16381"/>
        </table:table-row>
        <table:table-row table:style-name="ro1">
          <table:table-cell office:value-type="float" office:value="454108" table:style-name="ce1">
            <text:p>454108</text:p>
          </table:table-cell>
          <table:table-cell office:value-type="string" table:style-name="ce1">
            <text:p>e</text:p>
          </table:table-cell>
          <table:table-cell office:value-type="float" office:value="3944758844.4291101" table:style-name="ce1">
            <text:p>3944758844</text:p>
          </table:table-cell>
          <table:table-cell table:number-columns-repeated="16381"/>
        </table:table-row>
        <table:table-row table:style-name="ro1">
          <table:table-cell office:value-type="float" office:value="925522" table:style-name="ce1">
            <text:p>925522</text:p>
          </table:table-cell>
          <table:table-cell office:value-type="string" table:style-name="ce1">
            <text:p>micro</text:p>
          </table:table-cell>
          <table:table-cell office:value-type="float" office:value="3989399442.0131202" table:style-name="ce1">
            <text:p>3989399442</text:p>
          </table:table-cell>
          <table:table-cell table:number-columns-repeated="16381"/>
        </table:table-row>
        <table:table-row table:style-name="ro1">
          <table:table-cell office:value-type="float" office:value="457092" table:style-name="ce1">
            <text:p>457092</text:p>
          </table:table-cell>
          <table:table-cell office:value-type="string" table:style-name="ce1">
            <text:p>nano</text:p>
          </table:table-cell>
          <table:table-cell office:value-type="float" office:value="3984741835.4069228" table:style-name="ce1">
            <text:p>3984741835</text:p>
          </table:table-cell>
          <table:table-cell table:number-columns-repeated="16381"/>
        </table:table-row>
        <table:table-row table:style-name="ro1">
          <table:table-cell office:value-type="float" office:value="677935" table:style-name="ce1">
            <text:p>677935</text:p>
          </table:table-cell>
          <table:table-cell office:value-type="string" table:style-name="ce1">
            <text:p>mini</text:p>
          </table:table-cell>
          <table:table-cell office:value-type="float" office:value="3954494315.8641315" table:style-name="ce1">
            <text:p>3954494316</text:p>
          </table:table-cell>
          <table:table-cell table:number-columns-repeated="16381"/>
        </table:table-row>
        <table:table-row table:style-name="ro1">
          <table:table-cell office:value-type="float" office:value="573730" table:style-name="ce1">
            <text:p>573730</text:p>
          </table:table-cell>
          <table:table-cell office:value-type="string" table:style-name="ce1">
            <text:p>e</text:p>
          </table:table-cell>
          <table:table-cell office:value-type="float" office:value="3996304231.5827484" table:style-name="ce1">
            <text:p>3996304232</text:p>
          </table:table-cell>
          <table:table-cell table:number-columns-repeated="16381"/>
        </table:table-row>
        <table:table-row table:style-name="ro1">
          <table:table-cell office:value-type="float" office:value="91963" table:style-name="ce1">
            <text:p>91963</text:p>
          </table:table-cell>
          <table:table-cell office:value-type="string" table:style-name="ce1">
            <text:p>nano</text:p>
          </table:table-cell>
          <table:table-cell office:value-type="float" office:value="3966318603.4572887" table:style-name="ce1">
            <text:p>3966318603</text:p>
          </table:table-cell>
          <table:table-cell table:number-columns-repeated="16381"/>
        </table:table-row>
        <table:table-row table:style-name="ro1">
          <table:table-cell office:value-type="float" office:value="926838" table:style-name="ce1">
            <text:p>926838</text:p>
          </table:table-cell>
          <table:table-cell office:value-type="string" table:style-name="ce1">
            <text:p>micro</text:p>
          </table:table-cell>
          <table:table-cell office:value-type="float" office:value="3981169995.3756323" table:style-name="ce1">
            <text:p>3981169995</text:p>
          </table:table-cell>
          <table:table-cell table:number-columns-repeated="16381"/>
        </table:table-row>
        <table:table-row table:style-name="ro1">
          <table:table-cell office:value-type="float" office:value="157417" table:style-name="ce1">
            <text:p>157417</text:p>
          </table:table-cell>
          <table:table-cell office:value-type="string" table:style-name="ce1">
            <text:p>mini</text:p>
          </table:table-cell>
          <table:table-cell office:value-type="float" office:value="3933330155.7177148" table:style-name="ce1">
            <text:p>3933330156</text:p>
          </table:table-cell>
          <table:table-cell table:number-columns-repeated="16381"/>
        </table:table-row>
        <table:table-row table:style-name="ro1">
          <table:table-cell office:value-type="float" office:value="923152" table:style-name="ce1">
            <text:p>923152</text:p>
          </table:table-cell>
          <table:table-cell office:value-type="string" table:style-name="ce1">
            <text:p>nano</text:p>
          </table:table-cell>
          <table:table-cell office:value-type="float" office:value="3952291515.7292113" table:style-name="ce1">
            <text:p>3952291516</text:p>
          </table:table-cell>
          <table:table-cell table:number-columns-repeated="16381"/>
        </table:table-row>
        <table:table-row table:style-name="ro1">
          <table:table-cell office:value-type="float" office:value="413478" table:style-name="ce1">
            <text:p>413478</text:p>
          </table:table-cell>
          <table:table-cell office:value-type="string" table:style-name="ce1">
            <text:p>micro</text:p>
          </table:table-cell>
          <table:table-cell office:value-type="float" office:value="3989931299.93712" table:style-name="ce1">
            <text:p>3989931300</text:p>
          </table:table-cell>
          <table:table-cell table:number-columns-repeated="16381"/>
        </table:table-row>
        <table:table-row table:style-name="ro1">
          <table:table-cell office:value-type="float" office:value="962661" table:style-name="ce1">
            <text:p>962661</text:p>
          </table:table-cell>
          <table:table-cell office:value-type="string" table:style-name="ce1">
            <text:p>mini</text:p>
          </table:table-cell>
          <table:table-cell office:value-type="float" office:value="3973829786.3129287" table:style-name="ce1">
            <text:p>3973829786</text:p>
          </table:table-cell>
          <table:table-cell table:number-columns-repeated="16381"/>
        </table:table-row>
        <table:table-row table:style-name="ro1">
          <table:table-cell office:value-type="float" office:value="388733" table:style-name="ce1">
            <text:p>388733</text:p>
          </table:table-cell>
          <table:table-cell office:value-type="string" table:style-name="ce1">
            <text:p>e</text:p>
          </table:table-cell>
          <table:table-cell office:value-type="float" office:value="3933561468.6200285" table:style-name="ce1">
            <text:p>3933561469</text:p>
          </table:table-cell>
          <table:table-cell table:number-columns-repeated="16381"/>
        </table:table-row>
        <table:table-row table:style-name="ro1">
          <table:table-cell office:value-type="float" office:value="986137" table:style-name="ce1">
            <text:p>986137</text:p>
          </table:table-cell>
          <table:table-cell office:value-type="string" table:style-name="ce1">
            <text:p>micro</text:p>
          </table:table-cell>
          <table:table-cell office:value-type="float" office:value="3971777974.58426" table:style-name="ce1">
            <text:p>3971777975</text:p>
          </table:table-cell>
          <table:table-cell table:number-columns-repeated="16381"/>
        </table:table-row>
        <table:table-row table:style-name="ro1">
          <table:table-cell office:value-type="float" office:value="61851" table:style-name="ce1">
            <text:p>61851</text:p>
          </table:table-cell>
          <table:table-cell office:value-type="string" table:style-name="ce1">
            <text:p>mini</text:p>
          </table:table-cell>
          <table:table-cell office:value-type="float" office:value="3952078195.5846014" table:style-name="ce1">
            <text:p>3952078196</text:p>
          </table:table-cell>
          <table:table-cell table:number-columns-repeated="16381"/>
        </table:table-row>
        <table:table-row table:style-name="ro1">
          <table:table-cell office:value-type="float" office:value="298901" table:style-name="ce1">
            <text:p>298901</text:p>
          </table:table-cell>
          <table:table-cell office:value-type="string" table:style-name="ce1">
            <text:p>nano</text:p>
          </table:table-cell>
          <table:table-cell office:value-type="float" office:value="3986050888.9304242" table:style-name="ce1">
            <text:p>3986050889</text:p>
          </table:table-cell>
          <table:table-cell table:number-columns-repeated="16381"/>
        </table:table-row>
        <table:table-row table:style-name="ro1">
          <table:table-cell office:value-type="float" office:value="748871" table:style-name="ce1">
            <text:p>748871</text:p>
          </table:table-cell>
          <table:table-cell office:value-type="string" table:style-name="ce1">
            <text:p>e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388144" table:style-name="ce1">
            <text:p>388144</text:p>
          </table:table-cell>
          <table:table-cell office:value-type="string" table:style-name="ce1">
            <text:p>mini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619524" table:style-name="ce1">
            <text:p>619524</text:p>
          </table:table-cell>
          <table:table-cell office:value-type="string" table:style-name="ce1">
            <text:p>nano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863198" table:style-name="ce1">
            <text:p>863198</text:p>
          </table:table-cell>
          <table:table-cell office:value-type="string" table:style-name="ce1">
            <text:p>micro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347848" table:style-name="ce1">
            <text:p>347848</text:p>
          </table:table-cell>
          <table:table-cell office:value-type="string" table:style-name="ce1">
            <text:p>e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537729" table:style-name="ce1">
            <text:p>537729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610445" table:style-name="ce1">
            <text:p>610445</text:p>
          </table:table-cell>
          <table:table-cell office:value-type="string" table:style-name="ce1">
            <text:p>nano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465812" table:style-name="ce1">
            <text:p>465812</text:p>
          </table:table-cell>
          <table:table-cell office:value-type="string" table:style-name="ce1">
            <text:p>mini</text:p>
          </table:table-cell>
          <table:table-cell office:value-type="float" office:value="3933327218.5027146" table:style-name="ce1">
            <text:p>3933327219</text:p>
          </table:table-cell>
          <table:table-cell table:number-columns-repeated="16381"/>
        </table:table-row>
        <table:table-row table:style-name="ro1">
          <table:table-cell office:value-type="float" office:value="107922" table:style-name="ce1">
            <text:p>107922</text:p>
          </table:table-cell>
          <table:table-cell office:value-type="string" table:style-name="ce1">
            <text:p>e</text:p>
          </table:table-cell>
          <table:table-cell office:value-type="float" office:value="3951089835.5483036" table:style-name="ce1">
            <text:p>3951089836</text:p>
          </table:table-cell>
          <table:table-cell table:number-columns-repeated="16381"/>
        </table:table-row>
        <table:table-row table:style-name="ro1">
          <table:table-cell office:value-type="float" office:value="938984" table:style-name="ce1">
            <text:p>938984</text:p>
          </table:table-cell>
          <table:table-cell office:value-type="string" table:style-name="ce1">
            <text:p>nano</text:p>
          </table:table-cell>
          <table:table-cell office:value-type="float" office:value="3934084522.417284" table:style-name="ce1">
            <text:p>3934084522</text:p>
          </table:table-cell>
          <table:table-cell table:number-columns-repeated="16381"/>
        </table:table-row>
        <table:table-row table:style-name="ro1">
          <table:table-cell office:value-type="float" office:value="446550" table:style-name="ce1">
            <text:p>446550</text:p>
          </table:table-cell>
          <table:table-cell office:value-type="string" table:style-name="ce1">
            <text:p>micro</text:p>
          </table:table-cell>
          <table:table-cell office:value-type="float" office:value="3936723333.1841669" table:style-name="ce1">
            <text:p>3936723333</text:p>
          </table:table-cell>
          <table:table-cell table:number-columns-repeated="16381"/>
        </table:table-row>
        <table:table-row table:style-name="ro1">
          <table:table-cell office:value-type="float" office:value="550623" table:style-name="ce1">
            <text:p>550623</text:p>
          </table:table-cell>
          <table:table-cell office:value-type="string" table:style-name="ce1">
            <text:p>mini</text:p>
          </table:table-cell>
          <table:table-cell office:value-type="float" office:value="3948649902.9181213" table:style-name="ce1">
            <text:p>3948649903</text:p>
          </table:table-cell>
          <table:table-cell table:number-columns-repeated="16381"/>
        </table:table-row>
        <table:table-row table:style-name="ro1">
          <table:table-cell office:value-type="float" office:value="243198" table:style-name="ce1">
            <text:p>243198</text:p>
          </table:table-cell>
          <table:table-cell office:value-type="string" table:style-name="ce1">
            <text:p>nano</text:p>
          </table:table-cell>
          <table:table-cell office:value-type="float" office:value="3976355133.1402345" table:style-name="ce1">
            <text:p>3976355133</text:p>
          </table:table-cell>
          <table:table-cell table:number-columns-repeated="16381"/>
        </table:table-row>
        <table:table-row table:style-name="ro1">
          <table:table-cell office:value-type="float" office:value="928714" table:style-name="ce1">
            <text:p>928714</text:p>
          </table:table-cell>
          <table:table-cell office:value-type="string" table:style-name="ce1">
            <text:p>micro</text:p>
          </table:table-cell>
          <table:table-cell office:value-type="float" office:value="3997266349.7437658" table:style-name="ce1">
            <text:p>3997266350</text:p>
          </table:table-cell>
          <table:table-cell table:number-columns-repeated="16381"/>
        </table:table-row>
        <table:table-row table:style-name="ro1">
          <table:table-cell office:value-type="float" office:value="381999" table:style-name="ce1">
            <text:p>381999</text:p>
          </table:table-cell>
          <table:table-cell office:value-type="string" table:style-name="ce1">
            <text:p>mini</text:p>
          </table:table-cell>
          <table:table-cell office:value-type="float" office:value="3945852452.5267901" table:style-name="ce1">
            <text:p>3945852453</text:p>
          </table:table-cell>
          <table:table-cell table:number-columns-repeated="16381"/>
        </table:table-row>
        <table:table-row table:style-name="ro1">
          <table:table-cell office:value-type="float" office:value="909028" table:style-name="ce1">
            <text:p>909028</text:p>
          </table:table-cell>
          <table:table-cell office:value-type="string" table:style-name="ce1">
            <text:p>e</text:p>
          </table:table-cell>
          <table:table-cell office:value-type="float" office:value="3937112805.9140563" table:style-name="ce1">
            <text:p>3937112806</text:p>
          </table:table-cell>
          <table:table-cell table:number-columns-repeated="16381"/>
        </table:table-row>
        <table:table-row table:style-name="ro1">
          <table:table-cell office:value-type="float" office:value="898175" table:style-name="ce1">
            <text:p>898175</text:p>
          </table:table-cell>
          <table:table-cell office:value-type="string" table:style-name="ce1">
            <text:p>micro</text:p>
          </table:table-cell>
          <table:table-cell office:value-type="float" office:value="3966197069.8593764" table:style-name="ce1">
            <text:p>3966197070</text:p>
          </table:table-cell>
          <table:table-cell table:number-columns-repeated="16381"/>
        </table:table-row>
        <table:table-row table:style-name="ro1">
          <table:table-cell office:value-type="float" office:value="879624" table:style-name="ce1">
            <text:p>879624</text:p>
          </table:table-cell>
          <table:table-cell office:value-type="string" table:style-name="ce1">
            <text:p>mini</text:p>
          </table:table-cell>
          <table:table-cell office:value-type="float" office:value="3992617420.2650857" table:style-name="ce1">
            <text:p>3992617420</text:p>
          </table:table-cell>
          <table:table-cell table:number-columns-repeated="16381"/>
        </table:table-row>
        <table:table-row table:style-name="ro1">
          <table:table-cell office:value-type="float" office:value="506588" table:style-name="ce1">
            <text:p>506588</text:p>
          </table:table-cell>
          <table:table-cell office:value-type="string" table:style-name="ce1">
            <text:p>nano</text:p>
          </table:table-cell>
          <table:table-cell office:value-type="float" office:value="3984093646.9230471" table:style-name="ce1">
            <text:p>3984093647</text:p>
          </table:table-cell>
          <table:table-cell table:number-columns-repeated="16381"/>
        </table:table-row>
        <table:table-row table:style-name="ro1">
          <table:table-cell office:value-type="float" office:value="789063" table:style-name="ce1">
            <text:p>789063</text:p>
          </table:table-cell>
          <table:table-cell office:value-type="string" table:style-name="ce1">
            <text:p>e</text:p>
          </table:table-cell>
          <table:table-cell office:value-type="float" office:value="3997136961.0013928" table:style-name="ce1">
            <text:p>3997136961</text:p>
          </table:table-cell>
          <table:table-cell table:number-columns-repeated="16381"/>
        </table:table-row>
        <table:table-row table:style-name="ro1">
          <table:table-cell office:value-type="float" office:value="152111" table:style-name="ce1">
            <text:p>152111</text:p>
          </table:table-cell>
          <table:table-cell office:value-type="string" table:style-name="ce1">
            <text:p>mini</text:p>
          </table:table-cell>
          <table:table-cell office:value-type="float" office:value="3983091626.4409442" table:style-name="ce1">
            <text:p>3983091626</text:p>
          </table:table-cell>
          <table:table-cell table:number-columns-repeated="16381"/>
        </table:table-row>
        <table:table-row table:style-name="ro1">
          <table:table-cell office:value-type="float" office:value="998999" table:style-name="ce1">
            <text:p>998999</text:p>
          </table:table-cell>
          <table:table-cell office:value-type="string" table:style-name="ce1">
            <text:p>nano</text:p>
          </table:table-cell>
          <table:table-cell office:value-type="float" office:value="3939736317.8090281" table:style-name="ce1">
            <text:p>3939736318</text:p>
          </table:table-cell>
          <table:table-cell table:number-columns-repeated="16381"/>
        </table:table-row>
        <table:table-row table:style-name="ro1">
          <table:table-cell office:value-type="float" office:value="499143" table:style-name="ce1">
            <text:p>499143</text:p>
          </table:table-cell>
          <table:table-cell office:value-type="string" table:style-name="ce1">
            <text:p>micro</text:p>
          </table:table-cell>
          <table:table-cell office:value-type="float" office:value="3967293349.7604337" table:style-name="ce1">
            <text:p>3967293350</text:p>
          </table:table-cell>
          <table:table-cell table:number-columns-repeated="16381"/>
        </table:table-row>
        <table:table-row table:style-name="ro1">
          <table:table-cell office:value-type="float" office:value="612989" table:style-name="ce1">
            <text:p>612989</text:p>
          </table:table-cell>
          <table:table-cell office:value-type="string" table:style-name="ce1">
            <text:p>e</text:p>
          </table:table-cell>
          <table:table-cell office:value-type="float" office:value="3946524670.9118142" table:style-name="ce1">
            <text:p>3946524671</text:p>
          </table:table-cell>
          <table:table-cell table:number-columns-repeated="16381"/>
        </table:table-row>
        <table:table-row table:style-name="ro1">
          <table:table-cell office:value-type="float" office:value="90308" table:style-name="ce1">
            <text:p>90308</text:p>
          </table:table-cell>
          <table:table-cell office:value-type="string" table:style-name="ce1">
            <text:p>micro</text:p>
          </table:table-cell>
          <table:table-cell office:value-type="float" office:value="3947017751.182754" table:style-name="ce1">
            <text:p>3947017751</text:p>
          </table:table-cell>
          <table:table-cell table:number-columns-repeated="16381"/>
        </table:table-row>
        <table:table-row table:style-name="ro1">
          <table:table-cell office:value-type="float" office:value="929993" table:style-name="ce1">
            <text:p>929993</text:p>
          </table:table-cell>
          <table:table-cell office:value-type="string" table:style-name="ce1">
            <text:p>nano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628747" table:style-name="ce1">
            <text:p>628747</text:p>
          </table:table-cell>
          <table:table-cell office:value-type="string" table:style-name="ce1">
            <text:p>mini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379731" table:style-name="ce1">
            <text:p>379731</text:p>
          </table:table-cell>
          <table:table-cell office:value-type="string" table:style-name="ce1">
            <text:p>e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118001" table:style-name="ce1">
            <text:p>118001</text:p>
          </table:table-cell>
          <table:table-cell office:value-type="string" table:style-name="ce1">
            <text:p>nano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3650" table:style-name="ce1">
            <text:p>83650</text:p>
          </table:table-cell>
          <table:table-cell office:value-type="string" table:style-name="ce1">
            <text:p>micro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536528" table:style-name="ce1">
            <text:p>536528</text:p>
          </table:table-cell>
          <table:table-cell office:value-type="string" table:style-name="ce1">
            <text:p>mini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175738" table:style-name="ce1">
            <text:p>175738</text:p>
          </table:table-cell>
          <table:table-cell office:value-type="string" table:style-name="ce1">
            <text:p>nano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871769" table:style-name="ce1">
            <text:p>871769</text:p>
          </table:table-cell>
          <table:table-cell office:value-type="string" table:style-name="ce1">
            <text:p>micro</text:p>
          </table:table-cell>
          <table:table-cell office:value-type="float" office:value="3980419737.4745936" table:style-name="ce1">
            <text:p>3980419737</text:p>
          </table:table-cell>
          <table:table-cell table:number-columns-repeated="16381"/>
        </table:table-row>
        <table:table-row table:style-name="ro1">
          <table:table-cell office:value-type="float" office:value="842765" table:style-name="ce1">
            <text:p>842765</text:p>
          </table:table-cell>
          <table:table-cell office:value-type="string" table:style-name="ce1">
            <text:p>mini</text:p>
          </table:table-cell>
          <table:table-cell office:value-type="float" office:value="3974085813.7080188" table:style-name="ce1">
            <text:p>3974085814</text:p>
          </table:table-cell>
          <table:table-cell table:number-columns-repeated="16381"/>
        </table:table-row>
        <table:table-row table:style-name="ro1">
          <table:table-cell office:value-type="float" office:value="531382" table:style-name="ce1">
            <text:p>531382</text:p>
          </table:table-cell>
          <table:table-cell office:value-type="string" table:style-name="ce1">
            <text:p>e</text:p>
          </table:table-cell>
          <table:table-cell office:value-type="float" office:value="3956874681.7889986" table:style-name="ce1">
            <text:p>3956874682</text:p>
          </table:table-cell>
          <table:table-cell table:number-columns-repeated="16381"/>
        </table:table-row>
        <table:table-row table:style-name="ro1">
          <table:table-cell office:value-type="float" office:value="540303" table:style-name="ce1">
            <text:p>540303</text:p>
          </table:table-cell>
          <table:table-cell office:value-type="string" table:style-name="ce1">
            <text:p>micro</text:p>
          </table:table-cell>
          <table:table-cell office:value-type="float" office:value="3984194077.7294455" table:style-name="ce1">
            <text:p>3984194078</text:p>
          </table:table-cell>
          <table:table-cell table:number-columns-repeated="16381"/>
        </table:table-row>
        <table:table-row table:style-name="ro1">
          <table:table-cell office:value-type="float" office:value="958099" table:style-name="ce1">
            <text:p>958099</text:p>
          </table:table-cell>
          <table:table-cell office:value-type="string" table:style-name="ce1">
            <text:p>mini</text:p>
          </table:table-cell>
          <table:table-cell office:value-type="float" office:value="3979564653.0563517" table:style-name="ce1">
            <text:p>3979564653</text:p>
          </table:table-cell>
          <table:table-cell table:number-columns-repeated="16381"/>
        </table:table-row>
        <table:table-row table:style-name="ro1">
          <table:table-cell office:value-type="float" office:value="631625" table:style-name="ce1">
            <text:p>631625</text:p>
          </table:table-cell>
          <table:table-cell office:value-type="string" table:style-name="ce1">
            <text:p>nano</text:p>
          </table:table-cell>
          <table:table-cell office:value-type="float" office:value="3981727961.4058676" table:style-name="ce1">
            <text:p>3981727961</text:p>
          </table:table-cell>
          <table:table-cell table:number-columns-repeated="16381"/>
        </table:table-row>
        <table:table-row table:style-name="ro1">
          <table:table-cell office:value-type="float" office:value="172988" table:style-name="ce1">
            <text:p>172988</text:p>
          </table:table-cell>
          <table:table-cell office:value-type="string" table:style-name="ce1">
            <text:p>e</text:p>
          </table:table-cell>
          <table:table-cell office:value-type="float" office:value="3979591732.3721285" table:style-name="ce1">
            <text:p>3979591732</text:p>
          </table:table-cell>
          <table:table-cell table:number-columns-repeated="16381"/>
        </table:table-row>
        <table:table-row table:style-name="ro1">
          <table:table-cell office:value-type="float" office:value="172623" table:style-name="ce1">
            <text:p>172623</text:p>
          </table:table-cell>
          <table:table-cell office:value-type="string" table:style-name="ce1">
            <text:p>mini</text:p>
          </table:table-cell>
          <table:table-cell office:value-type="float" office:value="3963222395.1934595" table:style-name="ce1">
            <text:p>3963222395</text:p>
          </table:table-cell>
          <table:table-cell table:number-columns-repeated="16381"/>
        </table:table-row>
        <table:table-row table:style-name="ro1">
          <table:table-cell office:value-type="float" office:value="561545" table:style-name="ce1">
            <text:p>561545</text:p>
          </table:table-cell>
          <table:table-cell office:value-type="string" table:style-name="ce1">
            <text:p>nano</text:p>
          </table:table-cell>
          <table:table-cell office:value-type="float" office:value="3982846788.7478013" table:style-name="ce1">
            <text:p>3982846789</text:p>
          </table:table-cell>
          <table:table-cell table:number-columns-repeated="16381"/>
        </table:table-row>
        <table:table-row table:style-name="ro1">
          <table:table-cell office:value-type="float" office:value="319281" table:style-name="ce1">
            <text:p>319281</text:p>
          </table:table-cell>
          <table:table-cell office:value-type="string" table:style-name="ce1">
            <text:p>micro</text:p>
          </table:table-cell>
          <table:table-cell office:value-type="float" office:value="3983820968.2226143" table:style-name="ce1">
            <text:p>3983820968</text:p>
          </table:table-cell>
          <table:table-cell table:number-columns-repeated="16381"/>
        </table:table-row>
        <table:table-row table:style-name="ro1">
          <table:table-cell office:value-type="float" office:value="911349" table:style-name="ce1">
            <text:p>911349</text:p>
          </table:table-cell>
          <table:table-cell office:value-type="string" table:style-name="ce1">
            <text:p>e</text:p>
          </table:table-cell>
          <table:table-cell office:value-type="float" office:value="3947878891.3252587" table:style-name="ce1">
            <text:p>3947878891</text:p>
          </table:table-cell>
          <table:table-cell table:number-columns-repeated="16381"/>
        </table:table-row>
        <table:table-row table:style-name="ro1">
          <table:table-cell office:value-type="float" office:value="387111" table:style-name="ce1">
            <text:p>387111</text:p>
          </table:table-cell>
          <table:table-cell office:value-type="string" table:style-name="ce1">
            <text:p>micro</text:p>
          </table:table-cell>
          <table:table-cell office:value-type="float" office:value="3963084715.6567516" table:style-name="ce1">
            <text:p>3963084716</text:p>
          </table:table-cell>
          <table:table-cell table:number-columns-repeated="16381"/>
        </table:table-row>
        <table:table-row table:style-name="ro1">
          <table:table-cell office:value-type="float" office:value="409797" table:style-name="ce1">
            <text:p>409797</text:p>
          </table:table-cell>
          <table:table-cell office:value-type="string" table:style-name="ce1">
            <text:p>nano</text:p>
          </table:table-cell>
          <table:table-cell office:value-type="float" office:value="3982035440.336195" table:style-name="ce1">
            <text:p>3982035440</text:p>
          </table:table-cell>
          <table:table-cell table:number-columns-repeated="16381"/>
        </table:table-row>
        <table:table-row table:style-name="ro1">
          <table:table-cell office:value-type="float" office:value="820363" table:style-name="ce1">
            <text:p>820363</text:p>
          </table:table-cell>
          <table:table-cell office:value-type="string" table:style-name="ce1">
            <text:p>mini</text:p>
          </table:table-cell>
          <table:table-cell office:value-type="float" office:value="3943903603.4321532" table:style-name="ce1">
            <text:p>3943903603</text:p>
          </table:table-cell>
          <table:table-cell table:number-columns-repeated="16381"/>
        </table:table-row>
        <table:table-row table:style-name="ro1">
          <table:table-cell office:value-type="float" office:value="603163" table:style-name="ce1">
            <text:p>603163</text:p>
          </table:table-cell>
          <table:table-cell office:value-type="string" table:style-name="ce1">
            <text:p>e</text:p>
          </table:table-cell>
          <table:table-cell office:value-type="float" office:value="3946169815.9102416" table:style-name="ce1">
            <text:p>3946169816</text:p>
          </table:table-cell>
          <table:table-cell table:number-columns-repeated="16381"/>
        </table:table-row>
        <table:table-row table:style-name="ro1">
          <table:table-cell office:value-type="float" office:value="8166" table:style-name="ce1">
            <text:p>8166</text:p>
          </table:table-cell>
          <table:table-cell office:value-type="string" table:style-name="ce1">
            <text:p>nano</text:p>
          </table:table-cell>
          <table:table-cell office:value-type="float" office:value="3971760984.2991467" table:style-name="ce1">
            <text:p>3971760984</text:p>
          </table:table-cell>
          <table:table-cell table:number-columns-repeated="16381"/>
        </table:table-row>
        <table:table-row table:style-name="ro1">
          <table:table-cell office:value-type="float" office:value="126679" table:style-name="ce1">
            <text:p>126679</text:p>
          </table:table-cell>
          <table:table-cell office:value-type="string" table:style-name="ce1">
            <text:p>micro</text:p>
          </table:table-cell>
          <table:table-cell office:value-type="float" office:value="3972049484.4639153" table:style-name="ce1">
            <text:p>3972049484</text:p>
          </table:table-cell>
          <table:table-cell table:number-columns-repeated="16381"/>
        </table:table-row>
        <table:table-row table:style-name="ro1">
          <table:table-cell office:value-type="float" office:value="318142" table:style-name="ce1">
            <text:p>318142</text:p>
          </table:table-cell>
          <table:table-cell office:value-type="string" table:style-name="ce1">
            <text:p>mini</text:p>
          </table:table-cell>
          <table:table-cell office:value-type="float" office:value="3960689372.2153449" table:style-name="ce1">
            <text:p>3960689372</text:p>
          </table:table-cell>
          <table:table-cell table:number-columns-repeated="16381"/>
        </table:table-row>
        <table:table-row table:style-name="ro1">
          <table:table-cell office:value-type="float" office:value="718263" table:style-name="ce1">
            <text:p>718263</text:p>
          </table:table-cell>
          <table:table-cell office:value-type="string" table:style-name="ce1">
            <text:p>nano</text:p>
          </table:table-cell>
          <table:table-cell office:value-type="float" office:value="3997397401.8459196" table:style-name="ce1">
            <text:p>3997397402</text:p>
          </table:table-cell>
          <table:table-cell table:number-columns-repeated="16381"/>
        </table:table-row>
        <table:table-row table:style-name="ro1">
          <table:table-cell office:value-type="float" office:value="550606" table:style-name="ce1">
            <text:p>550606</text:p>
          </table:table-cell>
          <table:table-cell office:value-type="string" table:style-name="ce1">
            <text:p>micro</text:p>
          </table:table-cell>
          <table:table-cell office:value-type="float" office:value="3936483077.7094617" table:style-name="ce1">
            <text:p>3936483078</text:p>
          </table:table-cell>
          <table:table-cell table:number-columns-repeated="16381"/>
        </table:table-row>
        <table:table-row table:style-name="ro1">
          <table:table-cell office:value-type="float" office:value="491861" table:style-name="ce1">
            <text:p>491861</text:p>
          </table:table-cell>
          <table:table-cell office:value-type="string" table:style-name="ce1">
            <text:p>mini</text:p>
          </table:table-cell>
          <table:table-cell office:value-type="float" office:value="3955593539.9672494" table:style-name="ce1">
            <text:p>3955593540</text:p>
          </table:table-cell>
          <table:table-cell table:number-columns-repeated="16381"/>
        </table:table-row>
        <table:table-row table:style-name="ro1">
          <table:table-cell office:value-type="float" office:value="666011" table:style-name="ce1">
            <text:p>666011</text:p>
          </table:table-cell>
          <table:table-cell office:value-type="string" table:style-name="ce1">
            <text:p>e</text:p>
          </table:table-cell>
          <table:table-cell office:value-type="float" office:value="3988861140.4604921" table:style-name="ce1">
            <text:p>3988861140</text:p>
          </table:table-cell>
          <table:table-cell table:number-columns-repeated="16381"/>
        </table:table-row>
        <table:table-row table:style-name="ro1">
          <table:table-cell office:value-type="float" office:value="290822" table:style-name="ce1">
            <text:p>290822</text:p>
          </table:table-cell>
          <table:table-cell office:value-type="string" table:style-name="ce1">
            <text:p>micro</text:p>
          </table:table-cell>
          <table:table-cell office:value-type="float" office:value="3948915752.6736712" table:style-name="ce1">
            <text:p>3948915753</text:p>
          </table:table-cell>
          <table:table-cell table:number-columns-repeated="16381"/>
        </table:table-row>
        <table:table-row table:style-name="ro1">
          <table:table-cell office:value-type="float" office:value="820435" table:style-name="ce1">
            <text:p>820435</text:p>
          </table:table-cell>
          <table:table-cell office:value-type="string" table:style-name="ce1">
            <text:p>mini</text:p>
          </table:table-cell>
          <table:table-cell office:value-type="float" office:value="3947225676.6479154" table:style-name="ce1">
            <text:p>3947225677</text:p>
          </table:table-cell>
          <table:table-cell table:number-columns-repeated="16381"/>
        </table:table-row>
        <table:table-row table:style-name="ro1">
          <table:table-cell office:value-type="float" office:value="778794" table:style-name="ce1">
            <text:p>778794</text:p>
          </table:table-cell>
          <table:table-cell office:value-type="string" table:style-name="ce1">
            <text:p>e</text:p>
          </table:table-cell>
          <table:table-cell office:value-type="float" office:value="3998757718.0598125" table:style-name="ce1">
            <text:p>3998757718</text:p>
          </table:table-cell>
          <table:table-cell table:number-columns-repeated="16381"/>
        </table:table-row>
        <table:table-row table:style-name="ro1">
          <table:table-cell office:value-type="float" office:value="638810" table:style-name="ce1">
            <text:p>638810</text:p>
          </table:table-cell>
          <table:table-cell office:value-type="string" table:style-name="ce1">
            <text:p>micro</text:p>
          </table:table-cell>
          <table:table-cell office:value-type="float" office:value="3976147689.3509703" table:style-name="ce1">
            <text:p>3976147689</text:p>
          </table:table-cell>
          <table:table-cell table:number-columns-repeated="16381"/>
        </table:table-row>
        <table:table-row table:style-name="ro1">
          <table:table-cell office:value-type="float" office:value="266327" table:style-name="ce1">
            <text:p>266327</text:p>
          </table:table-cell>
          <table:table-cell office:value-type="string" table:style-name="ce1">
            <text:p>mini</text:p>
          </table:table-cell>
          <table:table-cell office:value-type="float" office:value="3967235652.4356732" table:style-name="ce1">
            <text:p>3967235652</text:p>
          </table:table-cell>
          <table:table-cell table:number-columns-repeated="16381"/>
        </table:table-row>
        <table:table-row table:style-name="ro1">
          <table:table-cell office:value-type="float" office:value="773676" table:style-name="ce1">
            <text:p>773676</text:p>
          </table:table-cell>
          <table:table-cell office:value-type="string" table:style-name="ce1">
            <text:p>nano</text:p>
          </table:table-cell>
          <table:table-cell office:value-type="float" office:value="3966802375.1768956" table:style-name="ce1">
            <text:p>3966802375</text:p>
          </table:table-cell>
          <table:table-cell table:number-columns-repeated="16381"/>
        </table:table-row>
        <table:table-row table:style-name="ro1">
          <table:table-cell office:value-type="float" office:value="324431" table:style-name="ce1">
            <text:p>324431</text:p>
          </table:table-cell>
          <table:table-cell office:value-type="string" table:style-name="ce1">
            <text:p>e</text:p>
          </table:table-cell>
          <table:table-cell office:value-type="float" office:value="3997197874.593802" table:style-name="ce1">
            <text:p>3997197875</text:p>
          </table:table-cell>
          <table:table-cell table:number-columns-repeated="16381"/>
        </table:table-row>
        <table:table-row table:style-name="ro1">
          <table:table-cell office:value-type="float" office:value="688023" table:style-name="ce1">
            <text:p>688023</text:p>
          </table:table-cell>
          <table:table-cell office:value-type="string" table:style-name="ce1">
            <text:p>mini</text:p>
          </table:table-cell>
          <table:table-cell office:value-type="float" office:value="3931137602.3475718" table:style-name="ce1">
            <text:p>3931137602</text:p>
          </table:table-cell>
          <table:table-cell table:number-columns-repeated="16381"/>
        </table:table-row>
        <table:table-row table:style-name="ro1">
          <table:table-cell office:value-type="float" office:value="151589" table:style-name="ce1">
            <text:p>151589</text:p>
          </table:table-cell>
          <table:table-cell office:value-type="string" table:style-name="ce1">
            <text:p>nano</text:p>
          </table:table-cell>
          <table:table-cell office:value-type="float" office:value="3995589652.4278097" table:style-name="ce1">
            <text:p>3995589652</text:p>
          </table:table-cell>
          <table:table-cell table:number-columns-repeated="16381"/>
        </table:table-row>
        <table:table-row table:style-name="ro1">
          <table:table-cell office:value-type="float" office:value="293092" table:style-name="ce1">
            <text:p>293092</text:p>
          </table:table-cell>
          <table:table-cell office:value-type="string" table:style-name="ce1">
            <text:p>micro</text:p>
          </table:table-cell>
          <table:table-cell office:value-type="float" office:value="3988999043.2752376" table:style-name="ce1">
            <text:p>3988999043</text:p>
          </table:table-cell>
          <table:table-cell table:number-columns-repeated="16381"/>
        </table:table-row>
        <table:table-row table:style-name="ro1">
          <table:table-cell office:value-type="float" office:value="226039" table:style-name="ce1">
            <text:p>226039</text:p>
          </table:table-cell>
          <table:table-cell office:value-type="string" table:style-name="ce1">
            <text:p>e</text:p>
          </table:table-cell>
          <table:table-cell office:value-type="float" office:value="3951015336.0812798" table:style-name="ce1">
            <text:p>3951015336</text:p>
          </table:table-cell>
          <table:table-cell table:number-columns-repeated="16381"/>
        </table:table-row>
        <table:table-row table:style-name="ro1">
          <table:table-cell office:value-type="float" office:value="495580" table:style-name="ce1">
            <text:p>495580</text:p>
          </table:table-cell>
          <table:table-cell office:value-type="string" table:style-name="ce1">
            <text:p>micro</text:p>
          </table:table-cell>
          <table:table-cell office:value-type="float" office:value="3943881592.0046706" table:style-name="ce1">
            <text:p>3943881592</text:p>
          </table:table-cell>
          <table:table-cell table:number-columns-repeated="16381"/>
        </table:table-row>
        <table:table-row table:style-name="ro1">
          <table:table-cell office:value-type="float" office:value="381313" table:style-name="ce1">
            <text:p>381313</text:p>
          </table:table-cell>
          <table:table-cell office:value-type="string" table:style-name="ce1">
            <text:p>nano</text:p>
          </table:table-cell>
          <table:table-cell office:value-type="float" office:value="3974691417.3620892" table:style-name="ce1">
            <text:p>3974691417</text:p>
          </table:table-cell>
          <table:table-cell table:number-columns-repeated="16381"/>
        </table:table-row>
        <table:table-row table:style-name="ro1">
          <table:table-cell office:value-type="float" office:value="704486" table:style-name="ce1">
            <text:p>704486</text:p>
          </table:table-cell>
          <table:table-cell office:value-type="string" table:style-name="ce1">
            <text:p>mini</text:p>
          </table:table-cell>
          <table:table-cell office:value-type="float" office:value="3935450724.1602616" table:style-name="ce1">
            <text:p>3935450724</text:p>
          </table:table-cell>
          <table:table-cell table:number-columns-repeated="16381"/>
        </table:table-row>
        <table:table-row table:style-name="ro1">
          <table:table-cell office:value-type="float" office:value="76661" table:style-name="ce1">
            <text:p>76661</text:p>
          </table:table-cell>
          <table:table-cell office:value-type="string" table:style-name="ce1">
            <text:p>e</text:p>
          </table:table-cell>
          <table:table-cell office:value-type="float" office:value="3949614860.0859728" table:style-name="ce1">
            <text:p>3949614860</text:p>
          </table:table-cell>
          <table:table-cell table:number-columns-repeated="16381"/>
        </table:table-row>
        <table:table-row table:style-name="ro1">
          <table:table-cell office:value-type="float" office:value="779492" table:style-name="ce1">
            <text:p>779492</text:p>
          </table:table-cell>
          <table:table-cell office:value-type="string" table:style-name="ce1">
            <text:p>nano</text:p>
          </table:table-cell>
          <table:table-cell office:value-type="float" office:value="3936767701.9860358" table:style-name="ce1">
            <text:p>3936767702</text:p>
          </table:table-cell>
          <table:table-cell table:number-columns-repeated="16381"/>
        </table:table-row>
        <table:table-row table:style-name="ro1">
          <table:table-cell office:value-type="float" office:value="964054" table:style-name="ce1">
            <text:p>964054</text:p>
          </table:table-cell>
          <table:table-cell office:value-type="string" table:style-name="ce1">
            <text:p>micro</text:p>
          </table:table-cell>
          <table:table-cell office:value-type="float" office:value="3990753158.7007546" table:style-name="ce1">
            <text:p>3990753159</text:p>
          </table:table-cell>
          <table:table-cell table:number-columns-repeated="16381"/>
        </table:table-row>
        <table:table-row table:style-name="ro1">
          <table:table-cell office:value-type="float" office:value="371695" table:style-name="ce1">
            <text:p>371695</text:p>
          </table:table-cell>
          <table:table-cell office:value-type="string" table:style-name="ce1">
            <text:p>mini</text:p>
          </table:table-cell>
          <table:table-cell office:value-type="float" office:value="3956186470.8913007" table:style-name="ce1">
            <text:p>3956186471</text:p>
          </table:table-cell>
          <table:table-cell table:number-columns-repeated="16381"/>
        </table:table-row>
        <table:table-row table:style-name="ro1">
          <table:table-cell office:value-type="float" office:value="303464" table:style-name="ce1">
            <text:p>303464</text:p>
          </table:table-cell>
          <table:table-cell office:value-type="string" table:style-name="ce1">
            <text:p>nano</text:p>
          </table:table-cell>
          <table:table-cell office:value-type="float" office:value="3975281153.4747815" table:style-name="ce1">
            <text:p>3975281153</text:p>
          </table:table-cell>
          <table:table-cell table:number-columns-repeated="16381"/>
        </table:table-row>
        <table:table-row table:style-name="ro1">
          <table:table-cell office:value-type="float" office:value="228635" table:style-name="ce1">
            <text:p>228635</text:p>
          </table:table-cell>
          <table:table-cell office:value-type="string" table:style-name="ce1">
            <text:p>micro</text:p>
          </table:table-cell>
          <table:table-cell office:value-type="float" office:value="3976337510.0854573" table:style-name="ce1">
            <text:p>3976337510</text:p>
          </table:table-cell>
          <table:table-cell table:number-columns-repeated="16381"/>
        </table:table-row>
        <table:table-row table:style-name="ro1">
          <table:table-cell office:value-type="float" office:value="68802" table:style-name="ce1">
            <text:p>68802</text:p>
          </table:table-cell>
          <table:table-cell office:value-type="string" table:style-name="ce1">
            <text:p>mini</text:p>
          </table:table-cell>
          <table:table-cell office:value-type="float" office:value="3949652768.940712" table:style-name="ce1">
            <text:p>3949652769</text:p>
          </table:table-cell>
          <table:table-cell table:number-columns-repeated="16381"/>
        </table:table-row>
        <table:table-row table:style-name="ro1">
          <table:table-cell office:value-type="float" office:value="995159" table:style-name="ce1">
            <text:p>995159</text:p>
          </table:table-cell>
          <table:table-cell office:value-type="string" table:style-name="ce1">
            <text:p>e</text:p>
          </table:table-cell>
          <table:table-cell office:value-type="float" office:value="3977519801.6083398" table:style-name="ce1">
            <text:p>3977519802</text:p>
          </table:table-cell>
          <table:table-cell table:number-columns-repeated="16381"/>
        </table:table-row>
        <table:table-row table:style-name="ro1">
          <table:table-cell office:value-type="float" office:value="326597" table:style-name="ce1">
            <text:p>326597</text:p>
          </table:table-cell>
          <table:table-cell office:value-type="string" table:style-name="ce1">
            <text:p>micro</text:p>
          </table:table-cell>
          <table:table-cell office:value-type="float" office:value="3977948585.7870159" table:style-name="ce1">
            <text:p>3977948586</text:p>
          </table:table-cell>
          <table:table-cell table:number-columns-repeated="16381"/>
        </table:table-row>
        <table:table-row table:style-name="ro1">
          <table:table-cell office:value-type="float" office:value="809205" table:style-name="ce1">
            <text:p>809205</text:p>
          </table:table-cell>
          <table:table-cell office:value-type="string" table:style-name="ce1">
            <text:p>mini</text:p>
          </table:table-cell>
          <table:table-cell office:value-type="float" office:value="3959027872.0760651" table:style-name="ce1">
            <text:p>3959027872</text:p>
          </table:table-cell>
          <table:table-cell table:number-columns-repeated="16381"/>
        </table:table-row>
        <table:table-row table:style-name="ro1">
          <table:table-cell office:value-type="float" office:value="982437" table:style-name="ce1">
            <text:p>982437</text:p>
          </table:table-cell>
          <table:table-cell office:value-type="string" table:style-name="ce1">
            <text:p>nano</text:p>
          </table:table-cell>
          <table:table-cell office:value-type="float" office:value="3974219508.326961" table:style-name="ce1">
            <text:p>3974219508</text:p>
          </table:table-cell>
          <table:table-cell table:number-columns-repeated="16381"/>
        </table:table-row>
        <table:table-row table:style-name="ro1">
          <table:table-cell office:value-type="float" office:value="167655" table:style-name="ce1">
            <text:p>167655</text:p>
          </table:table-cell>
          <table:table-cell office:value-type="string" table:style-name="ce1">
            <text:p>e</text:p>
          </table:table-cell>
          <table:table-cell office:value-type="float" office:value="3943754121.9919686" table:style-name="ce1">
            <text:p>3943754122</text:p>
          </table:table-cell>
          <table:table-cell table:number-columns-repeated="16381"/>
        </table:table-row>
        <table:table-row table:style-name="ro1">
          <table:table-cell office:value-type="float" office:value="739786" table:style-name="ce1">
            <text:p>739786</text:p>
          </table:table-cell>
          <table:table-cell office:value-type="string" table:style-name="ce1">
            <text:p>mini</text:p>
          </table:table-cell>
          <table:table-cell office:value-type="float" office:value="3997558117.0407667" table:style-name="ce1">
            <text:p>3997558117</text:p>
          </table:table-cell>
          <table:table-cell table:number-columns-repeated="16381"/>
        </table:table-row>
        <table:table-row table:style-name="ro1">
          <table:table-cell office:value-type="float" office:value="482777" table:style-name="ce1">
            <text:p>482777</text:p>
          </table:table-cell>
          <table:table-cell office:value-type="string" table:style-name="ce1">
            <text:p>nano</text:p>
          </table:table-cell>
          <table:table-cell office:value-type="float" office:value="3940017013.5085444" table:style-name="ce1">
            <text:p>3940017014</text:p>
          </table:table-cell>
          <table:table-cell table:number-columns-repeated="16381"/>
        </table:table-row>
        <table:table-row table:style-name="ro1">
          <table:table-cell office:value-type="float" office:value="230345" table:style-name="ce1">
            <text:p>230345</text:p>
          </table:table-cell>
          <table:table-cell office:value-type="string" table:style-name="ce1">
            <text:p>micro</text:p>
          </table:table-cell>
          <table:table-cell office:value-type="float" office:value="3951335424.2580914" table:style-name="ce1">
            <text:p>3951335424</text:p>
          </table:table-cell>
          <table:table-cell table:number-columns-repeated="16381"/>
        </table:table-row>
        <table:table-row table:style-name="ro1">
          <table:table-cell office:value-type="float" office:value="741886" table:style-name="ce1">
            <text:p>741886</text:p>
          </table:table-cell>
          <table:table-cell office:value-type="string" table:style-name="ce1">
            <text:p>e</text:p>
          </table:table-cell>
          <table:table-cell office:value-type="float" office:value="3986304486.7798438" table:style-name="ce1">
            <text:p>3986304487</text:p>
          </table:table-cell>
          <table:table-cell table:number-columns-repeated="16381"/>
        </table:table-row>
        <table:table-row table:style-name="ro1">
          <table:table-cell office:value-type="float" office:value="776896" table:style-name="ce1">
            <text:p>776896</text:p>
          </table:table-cell>
          <table:table-cell office:value-type="string" table:style-name="ce1">
            <text:p>micro</text:p>
          </table:table-cell>
          <table:table-cell office:value-type="float" office:value="3987849460.9777732" table:style-name="ce1">
            <text:p>3987849461</text:p>
          </table:table-cell>
          <table:table-cell table:number-columns-repeated="16381"/>
        </table:table-row>
        <table:table-row table:style-name="ro1">
          <table:table-cell office:value-type="float" office:value="775361" table:style-name="ce1">
            <text:p>775361</text:p>
          </table:table-cell>
          <table:table-cell office:value-type="string" table:style-name="ce1">
            <text:p>nano</text:p>
          </table:table-cell>
          <table:table-cell office:value-type="float" office:value="3981830755.8004618" table:style-name="ce1">
            <text:p>3981830756</text:p>
          </table:table-cell>
          <table:table-cell table:number-columns-repeated="16381"/>
        </table:table-row>
        <table:table-row table:style-name="ro1">
          <table:table-cell office:value-type="float" office:value="381728" table:style-name="ce1">
            <text:p>381728</text:p>
          </table:table-cell>
          <table:table-cell office:value-type="string" table:style-name="ce1">
            <text:p>mini</text:p>
          </table:table-cell>
          <table:table-cell office:value-type="float" office:value="3953430673.9398069" table:style-name="ce1">
            <text:p>3953430674</text:p>
          </table:table-cell>
          <table:table-cell table:number-columns-repeated="16381"/>
        </table:table-row>
        <table:table-row table:style-name="ro1">
          <table:table-cell office:value-type="float" office:value="79210" table:style-name="ce1">
            <text:p>79210</text:p>
          </table:table-cell>
          <table:table-cell office:value-type="string" table:style-name="ce1">
            <text:p>e</text:p>
          </table:table-cell>
          <table:table-cell office:value-type="float" office:value="3930044769.649981" table:style-name="ce1">
            <text:p>3930044770</text:p>
          </table:table-cell>
          <table:table-cell table:number-columns-repeated="16381"/>
        </table:table-row>
        <table:table-row table:style-name="ro1">
          <table:table-cell office:value-type="float" office:value="262537" table:style-name="ce1">
            <text:p>262537</text:p>
          </table:table-cell>
          <table:table-cell office:value-type="string" table:style-name="ce1">
            <text:p>nano</text:p>
          </table:table-cell>
          <table:table-cell office:value-type="float" office:value="3939632853.9081426" table:style-name="ce1">
            <text:p>3939632854</text:p>
          </table:table-cell>
          <table:table-cell table:number-columns-repeated="16381"/>
        </table:table-row>
        <table:table-row table:style-name="ro1">
          <table:table-cell office:value-type="float" office:value="655951" table:style-name="ce1">
            <text:p>655951</text:p>
          </table:table-cell>
          <table:table-cell office:value-type="string" table:style-name="ce1">
            <text:p>micro</text:p>
          </table:table-cell>
          <table:table-cell office:value-type="float" office:value="3975275679.9620128" table:style-name="ce1">
            <text:p>3975275680</text:p>
          </table:table-cell>
          <table:table-cell table:number-columns-repeated="16381"/>
        </table:table-row>
        <table:table-row table:style-name="ro1">
          <table:table-cell office:value-type="float" office:value="399531" table:style-name="ce1">
            <text:p>399531</text:p>
          </table:table-cell>
          <table:table-cell office:value-type="string" table:style-name="ce1">
            <text:p>mini</text:p>
          </table:table-cell>
          <table:table-cell office:value-type="float" office:value="3998473032.4068618" table:style-name="ce1">
            <text:p>3998473032</text:p>
          </table:table-cell>
          <table:table-cell table:number-columns-repeated="16381"/>
        </table:table-row>
        <table:table-row table:style-name="ro1">
          <table:table-cell office:value-type="float" office:value="313803" table:style-name="ce1">
            <text:p>313803</text:p>
          </table:table-cell>
          <table:table-cell office:value-type="string" table:style-name="ce1">
            <text:p>nano</text:p>
          </table:table-cell>
          <table:table-cell office:value-type="float" office:value="3961287368.2023287" table:style-name="ce1">
            <text:p>3961287368</text:p>
          </table:table-cell>
          <table:table-cell table:number-columns-repeated="16381"/>
        </table:table-row>
        <table:table-row table:style-name="ro1">
          <table:table-cell office:value-type="float" office:value="279746" table:style-name="ce1">
            <text:p>279746</text:p>
          </table:table-cell>
          <table:table-cell office:value-type="string" table:style-name="ce1">
            <text:p>micro</text:p>
          </table:table-cell>
          <table:table-cell office:value-type="float" office:value="3944901137.6012979" table:style-name="ce1">
            <text:p>3944901138</text:p>
          </table:table-cell>
          <table:table-cell table:number-columns-repeated="16381"/>
        </table:table-row>
        <table:table-row table:style-name="ro1">
          <table:table-cell office:value-type="float" office:value="762650" table:style-name="ce1">
            <text:p>762650</text:p>
          </table:table-cell>
          <table:table-cell office:value-type="string" table:style-name="ce1">
            <text:p>mini</text:p>
          </table:table-cell>
          <table:table-cell office:value-type="float" office:value="3937277876.0957813" table:style-name="ce1">
            <text:p>3937277876</text:p>
          </table:table-cell>
          <table:table-cell table:number-columns-repeated="16381"/>
        </table:table-row>
        <table:table-row table:style-name="ro1">
          <table:table-cell office:value-type="float" office:value="521825" table:style-name="ce1">
            <text:p>521825</text:p>
          </table:table-cell>
          <table:table-cell office:value-type="string" table:style-name="ce1">
            <text:p>e</text:p>
          </table:table-cell>
          <table:table-cell office:value-type="float" office:value="3989263467.576314" table:style-name="ce1">
            <text:p>3989263468</text:p>
          </table:table-cell>
          <table:table-cell table:number-columns-repeated="16381"/>
        </table:table-row>
        <table:table-row table:style-name="ro1">
          <table:table-cell office:value-type="float" office:value="483679" table:style-name="ce1">
            <text:p>483679</text:p>
          </table:table-cell>
          <table:table-cell office:value-type="string" table:style-name="ce1">
            <text:p>micro</text:p>
          </table:table-cell>
          <table:table-cell office:value-type="float" office:value="3947512048.8970942" table:style-name="ce1">
            <text:p>3947512049</text:p>
          </table:table-cell>
          <table:table-cell table:number-columns-repeated="16381"/>
        </table:table-row>
        <table:table-row table:style-name="ro1">
          <table:table-cell office:value-type="float" office:value="187616" table:style-name="ce1">
            <text:p>187616</text:p>
          </table:table-cell>
          <table:table-cell office:value-type="string" table:style-name="ce1">
            <text:p>mini</text:p>
          </table:table-cell>
          <table:table-cell office:value-type="float" office:value="3953654970.1867743" table:style-name="ce1">
            <text:p>3953654970</text:p>
          </table:table-cell>
          <table:table-cell table:number-columns-repeated="16381"/>
        </table:table-row>
        <table:table-row table:style-name="ro1">
          <table:table-cell office:value-type="float" office:value="58249" table:style-name="ce1">
            <text:p>58249</text:p>
          </table:table-cell>
          <table:table-cell office:value-type="string" table:style-name="ce1">
            <text:p>nano</text:p>
          </table:table-cell>
          <table:table-cell office:value-type="float" office:value="3952322934.6314173" table:style-name="ce1">
            <text:p>3952322935</text:p>
          </table:table-cell>
          <table:table-cell table:number-columns-repeated="16381"/>
        </table:table-row>
        <table:table-row table:style-name="ro1">
          <table:table-cell office:value-type="float" office:value="363922" table:style-name="ce1">
            <text:p>363922</text:p>
          </table:table-cell>
          <table:table-cell office:value-type="string" table:style-name="ce1">
            <text:p>e</text:p>
          </table:table-cell>
          <table:table-cell office:value-type="float" office:value="3956663669.8173161" table:style-name="ce1">
            <text:p>3956663670</text:p>
          </table:table-cell>
          <table:table-cell table:number-columns-repeated="16381"/>
        </table:table-row>
        <table:table-row table:style-name="ro1">
          <table:table-cell office:value-type="float" office:value="116569" table:style-name="ce1">
            <text:p>116569</text:p>
          </table:table-cell>
          <table:table-cell office:value-type="string" table:style-name="ce1">
            <text:p>mini</text:p>
          </table:table-cell>
          <table:table-cell office:value-type="float" office:value="3968125920.7933455" table:style-name="ce1">
            <text:p>3968125921</text:p>
          </table:table-cell>
          <table:table-cell table:number-columns-repeated="16381"/>
        </table:table-row>
        <table:table-row table:style-name="ro1">
          <table:table-cell office:value-type="float" office:value="761718" table:style-name="ce1">
            <text:p>761718</text:p>
          </table:table-cell>
          <table:table-cell office:value-type="string" table:style-name="ce1">
            <text:p>nano</text:p>
          </table:table-cell>
          <table:table-cell office:value-type="float" office:value="3991080302.7930403" table:style-name="ce1">
            <text:p>3991080303</text:p>
          </table:table-cell>
          <table:table-cell table:number-columns-repeated="16381"/>
        </table:table-row>
        <table:table-row table:style-name="ro1">
          <table:table-cell office:value-type="float" office:value="738394" table:style-name="ce1">
            <text:p>738394</text:p>
          </table:table-cell>
          <table:table-cell office:value-type="string" table:style-name="ce1">
            <text:p>micro</text:p>
          </table:table-cell>
          <table:table-cell office:value-type="float" office:value="3972092066.5501571" table:style-name="ce1">
            <text:p>3972092067</text:p>
          </table:table-cell>
          <table:table-cell table:number-columns-repeated="16381"/>
        </table:table-row>
        <table:table-row table:style-name="ro1">
          <table:table-cell office:value-type="float" office:value="439400" table:style-name="ce1">
            <text:p>439400</text:p>
          </table:table-cell>
          <table:table-cell office:value-type="string" table:style-name="ce1">
            <text:p>e</text:p>
          </table:table-cell>
          <table:table-cell office:value-type="float" office:value="3980895351.4857473" table:style-name="ce1">
            <text:p>3980895351</text:p>
          </table:table-cell>
          <table:table-cell table:number-columns-repeated="16381"/>
        </table:table-row>
        <table:table-row table:style-name="ro1">
          <table:table-cell office:value-type="float" office:value="850012" table:style-name="ce1">
            <text:p>850012</text:p>
          </table:table-cell>
          <table:table-cell office:value-type="string" table:style-name="ce1">
            <text:p>micro</text:p>
          </table:table-cell>
          <table:table-cell office:value-type="float" office:value="3934001066.4825206" table:style-name="ce1">
            <text:p>3934001066</text:p>
          </table:table-cell>
          <table:table-cell table:number-columns-repeated="16381"/>
        </table:table-row>
        <table:table-row table:style-name="ro1">
          <table:table-cell office:value-type="float" office:value="160474" table:style-name="ce1">
            <text:p>160474</text:p>
          </table:table-cell>
          <table:table-cell office:value-type="string" table:style-name="ce1">
            <text:p>nano</text:p>
          </table:table-cell>
          <table:table-cell office:value-type="float" office:value="3958653855.8852944" table:style-name="ce1">
            <text:p>3958653856</text:p>
          </table:table-cell>
          <table:table-cell table:number-columns-repeated="16381"/>
        </table:table-row>
        <table:table-row table:style-name="ro1">
          <table:table-cell office:value-type="float" office:value="250757" table:style-name="ce1">
            <text:p>250757</text:p>
          </table:table-cell>
          <table:table-cell office:value-type="string" table:style-name="ce1">
            <text:p>mini</text:p>
          </table:table-cell>
          <table:table-cell office:value-type="float" office:value="3933614152.4814534" table:style-name="ce1">
            <text:p>3933614152</text:p>
          </table:table-cell>
          <table:table-cell table:number-columns-repeated="16381"/>
        </table:table-row>
        <table:table-row table:style-name="ro1">
          <table:table-cell office:value-type="float" office:value="973260" table:style-name="ce1">
            <text:p>973260</text:p>
          </table:table-cell>
          <table:table-cell office:value-type="string" table:style-name="ce1">
            <text:p>e</text:p>
          </table:table-cell>
          <table:table-cell office:value-type="float" office:value="3931591907.3238063" table:style-name="ce1">
            <text:p>3931591907</text:p>
          </table:table-cell>
          <table:table-cell table:number-columns-repeated="16381"/>
        </table:table-row>
        <table:table-row table:style-name="ro1">
          <table:table-cell office:value-type="float" office:value="617008" table:style-name="ce1">
            <text:p>617008</text:p>
          </table:table-cell>
          <table:table-cell office:value-type="string" table:style-name="ce1">
            <text:p>nano</text:p>
          </table:table-cell>
          <table:table-cell office:value-type="float" office:value="3937341731.1087985" table:style-name="ce1">
            <text:p>3937341731</text:p>
          </table:table-cell>
          <table:table-cell table:number-columns-repeated="16381"/>
        </table:table-row>
        <table:table-row table:style-name="ro1">
          <table:table-cell office:value-type="float" office:value="249605" table:style-name="ce1">
            <text:p>249605</text:p>
          </table:table-cell>
          <table:table-cell office:value-type="string" table:style-name="ce1">
            <text:p>micro</text:p>
          </table:table-cell>
          <table:table-cell office:value-type="float" office:value="3936626122.1558561" table:style-name="ce1">
            <text:p>3936626122</text:p>
          </table:table-cell>
          <table:table-cell table:number-columns-repeated="16381"/>
        </table:table-row>
        <table:table-row table:style-name="ro1">
          <table:table-cell office:value-type="float" office:value="202404" table:style-name="ce1">
            <text:p>202404</text:p>
          </table:table-cell>
          <table:table-cell office:value-type="string" table:style-name="ce1">
            <text:p>mini</text:p>
          </table:table-cell>
          <table:table-cell office:value-type="float" office:value="3998402571.5540276" table:style-name="ce1">
            <text:p>3998402572</text:p>
          </table:table-cell>
          <table:table-cell table:number-columns-repeated="16381"/>
        </table:table-row>
        <table:table-row table:style-name="ro1">
          <table:table-cell office:value-type="float" office:value="959570" table:style-name="ce1">
            <text:p>959570</text:p>
          </table:table-cell>
          <table:table-cell office:value-type="string" table:style-name="ce1">
            <text:p>nano</text:p>
          </table:table-cell>
          <table:table-cell office:value-type="float" office:value="3942880452.4925561" table:style-name="ce1">
            <text:p>3942880452</text:p>
          </table:table-cell>
          <table:table-cell table:number-columns-repeated="16381"/>
        </table:table-row>
        <table:table-row table:style-name="ro1">
          <table:table-cell office:value-type="float" office:value="287315" table:style-name="ce1">
            <text:p>287315</text:p>
          </table:table-cell>
          <table:table-cell office:value-type="string" table:style-name="ce1">
            <text:p>micro</text:p>
          </table:table-cell>
          <table:table-cell office:value-type="float" office:value="3939534127.423461" table:style-name="ce1">
            <text:p>3939534127</text:p>
          </table:table-cell>
          <table:table-cell table:number-columns-repeated="16381"/>
        </table:table-row>
        <table:table-row table:style-name="ro1">
          <table:table-cell office:value-type="float" office:value="531436" table:style-name="ce1">
            <text:p>531436</text:p>
          </table:table-cell>
          <table:table-cell office:value-type="string" table:style-name="ce1">
            <text:p>mini</text:p>
          </table:table-cell>
          <table:table-cell office:value-type="float" office:value="3940497659.9461803" table:style-name="ce1">
            <text:p>3940497660</text:p>
          </table:table-cell>
          <table:table-cell table:number-columns-repeated="16381"/>
        </table:table-row>
        <table:table-row table:style-name="ro1">
          <table:table-cell office:value-type="float" office:value="894896" table:style-name="ce1">
            <text:p>894896</text:p>
          </table:table-cell>
          <table:table-cell office:value-type="string" table:style-name="ce1">
            <text:p>e</text:p>
          </table:table-cell>
          <table:table-cell office:value-type="float" office:value="3962780516.8904128" table:style-name="ce1">
            <text:p>3962780517</text:p>
          </table:table-cell>
          <table:table-cell table:number-columns-repeated="16381"/>
        </table:table-row>
        <table:table-row table:style-name="ro1">
          <table:table-cell office:value-type="float" office:value="284249" table:style-name="ce1">
            <text:p>284249</text:p>
          </table:table-cell>
          <table:table-cell office:value-type="string" table:style-name="ce1">
            <text:p>micro</text:p>
          </table:table-cell>
          <table:table-cell office:value-type="float" office:value="3953339456.0331926" table:style-name="ce1">
            <text:p>3953339456</text:p>
          </table:table-cell>
          <table:table-cell table:number-columns-repeated="16381"/>
        </table:table-row>
        <table:table-row table:style-name="ro1">
          <table:table-cell office:value-type="float" office:value="50302" table:style-name="ce1">
            <text:p>50302</text:p>
          </table:table-cell>
          <table:table-cell office:value-type="string" table:style-name="ce1">
            <text:p>mini</text:p>
          </table:table-cell>
          <table:table-cell office:value-type="float" office:value="3945574163.6977329" table:style-name="ce1">
            <text:p>3945574164</text:p>
          </table:table-cell>
          <table:table-cell table:number-columns-repeated="16381"/>
        </table:table-row>
        <table:table-row table:style-name="ro1">
          <table:table-cell office:value-type="float" office:value="27603" table:style-name="ce1">
            <text:p>27603</text:p>
          </table:table-cell>
          <table:table-cell office:value-type="string" table:style-name="ce1">
            <text:p>e</text:p>
          </table:table-cell>
          <table:table-cell office:value-type="float" office:value="3933535349.2104149" table:style-name="ce1">
            <text:p>3933535349</text:p>
          </table:table-cell>
          <table:table-cell table:number-columns-repeated="16381"/>
        </table:table-row>
        <table:table-row table:style-name="ro1">
          <table:table-cell office:value-type="float" office:value="792435" table:style-name="ce1">
            <text:p>792435</text:p>
          </table:table-cell>
          <table:table-cell office:value-type="string" table:style-name="ce1">
            <text:p>micro</text:p>
          </table:table-cell>
          <table:table-cell office:value-type="float" office:value="3981976409.3108854" table:style-name="ce1">
            <text:p>3981976409</text:p>
          </table:table-cell>
          <table:table-cell table:number-columns-repeated="16381"/>
        </table:table-row>
        <table:table-row table:style-name="ro1">
          <table:table-cell office:value-type="float" office:value="184911" table:style-name="ce1">
            <text:p>184911</text:p>
          </table:table-cell>
          <table:table-cell office:value-type="string" table:style-name="ce1">
            <text:p>mini</text:p>
          </table:table-cell>
          <table:table-cell office:value-type="float" office:value="3972528778.4948196" table:style-name="ce1">
            <text:p>3972528778</text:p>
          </table:table-cell>
          <table:table-cell table:number-columns-repeated="16381"/>
        </table:table-row>
        <table:table-row table:style-name="ro1">
          <table:table-cell office:value-type="float" office:value="760054" table:style-name="ce1">
            <text:p>760054</text:p>
          </table:table-cell>
          <table:table-cell office:value-type="string" table:style-name="ce1">
            <text:p>nano</text:p>
          </table:table-cell>
          <table:table-cell office:value-type="float" office:value="3941601877.1082196" table:style-name="ce1">
            <text:p>3941601877</text:p>
          </table:table-cell>
          <table:table-cell table:number-columns-repeated="16381"/>
        </table:table-row>
        <table:table-row table:style-name="ro1">
          <table:table-cell office:value-type="float" office:value="550649" table:style-name="ce1">
            <text:p>550649</text:p>
          </table:table-cell>
          <table:table-cell office:value-type="string" table:style-name="ce1">
            <text:p>e</text:p>
          </table:table-cell>
          <table:table-cell office:value-type="float" office:value="3951407742.0004001" table:style-name="ce1">
            <text:p>3951407742</text:p>
          </table:table-cell>
          <table:table-cell table:number-columns-repeated="16381"/>
        </table:table-row>
        <table:table-row table:style-name="ro1">
          <table:table-cell office:value-type="float" office:value="884730" table:style-name="ce1">
            <text:p>884730</text:p>
          </table:table-cell>
          <table:table-cell office:value-type="string" table:style-name="ce1">
            <text:p>mini</text:p>
          </table:table-cell>
          <table:table-cell office:value-type="float" office:value="3960096835.2980084" table:style-name="ce1">
            <text:p>3960096835</text:p>
          </table:table-cell>
          <table:table-cell table:number-columns-repeated="16381"/>
        </table:table-row>
        <table:table-row table:style-name="ro1">
          <table:table-cell office:value-type="float" office:value="575931" table:style-name="ce1">
            <text:p>575931</text:p>
          </table:table-cell>
          <table:table-cell office:value-type="string" table:style-name="ce1">
            <text:p>nano</text:p>
          </table:table-cell>
          <table:table-cell office:value-type="float" office:value="3940888311.7048855" table:style-name="ce1">
            <text:p>3940888312</text:p>
          </table:table-cell>
          <table:table-cell table:number-columns-repeated="16381"/>
        </table:table-row>
        <table:table-row table:style-name="ro1">
          <table:table-cell office:value-type="float" office:value="146972" table:style-name="ce1">
            <text:p>146972</text:p>
          </table:table-cell>
          <table:table-cell office:value-type="string" table:style-name="ce1">
            <text:p>micro</text:p>
          </table:table-cell>
          <table:table-cell office:value-type="float" office:value="3999268172.4521995" table:style-name="ce1">
            <text:p>3999268172</text:p>
          </table:table-cell>
          <table:table-cell table:number-columns-repeated="16381"/>
        </table:table-row>
        <table:table-row table:style-name="ro1">
          <table:table-cell office:value-type="float" office:value="987039" table:style-name="ce1">
            <text:p>987039</text:p>
          </table:table-cell>
          <table:table-cell office:value-type="string" table:style-name="ce1">
            <text:p>e</text:p>
          </table:table-cell>
          <table:table-cell office:value-type="float" office:value="3962335030.7805233" table:style-name="ce1">
            <text:p>3962335031</text:p>
          </table:table-cell>
          <table:table-cell table:number-columns-repeated="16381"/>
        </table:table-row>
        <table:table-row table:style-name="ro1">
          <table:table-cell office:value-type="float" office:value="843023" table:style-name="ce1">
            <text:p>843023</text:p>
          </table:table-cell>
          <table:table-cell office:value-type="string" table:style-name="ce1">
            <text:p>micro</text:p>
          </table:table-cell>
          <table:table-cell office:value-type="float" office:value="3965095491.0552325" table:style-name="ce1">
            <text:p>3965095491</text:p>
          </table:table-cell>
          <table:table-cell table:number-columns-repeated="16381"/>
        </table:table-row>
        <table:table-row table:style-name="ro1">
          <table:table-cell office:value-type="float" office:value="278997" table:style-name="ce1">
            <text:p>278997</text:p>
          </table:table-cell>
          <table:table-cell office:value-type="string" table:style-name="ce1">
            <text:p>nano</text:p>
          </table:table-cell>
          <table:table-cell office:value-type="float" office:value="3987286645.7532835" table:style-name="ce1">
            <text:p>3987286646</text:p>
          </table:table-cell>
          <table:table-cell table:number-columns-repeated="16381"/>
        </table:table-row>
        <table:table-row table:style-name="ro1">
          <table:table-cell office:value-type="float" office:value="452121" table:style-name="ce1">
            <text:p>452121</text:p>
          </table:table-cell>
          <table:table-cell office:value-type="string" table:style-name="ce1">
            <text:p>mini</text:p>
          </table:table-cell>
          <table:table-cell office:value-type="float" office:value="3942703013.9915752" table:style-name="ce1">
            <text:p>3942703014</text:p>
          </table:table-cell>
          <table:table-cell table:number-columns-repeated="16381"/>
        </table:table-row>
        <table:table-row table:style-name="ro1">
          <table:table-cell office:value-type="float" office:value="484628" table:style-name="ce1">
            <text:p>484628</text:p>
          </table:table-cell>
          <table:table-cell office:value-type="string" table:style-name="ce1">
            <text:p>e</text:p>
          </table:table-cell>
          <table:table-cell office:value-type="float" office:value="3932349660.8404713" table:style-name="ce1">
            <text:p>3932349661</text:p>
          </table:table-cell>
          <table:table-cell table:number-columns-repeated="16381"/>
        </table:table-row>
        <table:table-row table:style-name="ro1">
          <table:table-cell office:value-type="float" office:value="702886" table:style-name="ce1">
            <text:p>702886</text:p>
          </table:table-cell>
          <table:table-cell office:value-type="string" table:style-name="ce1">
            <text:p>nano</text:p>
          </table:table-cell>
          <table:table-cell office:value-type="float" office:value="3979934153.4239998" table:style-name="ce1">
            <text:p>3979934153</text:p>
          </table:table-cell>
          <table:table-cell table:number-columns-repeated="16381"/>
        </table:table-row>
        <table:table-row table:style-name="ro1">
          <table:table-cell office:value-type="float" office:value="12734" table:style-name="ce1">
            <text:p>12734</text:p>
          </table:table-cell>
          <table:table-cell office:value-type="string" table:style-name="ce1">
            <text:p>micro</text:p>
          </table:table-cell>
          <table:table-cell office:value-type="float" office:value="3948657831.1968527" table:style-name="ce1">
            <text:p>3948657831</text:p>
          </table:table-cell>
          <table:table-cell table:number-columns-repeated="16381"/>
        </table:table-row>
        <table:table-row table:style-name="ro1">
          <table:table-cell office:value-type="float" office:value="999945" table:style-name="ce1">
            <text:p>999945</text:p>
          </table:table-cell>
          <table:table-cell office:value-type="string" table:style-name="ce1">
            <text:p>nano</text:p>
          </table:table-cell>
          <table:table-cell office:value-type="float" office:value="3983104945.9551463" table:style-name="ce1">
            <text:p>3983104946</text:p>
          </table:table-cell>
          <table:table-cell table:number-columns-repeated="16381"/>
        </table:table-row>
        <table:table-row table:style-name="ro1">
          <table:table-cell office:value-type="float" office:value="556599" table:style-name="ce1">
            <text:p>556599</text:p>
          </table:table-cell>
          <table:table-cell office:value-type="string" table:style-name="ce1">
            <text:p>nano</text:p>
          </table:table-cell>
          <table:table-cell office:value-type="float" office:value="3946356079.304337" table:style-name="ce1">
            <text:p>3946356079</text:p>
          </table:table-cell>
          <table:table-cell table:number-columns-repeated="16381"/>
        </table:table-row>
        <table:table-row table:style-name="ro1">
          <table:table-cell office:value-type="float" office:value="377194" table:style-name="ce1">
            <text:p>377194</text:p>
          </table:table-cell>
          <table:table-cell office:value-type="string" table:style-name="ce1">
            <text:p>micro</text:p>
          </table:table-cell>
          <table:table-cell office:value-type="float" office:value="3960985984.921351" table:style-name="ce1">
            <text:p>3960985985</text:p>
          </table:table-cell>
          <table:table-cell table:number-columns-repeated="16381"/>
        </table:table-row>
        <table:table-row table:style-name="ro1">
          <table:table-cell office:value-type="float" office:value="513123" table:style-name="ce1">
            <text:p>513123</text:p>
          </table:table-cell>
          <table:table-cell office:value-type="string" table:style-name="ce1">
            <text:p>mini</text:p>
          </table:table-cell>
          <table:table-cell office:value-type="float" office:value="3971572685.8741379" table:style-name="ce1">
            <text:p>3971572686</text:p>
          </table:table-cell>
          <table:table-cell table:number-columns-repeated="16381"/>
        </table:table-row>
        <table:table-row table:style-name="ro1">
          <table:table-cell office:value-type="float" office:value="964398" table:style-name="ce1">
            <text:p>964398</text:p>
          </table:table-cell>
          <table:table-cell office:value-type="string" table:style-name="ce1">
            <text:p>e</text:p>
          </table:table-cell>
          <table:table-cell office:value-type="float" office:value="3946878236.0221076" table:style-name="ce1">
            <text:p>3946878236</text:p>
          </table:table-cell>
          <table:table-cell table:number-columns-repeated="16381"/>
        </table:table-row>
        <table:table-row table:style-name="ro1">
          <table:table-cell office:value-type="float" office:value="666961" table:style-name="ce1">
            <text:p>666961</text:p>
          </table:table-cell>
          <table:table-cell office:value-type="string" table:style-name="ce1">
            <text:p>micro</text:p>
          </table:table-cell>
          <table:table-cell office:value-type="float" office:value="3964206089.1484847" table:style-name="ce1">
            <text:p>3964206089</text:p>
          </table:table-cell>
          <table:table-cell table:number-columns-repeated="16381"/>
        </table:table-row>
        <table:table-row table:style-name="ro1">
          <table:table-cell office:value-type="float" office:value="522941" table:style-name="ce1">
            <text:p>522941</text:p>
          </table:table-cell>
          <table:table-cell office:value-type="string" table:style-name="ce1">
            <text:p>mini</text:p>
          </table:table-cell>
          <table:table-cell office:value-type="float" office:value="3983231926.5353031" table:style-name="ce1">
            <text:p>3983231927</text:p>
          </table:table-cell>
          <table:table-cell table:number-columns-repeated="16381"/>
        </table:table-row>
        <table:table-row table:style-name="ro1">
          <table:table-cell office:value-type="float" office:value="484458" table:style-name="ce1">
            <text:p>484458</text:p>
          </table:table-cell>
          <table:table-cell office:value-type="string" table:style-name="ce1">
            <text:p>nano</text:p>
          </table:table-cell>
          <table:table-cell office:value-type="float" office:value="3950570647.7380972" table:style-name="ce1">
            <text:p>3950570648</text:p>
          </table:table-cell>
          <table:table-cell table:number-columns-repeated="16381"/>
        </table:table-row>
        <table:table-row table:style-name="ro1">
          <table:table-cell office:value-type="float" office:value="427106" table:style-name="ce1">
            <text:p>427106</text:p>
          </table:table-cell>
          <table:table-cell office:value-type="string" table:style-name="ce1">
            <text:p>e</text:p>
          </table:table-cell>
          <table:table-cell office:value-type="float" office:value="3933540455.7604947" table:style-name="ce1">
            <text:p>3933540456</text:p>
          </table:table-cell>
          <table:table-cell table:number-columns-repeated="16381"/>
        </table:table-row>
        <table:table-row table:style-name="ro1">
          <table:table-cell office:value-type="float" office:value="125722" table:style-name="ce1">
            <text:p>125722</text:p>
          </table:table-cell>
          <table:table-cell office:value-type="string" table:style-name="ce1">
            <text:p>mini</text:p>
          </table:table-cell>
          <table:table-cell office:value-type="float" office:value="3977829246.4278884" table:style-name="ce1">
            <text:p>3977829246</text:p>
          </table:table-cell>
          <table:table-cell table:number-columns-repeated="16381"/>
        </table:table-row>
        <table:table-row table:style-name="ro1">
          <table:table-cell office:value-type="float" office:value="332677" table:style-name="ce1">
            <text:p>332677</text:p>
          </table:table-cell>
          <table:table-cell office:value-type="string" table:style-name="ce1">
            <text:p>nano</text:p>
          </table:table-cell>
          <table:table-cell office:value-type="float" office:value="3954045287.2201076" table:style-name="ce1">
            <text:p>3954045287</text:p>
          </table:table-cell>
          <table:table-cell table:number-columns-repeated="16381"/>
        </table:table-row>
        <table:table-row table:style-name="ro1">
          <table:table-cell office:value-type="float" office:value="109143" table:style-name="ce1">
            <text:p>109143</text:p>
          </table:table-cell>
          <table:table-cell office:value-type="string" table:style-name="ce1">
            <text:p>micro</text:p>
          </table:table-cell>
          <table:table-cell office:value-type="float" office:value="3930380462.3025284" table:style-name="ce1">
            <text:p>3930380462</text:p>
          </table:table-cell>
          <table:table-cell table:number-columns-repeated="16381"/>
        </table:table-row>
        <table:table-row table:style-name="ro1">
          <table:table-cell office:value-type="float" office:value="538623" table:style-name="ce1">
            <text:p>538623</text:p>
          </table:table-cell>
          <table:table-cell office:value-type="string" table:style-name="ce1">
            <text:p>e</text:p>
          </table:table-cell>
          <table:table-cell office:value-type="float" office:value="3964214005.1852102" table:style-name="ce1">
            <text:p>3964214005</text:p>
          </table:table-cell>
          <table:table-cell table:number-columns-repeated="16381"/>
        </table:table-row>
        <table:table-row table:style-name="ro1">
          <table:table-cell office:value-type="float" office:value="886974" table:style-name="ce1">
            <text:p>886974</text:p>
          </table:table-cell>
          <table:table-cell office:value-type="string" table:style-name="ce1">
            <text:p>micro</text:p>
          </table:table-cell>
          <table:table-cell office:value-type="float" office:value="3998869569.1150203" table:style-name="ce1">
            <text:p>3998869569</text:p>
          </table:table-cell>
          <table:table-cell table:number-columns-repeated="16381"/>
        </table:table-row>
        <table:table-row table:style-name="ro1">
          <table:table-cell office:value-type="float" office:value="81580" table:style-name="ce1">
            <text:p>81580</text:p>
          </table:table-cell>
          <table:table-cell office:value-type="string" table:style-name="ce1">
            <text:p>nano</text:p>
          </table:table-cell>
          <table:table-cell office:value-type="float" office:value="3985005421.5848813" table:style-name="ce1">
            <text:p>3985005422</text:p>
          </table:table-cell>
          <table:table-cell table:number-columns-repeated="16381"/>
        </table:table-row>
        <table:table-row table:style-name="ro1">
          <table:table-cell office:value-type="float" office:value="833545" table:style-name="ce1">
            <text:p>833545</text:p>
          </table:table-cell>
          <table:table-cell office:value-type="string" table:style-name="ce1">
            <text:p>mini</text:p>
          </table:table-cell>
          <table:table-cell office:value-type="float" office:value="3965624719.3515568" table:style-name="ce1">
            <text:p>3965624719</text:p>
          </table:table-cell>
          <table:table-cell table:number-columns-repeated="16381"/>
        </table:table-row>
        <table:table-row table:style-name="ro1">
          <table:table-cell office:value-type="float" office:value="209932" table:style-name="ce1">
            <text:p>209932</text:p>
          </table:table-cell>
          <table:table-cell office:value-type="string" table:style-name="ce1">
            <text:p>e</text:p>
          </table:table-cell>
          <table:table-cell office:value-type="float" office:value="3980830329.2024436" table:style-name="ce1">
            <text:p>3980830329</text:p>
          </table:table-cell>
          <table:table-cell table:number-columns-repeated="16381"/>
        </table:table-row>
        <table:table-row table:style-name="ro1">
          <table:table-cell office:value-type="float" office:value="546589" table:style-name="ce1">
            <text:p>546589</text:p>
          </table:table-cell>
          <table:table-cell office:value-type="string" table:style-name="ce1">
            <text:p>micro</text:p>
          </table:table-cell>
          <table:table-cell office:value-type="float" office:value="3950474149.3536372" table:style-name="ce1">
            <text:p>3950474149</text:p>
          </table:table-cell>
          <table:table-cell table:number-columns-repeated="16381"/>
        </table:table-row>
        <table:table-row table:style-name="ro1">
          <table:table-cell office:value-type="float" office:value="407170" table:style-name="ce1">
            <text:p>407170</text:p>
          </table:table-cell>
          <table:table-cell office:value-type="string" table:style-name="ce1">
            <text:p>nano</text:p>
          </table:table-cell>
          <table:table-cell office:value-type="float" office:value="3995180027.5153747" table:style-name="ce1">
            <text:p>3995180028</text:p>
          </table:table-cell>
          <table:table-cell table:number-columns-repeated="16381"/>
        </table:table-row>
        <table:table-row table:style-name="ro1">
          <table:table-cell office:value-type="float" office:value="917340" table:style-name="ce1">
            <text:p>917340</text:p>
          </table:table-cell>
          <table:table-cell office:value-type="string" table:style-name="ce1">
            <text:p>mini</text:p>
          </table:table-cell>
          <table:table-cell office:value-type="float" office:value="3961067454.8829865" table:style-name="ce1">
            <text:p>3961067455</text:p>
          </table:table-cell>
          <table:table-cell table:number-columns-repeated="16381"/>
        </table:table-row>
        <table:table-row table:style-name="ro1">
          <table:table-cell office:value-type="float" office:value="723383" table:style-name="ce1">
            <text:p>723383</text:p>
          </table:table-cell>
          <table:table-cell office:value-type="string" table:style-name="ce1">
            <text:p>e</text:p>
          </table:table-cell>
          <table:table-cell office:value-type="float" office:value="3934847465.9638515" table:style-name="ce1">
            <text:p>3934847466</text:p>
          </table:table-cell>
          <table:table-cell table:number-columns-repeated="16381"/>
        </table:table-row>
        <table:table-row table:style-name="ro1">
          <table:table-cell office:value-type="float" office:value="982624" table:style-name="ce1">
            <text:p>982624</text:p>
          </table:table-cell>
          <table:table-cell office:value-type="string" table:style-name="ce1">
            <text:p>nano</text:p>
          </table:table-cell>
          <table:table-cell office:value-type="float" office:value="3985981206.7644629" table:style-name="ce1">
            <text:p>3985981207</text:p>
          </table:table-cell>
          <table:table-cell table:number-columns-repeated="16381"/>
        </table:table-row>
        <table:table-row table:style-name="ro1">
          <table:table-cell office:value-type="float" office:value="150947" table:style-name="ce1">
            <text:p>150947</text:p>
          </table:table-cell>
          <table:table-cell office:value-type="string" table:style-name="ce1">
            <text:p>micro</text:p>
          </table:table-cell>
          <table:table-cell office:value-type="float" office:value="3972931742.0574121" table:style-name="ce1">
            <text:p>3972931742</text:p>
          </table:table-cell>
          <table:table-cell table:number-columns-repeated="16381"/>
        </table:table-row>
        <table:table-row table:style-name="ro1">
          <table:table-cell office:value-type="float" office:value="322041" table:style-name="ce1">
            <text:p>322041</text:p>
          </table:table-cell>
          <table:table-cell office:value-type="string" table:style-name="ce1">
            <text:p>nano</text:p>
          </table:table-cell>
          <table:table-cell office:value-type="float" office:value="3948074569.5263534" table:style-name="ce1">
            <text:p>3948074570</text:p>
          </table:table-cell>
          <table:table-cell table:number-columns-repeated="16381"/>
        </table:table-row>
        <table:table-row table:style-name="ro1">
          <table:table-cell office:value-type="float" office:value="279395" table:style-name="ce1">
            <text:p>279395</text:p>
          </table:table-cell>
          <table:table-cell office:value-type="string" table:style-name="ce1">
            <text:p>nano</text:p>
          </table:table-cell>
          <table:table-cell office:value-type="float" office:value="3981117581.4866381" table:style-name="ce1">
            <text:p>3981117581</text:p>
          </table:table-cell>
          <table:table-cell table:number-columns-repeated="16381"/>
        </table:table-row>
        <table:table-row table:style-name="ro1">
          <table:table-cell office:value-type="float" office:value="463319" table:style-name="ce1">
            <text:p>463319</text:p>
          </table:table-cell>
          <table:table-cell office:value-type="string" table:style-name="ce1">
            <text:p>micro</text:p>
          </table:table-cell>
          <table:table-cell office:value-type="float" office:value="3939193735.0888577" table:style-name="ce1">
            <text:p>3939193735</text:p>
          </table:table-cell>
          <table:table-cell table:number-columns-repeated="16381"/>
        </table:table-row>
        <table:table-row table:style-name="ro1">
          <table:table-cell office:value-type="float" office:value="533360" table:style-name="ce1">
            <text:p>533360</text:p>
          </table:table-cell>
          <table:table-cell office:value-type="string" table:style-name="ce1">
            <text:p>mini</text:p>
          </table:table-cell>
          <table:table-cell office:value-type="float" office:value="3963447612.4111638" table:style-name="ce1">
            <text:p>3963447612</text:p>
          </table:table-cell>
          <table:table-cell table:number-columns-repeated="16381"/>
        </table:table-row>
        <table:table-row table:style-name="ro1">
          <table:table-cell office:value-type="float" office:value="112365" table:style-name="ce1">
            <text:p>112365</text:p>
          </table:table-cell>
          <table:table-cell office:value-type="string" table:style-name="ce1">
            <text:p>e</text:p>
          </table:table-cell>
          <table:table-cell office:value-type="float" office:value="3943143837.2367935" table:style-name="ce1">
            <text:p>3943143837</text:p>
          </table:table-cell>
          <table:table-cell table:number-columns-repeated="16381"/>
        </table:table-row>
        <table:table-row table:style-name="ro1">
          <table:table-cell office:value-type="float" office:value="101104" table:style-name="ce1">
            <text:p>101104</text:p>
          </table:table-cell>
          <table:table-cell office:value-type="string" table:style-name="ce1">
            <text:p>micro</text:p>
          </table:table-cell>
          <table:table-cell office:value-type="float" office:value="3948904136.0672774" table:style-name="ce1">
            <text:p>3948904136</text:p>
          </table:table-cell>
          <table:table-cell table:number-columns-repeated="16381"/>
        </table:table-row>
        <table:table-row table:style-name="ro1">
          <table:table-cell office:value-type="float" office:value="73130" table:style-name="ce1">
            <text:p>73130</text:p>
          </table:table-cell>
          <table:table-cell office:value-type="string" table:style-name="ce1">
            <text:p>mini</text:p>
          </table:table-cell>
          <table:table-cell office:value-type="float" office:value="3993053607.2754989" table:style-name="ce1">
            <text:p>3993053607</text:p>
          </table:table-cell>
          <table:table-cell table:number-columns-repeated="16381"/>
        </table:table-row>
        <table:table-row table:style-name="ro1">
          <table:table-cell office:value-type="float" office:value="362652" table:style-name="ce1">
            <text:p>362652</text:p>
          </table:table-cell>
          <table:table-cell office:value-type="string" table:style-name="ce1">
            <text:p>nano</text:p>
          </table:table-cell>
          <table:table-cell office:value-type="float" office:value="3954517366.7101989" table:style-name="ce1">
            <text:p>3954517367</text:p>
          </table:table-cell>
          <table:table-cell table:number-columns-repeated="16381"/>
        </table:table-row>
        <table:table-row table:style-name="ro1">
          <table:table-cell office:value-type="float" office:value="371568" table:style-name="ce1">
            <text:p>371568</text:p>
          </table:table-cell>
          <table:table-cell office:value-type="string" table:style-name="ce1">
            <text:p>e</text:p>
          </table:table-cell>
          <table:table-cell office:value-type="float" office:value="3994566529.4538651" table:style-name="ce1">
            <text:p>3994566529</text:p>
          </table:table-cell>
          <table:table-cell table:number-columns-repeated="16381"/>
        </table:table-row>
        <table:table-row table:style-name="ro1">
          <table:table-cell office:value-type="float" office:value="786743" table:style-name="ce1">
            <text:p>786743</text:p>
          </table:table-cell>
          <table:table-cell office:value-type="string" table:style-name="ce1">
            <text:p>mini</text:p>
          </table:table-cell>
          <table:table-cell office:value-type="float" office:value="3959040122.8291588" table:style-name="ce1">
            <text:p>3959040123</text:p>
          </table:table-cell>
          <table:table-cell table:number-columns-repeated="16381"/>
        </table:table-row>
        <table:table-row table:style-name="ro1">
          <table:table-cell office:value-type="float" office:value="928263" table:style-name="ce1">
            <text:p>928263</text:p>
          </table:table-cell>
          <table:table-cell office:value-type="string" table:style-name="ce1">
            <text:p>nano</text:p>
          </table:table-cell>
          <table:table-cell office:value-type="float" office:value="3996439145.0870223" table:style-name="ce1">
            <text:p>3996439145</text:p>
          </table:table-cell>
          <table:table-cell table:number-columns-repeated="16381"/>
        </table:table-row>
        <table:table-row table:style-name="ro1">
          <table:table-cell office:value-type="float" office:value="507573" table:style-name="ce1">
            <text:p>507573</text:p>
          </table:table-cell>
          <table:table-cell office:value-type="string" table:style-name="ce1">
            <text:p>micro</text:p>
          </table:table-cell>
          <table:table-cell office:value-type="float" office:value="3966815472.6303811" table:style-name="ce1">
            <text:p>3966815473</text:p>
          </table:table-cell>
          <table:table-cell table:number-columns-repeated="16381"/>
        </table:table-row>
        <table:table-row table:style-name="ro1">
          <table:table-cell office:value-type="float" office:value="41800" table:style-name="ce1">
            <text:p>41800</text:p>
          </table:table-cell>
          <table:table-cell office:value-type="string" table:style-name="ce1">
            <text:p>e</text:p>
          </table:table-cell>
          <table:table-cell office:value-type="float" office:value="3965232146.3944707" table:style-name="ce1">
            <text:p>3965232146</text:p>
          </table:table-cell>
          <table:table-cell table:number-columns-repeated="16381"/>
        </table:table-row>
        <table:table-row table:style-name="ro1">
          <table:table-cell office:value-type="float" office:value="180163" table:style-name="ce1">
            <text:p>180163</text:p>
          </table:table-cell>
          <table:table-cell office:value-type="string" table:style-name="ce1">
            <text:p>micro</text:p>
          </table:table-cell>
          <table:table-cell office:value-type="float" office:value="3968964596.4162011" table:style-name="ce1">
            <text:p>3968964596</text:p>
          </table:table-cell>
          <table:table-cell table:number-columns-repeated="16381"/>
        </table:table-row>
        <table:table-row table:style-name="ro1">
          <table:table-cell office:value-type="float" office:value="673754" table:style-name="ce1">
            <text:p>673754</text:p>
          </table:table-cell>
          <table:table-cell office:value-type="string" table:style-name="ce1">
            <text:p>nano</text:p>
          </table:table-cell>
          <table:table-cell office:value-type="float" office:value="3945329232.8173122" table:style-name="ce1">
            <text:p>3945329233</text:p>
          </table:table-cell>
          <table:table-cell table:number-columns-repeated="16381"/>
        </table:table-row>
        <table:table-row table:style-name="ro1">
          <table:table-cell office:value-type="float" office:value="693178" table:style-name="ce1">
            <text:p>693178</text:p>
          </table:table-cell>
          <table:table-cell office:value-type="string" table:style-name="ce1">
            <text:p>mini</text:p>
          </table:table-cell>
          <table:table-cell office:value-type="float" office:value="3978132086.5000186" table:style-name="ce1">
            <text:p>3978132087</text:p>
          </table:table-cell>
          <table:table-cell table:number-columns-repeated="16381"/>
        </table:table-row>
        <table:table-row table:style-name="ro1">
          <table:table-cell office:value-type="float" office:value="812445" table:style-name="ce1">
            <text:p>812445</text:p>
          </table:table-cell>
          <table:table-cell office:value-type="string" table:style-name="ce1">
            <text:p>e</text:p>
          </table:table-cell>
          <table:table-cell office:value-type="float" office:value="3942046174.3788829" table:style-name="ce1">
            <text:p>3942046174</text:p>
          </table:table-cell>
          <table:table-cell table:number-columns-repeated="16381"/>
        </table:table-row>
        <table:table-row table:style-name="ro1">
          <table:table-cell office:value-type="float" office:value="299517" table:style-name="ce1">
            <text:p>299517</text:p>
          </table:table-cell>
          <table:table-cell office:value-type="string" table:style-name="ce1">
            <text:p>micro</text:p>
          </table:table-cell>
          <table:table-cell office:value-type="float" office:value="3931091944.8237934" table:style-name="ce1">
            <text:p>3931091945</text:p>
          </table:table-cell>
          <table:table-cell table:number-columns-repeated="16381"/>
        </table:table-row>
        <table:table-row table:style-name="ro1">
          <table:table-cell office:value-type="float" office:value="793302" table:style-name="ce1">
            <text:p>793302</text:p>
          </table:table-cell>
          <table:table-cell office:value-type="string" table:style-name="ce1">
            <text:p>nano</text:p>
          </table:table-cell>
          <table:table-cell office:value-type="float" office:value="3947272432.0190644" table:style-name="ce1">
            <text:p>3947272432</text:p>
          </table:table-cell>
          <table:table-cell table:number-columns-repeated="16381"/>
        </table:table-row>
        <table:table-row table:style-name="ro1">
          <table:table-cell office:value-type="float" office:value="545766" table:style-name="ce1">
            <text:p>545766</text:p>
          </table:table-cell>
          <table:table-cell office:value-type="string" table:style-name="ce1">
            <text:p>mini</text:p>
          </table:table-cell>
          <table:table-cell office:value-type="float" office:value="3962735703.007" table:style-name="ce1">
            <text:p>3962735703</text:p>
          </table:table-cell>
          <table:table-cell table:number-columns-repeated="16381"/>
        </table:table-row>
        <table:table-row table:style-name="ro1">
          <table:table-cell office:value-type="float" office:value="709017" table:style-name="ce1">
            <text:p>709017</text:p>
          </table:table-cell>
          <table:table-cell office:value-type="string" table:style-name="ce1">
            <text:p>e</text:p>
          </table:table-cell>
          <table:table-cell office:value-type="float" office:value="3981981457.5507212" table:style-name="ce1">
            <text:p>3981981458</text:p>
          </table:table-cell>
          <table:table-cell table:number-columns-repeated="16381"/>
        </table:table-row>
        <table:table-row table:style-name="ro1">
          <table:table-cell office:value-type="float" office:value="27992" table:style-name="ce1">
            <text:p>27992</text:p>
          </table:table-cell>
          <table:table-cell office:value-type="string" table:style-name="ce1">
            <text:p>nano</text:p>
          </table:table-cell>
          <table:table-cell office:value-type="float" office:value="3951827155.4188857" table:style-name="ce1">
            <text:p>3951827155</text:p>
          </table:table-cell>
          <table:table-cell table:number-columns-repeated="16381"/>
        </table:table-row>
        <table:table-row table:style-name="ro1">
          <table:table-cell office:value-type="float" office:value="40910" table:style-name="ce1">
            <text:p>40910</text:p>
          </table:table-cell>
          <table:table-cell office:value-type="string" table:style-name="ce1">
            <text:p>micro</text:p>
          </table:table-cell>
          <table:table-cell office:value-type="float" office:value="3989770437.7597756" table:style-name="ce1">
            <text:p>3989770438</text:p>
          </table:table-cell>
          <table:table-cell table:number-columns-repeated="16381"/>
        </table:table-row>
        <table:table-row table:style-name="ro1">
          <table:table-cell office:value-type="float" office:value="908918" table:style-name="ce1">
            <text:p>908918</text:p>
          </table:table-cell>
          <table:table-cell office:value-type="string" table:style-name="ce1">
            <text:p>nano</text:p>
          </table:table-cell>
          <table:table-cell office:value-type="float" office:value="3954125121.7315593" table:style-name="ce1">
            <text:p>3954125122</text:p>
          </table:table-cell>
          <table:table-cell table:number-columns-repeated="16381"/>
        </table:table-row>
        <table:table-row table:style-name="ro1">
          <table:table-cell office:value-type="float" office:value="575035" table:style-name="ce1">
            <text:p>575035</text:p>
          </table:table-cell>
          <table:table-cell office:value-type="string" table:style-name="ce1">
            <text:p>nano</text:p>
          </table:table-cell>
          <table:table-cell office:value-type="float" office:value="3944481584.7207799" table:style-name="ce1">
            <text:p>3944481585</text:p>
          </table:table-cell>
          <table:table-cell table:number-columns-repeated="16381"/>
        </table:table-row>
        <table:table-row table:style-name="ro1">
          <table:table-cell office:value-type="float" office:value="953277" table:style-name="ce1">
            <text:p>953277</text:p>
          </table:table-cell>
          <table:table-cell office:value-type="string" table:style-name="ce1">
            <text:p>micro</text:p>
          </table:table-cell>
          <table:table-cell office:value-type="float" office:value="3995737721.9279208" table:style-name="ce1">
            <text:p>3995737722</text:p>
          </table:table-cell>
          <table:table-cell table:number-columns-repeated="16381"/>
        </table:table-row>
        <table:table-row table:style-name="ro1">
          <table:table-cell office:value-type="float" office:value="261676" table:style-name="ce1">
            <text:p>261676</text:p>
          </table:table-cell>
          <table:table-cell office:value-type="string" table:style-name="ce1">
            <text:p>mini</text:p>
          </table:table-cell>
          <table:table-cell office:value-type="float" office:value="3986508780.0389285" table:style-name="ce1">
            <text:p>3986508780</text:p>
          </table:table-cell>
          <table:table-cell table:number-columns-repeated="16381"/>
        </table:table-row>
        <table:table-row table:style-name="ro1">
          <table:table-cell office:value-type="float" office:value="219432" table:style-name="ce1">
            <text:p>219432</text:p>
          </table:table-cell>
          <table:table-cell office:value-type="string" table:style-name="ce1">
            <text:p>e</text:p>
          </table:table-cell>
          <table:table-cell office:value-type="float" office:value="3972568351.0034556" table:style-name="ce1">
            <text:p>3972568351</text:p>
          </table:table-cell>
          <table:table-cell table:number-columns-repeated="16381"/>
        </table:table-row>
        <table:table-row table:style-name="ro1">
          <table:table-cell office:value-type="float" office:value="302858" table:style-name="ce1">
            <text:p>302858</text:p>
          </table:table-cell>
          <table:table-cell office:value-type="string" table:style-name="ce1">
            <text:p>micro</text:p>
          </table:table-cell>
          <table:table-cell office:value-type="float" office:value="3978505877.2198138" table:style-name="ce1">
            <text:p>3978505877</text:p>
          </table:table-cell>
          <table:table-cell table:number-columns-repeated="16381"/>
        </table:table-row>
        <table:table-row table:style-name="ro1">
          <table:table-cell office:value-type="float" office:value="738181" table:style-name="ce1">
            <text:p>738181</text:p>
          </table:table-cell>
          <table:table-cell office:value-type="string" table:style-name="ce1">
            <text:p>mini</text:p>
          </table:table-cell>
          <table:table-cell office:value-type="float" office:value="3944646912.4875784" table:style-name="ce1">
            <text:p>3944646912</text:p>
          </table:table-cell>
          <table:table-cell table:number-columns-repeated="16381"/>
        </table:table-row>
        <table:table-row table:style-name="ro1">
          <table:table-cell office:value-type="float" office:value="487296" table:style-name="ce1">
            <text:p>487296</text:p>
          </table:table-cell>
          <table:table-cell office:value-type="string" table:style-name="ce1">
            <text:p>nano</text:p>
          </table:table-cell>
          <table:table-cell office:value-type="float" office:value="3961058476.8035231" table:style-name="ce1">
            <text:p>3961058477</text:p>
          </table:table-cell>
          <table:table-cell table:number-columns-repeated="16381"/>
        </table:table-row>
        <table:table-row table:style-name="ro1">
          <table:table-cell office:value-type="float" office:value="64413" table:style-name="ce1">
            <text:p>64413</text:p>
          </table:table-cell>
          <table:table-cell office:value-type="string" table:style-name="ce1">
            <text:p>e</text:p>
          </table:table-cell>
          <table:table-cell office:value-type="float" office:value="3951806458.0635557" table:style-name="ce1">
            <text:p>3951806458</text:p>
          </table:table-cell>
          <table:table-cell table:number-columns-repeated="16381"/>
        </table:table-row>
        <table:table-row table:style-name="ro1">
          <table:table-cell office:value-type="float" office:value="229798" table:style-name="ce1">
            <text:p>229798</text:p>
          </table:table-cell>
          <table:table-cell office:value-type="string" table:style-name="ce1">
            <text:p>mini</text:p>
          </table:table-cell>
          <table:table-cell office:value-type="float" office:value="3955614268.7467694" table:style-name="ce1">
            <text:p>3955614269</text:p>
          </table:table-cell>
          <table:table-cell table:number-columns-repeated="16381"/>
        </table:table-row>
        <table:table-row table:style-name="ro1">
          <table:table-cell office:value-type="float" office:value="534229" table:style-name="ce1">
            <text:p>534229</text:p>
          </table:table-cell>
          <table:table-cell office:value-type="string" table:style-name="ce1">
            <text:p>nano</text:p>
          </table:table-cell>
          <table:table-cell office:value-type="float" office:value="3933351164.467545" table:style-name="ce1">
            <text:p>3933351164</text:p>
          </table:table-cell>
          <table:table-cell table:number-columns-repeated="16381"/>
        </table:table-row>
        <table:table-row table:style-name="ro1">
          <table:table-cell office:value-type="float" office:value="170917" table:style-name="ce1">
            <text:p>170917</text:p>
          </table:table-cell>
          <table:table-cell office:value-type="string" table:style-name="ce1">
            <text:p>micro</text:p>
          </table:table-cell>
          <table:table-cell office:value-type="float" office:value="3943944596.0838451" table:style-name="ce1">
            <text:p>3943944596</text:p>
          </table:table-cell>
          <table:table-cell table:number-columns-repeated="16381"/>
        </table:table-row>
        <table:table-row table:style-name="ro1">
          <table:table-cell office:value-type="float" office:value="290275" table:style-name="ce1">
            <text:p>290275</text:p>
          </table:table-cell>
          <table:table-cell office:value-type="string" table:style-name="ce1">
            <text:p>e</text:p>
          </table:table-cell>
          <table:table-cell office:value-type="float" office:value="3941808169.6473346" table:style-name="ce1">
            <text:p>3941808170</text:p>
          </table:table-cell>
          <table:table-cell table:number-columns-repeated="16381"/>
        </table:table-row>
        <table:table-row table:style-name="ro1">
          <table:table-cell office:value-type="float" office:value="689227" table:style-name="ce1">
            <text:p>689227</text:p>
          </table:table-cell>
          <table:table-cell office:value-type="string" table:style-name="ce1">
            <text:p>micro</text:p>
          </table:table-cell>
          <table:table-cell office:value-type="float" office:value="3957470744.6327815" table:style-name="ce1">
            <text:p>3957470745</text:p>
          </table:table-cell>
          <table:table-cell table:number-columns-repeated="16381"/>
        </table:table-row>
        <table:table-row table:style-name="ro1">
          <table:table-cell office:value-type="float" office:value="551478" table:style-name="ce1">
            <text:p>551478</text:p>
          </table:table-cell>
          <table:table-cell office:value-type="string" table:style-name="ce1">
            <text:p>nano</text:p>
          </table:table-cell>
          <table:table-cell office:value-type="float" office:value="3937318793.8202329" table:style-name="ce1">
            <text:p>3937318794</text:p>
          </table:table-cell>
          <table:table-cell table:number-columns-repeated="16381"/>
        </table:table-row>
        <table:table-row table:style-name="ro1">
          <table:table-cell office:value-type="float" office:value="35722" table:style-name="ce1">
            <text:p>35722</text:p>
          </table:table-cell>
          <table:table-cell office:value-type="string" table:style-name="ce1">
            <text:p>mini</text:p>
          </table:table-cell>
          <table:table-cell office:value-type="float" office:value="3958479527.3875327" table:style-name="ce1">
            <text:p>3958479527</text:p>
          </table:table-cell>
          <table:table-cell table:number-columns-repeated="16381"/>
        </table:table-row>
        <table:table-row table:style-name="ro1">
          <table:table-cell office:value-type="float" office:value="830056" table:style-name="ce1">
            <text:p>830056</text:p>
          </table:table-cell>
          <table:table-cell office:value-type="string" table:style-name="ce1">
            <text:p>e</text:p>
          </table:table-cell>
          <table:table-cell office:value-type="float" office:value="3951379257.0108809" table:style-name="ce1">
            <text:p>3951379257</text:p>
          </table:table-cell>
          <table:table-cell table:number-columns-repeated="16381"/>
        </table:table-row>
        <table:table-row table:style-name="ro1">
          <table:table-cell office:value-type="float" office:value="232546" table:style-name="ce1">
            <text:p>232546</text:p>
          </table:table-cell>
          <table:table-cell office:value-type="string" table:style-name="ce1">
            <text:p>micro</text:p>
          </table:table-cell>
          <table:table-cell office:value-type="float" office:value="3930706428.7832737" table:style-name="ce1">
            <text:p>3930706429</text:p>
          </table:table-cell>
          <table:table-cell table:number-columns-repeated="16381"/>
        </table:table-row>
        <table:table-row table:style-name="ro1">
          <table:table-cell office:value-type="float" office:value="639038" table:style-name="ce1">
            <text:p>639038</text:p>
          </table:table-cell>
          <table:table-cell office:value-type="string" table:style-name="ce1">
            <text:p>nano</text:p>
          </table:table-cell>
          <table:table-cell office:value-type="float" office:value="3991102920.4201221" table:style-name="ce1">
            <text:p>3991102920</text:p>
          </table:table-cell>
          <table:table-cell table:number-columns-repeated="16381"/>
        </table:table-row>
        <table:table-row table:style-name="ro1">
          <table:table-cell office:value-type="float" office:value="813446" table:style-name="ce1">
            <text:p>813446</text:p>
          </table:table-cell>
          <table:table-cell office:value-type="string" table:style-name="ce1">
            <text:p>mini</text:p>
          </table:table-cell>
          <table:table-cell office:value-type="float" office:value="3953676364.8300095" table:style-name="ce1">
            <text:p>3953676365</text:p>
          </table:table-cell>
          <table:table-cell table:number-columns-repeated="16381"/>
        </table:table-row>
        <table:table-row table:style-name="ro1">
          <table:table-cell office:value-type="float" office:value="251589" table:style-name="ce1">
            <text:p>251589</text:p>
          </table:table-cell>
          <table:table-cell office:value-type="string" table:style-name="ce1">
            <text:p>e</text:p>
          </table:table-cell>
          <table:table-cell office:value-type="float" office:value="3987563202.8641434" table:style-name="ce1">
            <text:p>3987563203</text:p>
          </table:table-cell>
          <table:table-cell table:number-columns-repeated="16381"/>
        </table:table-row>
        <table:table-row table:style-name="ro1">
          <table:table-cell office:value-type="float" office:value="770162" table:style-name="ce1">
            <text:p>770162</text:p>
          </table:table-cell>
          <table:table-cell office:value-type="string" table:style-name="ce1">
            <text:p>nano</text:p>
          </table:table-cell>
          <table:table-cell office:value-type="float" office:value="3966469936.6744599" table:style-name="ce1">
            <text:p>3966469937</text:p>
          </table:table-cell>
          <table:table-cell table:number-columns-repeated="16381"/>
        </table:table-row>
        <table:table-row table:style-name="ro1">
          <table:table-cell office:value-type="float" office:value="71654" table:style-name="ce1">
            <text:p>71654</text:p>
          </table:table-cell>
          <table:table-cell office:value-type="string" table:style-name="ce1">
            <text:p>micro</text:p>
          </table:table-cell>
          <table:table-cell office:value-type="float" office:value="3954909477.8090363" table:style-name="ce1">
            <text:p>3954909478</text:p>
          </table:table-cell>
          <table:table-cell table:number-columns-repeated="16381"/>
        </table:table-row>
        <table:table-row table:style-name="ro1">
          <table:table-cell office:value-type="float" office:value="494812" table:style-name="ce1">
            <text:p>494812</text:p>
          </table:table-cell>
          <table:table-cell office:value-type="string" table:style-name="ce1">
            <text:p>nano</text:p>
          </table:table-cell>
          <table:table-cell office:value-type="float" office:value="3948724365.5792832" table:style-name="ce1">
            <text:p>3948724366</text:p>
          </table:table-cell>
          <table:table-cell table:number-columns-repeated="16381"/>
        </table:table-row>
        <table:table-row table:style-name="ro1">
          <table:table-cell office:value-type="float" office:value="989316" table:style-name="ce1">
            <text:p>989316</text:p>
          </table:table-cell>
          <table:table-cell office:value-type="string" table:style-name="ce1">
            <text:p>nano</text:p>
          </table:table-cell>
          <table:table-cell office:value-type="float" office:value="3961745019.2316303" table:style-name="ce1">
            <text:p>3961745019</text:p>
          </table:table-cell>
          <table:table-cell table:number-columns-repeated="16381"/>
        </table:table-row>
        <table:table-row table:style-name="ro1">
          <table:table-cell office:value-type="float" office:value="644447" table:style-name="ce1">
            <text:p>644447</text:p>
          </table:table-cell>
          <table:table-cell office:value-type="string" table:style-name="ce1">
            <text:p>micro</text:p>
          </table:table-cell>
          <table:table-cell office:value-type="float" office:value="3936180812.8031874" table:style-name="ce1">
            <text:p>3936180813</text:p>
          </table:table-cell>
          <table:table-cell table:number-columns-repeated="16381"/>
        </table:table-row>
        <table:table-row table:style-name="ro1">
          <table:table-cell office:value-type="float" office:value="263096" table:style-name="ce1">
            <text:p>263096</text:p>
          </table:table-cell>
          <table:table-cell office:value-type="string" table:style-name="ce1">
            <text:p>mini</text:p>
          </table:table-cell>
          <table:table-cell office:value-type="float" office:value="3936947445.8902612" table:style-name="ce1">
            <text:p>3936947446</text:p>
          </table:table-cell>
          <table:table-cell table:number-columns-repeated="16381"/>
        </table:table-row>
        <table:table-row table:style-name="ro1">
          <table:table-cell office:value-type="float" office:value="367334" table:style-name="ce1">
            <text:p>367334</text:p>
          </table:table-cell>
          <table:table-cell office:value-type="string" table:style-name="ce1">
            <text:p>e</text:p>
          </table:table-cell>
          <table:table-cell office:value-type="float" office:value="3996617991.9381313" table:style-name="ce1">
            <text:p>3996617992</text:p>
          </table:table-cell>
          <table:table-cell table:number-columns-repeated="16381"/>
        </table:table-row>
        <table:table-row table:style-name="ro1">
          <table:table-cell office:value-type="float" office:value="201742" table:style-name="ce1">
            <text:p>201742</text:p>
          </table:table-cell>
          <table:table-cell office:value-type="string" table:style-name="ce1">
            <text:p>micro</text:p>
          </table:table-cell>
          <table:table-cell office:value-type="float" office:value="3963489846.3161316" table:style-name="ce1">
            <text:p>3963489846</text:p>
          </table:table-cell>
          <table:table-cell table:number-columns-repeated="16381"/>
        </table:table-row>
        <table:table-row table:style-name="ro1">
          <table:table-cell office:value-type="float" office:value="778083" table:style-name="ce1">
            <text:p>778083</text:p>
          </table:table-cell>
          <table:table-cell office:value-type="string" table:style-name="ce1">
            <text:p>mini</text:p>
          </table:table-cell>
          <table:table-cell office:value-type="float" office:value="3980277611.0601611" table:style-name="ce1">
            <text:p>3980277611</text:p>
          </table:table-cell>
          <table:table-cell table:number-columns-repeated="16381"/>
        </table:table-row>
        <table:table-row table:style-name="ro1">
          <table:table-cell office:value-type="float" office:value="218231" table:style-name="ce1">
            <text:p>218231</text:p>
          </table:table-cell>
          <table:table-cell office:value-type="string" table:style-name="ce1">
            <text:p>nano</text:p>
          </table:table-cell>
          <table:table-cell office:value-type="float" office:value="3997599436.9797611" table:style-name="ce1">
            <text:p>3997599437</text:p>
          </table:table-cell>
          <table:table-cell table:number-columns-repeated="16381"/>
        </table:table-row>
        <table:table-row table:style-name="ro1">
          <table:table-cell office:value-type="float" office:value="666534" table:style-name="ce1">
            <text:p>666534</text:p>
          </table:table-cell>
          <table:table-cell office:value-type="string" table:style-name="ce1">
            <text:p>e</text:p>
          </table:table-cell>
          <table:table-cell office:value-type="float" office:value="3949235829.3593574" table:style-name="ce1">
            <text:p>3949235829</text:p>
          </table:table-cell>
          <table:table-cell table:number-columns-repeated="16381"/>
        </table:table-row>
        <table:table-row table:style-name="ro1">
          <table:table-cell office:value-type="float" office:value="868971" table:style-name="ce1">
            <text:p>868971</text:p>
          </table:table-cell>
          <table:table-cell office:value-type="string" table:style-name="ce1">
            <text:p>mini</text:p>
          </table:table-cell>
          <table:table-cell office:value-type="float" office:value="3938181268.6673064" table:style-name="ce1">
            <text:p>3938181269</text:p>
          </table:table-cell>
          <table:table-cell table:number-columns-repeated="16381"/>
        </table:table-row>
        <table:table-row table:style-name="ro1">
          <table:table-cell office:value-type="float" office:value="274819" table:style-name="ce1">
            <text:p>274819</text:p>
          </table:table-cell>
          <table:table-cell office:value-type="string" table:style-name="ce1">
            <text:p>nano</text:p>
          </table:table-cell>
          <table:table-cell office:value-type="float" office:value="3975825874.0080628" table:style-name="ce1">
            <text:p>3975825874</text:p>
          </table:table-cell>
          <table:table-cell table:number-columns-repeated="16381"/>
        </table:table-row>
        <table:table-row table:style-name="ro1">
          <table:table-cell office:value-type="float" office:value="669908" table:style-name="ce1">
            <text:p>669908</text:p>
          </table:table-cell>
          <table:table-cell office:value-type="string" table:style-name="ce1">
            <text:p>micro</text:p>
          </table:table-cell>
          <table:table-cell office:value-type="float" office:value="3933305199.8854394" table:style-name="ce1">
            <text:p>3933305200</text:p>
          </table:table-cell>
          <table:table-cell table:number-columns-repeated="16381"/>
        </table:table-row>
        <table:table-row table:style-name="ro1">
          <table:table-cell office:value-type="float" office:value="419723" table:style-name="ce1">
            <text:p>419723</text:p>
          </table:table-cell>
          <table:table-cell office:value-type="string" table:style-name="ce1">
            <text:p>e</text:p>
          </table:table-cell>
          <table:table-cell office:value-type="float" office:value="3992887565.6138425" table:style-name="ce1">
            <text:p>3992887566</text:p>
          </table:table-cell>
          <table:table-cell table:number-columns-repeated="16381"/>
        </table:table-row>
        <table:table-row table:style-name="ro1">
          <table:table-cell office:value-type="float" office:value="634951" table:style-name="ce1">
            <text:p>634951</text:p>
          </table:table-cell>
          <table:table-cell office:value-type="string" table:style-name="ce1">
            <text:p>micro</text:p>
          </table:table-cell>
          <table:table-cell office:value-type="float" office:value="3933802580.9420109" table:style-name="ce1">
            <text:p>3933802581</text:p>
          </table:table-cell>
          <table:table-cell table:number-columns-repeated="16381"/>
        </table:table-row>
        <table:table-row table:style-name="ro1">
          <table:table-cell office:value-type="float" office:value="465103" table:style-name="ce1">
            <text:p>465103</text:p>
          </table:table-cell>
          <table:table-cell office:value-type="string" table:style-name="ce1">
            <text:p>nano</text:p>
          </table:table-cell>
          <table:table-cell office:value-type="float" office:value="3956701533.3523121" table:style-name="ce1">
            <text:p>3956701533</text:p>
          </table:table-cell>
          <table:table-cell table:number-columns-repeated="16381"/>
        </table:table-row>
        <table:table-row table:style-name="ro1">
          <table:table-cell office:value-type="float" office:value="392833" table:style-name="ce1">
            <text:p>392833</text:p>
          </table:table-cell>
          <table:table-cell office:value-type="string" table:style-name="ce1">
            <text:p>mini</text:p>
          </table:table-cell>
          <table:table-cell office:value-type="float" office:value="3949124346.3171234" table:style-name="ce1">
            <text:p>3949124346</text:p>
          </table:table-cell>
          <table:table-cell table:number-columns-repeated="16381"/>
        </table:table-row>
        <table:table-row table:style-name="ro1">
          <table:table-cell office:value-type="float" office:value="861250" table:style-name="ce1">
            <text:p>861250</text:p>
          </table:table-cell>
          <table:table-cell office:value-type="string" table:style-name="ce1">
            <text:p>e</text:p>
          </table:table-cell>
          <table:table-cell office:value-type="float" office:value="3970738265.64252" table:style-name="ce1">
            <text:p>3970738266</text:p>
          </table:table-cell>
          <table:table-cell table:number-columns-repeated="16381"/>
        </table:table-row>
        <table:table-row table:style-name="ro1">
          <table:table-cell office:value-type="float" office:value="509817" table:style-name="ce1">
            <text:p>509817</text:p>
          </table:table-cell>
          <table:table-cell office:value-type="string" table:style-name="ce1">
            <text:p>micro</text:p>
          </table:table-cell>
          <table:table-cell office:value-type="float" office:value="3995008206.0517144" table:style-name="ce1">
            <text:p>3995008206</text:p>
          </table:table-cell>
          <table:table-cell table:number-columns-repeated="16381"/>
        </table:table-row>
        <table:table-row table:style-name="ro1">
          <table:table-cell office:value-type="float" office:value="939793" table:style-name="ce1">
            <text:p>939793</text:p>
          </table:table-cell>
          <table:table-cell office:value-type="string" table:style-name="ce1">
            <text:p>nano</text:p>
          </table:table-cell>
          <table:table-cell office:value-type="float" office:value="3956622754.6025991" table:style-name="ce1">
            <text:p>3956622755</text:p>
          </table:table-cell>
          <table:table-cell table:number-columns-repeated="16381"/>
        </table:table-row>
        <table:table-row table:style-name="ro1">
          <table:table-cell office:value-type="float" office:value="232020" table:style-name="ce1">
            <text:p>232020</text:p>
          </table:table-cell>
          <table:table-cell office:value-type="string" table:style-name="ce1">
            <text:p>mini</text:p>
          </table:table-cell>
          <table:table-cell office:value-type="float" office:value="3980984592.5888147" table:style-name="ce1">
            <text:p>3980984593</text:p>
          </table:table-cell>
          <table:table-cell table:number-columns-repeated="16381"/>
        </table:table-row>
        <table:table-row table:style-name="ro1">
          <table:table-cell office:value-type="float" office:value="525945" table:style-name="ce1">
            <text:p>525945</text:p>
          </table:table-cell>
          <table:table-cell office:value-type="string" table:style-name="ce1">
            <text:p>e</text:p>
          </table:table-cell>
          <table:table-cell office:value-type="float" office:value="3953720453.5317149" table:style-name="ce1">
            <text:p>3953720454</text:p>
          </table:table-cell>
          <table:table-cell table:number-columns-repeated="16381"/>
        </table:table-row>
        <table:table-row table:style-name="ro1">
          <table:table-cell office:value-type="float" office:value="477881" table:style-name="ce1">
            <text:p>477881</text:p>
          </table:table-cell>
          <table:table-cell office:value-type="string" table:style-name="ce1">
            <text:p>nano</text:p>
          </table:table-cell>
          <table:table-cell office:value-type="float" office:value="3962699210.4692535" table:style-name="ce1">
            <text:p>3962699210</text:p>
          </table:table-cell>
          <table:table-cell table:number-columns-repeated="16381"/>
        </table:table-row>
        <table:table-row table:style-name="ro1">
          <table:table-cell office:value-type="float" office:value="884248" table:style-name="ce1">
            <text:p>884248</text:p>
          </table:table-cell>
          <table:table-cell office:value-type="string" table:style-name="ce1">
            <text:p>micro</text:p>
          </table:table-cell>
          <table:table-cell office:value-type="float" office:value="3975077909.4626927" table:style-name="ce1">
            <text:p>3975077909</text:p>
          </table:table-cell>
          <table:table-cell table:number-columns-repeated="16381"/>
        </table:table-row>
        <table:table-row table:style-name="ro1">
          <table:table-cell office:value-type="float" office:value="221832" table:style-name="ce1">
            <text:p>221832</text:p>
          </table:table-cell>
          <table:table-cell office:value-type="string" table:style-name="ce1">
            <text:p>nano</text:p>
          </table:table-cell>
          <table:table-cell office:value-type="float" office:value="3989396644.2582293" table:style-name="ce1">
            <text:p>3989396644</text:p>
          </table:table-cell>
          <table:table-cell table:number-columns-repeated="16381"/>
        </table:table-row>
        <table:table-row table:style-name="ro1">
          <table:table-cell office:value-type="float" office:value="913136" table:style-name="ce1">
            <text:p>913136</text:p>
          </table:table-cell>
          <table:table-cell office:value-type="string" table:style-name="ce1">
            <text:p>nano</text:p>
          </table:table-cell>
          <table:table-cell office:value-type="float" office:value="3939508408.8502111" table:style-name="ce1">
            <text:p>3939508409</text:p>
          </table:table-cell>
          <table:table-cell table:number-columns-repeated="16381"/>
        </table:table-row>
        <table:table-row table:style-name="ro1">
          <table:table-cell office:value-type="float" office:value="39052" table:style-name="ce1">
            <text:p>39052</text:p>
          </table:table-cell>
          <table:table-cell office:value-type="string" table:style-name="ce1">
            <text:p>micro</text:p>
          </table:table-cell>
          <table:table-cell office:value-type="float" office:value="3992008806.9126916" table:style-name="ce1">
            <text:p>3992008807</text:p>
          </table:table-cell>
          <table:table-cell table:number-columns-repeated="16381"/>
        </table:table-row>
        <table:table-row table:style-name="ro1">
          <table:table-cell office:value-type="float" office:value="59373" table:style-name="ce1">
            <text:p>59373</text:p>
          </table:table-cell>
          <table:table-cell office:value-type="string" table:style-name="ce1">
            <text:p>mini</text:p>
          </table:table-cell>
          <table:table-cell office:value-type="float" office:value="3949696009.6486673" table:style-name="ce1">
            <text:p>3949696010</text:p>
          </table:table-cell>
          <table:table-cell table:number-columns-repeated="16381"/>
        </table:table-row>
        <table:table-row table:style-name="ro1">
          <table:table-cell office:value-type="float" office:value="558669" table:style-name="ce1">
            <text:p>558669</text:p>
          </table:table-cell>
          <table:table-cell office:value-type="string" table:style-name="ce1">
            <text:p>e</text:p>
          </table:table-cell>
          <table:table-cell office:value-type="float" office:value="3941561762.6963491" table:style-name="ce1">
            <text:p>3941561763</text:p>
          </table:table-cell>
          <table:table-cell table:number-columns-repeated="16381"/>
        </table:table-row>
        <table:table-row table:style-name="ro1">
          <table:table-cell office:value-type="float" office:value="322900" table:style-name="ce1">
            <text:p>322900</text:p>
          </table:table-cell>
          <table:table-cell office:value-type="string" table:style-name="ce1">
            <text:p>micro</text:p>
          </table:table-cell>
          <table:table-cell office:value-type="float" office:value="3949147741.7152781" table:style-name="ce1">
            <text:p>3949147742</text:p>
          </table:table-cell>
          <table:table-cell table:number-columns-repeated="16381"/>
        </table:table-row>
        <table:table-row table:style-name="ro1">
          <table:table-cell office:value-type="float" office:value="365504" table:style-name="ce1">
            <text:p>365504</text:p>
          </table:table-cell>
          <table:table-cell office:value-type="string" table:style-name="ce1">
            <text:p>mini</text:p>
          </table:table-cell>
          <table:table-cell office:value-type="float" office:value="3974478693.5268636" table:style-name="ce1">
            <text:p>3974478694</text:p>
          </table:table-cell>
          <table:table-cell table:number-columns-repeated="16381"/>
        </table:table-row>
        <table:table-row table:style-name="ro1">
          <table:table-cell office:value-type="float" office:value="2969" table:style-name="ce1">
            <text:p>2969</text:p>
          </table:table-cell>
          <table:table-cell office:value-type="string" table:style-name="ce1">
            <text:p>nano</text:p>
          </table:table-cell>
          <table:table-cell office:value-type="float" office:value="3965961459.8797398" table:style-name="ce1">
            <text:p>3965961460</text:p>
          </table:table-cell>
          <table:table-cell table:number-columns-repeated="16381"/>
        </table:table-row>
        <table:table-row table:style-name="ro1">
          <table:table-cell office:value-type="float" office:value="751607" table:style-name="ce1">
            <text:p>751607</text:p>
          </table:table-cell>
          <table:table-cell office:value-type="string" table:style-name="ce1">
            <text:p>e</text:p>
          </table:table-cell>
          <table:table-cell office:value-type="float" office:value="3959405752.8664126" table:style-name="ce1">
            <text:p>3959405753</text:p>
          </table:table-cell>
          <table:table-cell table:number-columns-repeated="16381"/>
        </table:table-row>
        <table:table-row table:style-name="ro1">
          <table:table-cell office:value-type="float" office:value="519688" table:style-name="ce1">
            <text:p>519688</text:p>
          </table:table-cell>
          <table:table-cell office:value-type="string" table:style-name="ce1">
            <text:p>mini</text:p>
          </table:table-cell>
          <table:table-cell office:value-type="float" office:value="3973882776.9767904" table:style-name="ce1">
            <text:p>3973882777</text:p>
          </table:table-cell>
          <table:table-cell table:number-columns-repeated="16381"/>
        </table:table-row>
        <table:table-row table:style-name="ro1">
          <table:table-cell office:value-type="float" office:value="231360" table:style-name="ce1">
            <text:p>231360</text:p>
          </table:table-cell>
          <table:table-cell office:value-type="string" table:style-name="ce1">
            <text:p>nano</text:p>
          </table:table-cell>
          <table:table-cell office:value-type="float" office:value="3950402296.7368708" table:style-name="ce1">
            <text:p>3950402297</text:p>
          </table:table-cell>
          <table:table-cell table:number-columns-repeated="16381"/>
        </table:table-row>
        <table:table-row table:style-name="ro1">
          <table:table-cell office:value-type="float" office:value="518686" table:style-name="ce1">
            <text:p>518686</text:p>
          </table:table-cell>
          <table:table-cell office:value-type="string" table:style-name="ce1">
            <text:p>micro</text:p>
          </table:table-cell>
          <table:table-cell office:value-type="float" office:value="3998245942.9111962" table:style-name="ce1">
            <text:p>3998245943</text:p>
          </table:table-cell>
          <table:table-cell table:number-columns-repeated="16381"/>
        </table:table-row>
        <table:table-row table:style-name="ro1">
          <table:table-cell office:value-type="float" office:value="639645" table:style-name="ce1">
            <text:p>639645</text:p>
          </table:table-cell>
          <table:table-cell office:value-type="string" table:style-name="ce1">
            <text:p>e</text:p>
          </table:table-cell>
          <table:table-cell office:value-type="float" office:value="3981107639.6934905" table:style-name="ce1">
            <text:p>3981107640</text:p>
          </table:table-cell>
          <table:table-cell table:number-columns-repeated="16381"/>
        </table:table-row>
        <table:table-row table:style-name="ro1">
          <table:table-cell office:value-type="float" office:value="192858" table:style-name="ce1">
            <text:p>192858</text:p>
          </table:table-cell>
          <table:table-cell office:value-type="string" table:style-name="ce1">
            <text:p>micro</text:p>
          </table:table-cell>
          <table:table-cell office:value-type="float" office:value="3963198959.6626239" table:style-name="ce1">
            <text:p>3963198960</text:p>
          </table:table-cell>
          <table:table-cell table:number-columns-repeated="16381"/>
        </table:table-row>
        <table:table-row table:style-name="ro1">
          <table:table-cell office:value-type="float" office:value="51842" table:style-name="ce1">
            <text:p>51842</text:p>
          </table:table-cell>
          <table:table-cell office:value-type="string" table:style-name="ce1">
            <text:p>nano</text:p>
          </table:table-cell>
          <table:table-cell office:value-type="float" office:value="3976193524.9107246" table:style-name="ce1">
            <text:p>3976193525</text:p>
          </table:table-cell>
          <table:table-cell table:number-columns-repeated="16381"/>
        </table:table-row>
        <table:table-row table:style-name="ro1">
          <table:table-cell office:value-type="float" office:value="759200" table:style-name="ce1">
            <text:p>759200</text:p>
          </table:table-cell>
          <table:table-cell office:value-type="string" table:style-name="ce1">
            <text:p>mini</text:p>
          </table:table-cell>
          <table:table-cell office:value-type="float" office:value="3976251563.3152356" table:style-name="ce1">
            <text:p>3976251563</text:p>
          </table:table-cell>
          <table:table-cell table:number-columns-repeated="16381"/>
        </table:table-row>
        <table:table-row table:style-name="ro1">
          <table:table-cell office:value-type="float" office:value="348894" table:style-name="ce1">
            <text:p>348894</text:p>
          </table:table-cell>
          <table:table-cell office:value-type="string" table:style-name="ce1">
            <text:p>e</text:p>
          </table:table-cell>
          <table:table-cell office:value-type="float" office:value="3939422914.1607714" table:style-name="ce1">
            <text:p>3939422914</text:p>
          </table:table-cell>
          <table:table-cell table:number-columns-repeated="16381"/>
        </table:table-row>
        <table:table-row table:style-name="ro1">
          <table:table-cell office:value-type="float" office:value="436567" table:style-name="ce1">
            <text:p>436567</text:p>
          </table:table-cell>
          <table:table-cell office:value-type="string" table:style-name="ce1">
            <text:p>micro</text:p>
          </table:table-cell>
          <table:table-cell office:value-type="float" office:value="3969317326.6415939" table:style-name="ce1">
            <text:p>3969317327</text:p>
          </table:table-cell>
          <table:table-cell table:number-columns-repeated="16381"/>
        </table:table-row>
        <table:table-row table:style-name="ro1">
          <table:table-cell office:value-type="float" office:value="822154" table:style-name="ce1">
            <text:p>822154</text:p>
          </table:table-cell>
          <table:table-cell office:value-type="string" table:style-name="ce1">
            <text:p>nano</text:p>
          </table:table-cell>
          <table:table-cell office:value-type="float" office:value="3936217755.5284467" table:style-name="ce1">
            <text:p>3936217756</text:p>
          </table:table-cell>
          <table:table-cell table:number-columns-repeated="16381"/>
        </table:table-row>
        <table:table-row table:style-name="ro1">
          <table:table-cell office:value-type="float" office:value="279165" table:style-name="ce1">
            <text:p>279165</text:p>
          </table:table-cell>
          <table:table-cell office:value-type="string" table:style-name="ce1">
            <text:p>mini</text:p>
          </table:table-cell>
          <table:table-cell office:value-type="float" office:value="3938853412.3790751" table:style-name="ce1">
            <text:p>3938853412</text:p>
          </table:table-cell>
          <table:table-cell table:number-columns-repeated="16381"/>
        </table:table-row>
        <table:table-row table:style-name="ro1">
          <table:table-cell office:value-type="float" office:value="693542" table:style-name="ce1">
            <text:p>693542</text:p>
          </table:table-cell>
          <table:table-cell office:value-type="string" table:style-name="ce1">
            <text:p>e</text:p>
          </table:table-cell>
          <table:table-cell office:value-type="float" office:value="3976318751.6228657" table:style-name="ce1">
            <text:p>3976318752</text:p>
          </table:table-cell>
          <table:table-cell table:number-columns-repeated="16381"/>
        </table:table-row>
        <table:table-row table:style-name="ro1">
          <table:table-cell office:value-type="float" office:value="582843" table:style-name="ce1">
            <text:p>582843</text:p>
          </table:table-cell>
          <table:table-cell office:value-type="string" table:style-name="ce1">
            <text:p>nano</text:p>
          </table:table-cell>
          <table:table-cell office:value-type="float" office:value="3986505228.5034785" table:style-name="ce1">
            <text:p>3986505229</text:p>
          </table:table-cell>
          <table:table-cell table:number-columns-repeated="16381"/>
        </table:table-row>
        <table:table-row table:style-name="ro1">
          <table:table-cell office:value-type="float" office:value="311479" table:style-name="ce1">
            <text:p>311479</text:p>
          </table:table-cell>
          <table:table-cell office:value-type="string" table:style-name="ce1">
            <text:p>micro</text:p>
          </table:table-cell>
          <table:table-cell office:value-type="float" office:value="3953399846.3085051" table:style-name="ce1">
            <text:p>3953399846</text:p>
          </table:table-cell>
          <table:table-cell table:number-columns-repeated="16381"/>
        </table:table-row>
        <table:table-row table:style-name="ro1">
          <table:table-cell office:value-type="float" office:value="784591" table:style-name="ce1">
            <text:p>784591</text:p>
          </table:table-cell>
          <table:table-cell office:value-type="string" table:style-name="ce1">
            <text:p>nano</text:p>
          </table:table-cell>
          <table:table-cell office:value-type="float" office:value="3950916618.8249269" table:style-name="ce1">
            <text:p>3950916619</text:p>
          </table:table-cell>
          <table:table-cell table:number-columns-repeated="16381"/>
        </table:table-row>
        <table:table-row table:style-name="ro1">
          <table:table-cell office:value-type="float" office:value="588365" table:style-name="ce1">
            <text:p>588365</text:p>
          </table:table-cell>
          <table:table-cell office:value-type="string" table:style-name="ce1">
            <text:p>nano</text:p>
          </table:table-cell>
          <table:table-cell office:value-type="float" office:value="3993114617.5455222" table:style-name="ce1">
            <text:p>3993114618</text:p>
          </table:table-cell>
          <table:table-cell table:number-columns-repeated="16381"/>
        </table:table-row>
        <table:table-row table:style-name="ro1">
          <table:table-cell office:value-type="float" office:value="353288" table:style-name="ce1">
            <text:p>353288</text:p>
          </table:table-cell>
          <table:table-cell office:value-type="string" table:style-name="ce1">
            <text:p>micro</text:p>
          </table:table-cell>
          <table:table-cell office:value-type="float" office:value="3996784781.3666434" table:style-name="ce1">
            <text:p>3996784781</text:p>
          </table:table-cell>
          <table:table-cell table:number-columns-repeated="16381"/>
        </table:table-row>
        <table:table-row table:style-name="ro1">
          <table:table-cell office:value-type="float" office:value="282778" table:style-name="ce1">
            <text:p>282778</text:p>
          </table:table-cell>
          <table:table-cell office:value-type="string" table:style-name="ce1">
            <text:p>mini</text:p>
          </table:table-cell>
          <table:table-cell office:value-type="float" office:value="3990447914.3719873" table:style-name="ce1">
            <text:p>3990447914</text:p>
          </table:table-cell>
          <table:table-cell table:number-columns-repeated="16381"/>
        </table:table-row>
        <table:table-row table:style-name="ro1">
          <table:table-cell office:value-type="float" office:value="959104" table:style-name="ce1">
            <text:p>959104</text:p>
          </table:table-cell>
          <table:table-cell office:value-type="string" table:style-name="ce1">
            <text:p>e</text:p>
          </table:table-cell>
          <table:table-cell office:value-type="float" office:value="3940271482.1987071" table:style-name="ce1">
            <text:p>3940271482</text:p>
          </table:table-cell>
          <table:table-cell table:number-columns-repeated="16381"/>
        </table:table-row>
        <table:table-row table:style-name="ro1">
          <table:table-cell office:value-type="float" office:value="375816" table:style-name="ce1">
            <text:p>375816</text:p>
          </table:table-cell>
          <table:table-cell office:value-type="string" table:style-name="ce1">
            <text:p>micro</text:p>
          </table:table-cell>
          <table:table-cell office:value-type="float" office:value="3997893753.6654506" table:style-name="ce1">
            <text:p>3997893754</text:p>
          </table:table-cell>
          <table:table-cell table:number-columns-repeated="16381"/>
        </table:table-row>
        <table:table-row table:style-name="ro1">
          <table:table-cell office:value-type="float" office:value="664888" table:style-name="ce1">
            <text:p>664888</text:p>
          </table:table-cell>
          <table:table-cell office:value-type="string" table:style-name="ce1">
            <text:p>mini</text:p>
          </table:table-cell>
          <table:table-cell office:value-type="float" office:value="3955632134.7755766" table:style-name="ce1">
            <text:p>3955632135</text:p>
          </table:table-cell>
          <table:table-cell table:number-columns-repeated="16381"/>
        </table:table-row>
        <table:table-row table:style-name="ro1">
          <table:table-cell office:value-type="float" office:value="508818" table:style-name="ce1">
            <text:p>508818</text:p>
          </table:table-cell>
          <table:table-cell office:value-type="string" table:style-name="ce1">
            <text:p>nano</text:p>
          </table:table-cell>
          <table:table-cell office:value-type="float" office:value="3990471169.5450401" table:style-name="ce1">
            <text:p>3990471170</text:p>
          </table:table-cell>
          <table:table-cell table:number-columns-repeated="16381"/>
        </table:table-row>
        <table:table-row table:style-name="ro1">
          <table:table-cell office:value-type="float" office:value="83890" table:style-name="ce1">
            <text:p>83890</text:p>
          </table:table-cell>
          <table:table-cell office:value-type="string" table:style-name="ce1">
            <text:p>e</text:p>
          </table:table-cell>
          <table:table-cell office:value-type="float" office:value="3968473546.1795988" table:style-name="ce1">
            <text:p>3968473546</text:p>
          </table:table-cell>
          <table:table-cell table:number-columns-repeated="16381"/>
        </table:table-row>
        <table:table-row table:style-name="ro1">
          <table:table-cell office:value-type="float" office:value="812135" table:style-name="ce1">
            <text:p>812135</text:p>
          </table:table-cell>
          <table:table-cell office:value-type="string" table:style-name="ce1">
            <text:p>mini</text:p>
          </table:table-cell>
          <table:table-cell office:value-type="float" office:value="3952326135.6627278" table:style-name="ce1">
            <text:p>3952326136</text:p>
          </table:table-cell>
          <table:table-cell table:number-columns-repeated="16381"/>
        </table:table-row>
        <table:table-row table:style-name="ro1">
          <table:table-cell office:value-type="float" office:value="994386" table:style-name="ce1">
            <text:p>994386</text:p>
          </table:table-cell>
          <table:table-cell office:value-type="string" table:style-name="ce1">
            <text:p>nano</text:p>
          </table:table-cell>
          <table:table-cell office:value-type="float" office:value="3973204691.1481838" table:style-name="ce1">
            <text:p>3973204691</text:p>
          </table:table-cell>
          <table:table-cell table:number-columns-repeated="16381"/>
        </table:table-row>
        <table:table-row table:style-name="ro1">
          <table:table-cell office:value-type="float" office:value="605582" table:style-name="ce1">
            <text:p>605582</text:p>
          </table:table-cell>
          <table:table-cell office:value-type="string" table:style-name="ce1">
            <text:p>micro</text:p>
          </table:table-cell>
          <table:table-cell office:value-type="float" office:value="3948871835.8231645" table:style-name="ce1">
            <text:p>3948871836</text:p>
          </table:table-cell>
          <table:table-cell table:number-columns-repeated="16381"/>
        </table:table-row>
        <table:table-row table:style-name="ro1">
          <table:table-cell office:value-type="float" office:value="944414" table:style-name="ce1">
            <text:p>944414</text:p>
          </table:table-cell>
          <table:table-cell office:value-type="string" table:style-name="ce1">
            <text:p>e</text:p>
          </table:table-cell>
          <table:table-cell office:value-type="float" office:value="3950708239.319675" table:style-name="ce1">
            <text:p>3950708239</text:p>
          </table:table-cell>
          <table:table-cell table:number-columns-repeated="16381"/>
        </table:table-row>
        <table:table-row table:style-name="ro1">
          <table:table-cell office:value-type="float" office:value="115220" table:style-name="ce1">
            <text:p>115220</text:p>
          </table:table-cell>
          <table:table-cell office:value-type="string" table:style-name="ce1">
            <text:p>micro</text:p>
          </table:table-cell>
          <table:table-cell office:value-type="float" office:value="3948067766.6690526" table:style-name="ce1">
            <text:p>3948067767</text:p>
          </table:table-cell>
          <table:table-cell table:number-columns-repeated="16381"/>
        </table:table-row>
        <table:table-row table:style-name="ro1">
          <table:table-cell office:value-type="float" office:value="817162" table:style-name="ce1">
            <text:p>817162</text:p>
          </table:table-cell>
          <table:table-cell office:value-type="string" table:style-name="ce1">
            <text:p>nano</text:p>
          </table:table-cell>
          <table:table-cell office:value-type="float" office:value="3955707374.4368687" table:style-name="ce1">
            <text:p>3955707374</text:p>
          </table:table-cell>
          <table:table-cell table:number-columns-repeated="16381"/>
        </table:table-row>
        <table:table-row table:style-name="ro1">
          <table:table-cell office:value-type="float" office:value="198491" table:style-name="ce1">
            <text:p>198491</text:p>
          </table:table-cell>
          <table:table-cell office:value-type="string" table:style-name="ce1">
            <text:p>mini</text:p>
          </table:table-cell>
          <table:table-cell office:value-type="float" office:value="3983296987.7860117" table:style-name="ce1">
            <text:p>3983296988</text:p>
          </table:table-cell>
          <table:table-cell table:number-columns-repeated="16381"/>
        </table:table-row>
        <table:table-row table:style-name="ro1">
          <table:table-cell office:value-type="float" office:value="549956" table:style-name="ce1">
            <text:p>549956</text:p>
          </table:table-cell>
          <table:table-cell office:value-type="string" table:style-name="ce1">
            <text:p>e</text:p>
          </table:table-cell>
          <table:table-cell office:value-type="float" office:value="3937988736.9875093" table:style-name="ce1">
            <text:p>3937988737</text:p>
          </table:table-cell>
          <table:table-cell table:number-columns-repeated="16381"/>
        </table:table-row>
        <table:table-row table:style-name="ro1">
          <table:table-cell office:value-type="float" office:value="388538" table:style-name="ce1">
            <text:p>388538</text:p>
          </table:table-cell>
          <table:table-cell office:value-type="string" table:style-name="ce1">
            <text:p>micro</text:p>
          </table:table-cell>
          <table:table-cell office:value-type="float" office:value="3969900451.3744287" table:style-name="ce1">
            <text:p>3969900451</text:p>
          </table:table-cell>
          <table:table-cell table:number-columns-repeated="16381"/>
        </table:table-row>
        <table:table-row table:style-name="ro1">
          <table:table-cell office:value-type="float" office:value="760557" table:style-name="ce1">
            <text:p>760557</text:p>
          </table:table-cell>
          <table:table-cell office:value-type="string" table:style-name="ce1">
            <text:p>nano</text:p>
          </table:table-cell>
          <table:table-cell office:value-type="float" office:value="3959646912.1204057" table:style-name="ce1">
            <text:p>3959646912</text:p>
          </table:table-cell>
          <table:table-cell table:number-columns-repeated="16381"/>
        </table:table-row>
        <table:table-row table:style-name="ro1">
          <table:table-cell office:value-type="float" office:value="300408" table:style-name="ce1">
            <text:p>300408</text:p>
          </table:table-cell>
          <table:table-cell office:value-type="string" table:style-name="ce1">
            <text:p>mini</text:p>
          </table:table-cell>
          <table:table-cell office:value-type="float" office:value="3937739932.1135974" table:style-name="ce1">
            <text:p>3937739932</text:p>
          </table:table-cell>
          <table:table-cell table:number-columns-repeated="16381"/>
        </table:table-row>
        <table:table-row table:style-name="ro1">
          <table:table-cell office:value-type="float" office:value="435655" table:style-name="ce1">
            <text:p>435655</text:p>
          </table:table-cell>
          <table:table-cell office:value-type="string" table:style-name="ce1">
            <text:p>e</text:p>
          </table:table-cell>
          <table:table-cell office:value-type="float" office:value="3949490931.7955494" table:style-name="ce1">
            <text:p>3949490932</text:p>
          </table:table-cell>
          <table:table-cell table:number-columns-repeated="16381"/>
        </table:table-row>
        <table:table-row table:style-name="ro1">
          <table:table-cell office:value-type="float" office:value="441764" table:style-name="ce1">
            <text:p>441764</text:p>
          </table:table-cell>
          <table:table-cell office:value-type="string" table:style-name="ce1">
            <text:p>nano</text:p>
          </table:table-cell>
          <table:table-cell office:value-type="float" office:value="3944069450.3337493" table:style-name="ce1">
            <text:p>3944069450</text:p>
          </table:table-cell>
          <table:table-cell table:number-columns-repeated="16381"/>
        </table:table-row>
        <table:table-row table:style-name="ro1">
          <table:table-cell office:value-type="float" office:value="114992" table:style-name="ce1">
            <text:p>114992</text:p>
          </table:table-cell>
          <table:table-cell office:value-type="string" table:style-name="ce1">
            <text:p>micro</text:p>
          </table:table-cell>
          <table:table-cell office:value-type="float" office:value="3951302282.5785708" table:style-name="ce1">
            <text:p>3951302283</text:p>
          </table:table-cell>
          <table:table-cell table:number-columns-repeated="16381"/>
        </table:table-row>
        <table:table-row table:style-name="ro1">
          <table:table-cell office:value-type="float" office:value="147615" table:style-name="ce1">
            <text:p>147615</text:p>
          </table:table-cell>
          <table:table-cell office:value-type="string" table:style-name="ce1">
            <text:p>nano</text:p>
          </table:table-cell>
          <table:table-cell office:value-type="float" office:value="3931678535.3012323" table:style-name="ce1">
            <text:p>3931678535</text:p>
          </table:table-cell>
          <table:table-cell table:number-columns-repeated="16381"/>
        </table:table-row>
        <table:table-row table:style-name="ro1">
          <table:table-cell office:value-type="float" office:value="496795" table:style-name="ce1">
            <text:p>496795</text:p>
          </table:table-cell>
          <table:table-cell office:value-type="string" table:style-name="ce1">
            <text:p>nano</text:p>
          </table:table-cell>
          <table:table-cell office:value-type="float" office:value="3984565462.3588481" table:style-name="ce1">
            <text:p>3984565462</text:p>
          </table:table-cell>
          <table:table-cell table:number-columns-repeated="16381"/>
        </table:table-row>
        <table:table-row table:style-name="ro1">
          <table:table-cell office:value-type="float" office:value="308851" table:style-name="ce1">
            <text:p>308851</text:p>
          </table:table-cell>
          <table:table-cell office:value-type="string" table:style-name="ce1">
            <text:p>micro</text:p>
          </table:table-cell>
          <table:table-cell office:value-type="float" office:value="3934017076.5445509" table:style-name="ce1">
            <text:p>3934017077</text:p>
          </table:table-cell>
          <table:table-cell table:number-columns-repeated="16381"/>
        </table:table-row>
        <table:table-row table:style-name="ro1">
          <table:table-cell office:value-type="float" office:value="593036" table:style-name="ce1">
            <text:p>593036</text:p>
          </table:table-cell>
          <table:table-cell office:value-type="string" table:style-name="ce1">
            <text:p>mini</text:p>
          </table:table-cell>
          <table:table-cell office:value-type="float" office:value="3975743220.5315018" table:style-name="ce1">
            <text:p>3975743221</text:p>
          </table:table-cell>
          <table:table-cell table:number-columns-repeated="16381"/>
        </table:table-row>
        <table:table-row table:style-name="ro1">
          <table:table-cell office:value-type="float" office:value="959445" table:style-name="ce1">
            <text:p>959445</text:p>
          </table:table-cell>
          <table:table-cell office:value-type="string" table:style-name="ce1">
            <text:p>e</text:p>
          </table:table-cell>
          <table:table-cell office:value-type="float" office:value="3947666349.820519" table:style-name="ce1">
            <text:p>3947666350</text:p>
          </table:table-cell>
          <table:table-cell table:number-columns-repeated="16381"/>
        </table:table-row>
        <table:table-row table:style-name="ro1">
          <table:table-cell office:value-type="float" office:value="577215" table:style-name="ce1">
            <text:p>577215</text:p>
          </table:table-cell>
          <table:table-cell office:value-type="string" table:style-name="ce1">
            <text:p>micro</text:p>
          </table:table-cell>
          <table:table-cell office:value-type="float" office:value="3989138351.0286107" table:style-name="ce1">
            <text:p>3989138351</text:p>
          </table:table-cell>
          <table:table-cell table:number-columns-repeated="16381"/>
        </table:table-row>
        <table:table-row table:style-name="ro1">
          <table:table-cell office:value-type="float" office:value="749341" table:style-name="ce1">
            <text:p>749341</text:p>
          </table:table-cell>
          <table:table-cell office:value-type="string" table:style-name="ce1">
            <text:p>mini</text:p>
          </table:table-cell>
          <table:table-cell office:value-type="float" office:value="3996545670.9817362" table:style-name="ce1">
            <text:p>3996545671</text:p>
          </table:table-cell>
          <table:table-cell table:number-columns-repeated="16381"/>
        </table:table-row>
        <table:table-row table:style-name="ro1">
          <table:table-cell office:value-type="float" office:value="197222" table:style-name="ce1">
            <text:p>197222</text:p>
          </table:table-cell>
          <table:table-cell office:value-type="string" table:style-name="ce1">
            <text:p>nano</text:p>
          </table:table-cell>
          <table:table-cell office:value-type="float" office:value="3958625387.9934964" table:style-name="ce1">
            <text:p>3958625388</text:p>
          </table:table-cell>
          <table:table-cell table:number-columns-repeated="16381"/>
        </table:table-row>
        <table:table-row table:style-name="ro1">
          <table:table-cell office:value-type="float" office:value="25696" table:style-name="ce1">
            <text:p>25696</text:p>
          </table:table-cell>
          <table:table-cell office:value-type="string" table:style-name="ce1">
            <text:p>e</text:p>
          </table:table-cell>
          <table:table-cell office:value-type="float" office:value="3989626389.9329762" table:style-name="ce1">
            <text:p>3989626390</text:p>
          </table:table-cell>
          <table:table-cell table:number-columns-repeated="16381"/>
        </table:table-row>
        <table:table-row table:style-name="ro1">
          <table:table-cell office:value-type="float" office:value="338519" table:style-name="ce1">
            <text:p>338519</text:p>
          </table:table-cell>
          <table:table-cell office:value-type="string" table:style-name="ce1">
            <text:p>mini</text:p>
          </table:table-cell>
          <table:table-cell office:value-type="float" office:value="3983589992.4655819" table:style-name="ce1">
            <text:p>3983589992</text:p>
          </table:table-cell>
          <table:table-cell table:number-columns-repeated="16381"/>
        </table:table-row>
        <table:table-row table:style-name="ro1">
          <table:table-cell office:value-type="float" office:value="102928" table:style-name="ce1">
            <text:p>102928</text:p>
          </table:table-cell>
          <table:table-cell office:value-type="string" table:style-name="ce1">
            <text:p>nano</text:p>
          </table:table-cell>
          <table:table-cell office:value-type="float" office:value="3951944842.4791017" table:style-name="ce1">
            <text:p>3951944842</text:p>
          </table:table-cell>
          <table:table-cell table:number-columns-repeated="16381"/>
        </table:table-row>
        <table:table-row table:style-name="ro1">
          <table:table-cell office:value-type="float" office:value="800096" table:style-name="ce1">
            <text:p>800096</text:p>
          </table:table-cell>
          <table:table-cell office:value-type="string" table:style-name="ce1">
            <text:p>micro</text:p>
          </table:table-cell>
          <table:table-cell office:value-type="float" office:value="3930350255.5781693" table:style-name="ce1">
            <text:p>3930350256</text:p>
          </table:table-cell>
          <table:table-cell table:number-columns-repeated="16381"/>
        </table:table-row>
        <table:table-row table:style-name="ro1">
          <table:table-cell office:value-type="float" office:value="449353" table:style-name="ce1">
            <text:p>449353</text:p>
          </table:table-cell>
          <table:table-cell office:value-type="string" table:style-name="ce1">
            <text:p>e</text:p>
          </table:table-cell>
          <table:table-cell office:value-type="float" office:value="3984511824.1509085" table:style-name="ce1">
            <text:p>3984511824</text:p>
          </table:table-cell>
          <table:table-cell table:number-columns-repeated="16381"/>
        </table:table-row>
        <table:table-row table:style-name="ro1">
          <table:table-cell office:value-type="float" office:value="413267" table:style-name="ce1">
            <text:p>413267</text:p>
          </table:table-cell>
          <table:table-cell office:value-type="string" table:style-name="ce1">
            <text:p>micro</text:p>
          </table:table-cell>
          <table:table-cell office:value-type="float" office:value="3938231720.4561338" table:style-name="ce1">
            <text:p>3938231720</text:p>
          </table:table-cell>
          <table:table-cell table:number-columns-repeated="16381"/>
        </table:table-row>
        <table:table-row table:style-name="ro1">
          <table:table-cell office:value-type="float" office:value="457530" table:style-name="ce1">
            <text:p>457530</text:p>
          </table:table-cell>
          <table:table-cell office:value-type="string" table:style-name="ce1">
            <text:p>nano</text:p>
          </table:table-cell>
          <table:table-cell office:value-type="float" office:value="3932173060.4894261" table:style-name="ce1">
            <text:p>3932173060</text:p>
          </table:table-cell>
          <table:table-cell table:number-columns-repeated="16381"/>
        </table:table-row>
        <table:table-row table:style-name="ro1">
          <table:table-cell office:value-type="float" office:value="939961" table:style-name="ce1">
            <text:p>939961</text:p>
          </table:table-cell>
          <table:table-cell office:value-type="string" table:style-name="ce1">
            <text:p>mini</text:p>
          </table:table-cell>
          <table:table-cell office:value-type="float" office:value="3947494101.5206418" table:style-name="ce1">
            <text:p>3947494102</text:p>
          </table:table-cell>
          <table:table-cell table:number-columns-repeated="16381"/>
        </table:table-row>
        <table:table-row table:style-name="ro1">
          <table:table-cell office:value-type="float" office:value="130405" table:style-name="ce1">
            <text:p>130405</text:p>
          </table:table-cell>
          <table:table-cell office:value-type="string" table:style-name="ce1">
            <text:p>e</text:p>
          </table:table-cell>
          <table:table-cell office:value-type="float" office:value="3997285359.631135" table:style-name="ce1">
            <text:p>3997285360</text:p>
          </table:table-cell>
          <table:table-cell table:number-columns-repeated="16381"/>
        </table:table-row>
        <table:table-row table:style-name="ro1">
          <table:table-cell office:value-type="float" office:value="130720" table:style-name="ce1">
            <text:p>130720</text:p>
          </table:table-cell>
          <table:table-cell office:value-type="string" table:style-name="ce1">
            <text:p>micro</text:p>
          </table:table-cell>
          <table:table-cell office:value-type="float" office:value="3981070696.8169131" table:style-name="ce1">
            <text:p>3981070697</text:p>
          </table:table-cell>
          <table:table-cell table:number-columns-repeated="16381"/>
        </table:table-row>
        <table:table-row table:style-name="ro1">
          <table:table-cell office:value-type="float" office:value="308792" table:style-name="ce1">
            <text:p>308792</text:p>
          </table:table-cell>
          <table:table-cell office:value-type="string" table:style-name="ce1">
            <text:p>nano</text:p>
          </table:table-cell>
          <table:table-cell office:value-type="float" office:value="3954677158.4065647" table:style-name="ce1">
            <text:p>3954677158</text:p>
          </table:table-cell>
          <table:table-cell table:number-columns-repeated="16381"/>
        </table:table-row>
        <table:table-row table:style-name="ro1">
          <table:table-cell office:value-type="float" office:value="545076" table:style-name="ce1">
            <text:p>545076</text:p>
          </table:table-cell>
          <table:table-cell office:value-type="string" table:style-name="ce1">
            <text:p>mini</text:p>
          </table:table-cell>
          <table:table-cell office:value-type="float" office:value="3936088804.0352473" table:style-name="ce1">
            <text:p>3936088804</text:p>
          </table:table-cell>
          <table:table-cell table:number-columns-repeated="16381"/>
        </table:table-row>
        <table:table-row table:style-name="ro1">
          <table:table-cell office:value-type="float" office:value="364697" table:style-name="ce1">
            <text:p>364697</text:p>
          </table:table-cell>
          <table:table-cell office:value-type="string" table:style-name="ce1">
            <text:p>e</text:p>
          </table:table-cell>
          <table:table-cell office:value-type="float" office:value="3963857866.725174" table:style-name="ce1">
            <text:p>3963857867</text:p>
          </table:table-cell>
          <table:table-cell table:number-columns-repeated="16381"/>
        </table:table-row>
        <table:table-row table:style-name="ro1">
          <table:table-cell office:value-type="float" office:value="148622" table:style-name="ce1">
            <text:p>148622</text:p>
          </table:table-cell>
          <table:table-cell office:value-type="string" table:style-name="ce1">
            <text:p>nano</text:p>
          </table:table-cell>
          <table:table-cell office:value-type="float" office:value="3976833543.0877104" table:style-name="ce1">
            <text:p>3976833543</text:p>
          </table:table-cell>
          <table:table-cell table:number-columns-repeated="16381"/>
        </table:table-row>
        <table:table-row table:style-name="ro1">
          <table:table-cell office:value-type="float" office:value="151147" table:style-name="ce1">
            <text:p>151147</text:p>
          </table:table-cell>
          <table:table-cell office:value-type="string" table:style-name="ce1">
            <text:p>micro</text:p>
          </table:table-cell>
          <table:table-cell office:value-type="float" office:value="3937211939.1478152" table:style-name="ce1">
            <text:p>3937211939</text:p>
          </table:table-cell>
          <table:table-cell table:number-columns-repeated="16381"/>
        </table:table-row>
        <table:table-row table:style-name="ro1">
          <table:table-cell office:value-type="float" office:value="852572" table:style-name="ce1">
            <text:p>852572</text:p>
          </table:table-cell>
          <table:table-cell office:value-type="string" table:style-name="ce1">
            <text:p>nano</text:p>
          </table:table-cell>
          <table:table-cell office:value-type="float" office:value="3954498652.5269551" table:style-name="ce1">
            <text:p>3954498653</text:p>
          </table:table-cell>
          <table:table-cell table:number-columns-repeated="16381"/>
        </table:table-row>
        <table:table-row table:style-name="ro1">
          <table:table-cell office:value-type="float" office:value="692795" table:style-name="ce1">
            <text:p>692795</text:p>
          </table:table-cell>
          <table:table-cell office:value-type="string" table:style-name="ce1">
            <text:p>nano</text:p>
          </table:table-cell>
          <table:table-cell office:value-type="float" office:value="3966356961.1591578" table:style-name="ce1">
            <text:p>3966356961</text:p>
          </table:table-cell>
          <table:table-cell table:number-columns-repeated="16381"/>
        </table:table-row>
        <table:table-row table:style-name="ro1">
          <table:table-cell office:value-type="float" office:value="94611" table:style-name="ce1">
            <text:p>94611</text:p>
          </table:table-cell>
          <table:table-cell office:value-type="string" table:style-name="ce1">
            <text:p>micro</text:p>
          </table:table-cell>
          <table:table-cell office:value-type="float" office:value="3986904267.8313394" table:style-name="ce1">
            <text:p>3986904268</text:p>
          </table:table-cell>
          <table:table-cell table:number-columns-repeated="16381"/>
        </table:table-row>
        <table:table-row table:style-name="ro1">
          <table:table-cell office:value-type="float" office:value="391044" table:style-name="ce1">
            <text:p>391044</text:p>
          </table:table-cell>
          <table:table-cell office:value-type="string" table:style-name="ce1">
            <text:p>mini</text:p>
          </table:table-cell>
          <table:table-cell office:value-type="float" office:value="3938604887.1605444" table:style-name="ce1">
            <text:p>3938604887</text:p>
          </table:table-cell>
          <table:table-cell table:number-columns-repeated="16381"/>
        </table:table-row>
        <table:table-row table:style-name="ro1">
          <table:table-cell office:value-type="float" office:value="803700" table:style-name="ce1">
            <text:p>803700</text:p>
          </table:table-cell>
          <table:table-cell office:value-type="string" table:style-name="ce1">
            <text:p>e</text:p>
          </table:table-cell>
          <table:table-cell office:value-type="float" office:value="3998443335.2149997" table:style-name="ce1">
            <text:p>3998443335</text:p>
          </table:table-cell>
          <table:table-cell table:number-columns-repeated="16381"/>
        </table:table-row>
        <table:table-row table:style-name="ro1">
          <table:table-cell office:value-type="float" office:value="885773" table:style-name="ce1">
            <text:p>885773</text:p>
          </table:table-cell>
          <table:table-cell office:value-type="string" table:style-name="ce1">
            <text:p>micro</text:p>
          </table:table-cell>
          <table:table-cell office:value-type="float" office:value="3984049290.7526917" table:style-name="ce1">
            <text:p>3984049291</text:p>
          </table:table-cell>
          <table:table-cell table:number-columns-repeated="16381"/>
        </table:table-row>
        <table:table-row table:style-name="ro1">
          <table:table-cell office:value-type="float" office:value="287840" table:style-name="ce1">
            <text:p>287840</text:p>
          </table:table-cell>
          <table:table-cell office:value-type="string" table:style-name="ce1">
            <text:p>mini</text:p>
          </table:table-cell>
          <table:table-cell office:value-type="float" office:value="3948254216.272872" table:style-name="ce1">
            <text:p>3948254216</text:p>
          </table:table-cell>
          <table:table-cell table:number-columns-repeated="16381"/>
        </table:table-row>
        <table:table-row table:style-name="ro1">
          <table:table-cell office:value-type="float" office:value="169918" table:style-name="ce1">
            <text:p>169918</text:p>
          </table:table-cell>
          <table:table-cell office:value-type="string" table:style-name="ce1">
            <text:p>nano</text:p>
          </table:table-cell>
          <table:table-cell office:value-type="float" office:value="3953043357.9737015" table:style-name="ce1">
            <text:p>3953043358</text:p>
          </table:table-cell>
          <table:table-cell table:number-columns-repeated="16381"/>
        </table:table-row>
        <table:table-row table:style-name="ro1">
          <table:table-cell office:value-type="float" office:value="191607" table:style-name="ce1">
            <text:p>191607</text:p>
          </table:table-cell>
          <table:table-cell office:value-type="string" table:style-name="ce1">
            <text:p>e</text:p>
          </table:table-cell>
          <table:table-cell office:value-type="float" office:value="3962974093.0660362" table:style-name="ce1">
            <text:p>3962974093</text:p>
          </table:table-cell>
          <table:table-cell table:number-columns-repeated="16381"/>
        </table:table-row>
        <table:table-row table:style-name="ro1">
          <table:table-cell office:value-type="float" office:value="902316" table:style-name="ce1">
            <text:p>902316</text:p>
          </table:table-cell>
          <table:table-cell office:value-type="string" table:style-name="ce1">
            <text:p>mini</text:p>
          </table:table-cell>
          <table:table-cell office:value-type="float" office:value="3976944281.8240285" table:style-name="ce1">
            <text:p>3976944282</text:p>
          </table:table-cell>
          <table:table-cell table:number-columns-repeated="16381"/>
        </table:table-row>
        <table:table-row table:style-name="ro1">
          <table:table-cell office:value-type="float" office:value="791831" table:style-name="ce1">
            <text:p>791831</text:p>
          </table:table-cell>
          <table:table-cell office:value-type="string" table:style-name="ce1">
            <text:p>nano</text:p>
          </table:table-cell>
          <table:table-cell office:value-type="float" office:value="3946743408.147378" table:style-name="ce1">
            <text:p>3946743408</text:p>
          </table:table-cell>
          <table:table-cell table:number-columns-repeated="16381"/>
        </table:table-row>
        <table:table-row table:style-name="ro1">
          <table:table-cell office:value-type="float" office:value="641018" table:style-name="ce1">
            <text:p>641018</text:p>
          </table:table-cell>
          <table:table-cell office:value-type="string" table:style-name="ce1">
            <text:p>micro</text:p>
          </table:table-cell>
          <table:table-cell office:value-type="float" office:value="3938863530.0462179" table:style-name="ce1">
            <text:p>3938863530</text:p>
          </table:table-cell>
          <table:table-cell table:number-columns-repeated="16381"/>
        </table:table-row>
        <table:table-row table:style-name="ro1">
          <table:table-cell office:value-type="float" office:value="631216" table:style-name="ce1">
            <text:p>631216</text:p>
          </table:table-cell>
          <table:table-cell office:value-type="string" table:style-name="ce1">
            <text:p>e</text:p>
          </table:table-cell>
          <table:table-cell office:value-type="float" office:value="3962695461.5163403" table:style-name="ce1">
            <text:p>3962695462</text:p>
          </table:table-cell>
          <table:table-cell table:number-columns-repeated="16381"/>
        </table:table-row>
        <table:table-row table:style-name="ro1">
          <table:table-cell office:value-type="float" office:value="528132" table:style-name="ce1">
            <text:p>528132</text:p>
          </table:table-cell>
          <table:table-cell office:value-type="string" table:style-name="ce1">
            <text:p>micro</text:p>
          </table:table-cell>
          <table:table-cell office:value-type="float" office:value="3948009711.0160632" table:style-name="ce1">
            <text:p>3948009711</text:p>
          </table:table-cell>
          <table:table-cell table:number-columns-repeated="16381"/>
        </table:table-row>
        <table:table-row table:style-name="ro1">
          <table:table-cell office:value-type="float" office:value="922851" table:style-name="ce1">
            <text:p>922851</text:p>
          </table:table-cell>
          <table:table-cell office:value-type="string" table:style-name="ce1">
            <text:p>nano</text:p>
          </table:table-cell>
          <table:table-cell office:value-type="float" office:value="3941641067.0233173" table:style-name="ce1">
            <text:p>3941641067</text:p>
          </table:table-cell>
          <table:table-cell table:number-columns-repeated="16381"/>
        </table:table-row>
        <table:table-row table:style-name="ro1">
          <table:table-cell office:value-type="float" office:value="567592" table:style-name="ce1">
            <text:p>567592</text:p>
          </table:table-cell>
          <table:table-cell office:value-type="string" table:style-name="ce1">
            <text:p>mini</text:p>
          </table:table-cell>
          <table:table-cell office:value-type="float" office:value="3990603076.9008613" table:style-name="ce1">
            <text:p>3990603077</text:p>
          </table:table-cell>
          <table:table-cell table:number-columns-repeated="16381"/>
        </table:table-row>
        <table:table-row table:style-name="ro1">
          <table:table-cell office:value-type="float" office:value="456051" table:style-name="ce1">
            <text:p>456051</text:p>
          </table:table-cell>
          <table:table-cell office:value-type="string" table:style-name="ce1">
            <text:p>e</text:p>
          </table:table-cell>
          <table:table-cell office:value-type="float" office:value="3952852877.5118032" table:style-name="ce1">
            <text:p>3952852878</text:p>
          </table:table-cell>
          <table:table-cell table:number-columns-repeated="16381"/>
        </table:table-row>
        <table:table-row table:style-name="ro1">
          <table:table-cell office:value-type="float" office:value="10802" table:style-name="ce1">
            <text:p>10802</text:p>
          </table:table-cell>
          <table:table-cell office:value-type="string" table:style-name="ce1">
            <text:p>micro</text:p>
          </table:table-cell>
          <table:table-cell office:value-type="float" office:value="3998304915.0806623" table:style-name="ce1">
            <text:p>3998304915</text:p>
          </table:table-cell>
          <table:table-cell table:number-columns-repeated="16381"/>
        </table:table-row>
        <table:table-row table:style-name="ro1">
          <table:table-cell office:value-type="float" office:value="3197" table:style-name="ce1">
            <text:p>3197</text:p>
          </table:table-cell>
          <table:table-cell office:value-type="string" table:style-name="ce1">
            <text:p>nano</text:p>
          </table:table-cell>
          <table:table-cell office:value-type="float" office:value="3989279425.4017272" table:style-name="ce1">
            <text:p>3989279425</text:p>
          </table:table-cell>
          <table:table-cell table:number-columns-repeated="16381"/>
        </table:table-row>
        <table:table-row table:style-name="ro1">
          <table:table-cell office:value-type="float" office:value="254803" table:style-name="ce1">
            <text:p>254803</text:p>
          </table:table-cell>
          <table:table-cell office:value-type="string" table:style-name="ce1">
            <text:p>mini</text:p>
          </table:table-cell>
          <table:table-cell office:value-type="float" office:value="3958560136.2675557" table:style-name="ce1">
            <text:p>3958560136</text:p>
          </table:table-cell>
          <table:table-cell table:number-columns-repeated="16381"/>
        </table:table-row>
        <table:table-row table:style-name="ro1">
          <table:table-cell office:value-type="float" office:value="247669" table:style-name="ce1">
            <text:p>247669</text:p>
          </table:table-cell>
          <table:table-cell office:value-type="string" table:style-name="ce1">
            <text:p>e</text:p>
          </table:table-cell>
          <table:table-cell office:value-type="float" office:value="3985915439.7151723" table:style-name="ce1">
            <text:p>3985915440</text:p>
          </table:table-cell>
          <table:table-cell table:number-columns-repeated="16381"/>
        </table:table-row>
        <table:table-row table:style-name="ro1">
          <table:table-cell office:value-type="float" office:value="12413" table:style-name="ce1">
            <text:p>12413</text:p>
          </table:table-cell>
          <table:table-cell office:value-type="string" table:style-name="ce1">
            <text:p>nano</text:p>
          </table:table-cell>
          <table:table-cell office:value-type="float" office:value="3932138824.3248482" table:style-name="ce1">
            <text:p>3932138824</text:p>
          </table:table-cell>
          <table:table-cell table:number-columns-repeated="16381"/>
        </table:table-row>
        <table:table-row table:style-name="ro1">
          <table:table-cell office:value-type="float" office:value="293826" table:style-name="ce1">
            <text:p>293826</text:p>
          </table:table-cell>
          <table:table-cell office:value-type="string" table:style-name="ce1">
            <text:p>micro</text:p>
          </table:table-cell>
          <table:table-cell office:value-type="float" office:value="3953509508.2079573" table:style-name="ce1">
            <text:p>3953509508</text:p>
          </table:table-cell>
          <table:table-cell table:number-columns-repeated="16381"/>
        </table:table-row>
        <table:table-row table:style-name="ro1">
          <table:table-cell office:value-type="float" office:value="57847" table:style-name="ce1">
            <text:p>57847</text:p>
          </table:table-cell>
          <table:table-cell office:value-type="string" table:style-name="ce1">
            <text:p>nano</text:p>
          </table:table-cell>
          <table:table-cell office:value-type="float" office:value="3952451805.9315538" table:style-name="ce1">
            <text:p>3952451806</text:p>
          </table:table-cell>
          <table:table-cell table:number-columns-repeated="16381"/>
        </table:table-row>
        <table:table-row table:style-name="ro1">
          <table:table-cell office:value-type="float" office:value="602377" table:style-name="ce1">
            <text:p>602377</text:p>
          </table:table-cell>
          <table:table-cell office:value-type="string" table:style-name="ce1">
            <text:p>nano</text:p>
          </table:table-cell>
          <table:table-cell office:value-type="float" office:value="3976424073.3838825" table:style-name="ce1">
            <text:p>3976424073</text:p>
          </table:table-cell>
          <table:table-cell table:number-columns-repeated="16381"/>
        </table:table-row>
        <table:table-row table:style-name="ro1">
          <table:table-cell office:value-type="float" office:value="808668" table:style-name="ce1">
            <text:p>808668</text:p>
          </table:table-cell>
          <table:table-cell office:value-type="string" table:style-name="ce1">
            <text:p>micro</text:p>
          </table:table-cell>
          <table:table-cell office:value-type="float" office:value="3930889102.0451107" table:style-name="ce1">
            <text:p>3930889102</text:p>
          </table:table-cell>
          <table:table-cell table:number-columns-repeated="16381"/>
        </table:table-row>
        <table:table-row table:style-name="ro1">
          <table:table-cell office:value-type="float" office:value="699786" table:style-name="ce1">
            <text:p>699786</text:p>
          </table:table-cell>
          <table:table-cell office:value-type="string" table:style-name="ce1">
            <text:p>mini</text:p>
          </table:table-cell>
          <table:table-cell office:value-type="float" office:value="3970794304.1950669" table:style-name="ce1">
            <text:p>3970794304</text:p>
          </table:table-cell>
          <table:table-cell table:number-columns-repeated="16381"/>
        </table:table-row>
        <table:table-row table:style-name="ro1">
          <table:table-cell office:value-type="float" office:value="958236" table:style-name="ce1">
            <text:p>958236</text:p>
          </table:table-cell>
          <table:table-cell office:value-type="string" table:style-name="ce1">
            <text:p>e</text:p>
          </table:table-cell>
          <table:table-cell office:value-type="float" office:value="3956929864.7706485" table:style-name="ce1">
            <text:p>3956929865</text:p>
          </table:table-cell>
          <table:table-cell table:number-columns-repeated="16381"/>
        </table:table-row>
        <table:table-row table:style-name="ro1">
          <table:table-cell office:value-type="float" office:value="199330" table:style-name="ce1">
            <text:p>199330</text:p>
          </table:table-cell>
          <table:table-cell office:value-type="string" table:style-name="ce1">
            <text:p>micro</text:p>
          </table:table-cell>
          <table:table-cell office:value-type="float" office:value="3979276224.5287681" table:style-name="ce1">
            <text:p>3979276225</text:p>
          </table:table-cell>
          <table:table-cell table:number-columns-repeated="16381"/>
        </table:table-row>
        <table:table-row table:style-name="ro1">
          <table:table-cell office:value-type="float" office:value="106062" table:style-name="ce1">
            <text:p>106062</text:p>
          </table:table-cell>
          <table:table-cell office:value-type="string" table:style-name="ce1">
            <text:p>mini</text:p>
          </table:table-cell>
          <table:table-cell office:value-type="float" office:value="3950041669.1364341" table:style-name="ce1">
            <text:p>3950041669</text:p>
          </table:table-cell>
          <table:table-cell table:number-columns-repeated="16381"/>
        </table:table-row>
        <table:table-row table:style-name="ro1">
          <table:table-cell office:value-type="float" office:value="145430" table:style-name="ce1">
            <text:p>145430</text:p>
          </table:table-cell>
          <table:table-cell office:value-type="string" table:style-name="ce1">
            <text:p>nano</text:p>
          </table:table-cell>
          <table:table-cell office:value-type="float" office:value="3940630438.5011721" table:style-name="ce1">
            <text:p>3940630439</text:p>
          </table:table-cell>
          <table:table-cell table:number-columns-repeated="16381"/>
        </table:table-row>
        <table:table-row table:style-name="ro1">
          <table:table-cell office:value-type="float" office:value="117401" table:style-name="ce1">
            <text:p>117401</text:p>
          </table:table-cell>
          <table:table-cell office:value-type="string" table:style-name="ce1">
            <text:p>e</text:p>
          </table:table-cell>
          <table:table-cell office:value-type="float" office:value="3982991977.4700255" table:style-name="ce1">
            <text:p>3982991977</text:p>
          </table:table-cell>
          <table:table-cell table:number-columns-repeated="16381"/>
        </table:table-row>
        <table:table-row table:style-name="ro1">
          <table:table-cell office:value-type="float" office:value="40375" table:style-name="ce1">
            <text:p>40375</text:p>
          </table:table-cell>
          <table:table-cell office:value-type="string" table:style-name="ce1">
            <text:p>mini</text:p>
          </table:table-cell>
          <table:table-cell office:value-type="float" office:value="3935775069.6602302" table:style-name="ce1">
            <text:p>3935775070</text:p>
          </table:table-cell>
          <table:table-cell table:number-columns-repeated="16381"/>
        </table:table-row>
        <table:table-row table:style-name="ro1">
          <table:table-cell office:value-type="float" office:value="791059" table:style-name="ce1">
            <text:p>791059</text:p>
          </table:table-cell>
          <table:table-cell office:value-type="string" table:style-name="ce1">
            <text:p>nano</text:p>
          </table:table-cell>
          <table:table-cell office:value-type="float" office:value="3972592994.8461971" table:style-name="ce1">
            <text:p>3972592995</text:p>
          </table:table-cell>
          <table:table-cell table:number-columns-repeated="16381"/>
        </table:table-row>
        <table:table-row table:style-name="ro1">
          <table:table-cell office:value-type="float" office:value="653467" table:style-name="ce1">
            <text:p>653467</text:p>
          </table:table-cell>
          <table:table-cell office:value-type="string" table:style-name="ce1">
            <text:p>micro</text:p>
          </table:table-cell>
          <table:table-cell office:value-type="float" office:value="3964277398.4911194" table:style-name="ce1">
            <text:p>3964277398</text:p>
          </table:table-cell>
          <table:table-cell table:number-columns-repeated="16381"/>
        </table:table-row>
        <table:table-row table:style-name="ro1">
          <table:table-cell office:value-type="float" office:value="695786" table:style-name="ce1">
            <text:p>695786</text:p>
          </table:table-cell>
          <table:table-cell office:value-type="string" table:style-name="ce1">
            <text:p>e</text:p>
          </table:table-cell>
          <table:table-cell office:value-type="float" office:value="3956286916.1702633" table:style-name="ce1">
            <text:p>3956286916</text:p>
          </table:table-cell>
          <table:table-cell table:number-columns-repeated="16381"/>
        </table:table-row>
        <table:table-row table:style-name="ro1">
          <table:table-cell office:value-type="float" office:value="609829" table:style-name="ce1">
            <text:p>609829</text:p>
          </table:table-cell>
          <table:table-cell office:value-type="string" table:style-name="ce1">
            <text:p>micro</text:p>
          </table:table-cell>
          <table:table-cell office:value-type="float" office:value="3966497453.4260283" table:style-name="ce1">
            <text:p>3966497453</text:p>
          </table:table-cell>
          <table:table-cell table:number-columns-repeated="16381"/>
        </table:table-row>
        <table:table-row table:style-name="ro1">
          <table:table-cell office:value-type="float" office:value="733746" table:style-name="ce1">
            <text:p>733746</text:p>
          </table:table-cell>
          <table:table-cell office:value-type="string" table:style-name="ce1">
            <text:p>nano</text:p>
          </table:table-cell>
          <table:table-cell office:value-type="float" office:value="3959004421.0643868" table:style-name="ce1">
            <text:p>3959004421</text:p>
          </table:table-cell>
          <table:table-cell table:number-columns-repeated="16381"/>
        </table:table-row>
        <table:table-row table:style-name="ro1">
          <table:table-cell office:value-type="float" office:value="948464" table:style-name="ce1">
            <text:p>948464</text:p>
          </table:table-cell>
          <table:table-cell office:value-type="string" table:style-name="ce1">
            <text:p>mini</text:p>
          </table:table-cell>
          <table:table-cell office:value-type="float" office:value="3987780150.4906812" table:style-name="ce1">
            <text:p>3987780150</text:p>
          </table:table-cell>
          <table:table-cell table:number-columns-repeated="16381"/>
        </table:table-row>
        <table:table-row table:style-name="ro1">
          <table:table-cell office:value-type="float" office:value="876917" table:style-name="ce1">
            <text:p>876917</text:p>
          </table:table-cell>
          <table:table-cell office:value-type="string" table:style-name="ce1">
            <text:p>e</text:p>
          </table:table-cell>
          <table:table-cell office:value-type="float" office:value="3934410796.2845449" table:style-name="ce1">
            <text:p>3934410796</text:p>
          </table:table-cell>
          <table:table-cell table:number-columns-repeated="16381"/>
        </table:table-row>
        <table:table-row table:style-name="ro1">
          <table:table-cell office:value-type="float" office:value="282502" table:style-name="ce1">
            <text:p>282502</text:p>
          </table:table-cell>
          <table:table-cell office:value-type="string" table:style-name="ce1">
            <text:p>micro</text:p>
          </table:table-cell>
          <table:table-cell office:value-type="float" office:value="3974000965.08219" table:style-name="ce1">
            <text:p>3974000965</text:p>
          </table:table-cell>
          <table:table-cell table:number-columns-repeated="16381"/>
        </table:table-row>
        <table:table-row table:style-name="ro1">
          <table:table-cell office:value-type="float" office:value="583807" table:style-name="ce1">
            <text:p>583807</text:p>
          </table:table-cell>
          <table:table-cell office:value-type="string" table:style-name="ce1">
            <text:p>nano</text:p>
          </table:table-cell>
          <table:table-cell office:value-type="float" office:value="3948234934.6216083" table:style-name="ce1">
            <text:p>3948234935</text:p>
          </table:table-cell>
          <table:table-cell table:number-columns-repeated="16381"/>
        </table:table-row>
        <table:table-row table:style-name="ro1">
          <table:table-cell office:value-type="float" office:value="64892" table:style-name="ce1">
            <text:p>64892</text:p>
          </table:table-cell>
          <table:table-cell office:value-type="string" table:style-name="ce1">
            <text:p>mini</text:p>
          </table:table-cell>
          <table:table-cell office:value-type="float" office:value="3951658621.7414336" table:style-name="ce1">
            <text:p>3951658622</text:p>
          </table:table-cell>
          <table:table-cell table:number-columns-repeated="16381"/>
        </table:table-row>
        <table:table-row table:style-name="ro1">
          <table:table-cell office:value-type="float" office:value="435630" table:style-name="ce1">
            <text:p>435630</text:p>
          </table:table-cell>
          <table:table-cell office:value-type="string" table:style-name="ce1">
            <text:p>e</text:p>
          </table:table-cell>
          <table:table-cell office:value-type="float" office:value="3955083695.9656467" table:style-name="ce1">
            <text:p>3955083696</text:p>
          </table:table-cell>
          <table:table-cell table:number-columns-repeated="16381"/>
        </table:table-row>
        <table:table-row table:style-name="ro1">
          <table:table-cell office:value-type="float" office:value="606422" table:style-name="ce1">
            <text:p>606422</text:p>
          </table:table-cell>
          <table:table-cell office:value-type="string" table:style-name="ce1">
            <text:p>nano</text:p>
          </table:table-cell>
          <table:table-cell office:value-type="float" office:value="3938848874.9919138" table:style-name="ce1">
            <text:p>3938848875</text:p>
          </table:table-cell>
          <table:table-cell table:number-columns-repeated="16381"/>
        </table:table-row>
        <table:table-row table:style-name="ro1">
          <table:table-cell office:value-type="float" office:value="246114" table:style-name="ce1">
            <text:p>246114</text:p>
          </table:table-cell>
          <table:table-cell office:value-type="string" table:style-name="ce1">
            <text:p>micro</text:p>
          </table:table-cell>
          <table:table-cell office:value-type="float" office:value="3941457304.8855257" table:style-name="ce1">
            <text:p>3941457305</text:p>
          </table:table-cell>
          <table:table-cell table:number-columns-repeated="16381"/>
        </table:table-row>
        <table:table-row table:style-name="ro1">
          <table:table-cell office:value-type="float" office:value="31686" table:style-name="ce1">
            <text:p>31686</text:p>
          </table:table-cell>
          <table:table-cell office:value-type="string" table:style-name="ce1">
            <text:p>nano</text:p>
          </table:table-cell>
          <table:table-cell office:value-type="float" office:value="3992776948.2832222" table:style-name="ce1">
            <text:p>3992776948</text:p>
          </table:table-cell>
          <table:table-cell table:number-columns-repeated="16381"/>
        </table:table-row>
        <table:table-row table:style-name="ro1">
          <table:table-cell office:value-type="float" office:value="460345" table:style-name="ce1">
            <text:p>460345</text:p>
          </table:table-cell>
          <table:table-cell office:value-type="string" table:style-name="ce1">
            <text:p>nano</text:p>
          </table:table-cell>
          <table:table-cell office:value-type="float" office:value="3998790139.5198941" table:style-name="ce1">
            <text:p>3998790140</text:p>
          </table:table-cell>
          <table:table-cell table:number-columns-repeated="16381"/>
        </table:table-row>
        <table:table-row table:style-name="ro1">
          <table:table-cell office:value-type="float" office:value="418739" table:style-name="ce1">
            <text:p>418739</text:p>
          </table:table-cell>
          <table:table-cell office:value-type="string" table:style-name="ce1">
            <text:p>micro</text:p>
          </table:table-cell>
          <table:table-cell office:value-type="float" office:value="3948869165.7287812" table:style-name="ce1">
            <text:p>3948869166</text:p>
          </table:table-cell>
          <table:table-cell table:number-columns-repeated="16381"/>
        </table:table-row>
        <table:table-row table:style-name="ro1">
          <table:table-cell office:value-type="float" office:value="945642" table:style-name="ce1">
            <text:p>945642</text:p>
          </table:table-cell>
          <table:table-cell office:value-type="string" table:style-name="ce1">
            <text:p>mini</text:p>
          </table:table-cell>
          <table:table-cell office:value-type="float" office:value="3970282574.0651531" table:style-name="ce1">
            <text:p>3970282574</text:p>
          </table:table-cell>
          <table:table-cell table:number-columns-repeated="16381"/>
        </table:table-row>
        <table:table-row table:style-name="ro1">
          <table:table-cell office:value-type="float" office:value="755511" table:style-name="ce1">
            <text:p>755511</text:p>
          </table:table-cell>
          <table:table-cell office:value-type="string" table:style-name="ce1">
            <text:p>e</text:p>
          </table:table-cell>
          <table:table-cell office:value-type="float" office:value="3993205924.5271883" table:style-name="ce1">
            <text:p>3993205925</text:p>
          </table:table-cell>
          <table:table-cell table:number-columns-repeated="16381"/>
        </table:table-row>
        <table:table-row table:style-name="ro1">
          <table:table-cell office:value-type="float" office:value="374244" table:style-name="ce1">
            <text:p>374244</text:p>
          </table:table-cell>
          <table:table-cell office:value-type="string" table:style-name="ce1">
            <text:p>micro</text:p>
          </table:table-cell>
          <table:table-cell office:value-type="float" office:value="3951933152.4247508" table:style-name="ce1">
            <text:p>3951933152</text:p>
          </table:table-cell>
          <table:table-cell table:number-columns-repeated="16381"/>
        </table:table-row>
        <table:table-row table:style-name="ro1">
          <table:table-cell office:value-type="float" office:value="569241" table:style-name="ce1">
            <text:p>569241</text:p>
          </table:table-cell>
          <table:table-cell office:value-type="string" table:style-name="ce1">
            <text:p>mini</text:p>
          </table:table-cell>
          <table:table-cell office:value-type="float" office:value="3941769494.2738657" table:style-name="ce1">
            <text:p>3941769494</text:p>
          </table:table-cell>
          <table:table-cell table:number-columns-repeated="16381"/>
        </table:table-row>
        <table:table-row table:style-name="ro1">
          <table:table-cell office:value-type="float" office:value="13303" table:style-name="ce1">
            <text:p>13303</text:p>
          </table:table-cell>
          <table:table-cell office:value-type="string" table:style-name="ce1">
            <text:p>nano</text:p>
          </table:table-cell>
          <table:table-cell office:value-type="float" office:value="3992652881.9550171" table:style-name="ce1">
            <text:p>3992652882</text:p>
          </table:table-cell>
          <table:table-cell table:number-columns-repeated="16381"/>
        </table:table-row>
        <table:table-row table:style-name="ro1">
          <table:table-cell office:value-type="float" office:value="431264" table:style-name="ce1">
            <text:p>431264</text:p>
          </table:table-cell>
          <table:table-cell office:value-type="string" table:style-name="ce1">
            <text:p>e</text:p>
          </table:table-cell>
          <table:table-cell office:value-type="float" office:value="3987486375.0219498" table:style-name="ce1">
            <text:p>3987486375</text:p>
          </table:table-cell>
          <table:table-cell table:number-columns-repeated="16381"/>
        </table:table-row>
        <table:table-row table:style-name="ro1">
          <table:table-cell office:value-type="float" office:value="802609" table:style-name="ce1">
            <text:p>802609</text:p>
          </table:table-cell>
          <table:table-cell office:value-type="string" table:style-name="ce1">
            <text:p>mini</text:p>
          </table:table-cell>
          <table:table-cell office:value-type="float" office:value="3988504881.6379499" table:style-name="ce1">
            <text:p>3988504882</text:p>
          </table:table-cell>
          <table:table-cell table:number-columns-repeated="16381"/>
        </table:table-row>
        <table:table-row table:style-name="ro1">
          <table:table-cell office:value-type="float" office:value="108142" table:style-name="ce1">
            <text:p>108142</text:p>
          </table:table-cell>
          <table:table-cell office:value-type="string" table:style-name="ce1">
            <text:p>nano</text:p>
          </table:table-cell>
          <table:table-cell office:value-type="float" office:value="3995524101.7478762" table:style-name="ce1">
            <text:p>3995524102</text:p>
          </table:table-cell>
          <table:table-cell table:number-columns-repeated="16381"/>
        </table:table-row>
        <table:table-row table:style-name="ro1">
          <table:table-cell office:value-type="float" office:value="900747" table:style-name="ce1">
            <text:p>900747</text:p>
          </table:table-cell>
          <table:table-cell office:value-type="string" table:style-name="ce1">
            <text:p>micro</text:p>
          </table:table-cell>
          <table:table-cell office:value-type="float" office:value="3997681337.5596404" table:style-name="ce1">
            <text:p>3997681338</text:p>
          </table:table-cell>
          <table:table-cell table:number-columns-repeated="16381"/>
        </table:table-row>
        <table:table-row table:style-name="ro1">
          <table:table-cell office:value-type="float" office:value="523488" table:style-name="ce1">
            <text:p>523488</text:p>
          </table:table-cell>
          <table:table-cell office:value-type="string" table:style-name="ce1">
            <text:p>e</text:p>
          </table:table-cell>
          <table:table-cell office:value-type="float" office:value="3986468227.1259179" table:style-name="ce1">
            <text:p>3986468227</text:p>
          </table:table-cell>
          <table:table-cell table:number-columns-repeated="16381"/>
        </table:table-row>
        <table:table-row table:style-name="ro1">
          <table:table-cell office:value-type="float" office:value="107307" table:style-name="ce1">
            <text:p>107307</text:p>
          </table:table-cell>
          <table:table-cell office:value-type="string" table:style-name="ce1">
            <text:p>micro</text:p>
          </table:table-cell>
          <table:table-cell office:value-type="float" office:value="3939905166.2996359" table:style-name="ce1">
            <text:p>3939905166</text:p>
          </table:table-cell>
          <table:table-cell table:number-columns-repeated="16381"/>
        </table:table-row>
        <table:table-row table:style-name="ro1">
          <table:table-cell office:value-type="float" office:value="332689" table:style-name="ce1">
            <text:p>332689</text:p>
          </table:table-cell>
          <table:table-cell office:value-type="string" table:style-name="ce1">
            <text:p>nano</text:p>
          </table:table-cell>
          <table:table-cell office:value-type="float" office:value="3970624128.4084072" table:style-name="ce1">
            <text:p>3970624128</text:p>
          </table:table-cell>
          <table:table-cell table:number-columns-repeated="16381"/>
        </table:table-row>
        <table:table-row table:style-name="ro1">
          <table:table-cell office:value-type="float" office:value="794352" table:style-name="ce1">
            <text:p>794352</text:p>
          </table:table-cell>
          <table:table-cell office:value-type="string" table:style-name="ce1">
            <text:p>mini</text:p>
          </table:table-cell>
          <table:table-cell office:value-type="float" office:value="3957375434.826457" table:style-name="ce1">
            <text:p>3957375435</text:p>
          </table:table-cell>
          <table:table-cell table:number-columns-repeated="16381"/>
        </table:table-row>
        <table:table-row table:style-name="ro1">
          <table:table-cell office:value-type="float" office:value="455567" table:style-name="ce1">
            <text:p>455567</text:p>
          </table:table-cell>
          <table:table-cell office:value-type="string" table:style-name="ce1">
            <text:p>e</text:p>
          </table:table-cell>
          <table:table-cell office:value-type="float" office:value="3976015409.0987401" table:style-name="ce1">
            <text:p>3976015409</text:p>
          </table:table-cell>
          <table:table-cell table:number-columns-repeated="16381"/>
        </table:table-row>
        <table:table-row table:style-name="ro1">
          <table:table-cell office:value-type="float" office:value="701509" table:style-name="ce1">
            <text:p>701509</text:p>
          </table:table-cell>
          <table:table-cell office:value-type="string" table:style-name="ce1">
            <text:p>micro</text:p>
          </table:table-cell>
          <table:table-cell office:value-type="float" office:value="3945688492.3518124" table:style-name="ce1">
            <text:p>3945688492</text:p>
          </table:table-cell>
          <table:table-cell table:number-columns-repeated="16381"/>
        </table:table-row>
        <table:table-row table:style-name="ro1">
          <table:table-cell office:value-type="float" office:value="345825" table:style-name="ce1">
            <text:p>345825</text:p>
          </table:table-cell>
          <table:table-cell office:value-type="string" table:style-name="ce1">
            <text:p>nano</text:p>
          </table:table-cell>
          <table:table-cell office:value-type="float" office:value="3995235635.1449313" table:style-name="ce1">
            <text:p>3995235635</text:p>
          </table:table-cell>
          <table:table-cell table:number-columns-repeated="16381"/>
        </table:table-row>
        <table:table-row table:style-name="ro1">
          <table:table-cell office:value-type="float" office:value="769146" table:style-name="ce1">
            <text:p>769146</text:p>
          </table:table-cell>
          <table:table-cell office:value-type="string" table:style-name="ce1">
            <text:p>mini</text:p>
          </table:table-cell>
          <table:table-cell office:value-type="float" office:value="3938917263.3327117" table:style-name="ce1">
            <text:p>3938917263</text:p>
          </table:table-cell>
          <table:table-cell table:number-columns-repeated="16381"/>
        </table:table-row>
        <table:table-row table:style-name="ro1">
          <table:table-cell office:value-type="float" office:value="194647" table:style-name="ce1">
            <text:p>194647</text:p>
          </table:table-cell>
          <table:table-cell office:value-type="string" table:style-name="ce1">
            <text:p>e</text:p>
          </table:table-cell>
          <table:table-cell office:value-type="float" office:value="3966058265.2450905" table:style-name="ce1">
            <text:p>3966058265</text:p>
          </table:table-cell>
          <table:table-cell table:number-columns-repeated="16381"/>
        </table:table-row>
        <table:table-row table:style-name="ro1">
          <table:table-cell office:value-type="float" office:value="126338" table:style-name="ce1">
            <text:p>126338</text:p>
          </table:table-cell>
          <table:table-cell office:value-type="string" table:style-name="ce1">
            <text:p>nano</text:p>
          </table:table-cell>
          <table:table-cell office:value-type="float" office:value="3969068059.2911863" table:style-name="ce1">
            <text:p>3969068059</text:p>
          </table:table-cell>
          <table:table-cell table:number-columns-repeated="16381"/>
        </table:table-row>
        <table:table-row table:style-name="ro1">
          <table:table-cell office:value-type="float" office:value="152677" table:style-name="ce1">
            <text:p>152677</text:p>
          </table:table-cell>
          <table:table-cell office:value-type="string" table:style-name="ce1">
            <text:p>micro</text:p>
          </table:table-cell>
          <table:table-cell office:value-type="float" office:value="3982866124.9425306" table:style-name="ce1">
            <text:p>3982866125</text:p>
          </table:table-cell>
          <table:table-cell table:number-columns-repeated="16381"/>
        </table:table-row>
        <table:table-row table:style-name="ro1">
          <table:table-cell office:value-type="float" office:value="71858" table:style-name="ce1">
            <text:p>71858</text:p>
          </table:table-cell>
          <table:table-cell office:value-type="string" table:style-name="ce1">
            <text:p>nano</text:p>
          </table:table-cell>
          <table:table-cell office:value-type="float" office:value="3958013964.6477451" table:style-name="ce1">
            <text:p>3958013965</text:p>
          </table:table-cell>
          <table:table-cell table:number-columns-repeated="16381"/>
        </table:table-row>
        <table:table-row table:style-name="ro1">
          <table:table-cell office:value-type="float" office:value="576568" table:style-name="ce1">
            <text:p>576568</text:p>
          </table:table-cell>
          <table:table-cell office:value-type="string" table:style-name="ce1">
            <text:p>nano</text:p>
          </table:table-cell>
          <table:table-cell office:value-type="float" office:value="3948049722.7306161" table:style-name="ce1">
            <text:p>3948049723</text:p>
          </table:table-cell>
          <table:table-cell table:number-columns-repeated="16381"/>
        </table:table-row>
        <table:table-row table:style-name="ro1">
          <table:table-cell office:value-type="float" office:value="957160" table:style-name="ce1">
            <text:p>957160</text:p>
          </table:table-cell>
          <table:table-cell office:value-type="string" table:style-name="ce1">
            <text:p>micro</text:p>
          </table:table-cell>
          <table:table-cell office:value-type="float" office:value="3937899109.5793843" table:style-name="ce1">
            <text:p>3937899110</text:p>
          </table:table-cell>
          <table:table-cell table:number-columns-repeated="16381"/>
        </table:table-row>
        <table:table-row table:style-name="ro1">
          <table:table-cell office:value-type="float" office:value="70204" table:style-name="ce1">
            <text:p>70204</text:p>
          </table:table-cell>
          <table:table-cell office:value-type="string" table:style-name="ce1">
            <text:p>mini</text:p>
          </table:table-cell>
          <table:table-cell office:value-type="float" office:value="3996508701.3686748" table:style-name="ce1">
            <text:p>3996508701</text:p>
          </table:table-cell>
          <table:table-cell table:number-columns-repeated="16381"/>
        </table:table-row>
        <table:table-row table:style-name="ro1">
          <table:table-cell office:value-type="float" office:value="427709" table:style-name="ce1">
            <text:p>427709</text:p>
          </table:table-cell>
          <table:table-cell office:value-type="string" table:style-name="ce1">
            <text:p>e</text:p>
          </table:table-cell>
          <table:table-cell office:value-type="float" office:value="3945439717.955164" table:style-name="ce1">
            <text:p>3945439718</text:p>
          </table:table-cell>
          <table:table-cell table:number-columns-repeated="16381"/>
        </table:table-row>
        <table:table-row table:style-name="ro1">
          <table:table-cell office:value-type="float" office:value="768621" table:style-name="ce1">
            <text:p>768621</text:p>
          </table:table-cell>
          <table:table-cell office:value-type="string" table:style-name="ce1">
            <text:p>micro</text:p>
          </table:table-cell>
          <table:table-cell office:value-type="float" office:value="3953087071.3601866" table:style-name="ce1">
            <text:p>3953087071</text:p>
          </table:table-cell>
          <table:table-cell table:number-columns-repeated="16381"/>
        </table:table-row>
        <table:table-row table:style-name="ro1">
          <table:table-cell office:value-type="float" office:value="510677" table:style-name="ce1">
            <text:p>510677</text:p>
          </table:table-cell>
          <table:table-cell office:value-type="string" table:style-name="ce1">
            <text:p>mini</text:p>
          </table:table-cell>
          <table:table-cell office:value-type="float" office:value="3996150410.2150874" table:style-name="ce1">
            <text:p>3996150410</text:p>
          </table:table-cell>
          <table:table-cell table:number-columns-repeated="16381"/>
        </table:table-row>
        <table:table-row table:style-name="ro1">
          <table:table-cell office:value-type="float" office:value="816218" table:style-name="ce1">
            <text:p>816218</text:p>
          </table:table-cell>
          <table:table-cell office:value-type="string" table:style-name="ce1">
            <text:p>nano</text:p>
          </table:table-cell>
          <table:table-cell office:value-type="float" office:value="3950546941.2567477" table:style-name="ce1">
            <text:p>3950546941</text:p>
          </table:table-cell>
          <table:table-cell table:number-columns-repeated="16381"/>
        </table:table-row>
        <table:table-row table:style-name="ro1">
          <table:table-cell office:value-type="float" office:value="843703" table:style-name="ce1">
            <text:p>843703</text:p>
          </table:table-cell>
          <table:table-cell office:value-type="string" table:style-name="ce1">
            <text:p>e</text:p>
          </table:table-cell>
          <table:table-cell office:value-type="float" office:value="3936607142.8721333" table:style-name="ce1">
            <text:p>3936607143</text:p>
          </table:table-cell>
          <table:table-cell table:number-columns-repeated="16381"/>
        </table:table-row>
        <table:table-row table:style-name="ro1">
          <table:table-cell office:value-type="float" office:value="134076" table:style-name="ce1">
            <text:p>134076</text:p>
          </table:table-cell>
          <table:table-cell office:value-type="string" table:style-name="ce1">
            <text:p>mini</text:p>
          </table:table-cell>
          <table:table-cell office:value-type="float" office:value="3934723793.9437356" table:style-name="ce1">
            <text:p>3934723794</text:p>
          </table:table-cell>
          <table:table-cell table:number-columns-repeated="16381"/>
        </table:table-row>
        <table:table-row table:style-name="ro1">
          <table:table-cell office:value-type="float" office:value="954688" table:style-name="ce1">
            <text:p>954688</text:p>
          </table:table-cell>
          <table:table-cell office:value-type="string" table:style-name="ce1">
            <text:p>nano</text:p>
          </table:table-cell>
          <table:table-cell office:value-type="float" office:value="3939075775.0752668" table:style-name="ce1">
            <text:p>3939075775</text:p>
          </table:table-cell>
          <table:table-cell table:number-columns-repeated="16381"/>
        </table:table-row>
        <table:table-row table:style-name="ro1">
          <table:table-cell office:value-type="float" office:value="529976" table:style-name="ce1">
            <text:p>529976</text:p>
          </table:table-cell>
          <table:table-cell office:value-type="string" table:style-name="ce1">
            <text:p>micro</text:p>
          </table:table-cell>
          <table:table-cell office:value-type="float" office:value="3975841343.778214" table:style-name="ce1">
            <text:p>3975841344</text:p>
          </table:table-cell>
          <table:table-cell table:number-columns-repeated="16381"/>
        </table:table-row>
        <table:table-row table:style-name="ro1">
          <table:table-cell office:value-type="float" office:value="803561" table:style-name="ce1">
            <text:p>803561</text:p>
          </table:table-cell>
          <table:table-cell office:value-type="string" table:style-name="ce1">
            <text:p>e</text:p>
          </table:table-cell>
          <table:table-cell office:value-type="float" office:value="3978658463.3669863" table:style-name="ce1">
            <text:p>3978658463</text:p>
          </table:table-cell>
          <table:table-cell table:number-columns-repeated="16381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string" table:style-name="ce1">
            <text:p>micro</text:p>
          </table:table-cell>
          <table:table-cell office:value-type="float" office:value="3980450808.4103384" table:style-name="ce1">
            <text:p>3980450808</text:p>
          </table:table-cell>
          <table:table-cell table:number-columns-repeated="16381"/>
        </table:table-row>
        <table:table-row table:style-name="ro1">
          <table:table-cell office:value-type="float" office:value="799350" table:style-name="ce1">
            <text:p>799350</text:p>
          </table:table-cell>
          <table:table-cell office:value-type="string" table:style-name="ce1">
            <text:p>nano</text:p>
          </table:table-cell>
          <table:table-cell office:value-type="float" office:value="3947169620.3759494" table:style-name="ce1">
            <text:p>3947169620</text:p>
          </table:table-cell>
          <table:table-cell table:number-columns-repeated="16381"/>
        </table:table-row>
        <table:table-row table:style-name="ro1">
          <table:table-cell office:value-type="float" office:value="425847" table:style-name="ce1">
            <text:p>425847</text:p>
          </table:table-cell>
          <table:table-cell office:value-type="string" table:style-name="ce1">
            <text:p>mini</text:p>
          </table:table-cell>
          <table:table-cell office:value-type="float" office:value="3930817168.7596469" table:style-name="ce1">
            <text:p>3930817169</text:p>
          </table:table-cell>
          <table:table-cell table:number-columns-repeated="16381"/>
        </table:table-row>
        <table:table-row table:style-name="ro1">
          <table:table-cell office:value-type="float" office:value="442101" table:style-name="ce1">
            <text:p>442101</text:p>
          </table:table-cell>
          <table:table-cell office:value-type="string" table:style-name="ce1">
            <text:p>e</text:p>
          </table:table-cell>
          <table:table-cell office:value-type="float" office:value="3941110128.0296373" table:style-name="ce1">
            <text:p>3941110128</text:p>
          </table:table-cell>
          <table:table-cell table:number-columns-repeated="16381"/>
        </table:table-row>
        <table:table-row table:style-name="ro1">
          <table:table-cell office:value-type="float" office:value="913472" table:style-name="ce1">
            <text:p>913472</text:p>
          </table:table-cell>
          <table:table-cell office:value-type="string" table:style-name="ce1">
            <text:p>micro</text:p>
          </table:table-cell>
          <table:table-cell office:value-type="float" office:value="3935620466.7840562" table:style-name="ce1">
            <text:p>3935620467</text:p>
          </table:table-cell>
          <table:table-cell table:number-columns-repeated="16381"/>
        </table:table-row>
        <table:table-row table:style-name="ro1">
          <table:table-cell office:value-type="float" office:value="461101" table:style-name="ce1">
            <text:p>461101</text:p>
          </table:table-cell>
          <table:table-cell office:value-type="string" table:style-name="ce1">
            <text:p>nano</text:p>
          </table:table-cell>
          <table:table-cell office:value-type="float" office:value="3954296501.208571" table:style-name="ce1">
            <text:p>3954296501</text:p>
          </table:table-cell>
          <table:table-cell table:number-columns-repeated="16381"/>
        </table:table-row>
        <table:table-row table:style-name="ro1">
          <table:table-cell office:value-type="float" office:value="222082" table:style-name="ce1">
            <text:p>222082</text:p>
          </table:table-cell>
          <table:table-cell office:value-type="string" table:style-name="ce1">
            <text:p>mini</text:p>
          </table:table-cell>
          <table:table-cell office:value-type="float" office:value="3948665312.5769596" table:style-name="ce1">
            <text:p>3948665313</text:p>
          </table:table-cell>
          <table:table-cell table:number-columns-repeated="16381"/>
        </table:table-row>
        <table:table-row table:style-name="ro1">
          <table:table-cell office:value-type="float" office:value="508489" table:style-name="ce1">
            <text:p>508489</text:p>
          </table:table-cell>
          <table:table-cell office:value-type="string" table:style-name="ce1">
            <text:p>e</text:p>
          </table:table-cell>
          <table:table-cell office:value-type="float" office:value="3953706525.9903626" table:style-name="ce1">
            <text:p>3953706526</text:p>
          </table:table-cell>
          <table:table-cell table:number-columns-repeated="16381"/>
        </table:table-row>
        <table:table-row table:style-name="ro1">
          <table:table-cell office:value-type="float" office:value="549377" table:style-name="ce1">
            <text:p>549377</text:p>
          </table:table-cell>
          <table:table-cell office:value-type="string" table:style-name="ce1">
            <text:p>nano</text:p>
          </table:table-cell>
          <table:table-cell office:value-type="float" office:value="3943164507.8494158" table:style-name="ce1">
            <text:p>3943164508</text:p>
          </table:table-cell>
          <table:table-cell table:number-columns-repeated="16381"/>
        </table:table-row>
        <table:table-row table:style-name="ro1">
          <table:table-cell office:value-type="float" office:value="106267" table:style-name="ce1">
            <text:p>106267</text:p>
          </table:table-cell>
          <table:table-cell office:value-type="string" table:style-name="ce1">
            <text:p>micro</text:p>
          </table:table-cell>
          <table:table-cell office:value-type="float" office:value="3967931565.8433218" table:style-name="ce1">
            <text:p>3967931566</text:p>
          </table:table-cell>
          <table:table-cell table:number-columns-repeated="16381"/>
        </table:table-row>
        <table:table-row table:style-name="ro1">
          <table:table-cell office:value-type="float" office:value="309500" table:style-name="ce1">
            <text:p>309500</text:p>
          </table:table-cell>
          <table:table-cell office:value-type="string" table:style-name="ce1">
            <text:p>nano</text:p>
          </table:table-cell>
          <table:table-cell office:value-type="float" office:value="3997418126.4225564" table:style-name="ce1">
            <text:p>3997418126</text:p>
          </table:table-cell>
          <table:table-cell table:number-columns-repeated="16381"/>
        </table:table-row>
        <table:table-row table:style-name="ro1">
          <table:table-cell office:value-type="float" office:value="152021" table:style-name="ce1">
            <text:p>152021</text:p>
          </table:table-cell>
          <table:table-cell office:value-type="string" table:style-name="ce1">
            <text:p>nano</text:p>
          </table:table-cell>
          <table:table-cell office:value-type="float" office:value="3950253685.2713161" table:style-name="ce1">
            <text:p>3950253685</text:p>
          </table:table-cell>
          <table:table-cell table:number-columns-repeated="16381"/>
        </table:table-row>
        <table:table-row table:style-name="ro1">
          <table:table-cell office:value-type="float" office:value="562992" table:style-name="ce1">
            <text:p>562992</text:p>
          </table:table-cell>
          <table:table-cell office:value-type="string" table:style-name="ce1">
            <text:p>micro</text:p>
          </table:table-cell>
          <table:table-cell office:value-type="float" office:value="3955693500.8831196" table:style-name="ce1">
            <text:p>3955693501</text:p>
          </table:table-cell>
          <table:table-cell table:number-columns-repeated="16381"/>
        </table:table-row>
        <table:table-row table:style-name="ro1">
          <table:table-cell office:value-type="float" office:value="769692" table:style-name="ce1">
            <text:p>769692</text:p>
          </table:table-cell>
          <table:table-cell office:value-type="string" table:style-name="ce1">
            <text:p>mini</text:p>
          </table:table-cell>
          <table:table-cell office:value-type="float" office:value="3984976480.4512424" table:style-name="ce1">
            <text:p>3984976480</text:p>
          </table:table-cell>
          <table:table-cell table:number-columns-repeated="16381"/>
        </table:table-row>
        <table:table-row table:style-name="ro1">
          <table:table-cell office:value-type="float" office:value="931893" table:style-name="ce1">
            <text:p>931893</text:p>
          </table:table-cell>
          <table:table-cell office:value-type="string" table:style-name="ce1">
            <text:p>e</text:p>
          </table:table-cell>
          <table:table-cell office:value-type="float" office:value="3989758182.817265" table:style-name="ce1">
            <text:p>3989758183</text:p>
          </table:table-cell>
          <table:table-cell table:number-columns-repeated="16381"/>
        </table:table-row>
        <table:table-row table:style-name="ro1">
          <table:table-cell office:value-type="float" office:value="450031" table:style-name="ce1">
            <text:p>450031</text:p>
          </table:table-cell>
          <table:table-cell office:value-type="string" table:style-name="ce1">
            <text:p>micro</text:p>
          </table:table-cell>
          <table:table-cell office:value-type="float" office:value="3940687742.3023167" table:style-name="ce1">
            <text:p>3940687742</text:p>
          </table:table-cell>
          <table:table-cell table:number-columns-repeated="16381"/>
        </table:table-row>
        <table:table-row table:style-name="ro1">
          <table:table-cell office:value-type="float" office:value="415828" table:style-name="ce1">
            <text:p>415828</text:p>
          </table:table-cell>
          <table:table-cell office:value-type="string" table:style-name="ce1">
            <text:p>mini</text:p>
          </table:table-cell>
          <table:table-cell office:value-type="float" office:value="3968545762.9046521" table:style-name="ce1">
            <text:p>3968545763</text:p>
          </table:table-cell>
          <table:table-cell table:number-columns-repeated="16381"/>
        </table:table-row>
        <table:table-row table:style-name="ro1">
          <table:table-cell office:value-type="float" office:value="935043" table:style-name="ce1">
            <text:p>935043</text:p>
          </table:table-cell>
          <table:table-cell office:value-type="string" table:style-name="ce1">
            <text:p>nano</text:p>
          </table:table-cell>
          <table:table-cell office:value-type="float" office:value="3930468168.4439764" table:style-name="ce1">
            <text:p>3930468168</text:p>
          </table:table-cell>
          <table:table-cell table:number-columns-repeated="16381"/>
        </table:table-row>
        <table:table-row table:style-name="ro1">
          <table:table-cell office:value-type="float" office:value="785293" table:style-name="ce1">
            <text:p>785293</text:p>
          </table:table-cell>
          <table:table-cell office:value-type="string" table:style-name="ce1">
            <text:p>e</text:p>
          </table:table-cell>
          <table:table-cell office:value-type="float" office:value="3974042366.9101353" table:style-name="ce1">
            <text:p>3974042367</text:p>
          </table:table-cell>
          <table:table-cell table:number-columns-repeated="16381"/>
        </table:table-row>
        <table:table-row table:style-name="ro1">
          <table:table-cell office:value-type="float" office:value="425118" table:style-name="ce1">
            <text:p>425118</text:p>
          </table:table-cell>
          <table:table-cell office:value-type="string" table:style-name="ce1">
            <text:p>mini</text:p>
          </table:table-cell>
          <table:table-cell office:value-type="float" office:value="3939267835.8261752" table:style-name="ce1">
            <text:p>3939267836</text:p>
          </table:table-cell>
          <table:table-cell table:number-columns-repeated="16381"/>
        </table:table-row>
        <table:table-row table:style-name="ro1">
          <table:table-cell office:value-type="float" office:value="208949" table:style-name="ce1">
            <text:p>208949</text:p>
          </table:table-cell>
          <table:table-cell office:value-type="string" table:style-name="ce1">
            <text:p>nano</text:p>
          </table:table-cell>
          <table:table-cell office:value-type="float" office:value="3988227023.2745099" table:style-name="ce1">
            <text:p>3988227023</text:p>
          </table:table-cell>
          <table:table-cell table:number-columns-repeated="16381"/>
        </table:table-row>
        <table:table-row table:style-name="ro1">
          <table:table-cell office:value-type="float" office:value="16036" table:style-name="ce1">
            <text:p>16036</text:p>
          </table:table-cell>
          <table:table-cell office:value-type="string" table:style-name="ce1">
            <text:p>micro</text:p>
          </table:table-cell>
          <table:table-cell office:value-type="float" office:value="3994147415.6065359" table:style-name="ce1">
            <text:p>3994147416</text:p>
          </table:table-cell>
          <table:table-cell table:number-columns-repeated="16381"/>
        </table:table-row>
        <table:table-row table:style-name="ro1">
          <table:table-cell office:value-type="float" office:value="509190" table:style-name="ce1">
            <text:p>509190</text:p>
          </table:table-cell>
          <table:table-cell office:value-type="string" table:style-name="ce1">
            <text:p>e</text:p>
          </table:table-cell>
          <table:table-cell office:value-type="float" office:value="3965313749.5318961" table:style-name="ce1">
            <text:p>3965313750</text:p>
          </table:table-cell>
          <table:table-cell table:number-columns-repeated="16381"/>
        </table:table-row>
        <table:table-row table:style-name="ro1">
          <table:table-cell office:value-type="float" office:value="499241" table:style-name="ce1">
            <text:p>499241</text:p>
          </table:table-cell>
          <table:table-cell office:value-type="string" table:style-name="ce1">
            <text:p>micro</text:p>
          </table:table-cell>
          <table:table-cell office:value-type="float" office:value="3964682869.068254" table:style-name="ce1">
            <text:p>3964682869</text:p>
          </table:table-cell>
          <table:table-cell table:number-columns-repeated="16381"/>
        </table:table-row>
        <table:table-row table:style-name="ro1">
          <table:table-cell office:value-type="float" office:value="395779" table:style-name="ce1">
            <text:p>395779</text:p>
          </table:table-cell>
          <table:table-cell office:value-type="string" table:style-name="ce1">
            <text:p>nano</text:p>
          </table:table-cell>
          <table:table-cell office:value-type="float" office:value="3991422569.7562408" table:style-name="ce1">
            <text:p>3991422570</text:p>
          </table:table-cell>
          <table:table-cell table:number-columns-repeated="16381"/>
        </table:table-row>
        <table:table-row table:style-name="ro1">
          <table:table-cell office:value-type="float" office:value="557082" table:style-name="ce1">
            <text:p>557082</text:p>
          </table:table-cell>
          <table:table-cell office:value-type="string" table:style-name="ce1">
            <text:p>mini</text:p>
          </table:table-cell>
          <table:table-cell office:value-type="float" office:value="3989152843.3733115" table:style-name="ce1">
            <text:p>3989152843</text:p>
          </table:table-cell>
          <table:table-cell table:number-columns-repeated="16381"/>
        </table:table-row>
        <table:table-row table:style-name="ro1">
          <table:table-cell office:value-type="float" office:value="573940" table:style-name="ce1">
            <text:p>573940</text:p>
          </table:table-cell>
          <table:table-cell office:value-type="string" table:style-name="ce1">
            <text:p>e</text:p>
          </table:table-cell>
          <table:table-cell office:value-type="float" office:value="3938015629.407557" table:style-name="ce1">
            <text:p>3938015629</text:p>
          </table:table-cell>
          <table:table-cell table:number-columns-repeated="16381"/>
        </table:table-row>
        <table:table-row table:style-name="ro1">
          <table:table-cell office:value-type="float" office:value="965377" table:style-name="ce1">
            <text:p>965377</text:p>
          </table:table-cell>
          <table:table-cell office:value-type="string" table:style-name="ce1">
            <text:p>micro</text:p>
          </table:table-cell>
          <table:table-cell office:value-type="float" office:value="3936485964.4603534" table:style-name="ce1">
            <text:p>3936485964</text:p>
          </table:table-cell>
          <table:table-cell table:number-columns-repeated="16381"/>
        </table:table-row>
        <table:table-row table:style-name="ro1">
          <table:table-cell office:value-type="float" office:value="165838" table:style-name="ce1">
            <text:p>165838</text:p>
          </table:table-cell>
          <table:table-cell office:value-type="string" table:style-name="ce1">
            <text:p>nano</text:p>
          </table:table-cell>
          <table:table-cell office:value-type="float" office:value="3970376172.0787449" table:style-name="ce1">
            <text:p>3970376172</text:p>
          </table:table-cell>
          <table:table-cell table:number-columns-repeated="16381"/>
        </table:table-row>
        <table:table-row table:style-name="ro1">
          <table:table-cell office:value-type="float" office:value="44254" table:style-name="ce1">
            <text:p>44254</text:p>
          </table:table-cell>
          <table:table-cell office:value-type="string" table:style-name="ce1">
            <text:p>mini</text:p>
          </table:table-cell>
          <table:table-cell office:value-type="float" office:value="3973558769.2797151" table:style-name="ce1">
            <text:p>3973558769</text:p>
          </table:table-cell>
          <table:table-cell table:number-columns-repeated="16381"/>
        </table:table-row>
        <table:table-row table:style-name="ro1">
          <table:table-cell office:value-type="float" office:value="493938" table:style-name="ce1">
            <text:p>493938</text:p>
          </table:table-cell>
          <table:table-cell office:value-type="string" table:style-name="ce1">
            <text:p>e</text:p>
          </table:table-cell>
          <table:table-cell office:value-type="float" office:value="3986446187.0987854" table:style-name="ce1">
            <text:p>3986446187</text:p>
          </table:table-cell>
          <table:table-cell table:number-columns-repeated="16381"/>
        </table:table-row>
        <table:table-row table:style-name="ro1">
          <table:table-cell office:value-type="float" office:value="248823" table:style-name="ce1">
            <text:p>248823</text:p>
          </table:table-cell>
          <table:table-cell office:value-type="string" table:style-name="ce1">
            <text:p>nano</text:p>
          </table:table-cell>
          <table:table-cell office:value-type="float" office:value="3958742429.0886421" table:style-name="ce1">
            <text:p>3958742429</text:p>
          </table:table-cell>
          <table:table-cell table:number-columns-repeated="16381"/>
        </table:table-row>
        <table:table-row table:style-name="ro1">
          <table:table-cell office:value-type="float" office:value="72678" table:style-name="ce1">
            <text:p>72678</text:p>
          </table:table-cell>
          <table:table-cell office:value-type="string" table:style-name="ce1">
            <text:p>micro</text:p>
          </table:table-cell>
          <table:table-cell office:value-type="float" office:value="3935278430.8755341" table:style-name="ce1">
            <text:p>3935278431</text:p>
          </table:table-cell>
          <table:table-cell table:number-columns-repeated="16381"/>
        </table:table-row>
        <table:table-row table:style-name="ro1">
          <table:table-cell office:value-type="float" office:value="111906" table:style-name="ce1">
            <text:p>111906</text:p>
          </table:table-cell>
          <table:table-cell office:value-type="string" table:style-name="ce1">
            <text:p>nano</text:p>
          </table:table-cell>
          <table:table-cell office:value-type="float" office:value="3933688738.9668441" table:style-name="ce1">
            <text:p>3933688739</text:p>
          </table:table-cell>
          <table:table-cell table:number-columns-repeated="16381"/>
        </table:table-row>
        <table:table-row table:style-name="ro1">
          <table:table-cell office:value-type="float" office:value="406891" table:style-name="ce1">
            <text:p>406891</text:p>
          </table:table-cell>
          <table:table-cell office:value-type="string" table:style-name="ce1">
            <text:p>nano</text:p>
          </table:table-cell>
          <table:table-cell office:value-type="float" office:value="3990345189.794878" table:style-name="ce1">
            <text:p>3990345190</text:p>
          </table:table-cell>
          <table:table-cell table:number-columns-repeated="16381"/>
        </table:table-row>
        <table:table-row table:style-name="ro1">
          <table:table-cell office:value-type="float" office:value="914724" table:style-name="ce1">
            <text:p>914724</text:p>
          </table:table-cell>
          <table:table-cell office:value-type="string" table:style-name="ce1">
            <text:p>micro</text:p>
          </table:table-cell>
          <table:table-cell office:value-type="float" office:value="3997785675.3343349" table:style-name="ce1">
            <text:p>3997785675</text:p>
          </table:table-cell>
          <table:table-cell table:number-columns-repeated="16381"/>
        </table:table-row>
        <table:table-row table:style-name="ro1">
          <table:table-cell office:value-type="float" office:value="824194" table:style-name="ce1">
            <text:p>824194</text:p>
          </table:table-cell>
          <table:table-cell office:value-type="string" table:style-name="ce1">
            <text:p>mini</text:p>
          </table:table-cell>
          <table:table-cell office:value-type="float" office:value="3948313345.437964" table:style-name="ce1">
            <text:p>3948313345</text:p>
          </table:table-cell>
          <table:table-cell table:number-columns-repeated="16381"/>
        </table:table-row>
        <table:table-row table:style-name="ro1">
          <table:table-cell office:value-type="float" office:value="678755" table:style-name="ce1">
            <text:p>678755</text:p>
          </table:table-cell>
          <table:table-cell office:value-type="string" table:style-name="ce1">
            <text:p>e</text:p>
          </table:table-cell>
          <table:table-cell office:value-type="float" office:value="3974975163.0401001" table:style-name="ce1">
            <text:p>3974975163</text:p>
          </table:table-cell>
          <table:table-cell table:number-columns-repeated="16381"/>
        </table:table-row>
        <table:table-row table:style-name="ro1">
          <table:table-cell office:value-type="float" office:value="78312" table:style-name="ce1">
            <text:p>78312</text:p>
          </table:table-cell>
          <table:table-cell office:value-type="string" table:style-name="ce1">
            <text:p>micro</text:p>
          </table:table-cell>
          <table:table-cell office:value-type="float" office:value="3964706665.0455585" table:style-name="ce1">
            <text:p>3964706665</text:p>
          </table:table-cell>
          <table:table-cell table:number-columns-repeated="16381"/>
        </table:table-row>
        <table:table-row table:style-name="ro1">
          <table:table-cell office:value-type="float" office:value="79804" table:style-name="ce1">
            <text:p>79804</text:p>
          </table:table-cell>
          <table:table-cell office:value-type="string" table:style-name="ce1">
            <text:p>mini</text:p>
          </table:table-cell>
          <table:table-cell office:value-type="float" office:value="3948677877.6300368" table:style-name="ce1">
            <text:p>3948677878</text:p>
          </table:table-cell>
          <table:table-cell table:number-columns-repeated="16381"/>
        </table:table-row>
        <table:table-row table:style-name="ro1">
          <table:table-cell office:value-type="float" office:value="449746" table:style-name="ce1">
            <text:p>449746</text:p>
          </table:table-cell>
          <table:table-cell office:value-type="string" table:style-name="ce1">
            <text:p>nano</text:p>
          </table:table-cell>
          <table:table-cell office:value-type="float" office:value="3984031322.3534679" table:style-name="ce1">
            <text:p>3984031322</text:p>
          </table:table-cell>
          <table:table-cell table:number-columns-repeated="16381"/>
        </table:table-row>
        <table:table-row table:style-name="ro1">
          <table:table-cell office:value-type="float" office:value="819838" table:style-name="ce1">
            <text:p>819838</text:p>
          </table:table-cell>
          <table:table-cell office:value-type="string" table:style-name="ce1">
            <text:p>e</text:p>
          </table:table-cell>
          <table:table-cell office:value-type="float" office:value="3981893960.2597055" table:style-name="ce1">
            <text:p>3981893960</text:p>
          </table:table-cell>
          <table:table-cell table:number-columns-repeated="16381"/>
        </table:table-row>
        <table:table-row table:style-name="ro1">
          <table:table-cell office:value-type="float" office:value="940337" table:style-name="ce1">
            <text:p>940337</text:p>
          </table:table-cell>
          <table:table-cell office:value-type="string" table:style-name="ce1">
            <text:p>mini</text:p>
          </table:table-cell>
          <table:table-cell office:value-type="float" office:value="3947083105.0319743" table:style-name="ce1">
            <text:p>3947083105</text:p>
          </table:table-cell>
          <table:table-cell table:number-columns-repeated="16381"/>
        </table:table-row>
        <table:table-row table:style-name="ro1">
          <table:table-cell office:value-type="float" office:value="526751" table:style-name="ce1">
            <text:p>526751</text:p>
          </table:table-cell>
          <table:table-cell office:value-type="string" table:style-name="ce1">
            <text:p>nano</text:p>
          </table:table-cell>
          <table:table-cell office:value-type="float" office:value="3991762641.0270128" table:style-name="ce1">
            <text:p>3991762641</text:p>
          </table:table-cell>
          <table:table-cell table:number-columns-repeated="16381"/>
        </table:table-row>
        <table:table-row table:style-name="ro1">
          <table:table-cell office:value-type="float" office:value="58011" table:style-name="ce1">
            <text:p>58011</text:p>
          </table:table-cell>
          <table:table-cell office:value-type="string" table:style-name="ce1">
            <text:p>micro</text:p>
          </table:table-cell>
          <table:table-cell office:value-type="float" office:value="3948675509.720818" table:style-name="ce1">
            <text:p>3948675510</text:p>
          </table:table-cell>
          <table:table-cell table:number-columns-repeated="16381"/>
        </table:table-row>
        <table:table-row table:style-name="ro1">
          <table:table-cell office:value-type="float" office:value="959305" table:style-name="ce1">
            <text:p>959305</text:p>
          </table:table-cell>
          <table:table-cell office:value-type="string" table:style-name="ce1">
            <text:p>e</text:p>
          </table:table-cell>
          <table:table-cell office:value-type="float" office:value="3952144516.3972912" table:style-name="ce1">
            <text:p>3952144516</text:p>
          </table:table-cell>
          <table:table-cell table:number-columns-repeated="16381"/>
        </table:table-row>
        <table:table-row table:style-name="ro1">
          <table:table-cell office:value-type="float" office:value="990570" table:style-name="ce1">
            <text:p>990570</text:p>
          </table:table-cell>
          <table:table-cell office:value-type="string" table:style-name="ce1">
            <text:p>micro</text:p>
          </table:table-cell>
          <table:table-cell office:value-type="float" office:value="3984134888.7447147" table:style-name="ce1">
            <text:p>3984134889</text:p>
          </table:table-cell>
          <table:table-cell table:number-columns-repeated="16381"/>
        </table:table-row>
        <table:table-row table:style-name="ro1">
          <table:table-cell office:value-type="float" office:value="902174" table:style-name="ce1">
            <text:p>902174</text:p>
          </table:table-cell>
          <table:table-cell office:value-type="string" table:style-name="ce1">
            <text:p>nano</text:p>
          </table:table-cell>
          <table:table-cell office:value-type="float" office:value="3983114812.3548074" table:style-name="ce1">
            <text:p>3983114812</text:p>
          </table:table-cell>
          <table:table-cell table:number-columns-repeated="16381"/>
        </table:table-row>
        <table:table-row table:style-name="ro1">
          <table:table-cell office:value-type="float" office:value="962538" table:style-name="ce1">
            <text:p>962538</text:p>
          </table:table-cell>
          <table:table-cell office:value-type="string" table:style-name="ce1">
            <text:p>mini</text:p>
          </table:table-cell>
          <table:table-cell office:value-type="float" office:value="3961580937.0518131" table:style-name="ce1">
            <text:p>3961580937</text:p>
          </table:table-cell>
          <table:table-cell table:number-columns-repeated="16381"/>
        </table:table-row>
        <table:table-row table:style-name="ro1">
          <table:table-cell office:value-type="float" office:value="604866" table:style-name="ce1">
            <text:p>604866</text:p>
          </table:table-cell>
          <table:table-cell office:value-type="string" table:style-name="ce1">
            <text:p>e</text:p>
          </table:table-cell>
          <table:table-cell office:value-type="float" office:value="3936954806.0942154" table:style-name="ce1">
            <text:p>3936954806</text:p>
          </table:table-cell>
          <table:table-cell table:number-columns-repeated="16381"/>
        </table:table-row>
        <table:table-row table:style-name="ro1">
          <table:table-cell office:value-type="float" office:value="455253" table:style-name="ce1">
            <text:p>455253</text:p>
          </table:table-cell>
          <table:table-cell office:value-type="string" table:style-name="ce1">
            <text:p>micro</text:p>
          </table:table-cell>
          <table:table-cell office:value-type="float" office:value="3945264041.1253791" table:style-name="ce1">
            <text:p>3945264041</text:p>
          </table:table-cell>
          <table:table-cell table:number-columns-repeated="16381"/>
        </table:table-row>
        <table:table-row table:style-name="ro1">
          <table:table-cell office:value-type="float" office:value="415800" table:style-name="ce1">
            <text:p>415800</text:p>
          </table:table-cell>
          <table:table-cell office:value-type="string" table:style-name="ce1">
            <text:p>nano</text:p>
          </table:table-cell>
          <table:table-cell office:value-type="float" office:value="3984384005.4631915" table:style-name="ce1">
            <text:p>3984384005</text:p>
          </table:table-cell>
          <table:table-cell table:number-columns-repeated="16381"/>
        </table:table-row>
        <table:table-row table:style-name="ro1">
          <table:table-cell office:value-type="float" office:value="855044" table:style-name="ce1">
            <text:p>855044</text:p>
          </table:table-cell>
          <table:table-cell office:value-type="string" table:style-name="ce1">
            <text:p>mini</text:p>
          </table:table-cell>
          <table:table-cell office:value-type="float" office:value="3968452709.877377" table:style-name="ce1">
            <text:p>3968452710</text:p>
          </table:table-cell>
          <table:table-cell table:number-columns-repeated="16381"/>
        </table:table-row>
        <table:table-row table:style-name="ro1">
          <table:table-cell office:value-type="float" office:value="262944" table:style-name="ce1">
            <text:p>262944</text:p>
          </table:table-cell>
          <table:table-cell office:value-type="string" table:style-name="ce1">
            <text:p>e</text:p>
          </table:table-cell>
          <table:table-cell office:value-type="float" office:value="3981347326.8780932" table:style-name="ce1">
            <text:p>3981347327</text:p>
          </table:table-cell>
          <table:table-cell table:number-columns-repeated="16381"/>
        </table:table-row>
        <table:table-row table:style-name="ro1">
          <table:table-cell office:value-type="float" office:value="358480" table:style-name="ce1">
            <text:p>358480</text:p>
          </table:table-cell>
          <table:table-cell office:value-type="string" table:style-name="ce1">
            <text:p>nano</text:p>
          </table:table-cell>
          <table:table-cell office:value-type="float" office:value="3998125902.7245588" table:style-name="ce1">
            <text:p>3998125903</text:p>
          </table:table-cell>
          <table:table-cell table:number-columns-repeated="16381"/>
        </table:table-row>
        <table:table-row table:style-name="ro1">
          <table:table-cell office:value-type="float" office:value="495059" table:style-name="ce1">
            <text:p>495059</text:p>
          </table:table-cell>
          <table:table-cell office:value-type="string" table:style-name="ce1">
            <text:p>micro</text:p>
          </table:table-cell>
          <table:table-cell office:value-type="float" office:value="3941484970.1733565" table:style-name="ce1">
            <text:p>3941484970</text:p>
          </table:table-cell>
          <table:table-cell table:number-columns-repeated="16381"/>
        </table:table-row>
        <table:table-row table:style-name="ro1">
          <table:table-cell office:value-type="float" office:value="486083" table:style-name="ce1">
            <text:p>486083</text:p>
          </table:table-cell>
          <table:table-cell office:value-type="string" table:style-name="ce1">
            <text:p>nano</text:p>
          </table:table-cell>
          <table:table-cell office:value-type="float" office:value="3996411761.3108411" table:style-name="ce1">
            <text:p>3996411761</text:p>
          </table:table-cell>
          <table:table-cell table:number-columns-repeated="16381"/>
        </table:table-row>
        <table:table-row table:style-name="ro1">
          <table:table-cell office:value-type="float" office:value="196834" table:style-name="ce1">
            <text:p>196834</text:p>
          </table:table-cell>
          <table:table-cell office:value-type="string" table:style-name="ce1">
            <text:p>nano</text:p>
          </table:table-cell>
          <table:table-cell office:value-type="float" office:value="3943631164.1924391" table:style-name="ce1">
            <text:p>3943631164</text:p>
          </table:table-cell>
          <table:table-cell table:number-columns-repeated="16381"/>
        </table:table-row>
        <table:table-row table:style-name="ro1">
          <table:table-cell office:value-type="float" office:value="935549" table:style-name="ce1">
            <text:p>935549</text:p>
          </table:table-cell>
          <table:table-cell office:value-type="string" table:style-name="ce1">
            <text:p>micro</text:p>
          </table:table-cell>
          <table:table-cell office:value-type="float" office:value="3958663425.8685784" table:style-name="ce1">
            <text:p>3958663426</text:p>
          </table:table-cell>
          <table:table-cell table:number-columns-repeated="16381"/>
        </table:table-row>
        <table:table-row table:style-name="ro1">
          <table:table-cell office:value-type="float" office:value="794234" table:style-name="ce1">
            <text:p>794234</text:p>
          </table:table-cell>
          <table:table-cell office:value-type="string" table:style-name="ce1">
            <text:p>mini</text:p>
          </table:table-cell>
          <table:table-cell office:value-type="float" office:value="3934997869.3402152" table:style-name="ce1">
            <text:p>3934997869</text:p>
          </table:table-cell>
          <table:table-cell table:number-columns-repeated="16381"/>
        </table:table-row>
        <table:table-row table:style-name="ro1">
          <table:table-cell office:value-type="float" office:value="182505" table:style-name="ce1">
            <text:p>182505</text:p>
          </table:table-cell>
          <table:table-cell office:value-type="string" table:style-name="ce1">
            <text:p>e</text:p>
          </table:table-cell>
          <table:table-cell office:value-type="float" office:value="3948055772.1435056" table:style-name="ce1">
            <text:p>3948055772</text:p>
          </table:table-cell>
          <table:table-cell table:number-columns-repeated="16381"/>
        </table:table-row>
        <table:table-row table:style-name="ro1">
          <table:table-cell office:value-type="float" office:value="434551" table:style-name="ce1">
            <text:p>434551</text:p>
          </table:table-cell>
          <table:table-cell office:value-type="string" table:style-name="ce1">
            <text:p>micro</text:p>
          </table:table-cell>
          <table:table-cell office:value-type="float" office:value="3974944464.041646" table:style-name="ce1">
            <text:p>3974944464</text:p>
          </table:table-cell>
          <table:table-cell table:number-columns-repeated="16381"/>
        </table:table-row>
        <table:table-row table:style-name="ro1">
          <table:table-cell office:value-type="float" office:value="46752" table:style-name="ce1">
            <text:p>46752</text:p>
          </table:table-cell>
          <table:table-cell office:value-type="string" table:style-name="ce1">
            <text:p>mini</text:p>
          </table:table-cell>
          <table:table-cell office:value-type="float" office:value="3993438419.5763407" table:style-name="ce1">
            <text:p>3993438420</text:p>
          </table:table-cell>
          <table:table-cell table:number-columns-repeated="16381"/>
        </table:table-row>
        <table:table-row table:style-name="ro1">
          <table:table-cell office:value-type="float" office:value="977764" table:style-name="ce1">
            <text:p>977764</text:p>
          </table:table-cell>
          <table:table-cell office:value-type="string" table:style-name="ce1">
            <text:p>nano</text:p>
          </table:table-cell>
          <table:table-cell office:value-type="float" office:value="3967977852.9588323" table:style-name="ce1">
            <text:p>3967977853</text:p>
          </table:table-cell>
          <table:table-cell table:number-columns-repeated="16381"/>
        </table:table-row>
        <table:table-row table:style-name="ro1">
          <table:table-cell office:value-type="float" office:value="228339" table:style-name="ce1">
            <text:p>228339</text:p>
          </table:table-cell>
          <table:table-cell office:value-type="string" table:style-name="ce1">
            <text:p>e</text:p>
          </table:table-cell>
          <table:table-cell office:value-type="float" office:value="3967072363.6311593" table:style-name="ce1">
            <text:p>3967072364</text:p>
          </table:table-cell>
          <table:table-cell table:number-columns-repeated="16381"/>
        </table:table-row>
        <table:table-row table:style-name="ro1">
          <table:table-cell office:value-type="float" office:value="347411" table:style-name="ce1">
            <text:p>347411</text:p>
          </table:table-cell>
          <table:table-cell office:value-type="string" table:style-name="ce1">
            <text:p>mini</text:p>
          </table:table-cell>
          <table:table-cell office:value-type="float" office:value="3988915134.3722939" table:style-name="ce1">
            <text:p>3988915134</text:p>
          </table:table-cell>
          <table:table-cell table:number-columns-repeated="16381"/>
        </table:table-row>
        <table:table-row table:style-name="ro1">
          <table:table-cell office:value-type="float" office:value="522327" table:style-name="ce1">
            <text:p>522327</text:p>
          </table:table-cell>
          <table:table-cell office:value-type="string" table:style-name="ce1">
            <text:p>nano</text:p>
          </table:table-cell>
          <table:table-cell office:value-type="float" office:value="3949759689.6520314" table:style-name="ce1">
            <text:p>3949759690</text:p>
          </table:table-cell>
          <table:table-cell table:number-columns-repeated="16381"/>
        </table:table-row>
        <table:table-row table:style-name="ro1">
          <table:table-cell office:value-type="float" office:value="303106" table:style-name="ce1">
            <text:p>303106</text:p>
          </table:table-cell>
          <table:table-cell office:value-type="string" table:style-name="ce1">
            <text:p>micro</text:p>
          </table:table-cell>
          <table:table-cell office:value-type="float" office:value="3931745758.7109594" table:style-name="ce1">
            <text:p>3931745759</text:p>
          </table:table-cell>
          <table:table-cell table:number-columns-repeated="16381"/>
        </table:table-row>
        <table:table-row table:style-name="ro1">
          <table:table-cell office:value-type="float" office:value="99917" table:style-name="ce1">
            <text:p>99917</text:p>
          </table:table-cell>
          <table:table-cell office:value-type="string" table:style-name="ce1">
            <text:p>e</text:p>
          </table:table-cell>
          <table:table-cell office:value-type="float" office:value="3969467449.4833069" table:style-name="ce1">
            <text:p>3969467449</text:p>
          </table:table-cell>
          <table:table-cell table:number-columns-repeated="16381"/>
        </table:table-row>
        <table:table-row table:style-name="ro1">
          <table:table-cell office:value-type="float" office:value="31732" table:style-name="ce1">
            <text:p>31732</text:p>
          </table:table-cell>
          <table:table-cell office:value-type="string" table:style-name="ce1">
            <text:p>micro</text:p>
          </table:table-cell>
          <table:table-cell office:value-type="float" office:value="3975320028.9550929" table:style-name="ce1">
            <text:p>3975320029</text:p>
          </table:table-cell>
          <table:table-cell table:number-columns-repeated="16381"/>
        </table:table-row>
        <table:table-row table:style-name="ro1">
          <table:table-cell office:value-type="float" office:value="529152" table:style-name="ce1">
            <text:p>529152</text:p>
          </table:table-cell>
          <table:table-cell office:value-type="string" table:style-name="ce1">
            <text:p>nano</text:p>
          </table:table-cell>
          <table:table-cell office:value-type="float" office:value="3990292693.8351173" table:style-name="ce1">
            <text:p>3990292694</text:p>
          </table:table-cell>
          <table:table-cell table:number-columns-repeated="16381"/>
        </table:table-row>
        <table:table-row table:style-name="ro1">
          <table:table-cell office:value-type="float" office:value="842581" table:style-name="ce1">
            <text:p>842581</text:p>
          </table:table-cell>
          <table:table-cell office:value-type="string" table:style-name="ce1">
            <text:p>mini</text:p>
          </table:table-cell>
          <table:table-cell office:value-type="float" office:value="3980699071.6264453" table:style-name="ce1">
            <text:p>3980699072</text:p>
          </table:table-cell>
          <table:table-cell table:number-columns-repeated="16381"/>
        </table:table-row>
        <table:table-row table:style-name="ro1">
          <table:table-cell office:value-type="float" office:value="970367" table:style-name="ce1">
            <text:p>970367</text:p>
          </table:table-cell>
          <table:table-cell office:value-type="string" table:style-name="ce1">
            <text:p>e</text:p>
          </table:table-cell>
          <table:table-cell office:value-type="float" office:value="3943728510.2368464" table:style-name="ce1">
            <text:p>3943728510</text:p>
          </table:table-cell>
          <table:table-cell table:number-columns-repeated="16381"/>
        </table:table-row>
        <table:table-row table:style-name="ro1">
          <table:table-cell office:value-type="float" office:value="436697" table:style-name="ce1">
            <text:p>436697</text:p>
          </table:table-cell>
          <table:table-cell office:value-type="string" table:style-name="ce1">
            <text:p>micro</text:p>
          </table:table-cell>
          <table:table-cell office:value-type="float" office:value="3963779682.2096868" table:style-name="ce1">
            <text:p>3963779682</text:p>
          </table:table-cell>
          <table:table-cell table:number-columns-repeated="16381"/>
        </table:table-row>
        <table:table-row table:style-name="ro1">
          <table:table-cell office:value-type="float" office:value="429558" table:style-name="ce1">
            <text:p>429558</text:p>
          </table:table-cell>
          <table:table-cell office:value-type="string" table:style-name="ce1">
            <text:p>nano</text:p>
          </table:table-cell>
          <table:table-cell office:value-type="float" office:value="3999623481.2210126" table:style-name="ce1">
            <text:p>3999623481</text:p>
          </table:table-cell>
          <table:table-cell table:number-columns-repeated="16381"/>
        </table:table-row>
        <table:table-row table:style-name="ro1">
          <table:table-cell office:value-type="float" office:value="83228" table:style-name="ce1">
            <text:p>83228</text:p>
          </table:table-cell>
          <table:table-cell office:value-type="string" table:style-name="ce1">
            <text:p>mini</text:p>
          </table:table-cell>
          <table:table-cell office:value-type="float" office:value="3990849062.2024484" table:style-name="ce1">
            <text:p>3990849062</text:p>
          </table:table-cell>
          <table:table-cell table:number-columns-repeated="16381"/>
        </table:table-row>
        <table:table-row table:style-name="ro1">
          <table:table-cell office:value-type="float" office:value="534705" table:style-name="ce1">
            <text:p>534705</text:p>
          </table:table-cell>
          <table:table-cell office:value-type="string" table:style-name="ce1">
            <text:p>e</text:p>
          </table:table-cell>
          <table:table-cell office:value-type="float" office:value="3994371013.3483863" table:style-name="ce1">
            <text:p>3994371013</text:p>
          </table:table-cell>
          <table:table-cell table:number-columns-repeated="16381"/>
        </table:table-row>
        <table:table-row table:style-name="ro1">
          <table:table-cell office:value-type="float" office:value="241523" table:style-name="ce1">
            <text:p>241523</text:p>
          </table:table-cell>
          <table:table-cell office:value-type="string" table:style-name="ce1">
            <text:p>nano</text:p>
          </table:table-cell>
          <table:table-cell office:value-type="float" office:value="3992936106.7918243" table:style-name="ce1">
            <text:p>3992936107</text:p>
          </table:table-cell>
          <table:table-cell table:number-columns-repeated="16381"/>
        </table:table-row>
        <table:table-row table:style-name="ro1">
          <table:table-cell office:value-type="float" office:value="611613" table:style-name="ce1">
            <text:p>611613</text:p>
          </table:table-cell>
          <table:table-cell office:value-type="string" table:style-name="ce1">
            <text:p>micro</text:p>
          </table:table-cell>
          <table:table-cell office:value-type="float" office:value="3969384376.5551677" table:style-name="ce1">
            <text:p>3969384377</text:p>
          </table:table-cell>
          <table:table-cell table:number-columns-repeated="16381"/>
        </table:table-row>
        <table:table-row table:style-name="ro1">
          <table:table-cell office:value-type="float" office:value="830674" table:style-name="ce1">
            <text:p>830674</text:p>
          </table:table-cell>
          <table:table-cell office:value-type="string" table:style-name="ce1">
            <text:p>nano</text:p>
          </table:table-cell>
          <table:table-cell office:value-type="float" office:value="3944752335.0052791" table:style-name="ce1">
            <text:p>3944752335</text:p>
          </table:table-cell>
          <table:table-cell table:number-columns-repeated="16381"/>
        </table:table-row>
        <table:table-row table:style-name="ro1">
          <table:table-cell office:value-type="float" office:value="155067" table:style-name="ce1">
            <text:p>155067</text:p>
          </table:table-cell>
          <table:table-cell office:value-type="string" table:style-name="ce1">
            <text:p>nano</text:p>
          </table:table-cell>
          <table:table-cell office:value-type="float" office:value="3998236390.8473043" table:style-name="ce1">
            <text:p>3998236391</text:p>
          </table:table-cell>
          <table:table-cell table:number-columns-repeated="16381"/>
        </table:table-row>
        <table:table-row table:style-name="ro1">
          <table:table-cell office:value-type="float" office:value="917238" table:style-name="ce1">
            <text:p>917238</text:p>
          </table:table-cell>
          <table:table-cell office:value-type="string" table:style-name="ce1">
            <text:p>micro</text:p>
          </table:table-cell>
          <table:table-cell office:value-type="float" office:value="3980908043.645143" table:style-name="ce1">
            <text:p>3980908044</text:p>
          </table:table-cell>
          <table:table-cell table:number-columns-repeated="16381"/>
        </table:table-row>
        <table:table-row table:style-name="ro1">
          <table:table-cell office:value-type="float" office:value="411297" table:style-name="ce1">
            <text:p>411297</text:p>
          </table:table-cell>
          <table:table-cell office:value-type="string" table:style-name="ce1">
            <text:p>mini</text:p>
          </table:table-cell>
          <table:table-cell office:value-type="float" office:value="3971345205.9834409" table:style-name="ce1">
            <text:p>3971345206</text:p>
          </table:table-cell>
          <table:table-cell table:number-columns-repeated="16381"/>
        </table:table-row>
        <table:table-row table:style-name="ro1">
          <table:table-cell office:value-type="float" office:value="702200" table:style-name="ce1">
            <text:p>702200</text:p>
          </table:table-cell>
          <table:table-cell office:value-type="string" table:style-name="ce1">
            <text:p>e</text:p>
          </table:table-cell>
          <table:table-cell office:value-type="float" office:value="3978592048.1798167" table:style-name="ce1">
            <text:p>3978592048</text:p>
          </table:table-cell>
          <table:table-cell table:number-columns-repeated="16381"/>
        </table:table-row>
        <table:table-row table:style-name="ro1">
          <table:table-cell office:value-type="float" office:value="187365" table:style-name="ce1">
            <text:p>187365</text:p>
          </table:table-cell>
          <table:table-cell office:value-type="string" table:style-name="ce1">
            <text:p>micro</text:p>
          </table:table-cell>
          <table:table-cell office:value-type="float" office:value="3979581080.8539834" table:style-name="ce1">
            <text:p>3979581081</text:p>
          </table:table-cell>
          <table:table-cell table:number-columns-repeated="16381"/>
        </table:table-row>
        <table:table-row table:style-name="ro1">
          <table:table-cell office:value-type="float" office:value="510659" table:style-name="ce1">
            <text:p>510659</text:p>
          </table:table-cell>
          <table:table-cell office:value-type="string" table:style-name="ce1">
            <text:p>mini</text:p>
          </table:table-cell>
          <table:table-cell office:value-type="float" office:value="3960661802.8974509" table:style-name="ce1">
            <text:p>3960661803</text:p>
          </table:table-cell>
          <table:table-cell table:number-columns-repeated="16381"/>
        </table:table-row>
        <table:table-row table:style-name="ro1">
          <table:table-cell office:value-type="float" office:value="905137" table:style-name="ce1">
            <text:p>905137</text:p>
          </table:table-cell>
          <table:table-cell office:value-type="string" table:style-name="ce1">
            <text:p>nano</text:p>
          </table:table-cell>
          <table:table-cell office:value-type="float" office:value="3940169277.859868" table:style-name="ce1">
            <text:p>3940169278</text:p>
          </table:table-cell>
          <table:table-cell table:number-columns-repeated="16381"/>
        </table:table-row>
        <table:table-row table:style-name="ro1">
          <table:table-cell office:value-type="float" office:value="794904" table:style-name="ce1">
            <text:p>794904</text:p>
          </table:table-cell>
          <table:table-cell office:value-type="string" table:style-name="ce1">
            <text:p>e</text:p>
          </table:table-cell>
          <table:table-cell office:value-type="float" office:value="3991138554.3291306" table:style-name="ce1">
            <text:p>3991138554</text:p>
          </table:table-cell>
          <table:table-cell table:number-columns-repeated="16381"/>
        </table:table-row>
        <table:table-row table:style-name="ro1">
          <table:table-cell office:value-type="float" office:value="373965" table:style-name="ce1">
            <text:p>373965</text:p>
          </table:table-cell>
          <table:table-cell office:value-type="string" table:style-name="ce1">
            <text:p>mini</text:p>
          </table:table-cell>
          <table:table-cell office:value-type="float" office:value="3948866944.4976006" table:style-name="ce1">
            <text:p>3948866944</text:p>
          </table:table-cell>
          <table:table-cell table:number-columns-repeated="16381"/>
        </table:table-row>
        <table:table-row table:style-name="ro1">
          <table:table-cell office:value-type="float" office:value="583962" table:style-name="ce1">
            <text:p>583962</text:p>
          </table:table-cell>
          <table:table-cell office:value-type="string" table:style-name="ce1">
            <text:p>nano</text:p>
          </table:table-cell>
          <table:table-cell office:value-type="float" office:value="3995908066.2379379" table:style-name="ce1">
            <text:p>3995908066</text:p>
          </table:table-cell>
          <table:table-cell table:number-columns-repeated="16381"/>
        </table:table-row>
        <table:table-row table:style-name="ro1">
          <table:table-cell office:value-type="float" office:value="284092" table:style-name="ce1">
            <text:p>284092</text:p>
          </table:table-cell>
          <table:table-cell office:value-type="string" table:style-name="ce1">
            <text:p>micro</text:p>
          </table:table-cell>
          <table:table-cell office:value-type="float" office:value="3937615250.865859" table:style-name="ce1">
            <text:p>3937615251</text:p>
          </table:table-cell>
          <table:table-cell table:number-columns-repeated="16381"/>
        </table:table-row>
        <table:table-row table:style-name="ro1">
          <table:table-cell office:value-type="float" office:value="16822" table:style-name="ce1">
            <text:p>16822</text:p>
          </table:table-cell>
          <table:table-cell office:value-type="string" table:style-name="ce1">
            <text:p>e</text:p>
          </table:table-cell>
          <table:table-cell office:value-type="float" office:value="3994393015.7923713" table:style-name="ce1">
            <text:p>3994393016</text:p>
          </table:table-cell>
          <table:table-cell table:number-columns-repeated="16381"/>
        </table:table-row>
        <table:table-row table:style-name="ro1">
          <table:table-cell office:value-type="float" office:value="638902" table:style-name="ce1">
            <text:p>638902</text:p>
          </table:table-cell>
          <table:table-cell office:value-type="string" table:style-name="ce1">
            <text:p>micro</text:p>
          </table:table-cell>
          <table:table-cell office:value-type="float" office:value="3984632373.0683594" table:style-name="ce1">
            <text:p>3984632373</text:p>
          </table:table-cell>
          <table:table-cell table:number-columns-repeated="16381"/>
        </table:table-row>
        <table:table-row table:style-name="ro1">
          <table:table-cell office:value-type="float" office:value="239204" table:style-name="ce1">
            <text:p>239204</text:p>
          </table:table-cell>
          <table:table-cell office:value-type="string" table:style-name="ce1">
            <text:p>nano</text:p>
          </table:table-cell>
          <table:table-cell office:value-type="float" office:value="3932166261.7472239" table:style-name="ce1">
            <text:p>3932166262</text:p>
          </table:table-cell>
          <table:table-cell table:number-columns-repeated="16381"/>
        </table:table-row>
        <table:table-row table:style-name="ro1">
          <table:table-cell office:value-type="float" office:value="827744" table:style-name="ce1">
            <text:p>827744</text:p>
          </table:table-cell>
          <table:table-cell office:value-type="string" table:style-name="ce1">
            <text:p>mini</text:p>
          </table:table-cell>
          <table:table-cell office:value-type="float" office:value="3942018321.2416587" table:style-name="ce1">
            <text:p>3942018321</text:p>
          </table:table-cell>
          <table:table-cell table:number-columns-repeated="16381"/>
        </table:table-row>
        <table:table-row table:style-name="ro1">
          <table:table-cell office:value-type="float" office:value="508644" table:style-name="ce1">
            <text:p>508644</text:p>
          </table:table-cell>
          <table:table-cell office:value-type="string" table:style-name="ce1">
            <text:p>e</text:p>
          </table:table-cell>
          <table:table-cell office:value-type="float" office:value="3978142708.5147853" table:style-name="ce1">
            <text:p>3978142709</text:p>
          </table:table-cell>
          <table:table-cell table:number-columns-repeated="16381"/>
        </table:table-row>
        <table:table-row table:style-name="ro1">
          <table:table-cell office:value-type="float" office:value="212444" table:style-name="ce1">
            <text:p>212444</text:p>
          </table:table-cell>
          <table:table-cell office:value-type="string" table:style-name="ce1">
            <text:p>micro</text:p>
          </table:table-cell>
          <table:table-cell office:value-type="float" office:value="3937173925.996964" table:style-name="ce1">
            <text:p>3937173926</text:p>
          </table:table-cell>
          <table:table-cell table:number-columns-repeated="16381"/>
        </table:table-row>
        <table:table-row table:style-name="ro1">
          <table:table-cell office:value-type="float" office:value="294575" table:style-name="ce1">
            <text:p>294575</text:p>
          </table:table-cell>
          <table:table-cell office:value-type="string" table:style-name="ce1">
            <text:p>nano</text:p>
          </table:table-cell>
          <table:table-cell office:value-type="float" office:value="3991128068.9854717" table:style-name="ce1">
            <text:p>3991128069</text:p>
          </table:table-cell>
          <table:table-cell table:number-columns-repeated="16381"/>
        </table:table-row>
        <table:table-row table:style-name="ro1">
          <table:table-cell office:value-type="float" office:value="369311" table:style-name="ce1">
            <text:p>369311</text:p>
          </table:table-cell>
          <table:table-cell office:value-type="string" table:style-name="ce1">
            <text:p>mini</text:p>
          </table:table-cell>
          <table:table-cell office:value-type="float" office:value="3955217386.4637771" table:style-name="ce1">
            <text:p>3955217386</text:p>
          </table:table-cell>
          <table:table-cell table:number-columns-repeated="16381"/>
        </table:table-row>
        <table:table-row table:style-name="ro1">
          <table:table-cell office:value-type="float" office:value="389006" table:style-name="ce1">
            <text:p>389006</text:p>
          </table:table-cell>
          <table:table-cell office:value-type="string" table:style-name="ce1">
            <text:p>e</text:p>
          </table:table-cell>
          <table:table-cell office:value-type="float" office:value="3998254639.63585" table:style-name="ce1">
            <text:p>3998254640</text:p>
          </table:table-cell>
          <table:table-cell table:number-columns-repeated="16381"/>
        </table:table-row>
        <table:table-row table:style-name="ro1">
          <table:table-cell office:value-type="float" office:value="208904" table:style-name="ce1">
            <text:p>208904</text:p>
          </table:table-cell>
          <table:table-cell office:value-type="string" table:style-name="ce1">
            <text:p>nano</text:p>
          </table:table-cell>
          <table:table-cell office:value-type="float" office:value="3994115490.570713" table:style-name="ce1">
            <text:p>3994115491</text:p>
          </table:table-cell>
          <table:table-cell table:number-columns-repeated="16381"/>
        </table:table-row>
        <table:table-row table:style-name="ro1">
          <table:table-cell office:value-type="float" office:value="759364" table:style-name="ce1">
            <text:p>759364</text:p>
          </table:table-cell>
          <table:table-cell office:value-type="string" table:style-name="ce1">
            <text:p>micro</text:p>
          </table:table-cell>
          <table:table-cell office:value-type="float" office:value="3937115590.7350111" table:style-name="ce1">
            <text:p>3937115591</text:p>
          </table:table-cell>
          <table:table-cell table:number-columns-repeated="16381"/>
        </table:table-row>
        <table:table-row table:style-name="ro1">
          <table:table-cell office:value-type="float" office:value="853436" table:style-name="ce1">
            <text:p>853436</text:p>
          </table:table-cell>
          <table:table-cell office:value-type="string" table:style-name="ce1">
            <text:p>nano</text:p>
          </table:table-cell>
          <table:table-cell office:value-type="float" office:value="3948971392.2892146" table:style-name="ce1">
            <text:p>3948971392</text:p>
          </table:table-cell>
          <table:table-cell table:number-columns-repeated="16381"/>
        </table:table-row>
        <table:table-row table:style-name="ro1">
          <table:table-cell office:value-type="float" office:value="255547" table:style-name="ce1">
            <text:p>255547</text:p>
          </table:table-cell>
          <table:table-cell office:value-type="string" table:style-name="ce1">
            <text:p>nano</text:p>
          </table:table-cell>
          <table:table-cell office:value-type="float" office:value="3994436552.7835045" table:style-name="ce1">
            <text:p>3994436553</text:p>
          </table:table-cell>
          <table:table-cell table:number-columns-repeated="16381"/>
        </table:table-row>
        <table:table-row table:style-name="ro1">
          <table:table-cell office:value-type="float" office:value="190547" table:style-name="ce1">
            <text:p>190547</text:p>
          </table:table-cell>
          <table:table-cell office:value-type="string" table:style-name="ce1">
            <text:p>micro</text:p>
          </table:table-cell>
          <table:table-cell office:value-type="float" office:value="3988224295.1271834" table:style-name="ce1">
            <text:p>3988224295</text:p>
          </table:table-cell>
          <table:table-cell table:number-columns-repeated="16381"/>
        </table:table-row>
        <table:table-row table:style-name="ro1">
          <table:table-cell office:value-type="float" office:value="707766" table:style-name="ce1">
            <text:p>707766</text:p>
          </table:table-cell>
          <table:table-cell office:value-type="string" table:style-name="ce1">
            <text:p>mini</text:p>
          </table:table-cell>
          <table:table-cell office:value-type="float" office:value="3936319637.0152245" table:style-name="ce1">
            <text:p>3936319637</text:p>
          </table:table-cell>
          <table:table-cell table:number-columns-repeated="16381"/>
        </table:table-row>
        <table:table-row table:style-name="ro1">
          <table:table-cell office:value-type="float" office:value="300712" table:style-name="ce1">
            <text:p>300712</text:p>
          </table:table-cell>
          <table:table-cell office:value-type="string" table:style-name="ce1">
            <text:p>e</text:p>
          </table:table-cell>
          <table:table-cell office:value-type="float" office:value="3951244369.6139054" table:style-name="ce1">
            <text:p>3951244370</text:p>
          </table:table-cell>
          <table:table-cell table:number-columns-repeated="16381"/>
        </table:table-row>
        <table:table-row table:style-name="ro1">
          <table:table-cell office:value-type="float" office:value="425757" table:style-name="ce1">
            <text:p>425757</text:p>
          </table:table-cell>
          <table:table-cell office:value-type="string" table:style-name="ce1">
            <text:p>micro</text:p>
          </table:table-cell>
          <table:table-cell office:value-type="float" office:value="3942530621.1194453" table:style-name="ce1">
            <text:p>3942530621</text:p>
          </table:table-cell>
          <table:table-cell table:number-columns-repeated="16381"/>
        </table:table-row>
        <table:table-row table:style-name="ro1">
          <table:table-cell office:value-type="float" office:value="99331" table:style-name="ce1">
            <text:p>99331</text:p>
          </table:table-cell>
          <table:table-cell office:value-type="string" table:style-name="ce1">
            <text:p>mini</text:p>
          </table:table-cell>
          <table:table-cell office:value-type="float" office:value="3972117740.3641472" table:style-name="ce1">
            <text:p>3972117740</text:p>
          </table:table-cell>
          <table:table-cell table:number-columns-repeated="16381"/>
        </table:table-row>
        <table:table-row table:style-name="ro1">
          <table:table-cell office:value-type="float" office:value="492305" table:style-name="ce1">
            <text:p>492305</text:p>
          </table:table-cell>
          <table:table-cell office:value-type="string" table:style-name="ce1">
            <text:p>nano</text:p>
          </table:table-cell>
          <table:table-cell office:value-type="float" office:value="3978792121.7437978" table:style-name="ce1">
            <text:p>3978792122</text:p>
          </table:table-cell>
          <table:table-cell table:number-columns-repeated="16381"/>
        </table:table-row>
        <table:table-row table:style-name="ro1">
          <table:table-cell office:value-type="float" office:value="641272" table:style-name="ce1">
            <text:p>641272</text:p>
          </table:table-cell>
          <table:table-cell office:value-type="string" table:style-name="ce1">
            <text:p>e</text:p>
          </table:table-cell>
          <table:table-cell office:value-type="float" office:value="3987647109.1339259" table:style-name="ce1">
            <text:p>3987647109</text:p>
          </table:table-cell>
          <table:table-cell table:number-columns-repeated="16381"/>
        </table:table-row>
        <table:table-row table:style-name="ro1">
          <table:table-cell office:value-type="float" office:value="119370" table:style-name="ce1">
            <text:p>119370</text:p>
          </table:table-cell>
          <table:table-cell office:value-type="string" table:style-name="ce1">
            <text:p>mini</text:p>
          </table:table-cell>
          <table:table-cell office:value-type="float" office:value="3993707512.7323632" table:style-name="ce1">
            <text:p>3993707513</text:p>
          </table:table-cell>
          <table:table-cell table:number-columns-repeated="16381"/>
        </table:table-row>
        <table:table-row table:style-name="ro1">
          <table:table-cell office:value-type="float" office:value="103397" table:style-name="ce1">
            <text:p>103397</text:p>
          </table:table-cell>
          <table:table-cell office:value-type="string" table:style-name="ce1">
            <text:p>nano</text:p>
          </table:table-cell>
          <table:table-cell office:value-type="float" office:value="3966026988.8279543" table:style-name="ce1">
            <text:p>3966026989</text:p>
          </table:table-cell>
          <table:table-cell table:number-columns-repeated="16381"/>
        </table:table-row>
        <table:table-row table:style-name="ro1">
          <table:table-cell office:value-type="float" office:value="700511" table:style-name="ce1">
            <text:p>700511</text:p>
          </table:table-cell>
          <table:table-cell office:value-type="string" table:style-name="ce1">
            <text:p>micro</text:p>
          </table:table-cell>
          <table:table-cell office:value-type="float" office:value="3935843107.1812873" table:style-name="ce1">
            <text:p>3935843107</text:p>
          </table:table-cell>
          <table:table-cell table:number-columns-repeated="16381"/>
        </table:table-row>
        <table:table-row table:style-name="ro1">
          <table:table-cell office:value-type="float" office:value="895722" table:style-name="ce1">
            <text:p>895722</text:p>
          </table:table-cell>
          <table:table-cell office:value-type="string" table:style-name="ce1">
            <text:p>e</text:p>
          </table:table-cell>
          <table:table-cell office:value-type="float" office:value="3997535845.7642903" table:style-name="ce1">
            <text:p>3997535846</text:p>
          </table:table-cell>
          <table:table-cell table:number-columns-repeated="16381"/>
        </table:table-row>
        <table:table-row table:style-name="ro1">
          <table:table-cell office:value-type="float" office:value="657777" table:style-name="ce1">
            <text:p>657777</text:p>
          </table:table-cell>
          <table:table-cell office:value-type="string" table:style-name="ce1">
            <text:p>micro</text:p>
          </table:table-cell>
          <table:table-cell office:value-type="float" office:value="3997426955.1761236" table:style-name="ce1">
            <text:p>3997426955</text:p>
          </table:table-cell>
          <table:table-cell table:number-columns-repeated="16381"/>
        </table:table-row>
        <table:table-row table:style-name="ro1">
          <table:table-cell office:value-type="float" office:value="373858" table:style-name="ce1">
            <text:p>373858</text:p>
          </table:table-cell>
          <table:table-cell office:value-type="string" table:style-name="ce1">
            <text:p>nano</text:p>
          </table:table-cell>
          <table:table-cell office:value-type="float" office:value="3965888621.1707115" table:style-name="ce1">
            <text:p>3965888621</text:p>
          </table:table-cell>
          <table:table-cell table:number-columns-repeated="16381"/>
        </table:table-row>
        <table:table-row table:style-name="ro1">
          <table:table-cell office:value-type="float" office:value="661478" table:style-name="ce1">
            <text:p>661478</text:p>
          </table:table-cell>
          <table:table-cell office:value-type="string" table:style-name="ce1">
            <text:p>mini</text:p>
          </table:table-cell>
          <table:table-cell office:value-type="float" office:value="3992014546.3015747" table:style-name="ce1">
            <text:p>3992014546</text:p>
          </table:table-cell>
          <table:table-cell table:number-columns-repeated="16381"/>
        </table:table-row>
        <table:table-row table:style-name="ro1">
          <table:table-cell office:value-type="float" office:value="235591" table:style-name="ce1">
            <text:p>235591</text:p>
          </table:table-cell>
          <table:table-cell office:value-type="string" table:style-name="ce1">
            <text:p>e</text:p>
          </table:table-cell>
          <table:table-cell office:value-type="float" office:value="3981281037.0861344" table:style-name="ce1">
            <text:p>3981281037</text:p>
          </table:table-cell>
          <table:table-cell table:number-columns-repeated="16381"/>
        </table:table-row>
        <table:table-row table:style-name="ro1">
          <table:table-cell office:value-type="float" office:value="697313" table:style-name="ce1">
            <text:p>697313</text:p>
          </table:table-cell>
          <table:table-cell office:value-type="string" table:style-name="ce1">
            <text:p>micro</text:p>
          </table:table-cell>
          <table:table-cell office:value-type="float" office:value="3970131772.6588407" table:style-name="ce1">
            <text:p>3970131773</text:p>
          </table:table-cell>
          <table:table-cell table:number-columns-repeated="16381"/>
        </table:table-row>
        <table:table-row table:style-name="ro1">
          <table:table-cell office:value-type="float" office:value="903752" table:style-name="ce1">
            <text:p>903752</text:p>
          </table:table-cell>
          <table:table-cell office:value-type="string" table:style-name="ce1">
            <text:p>nano</text:p>
          </table:table-cell>
          <table:table-cell office:value-type="float" office:value="3994927060.1715226" table:style-name="ce1">
            <text:p>3994927060</text:p>
          </table:table-cell>
          <table:table-cell table:number-columns-repeated="16381"/>
        </table:table-row>
        <table:table-row table:style-name="ro1">
          <table:table-cell office:value-type="float" office:value="445517" table:style-name="ce1">
            <text:p>445517</text:p>
          </table:table-cell>
          <table:table-cell office:value-type="string" table:style-name="ce1">
            <text:p>mini</text:p>
          </table:table-cell>
          <table:table-cell office:value-type="float" office:value="3954642956.6452818" table:style-name="ce1">
            <text:p>3954642957</text:p>
          </table:table-cell>
          <table:table-cell table:number-columns-repeated="16381"/>
        </table:table-row>
        <table:table-row table:style-name="ro1">
          <table:table-cell office:value-type="float" office:value="993314" table:style-name="ce1">
            <text:p>993314</text:p>
          </table:table-cell>
          <table:table-cell office:value-type="string" table:style-name="ce1">
            <text:p>e</text:p>
          </table:table-cell>
          <table:table-cell office:value-type="float" office:value="3942176769.4042807" table:style-name="ce1">
            <text:p>3942176769</text:p>
          </table:table-cell>
          <table:table-cell table:number-columns-repeated="16381"/>
        </table:table-row>
        <table:table-row table:style-name="ro1">
          <table:table-cell office:value-type="float" office:value="911570" table:style-name="ce1">
            <text:p>911570</text:p>
          </table:table-cell>
          <table:table-cell office:value-type="string" table:style-name="ce1">
            <text:p>nano</text:p>
          </table:table-cell>
          <table:table-cell office:value-type="float" office:value="3983436545.2224045" table:style-name="ce1">
            <text:p>3983436545</text:p>
          </table:table-cell>
          <table:table-cell table:number-columns-repeated="16381"/>
        </table:table-row>
        <table:table-row table:style-name="ro1">
          <table:table-cell office:value-type="float" office:value="178644" table:style-name="ce1">
            <text:p>178644</text:p>
          </table:table-cell>
          <table:table-cell office:value-type="string" table:style-name="ce1">
            <text:p>micro</text:p>
          </table:table-cell>
          <table:table-cell office:value-type="float" office:value="3950187989.1100011" table:style-name="ce1">
            <text:p>3950187989</text:p>
          </table:table-cell>
          <table:table-cell table:number-columns-repeated="16381"/>
        </table:table-row>
        <table:table-row table:style-name="ro1">
          <table:table-cell office:value-type="float" office:value="321144" table:style-name="ce1">
            <text:p>321144</text:p>
          </table:table-cell>
          <table:table-cell office:value-type="string" table:style-name="ce1">
            <text:p>nano</text:p>
          </table:table-cell>
          <table:table-cell office:value-type="float" office:value="3953704486.8452086" table:style-name="ce1">
            <text:p>3953704487</text:p>
          </table:table-cell>
          <table:table-cell table:number-columns-repeated="16381"/>
        </table:table-row>
        <table:table-row table:style-name="ro1">
          <table:table-cell office:value-type="float" office:value="994467" table:style-name="ce1">
            <text:p>994467</text:p>
          </table:table-cell>
          <table:table-cell office:value-type="string" table:style-name="ce1">
            <text:p>nano</text:p>
          </table:table-cell>
          <table:table-cell office:value-type="float" office:value="3944970251.8939342" table:style-name="ce1">
            <text:p>3944970252</text:p>
          </table:table-cell>
          <table:table-cell table:number-columns-repeated="16381"/>
        </table:table-row>
        <table:table-row table:style-name="ro1">
          <table:table-cell office:value-type="float" office:value="146092" table:style-name="ce1">
            <text:p>146092</text:p>
          </table:table-cell>
          <table:table-cell office:value-type="string" table:style-name="ce1">
            <text:p>micro</text:p>
          </table:table-cell>
          <table:table-cell office:value-type="float" office:value="3961148497.6761689" table:style-name="ce1">
            <text:p>3961148498</text:p>
          </table:table-cell>
          <table:table-cell table:number-columns-repeated="16381"/>
        </table:table-row>
        <table:table-row table:style-name="ro1">
          <table:table-cell office:value-type="float" office:value="18379" table:style-name="ce1">
            <text:p>18379</text:p>
          </table:table-cell>
          <table:table-cell office:value-type="string" table:style-name="ce1">
            <text:p>mini</text:p>
          </table:table-cell>
          <table:table-cell office:value-type="float" office:value="3999402913.2328563" table:style-name="ce1">
            <text:p>3999402913</text:p>
          </table:table-cell>
          <table:table-cell table:number-columns-repeated="16381"/>
        </table:table-row>
        <table:table-row table:style-name="ro1">
          <table:table-cell office:value-type="float" office:value="565483" table:style-name="ce1">
            <text:p>565483</text:p>
          </table:table-cell>
          <table:table-cell office:value-type="string" table:style-name="ce1">
            <text:p>e</text:p>
          </table:table-cell>
          <table:table-cell office:value-type="float" office:value="3986376422.8507452" table:style-name="ce1">
            <text:p>3986376423</text:p>
          </table:table-cell>
          <table:table-cell table:number-columns-repeated="16381"/>
        </table:table-row>
        <table:table-row table:style-name="ro1">
          <table:table-cell office:value-type="float" office:value="740994" table:style-name="ce1">
            <text:p>740994</text:p>
          </table:table-cell>
          <table:table-cell office:value-type="string" table:style-name="ce1">
            <text:p>micro</text:p>
          </table:table-cell>
          <table:table-cell office:value-type="float" office:value="3998702978.4776983" table:style-name="ce1">
            <text:p>3998702978</text:p>
          </table:table-cell>
          <table:table-cell table:number-columns-repeated="16381"/>
        </table:table-row>
        <table:table-row table:style-name="ro1">
          <table:table-cell office:value-type="float" office:value="252202" table:style-name="ce1">
            <text:p>252202</text:p>
          </table:table-cell>
          <table:table-cell office:value-type="string" table:style-name="ce1">
            <text:p>mini</text:p>
          </table:table-cell>
          <table:table-cell office:value-type="float" office:value="3953488976.1984324" table:style-name="ce1">
            <text:p>3953488976</text:p>
          </table:table-cell>
          <table:table-cell table:number-columns-repeated="16381"/>
        </table:table-row>
        <table:table-row table:style-name="ro1">
          <table:table-cell office:value-type="float" office:value="863081" table:style-name="ce1">
            <text:p>863081</text:p>
          </table:table-cell>
          <table:table-cell office:value-type="string" table:style-name="ce1">
            <text:p>nano</text:p>
          </table:table-cell>
          <table:table-cell office:value-type="float" office:value="3993511848.573781" table:style-name="ce1">
            <text:p>3993511849</text:p>
          </table:table-cell>
          <table:table-cell table:number-columns-repeated="16381"/>
        </table:table-row>
        <table:table-row table:style-name="ro1">
          <table:table-cell office:value-type="float" office:value="95580" table:style-name="ce1">
            <text:p>95580</text:p>
          </table:table-cell>
          <table:table-cell office:value-type="string" table:style-name="ce1">
            <text:p>e</text:p>
          </table:table-cell>
          <table:table-cell office:value-type="float" office:value="3984987600.4740572" table:style-name="ce1">
            <text:p>3984987600</text:p>
          </table:table-cell>
          <table:table-cell table:number-columns-repeated="16381"/>
        </table:table-row>
        <table:table-row table:style-name="ro1">
          <table:table-cell office:value-type="float" office:value="675787" table:style-name="ce1">
            <text:p>675787</text:p>
          </table:table-cell>
          <table:table-cell office:value-type="string" table:style-name="ce1">
            <text:p>mini</text:p>
          </table:table-cell>
          <table:table-cell office:value-type="float" office:value="3998317126.0186787" table:style-name="ce1">
            <text:p>3998317126</text:p>
          </table:table-cell>
          <table:table-cell table:number-columns-repeated="16381"/>
        </table:table-row>
        <table:table-row table:style-name="ro1">
          <table:table-cell office:value-type="float" office:value="7596" table:style-name="ce1">
            <text:p>7596</text:p>
          </table:table-cell>
          <table:table-cell office:value-type="string" table:style-name="ce1">
            <text:p>nano</text:p>
          </table:table-cell>
          <table:table-cell office:value-type="float" office:value="3985551006.9293094" table:style-name="ce1">
            <text:p>3985551007</text:p>
          </table:table-cell>
          <table:table-cell table:number-columns-repeated="16381"/>
        </table:table-row>
        <table:table-row table:style-name="ro1">
          <table:table-cell office:value-type="float" office:value="984300" table:style-name="ce1">
            <text:p>984300</text:p>
          </table:table-cell>
          <table:table-cell office:value-type="string" table:style-name="ce1">
            <text:p>micro</text:p>
          </table:table-cell>
          <table:table-cell office:value-type="float" office:value="3932852982.7213392" table:style-name="ce1">
            <text:p>3932852983</text:p>
          </table:table-cell>
          <table:table-cell table:number-columns-repeated="16381"/>
        </table:table-row>
        <table:table-row table:style-name="ro1">
          <table:table-cell office:value-type="float" office:value="386150" table:style-name="ce1">
            <text:p>386150</text:p>
          </table:table-cell>
          <table:table-cell office:value-type="string" table:style-name="ce1">
            <text:p>e</text:p>
          </table:table-cell>
          <table:table-cell office:value-type="float" office:value="3980474118.3322477" table:style-name="ce1">
            <text:p>3980474118</text:p>
          </table:table-cell>
          <table:table-cell table:number-columns-repeated="16381"/>
        </table:table-row>
        <table:table-row table:style-name="ro1">
          <table:table-cell office:value-type="float" office:value="313168" table:style-name="ce1">
            <text:p>313168</text:p>
          </table:table-cell>
          <table:table-cell office:value-type="string" table:style-name="ce1">
            <text:p>micro</text:p>
          </table:table-cell>
          <table:table-cell office:value-type="float" office:value="3997370316.0860038" table:style-name="ce1">
            <text:p>3997370316</text:p>
          </table:table-cell>
          <table:table-cell table:number-columns-repeated="16381"/>
        </table:table-row>
        <table:table-row table:style-name="ro1">
          <table:table-cell office:value-type="float" office:value="295840" table:style-name="ce1">
            <text:p>295840</text:p>
          </table:table-cell>
          <table:table-cell office:value-type="string" table:style-name="ce1">
            <text:p>nano</text:p>
          </table:table-cell>
          <table:table-cell office:value-type="float" office:value="3952214013.1630483" table:style-name="ce1">
            <text:p>3952214013</text:p>
          </table:table-cell>
          <table:table-cell table:number-columns-repeated="16381"/>
        </table:table-row>
        <table:table-row table:style-name="ro1">
          <table:table-cell office:value-type="float" office:value="99901" table:style-name="ce1">
            <text:p>99901</text:p>
          </table:table-cell>
          <table:table-cell office:value-type="string" table:style-name="ce1">
            <text:p>mini</text:p>
          </table:table-cell>
          <table:table-cell office:value-type="float" office:value="3945453431.7965164" table:style-name="ce1">
            <text:p>3945453432</text:p>
          </table:table-cell>
          <table:table-cell table:number-columns-repeated="16381"/>
        </table:table-row>
        <table:table-row table:style-name="ro1">
          <table:table-cell office:value-type="float" office:value="810891" table:style-name="ce1">
            <text:p>810891</text:p>
          </table:table-cell>
          <table:table-cell office:value-type="string" table:style-name="ce1">
            <text:p>e</text:p>
          </table:table-cell>
          <table:table-cell office:value-type="float" office:value="3934372239.8754554" table:style-name="ce1">
            <text:p>3934372240</text:p>
          </table:table-cell>
          <table:table-cell table:number-columns-repeated="16381"/>
        </table:table-row>
        <table:table-row table:style-name="ro1">
          <table:table-cell office:value-type="float" office:value="17309" table:style-name="ce1">
            <text:p>17309</text:p>
          </table:table-cell>
          <table:table-cell office:value-type="string" table:style-name="ce1">
            <text:p>micro</text:p>
          </table:table-cell>
          <table:table-cell office:value-type="float" office:value="3938571290.0705767" table:style-name="ce1">
            <text:p>3938571290</text:p>
          </table:table-cell>
          <table:table-cell table:number-columns-repeated="16381"/>
        </table:table-row>
        <table:table-row table:style-name="ro1">
          <table:table-cell office:value-type="float" office:value="361200" table:style-name="ce1">
            <text:p>361200</text:p>
          </table:table-cell>
          <table:table-cell office:value-type="string" table:style-name="ce1">
            <text:p>nano</text:p>
          </table:table-cell>
          <table:table-cell office:value-type="float" office:value="3956085634.3500552" table:style-name="ce1">
            <text:p>3956085634</text:p>
          </table:table-cell>
          <table:table-cell table:number-columns-repeated="16381"/>
        </table:table-row>
        <table:table-row table:style-name="ro1">
          <table:table-cell office:value-type="float" office:value="312263" table:style-name="ce1">
            <text:p>312263</text:p>
          </table:table-cell>
          <table:table-cell office:value-type="string" table:style-name="ce1">
            <text:p>mini</text:p>
          </table:table-cell>
          <table:table-cell office:value-type="float" office:value="3985983261.7260518" table:style-name="ce1">
            <text:p>3985983262</text:p>
          </table:table-cell>
          <table:table-cell table:number-columns-repeated="16381"/>
        </table:table-row>
        <table:table-row table:style-name="ro1">
          <table:table-cell office:value-type="float" office:value="713416" table:style-name="ce1">
            <text:p>713416</text:p>
          </table:table-cell>
          <table:table-cell office:value-type="string" table:style-name="ce1">
            <text:p>e</text:p>
          </table:table-cell>
          <table:table-cell office:value-type="float" office:value="3931054468.1926532" table:style-name="ce1">
            <text:p>3931054468</text:p>
          </table:table-cell>
          <table:table-cell table:number-columns-repeated="16381"/>
        </table:table-row>
        <table:table-row table:style-name="ro1">
          <table:table-cell office:value-type="float" office:value="374921" table:style-name="ce1">
            <text:p>374921</text:p>
          </table:table-cell>
          <table:table-cell office:value-type="string" table:style-name="ce1">
            <text:p>nano</text:p>
          </table:table-cell>
          <table:table-cell office:value-type="float" office:value="3935199002.5580726" table:style-name="ce1">
            <text:p>3935199003</text:p>
          </table:table-cell>
          <table:table-cell table:number-columns-repeated="16381"/>
        </table:table-row>
        <table:table-row table:style-name="ro1">
          <table:table-cell office:value-type="float" office:value="872540" table:style-name="ce1">
            <text:p>872540</text:p>
          </table:table-cell>
          <table:table-cell office:value-type="string" table:style-name="ce1">
            <text:p>micro</text:p>
          </table:table-cell>
          <table:table-cell office:value-type="float" office:value="3998825262.3459229" table:style-name="ce1">
            <text:p>3998825262</text:p>
          </table:table-cell>
          <table:table-cell table:number-columns-repeated="16381"/>
        </table:table-row>
        <table:table-row table:style-name="ro1">
          <table:table-cell office:value-type="float" office:value="83072" table:style-name="ce1">
            <text:p>83072</text:p>
          </table:table-cell>
          <table:table-cell office:value-type="string" table:style-name="ce1">
            <text:p>nano</text:p>
          </table:table-cell>
          <table:table-cell office:value-type="float" office:value="3996718547.1992536" table:style-name="ce1">
            <text:p>3996718547</text:p>
          </table:table-cell>
          <table:table-cell table:number-columns-repeated="16381"/>
        </table:table-row>
        <table:table-row table:style-name="ro1">
          <table:table-cell office:value-type="float" office:value="167448" table:style-name="ce1">
            <text:p>167448</text:p>
          </table:table-cell>
          <table:table-cell office:value-type="string" table:style-name="ce1">
            <text:p>nano</text:p>
          </table:table-cell>
          <table:table-cell office:value-type="float" office:value="3938022395.859364" table:style-name="ce1">
            <text:p>3938022396</text:p>
          </table:table-cell>
          <table:table-cell table:number-columns-repeated="16381"/>
        </table:table-row>
        <table:table-row table:style-name="ro1">
          <table:table-cell office:value-type="float" office:value="707965" table:style-name="ce1">
            <text:p>707965</text:p>
          </table:table-cell>
          <table:table-cell office:value-type="string" table:style-name="ce1">
            <text:p>micro</text:p>
          </table:table-cell>
          <table:table-cell office:value-type="float" office:value="3938815323.1882372" table:style-name="ce1">
            <text:p>3938815323</text:p>
          </table:table-cell>
          <table:table-cell table:number-columns-repeated="16381"/>
        </table:table-row>
        <table:table-row table:style-name="ro1">
          <table:table-cell office:value-type="float" office:value="768792" table:style-name="ce1">
            <text:p>768792</text:p>
          </table:table-cell>
          <table:table-cell office:value-type="string" table:style-name="ce1">
            <text:p>mini</text:p>
          </table:table-cell>
          <table:table-cell office:value-type="float" office:value="3960016674.9572854" table:style-name="ce1">
            <text:p>3960016675</text:p>
          </table:table-cell>
          <table:table-cell table:number-columns-repeated="16381"/>
        </table:table-row>
        <table:table-row table:style-name="ro1">
          <table:table-cell office:value-type="float" office:value="520246" table:style-name="ce1">
            <text:p>520246</text:p>
          </table:table-cell>
          <table:table-cell office:value-type="string" table:style-name="ce1">
            <text:p>e</text:p>
          </table:table-cell>
          <table:table-cell office:value-type="float" office:value="3954448308.4281697" table:style-name="ce1">
            <text:p>3954448308</text:p>
          </table:table-cell>
          <table:table-cell table:number-columns-repeated="16381"/>
        </table:table-row>
        <table:table-row table:style-name="ro1">
          <table:table-cell office:value-type="float" office:value="405280" table:style-name="ce1">
            <text:p>405280</text:p>
          </table:table-cell>
          <table:table-cell office:value-type="string" table:style-name="ce1">
            <text:p>micro</text:p>
          </table:table-cell>
          <table:table-cell office:value-type="float" office:value="3972070053.7783108" table:style-name="ce1">
            <text:p>3972070054</text:p>
          </table:table-cell>
          <table:table-cell table:number-columns-repeated="16381"/>
        </table:table-row>
        <table:table-row table:style-name="ro1">
          <table:table-cell office:value-type="float" office:value="163032" table:style-name="ce1">
            <text:p>163032</text:p>
          </table:table-cell>
          <table:table-cell office:value-type="string" table:style-name="ce1">
            <text:p>mini</text:p>
          </table:table-cell>
          <table:table-cell office:value-type="float" office:value="3972366280.4661517" table:style-name="ce1">
            <text:p>3972366280</text:p>
          </table:table-cell>
          <table:table-cell table:number-columns-repeated="16381"/>
        </table:table-row>
        <table:table-row table:style-name="ro1">
          <table:table-cell office:value-type="float" office:value="171680" table:style-name="ce1">
            <text:p>171680</text:p>
          </table:table-cell>
          <table:table-cell office:value-type="string" table:style-name="ce1">
            <text:p>nano</text:p>
          </table:table-cell>
          <table:table-cell office:value-type="float" office:value="3998187663.3593044" table:style-name="ce1">
            <text:p>3998187663</text:p>
          </table:table-cell>
          <table:table-cell table:number-columns-repeated="16381"/>
        </table:table-row>
        <table:table-row table:style-name="ro1">
          <table:table-cell office:value-type="float" office:value="210701" table:style-name="ce1">
            <text:p>210701</text:p>
          </table:table-cell>
          <table:table-cell office:value-type="string" table:style-name="ce1">
            <text:p>e</text:p>
          </table:table-cell>
          <table:table-cell office:value-type="float" office:value="3960554239.1997037" table:style-name="ce1">
            <text:p>3960554239</text:p>
          </table:table-cell>
          <table:table-cell table:number-columns-repeated="16381"/>
        </table:table-row>
        <table:table-row table:style-name="ro1">
          <table:table-cell office:value-type="float" office:value="415096" table:style-name="ce1">
            <text:p>415096</text:p>
          </table:table-cell>
          <table:table-cell office:value-type="string" table:style-name="ce1">
            <text:p>mini</text:p>
          </table:table-cell>
          <table:table-cell office:value-type="float" office:value="3930564144.4170761" table:style-name="ce1">
            <text:p>3930564144</text:p>
          </table:table-cell>
          <table:table-cell table:number-columns-repeated="16381"/>
        </table:table-row>
        <table:table-row table:style-name="ro1">
          <table:table-cell office:value-type="float" office:value="363579" table:style-name="ce1">
            <text:p>363579</text:p>
          </table:table-cell>
          <table:table-cell office:value-type="string" table:style-name="ce1">
            <text:p>nano</text:p>
          </table:table-cell>
          <table:table-cell office:value-type="float" office:value="3972937097.9234748" table:style-name="ce1">
            <text:p>3972937098</text:p>
          </table:table-cell>
          <table:table-cell table:number-columns-repeated="16381"/>
        </table:table-row>
        <table:table-row table:style-name="ro1">
          <table:table-cell office:value-type="float" office:value="847835" table:style-name="ce1">
            <text:p>847835</text:p>
          </table:table-cell>
          <table:table-cell office:value-type="string" table:style-name="ce1">
            <text:p>micro</text:p>
          </table:table-cell>
          <table:table-cell office:value-type="float" office:value="3947076159.1289644" table:style-name="ce1">
            <text:p>3947076159</text:p>
          </table:table-cell>
          <table:table-cell table:number-columns-repeated="16381"/>
        </table:table-row>
        <table:table-row table:style-name="ro1">
          <table:table-cell office:value-type="float" office:value="973183" table:style-name="ce1">
            <text:p>973183</text:p>
          </table:table-cell>
          <table:table-cell office:value-type="string" table:style-name="ce1">
            <text:p>e</text:p>
          </table:table-cell>
          <table:table-cell office:value-type="float" office:value="3948480088.5652714" table:style-name="ce1">
            <text:p>3948480089</text:p>
          </table:table-cell>
          <table:table-cell table:number-columns-repeated="16381"/>
        </table:table-row>
        <table:table-row table:style-name="ro1">
          <table:table-cell office:value-type="float" office:value="757077" table:style-name="ce1">
            <text:p>757077</text:p>
          </table:table-cell>
          <table:table-cell office:value-type="string" table:style-name="ce1">
            <text:p>micro</text:p>
          </table:table-cell>
          <table:table-cell office:value-type="float" office:value="3938337641.0113478" table:style-name="ce1">
            <text:p>3938337641</text:p>
          </table:table-cell>
          <table:table-cell table:number-columns-repeated="16381"/>
        </table:table-row>
        <table:table-row table:style-name="ro1">
          <table:table-cell office:value-type="float" office:value="984875" table:style-name="ce1">
            <text:p>984875</text:p>
          </table:table-cell>
          <table:table-cell office:value-type="string" table:style-name="ce1">
            <text:p>nano</text:p>
          </table:table-cell>
          <table:table-cell office:value-type="float" office:value="3962409832.6102796" table:style-name="ce1">
            <text:p>3962409833</text:p>
          </table:table-cell>
          <table:table-cell table:number-columns-repeated="16381"/>
        </table:table-row>
        <table:table-row table:style-name="ro1">
          <table:table-cell office:value-type="float" office:value="327514" table:style-name="ce1">
            <text:p>327514</text:p>
          </table:table-cell>
          <table:table-cell office:value-type="string" table:style-name="ce1">
            <text:p>mini</text:p>
          </table:table-cell>
          <table:table-cell office:value-type="float" office:value="3980640052.6265221" table:style-name="ce1">
            <text:p>3980640053</text:p>
          </table:table-cell>
          <table:table-cell table:number-columns-repeated="16381"/>
        </table:table-row>
        <table:table-row table:style-name="ro1">
          <table:table-cell office:value-type="float" office:value="601163" table:style-name="ce1">
            <text:p>601163</text:p>
          </table:table-cell>
          <table:table-cell office:value-type="string" table:style-name="ce1">
            <text:p>e</text:p>
          </table:table-cell>
          <table:table-cell office:value-type="float" office:value="3931994541.7682161" table:style-name="ce1">
            <text:p>3931994542</text:p>
          </table:table-cell>
          <table:table-cell table:number-columns-repeated="16381"/>
        </table:table-row>
        <table:table-row table:style-name="ro1">
          <table:table-cell office:value-type="float" office:value="120203" table:style-name="ce1">
            <text:p>120203</text:p>
          </table:table-cell>
          <table:table-cell office:value-type="string" table:style-name="ce1">
            <text:p>micro</text:p>
          </table:table-cell>
          <table:table-cell office:value-type="float" office:value="3992978497.4071965" table:style-name="ce1">
            <text:p>3992978497</text:p>
          </table:table-cell>
          <table:table-cell table:number-columns-repeated="16381"/>
        </table:table-row>
        <table:table-row table:style-name="ro1">
          <table:table-cell office:value-type="float" office:value="671860" table:style-name="ce1">
            <text:p>671860</text:p>
          </table:table-cell>
          <table:table-cell office:value-type="string" table:style-name="ce1">
            <text:p>nano</text:p>
          </table:table-cell>
          <table:table-cell office:value-type="float" office:value="3961822630.1337085" table:style-name="ce1">
            <text:p>3961822630</text:p>
          </table:table-cell>
          <table:table-cell table:number-columns-repeated="16381"/>
        </table:table-row>
        <table:table-row table:style-name="ro1">
          <table:table-cell office:value-type="float" office:value="395732" table:style-name="ce1">
            <text:p>395732</text:p>
          </table:table-cell>
          <table:table-cell office:value-type="string" table:style-name="ce1">
            <text:p>mini</text:p>
          </table:table-cell>
          <table:table-cell office:value-type="float" office:value="3937390354.7825379" table:style-name="ce1">
            <text:p>3937390355</text:p>
          </table:table-cell>
          <table:table-cell table:number-columns-repeated="16381"/>
        </table:table-row>
        <table:table-row table:style-name="ro1">
          <table:table-cell office:value-type="float" office:value="608598" table:style-name="ce1">
            <text:p>608598</text:p>
          </table:table-cell>
          <table:table-cell office:value-type="string" table:style-name="ce1">
            <text:p>e</text:p>
          </table:table-cell>
          <table:table-cell office:value-type="float" office:value="3939946450.8753109" table:style-name="ce1">
            <text:p>3939946451</text:p>
          </table:table-cell>
          <table:table-cell table:number-columns-repeated="16381"/>
        </table:table-row>
        <table:table-row table:style-name="ro1">
          <table:table-cell office:value-type="float" office:value="498712" table:style-name="ce1">
            <text:p>498712</text:p>
          </table:table-cell>
          <table:table-cell office:value-type="string" table:style-name="ce1">
            <text:p>nano</text:p>
          </table:table-cell>
          <table:table-cell office:value-type="float" office:value="3946515343.8469071" table:style-name="ce1">
            <text:p>3946515344</text:p>
          </table:table-cell>
          <table:table-cell table:number-columns-repeated="16381"/>
        </table:table-row>
        <table:table-row table:style-name="ro1">
          <table:table-cell office:value-type="float" office:value="737663" table:style-name="ce1">
            <text:p>737663</text:p>
          </table:table-cell>
          <table:table-cell office:value-type="string" table:style-name="ce1">
            <text:p>micro</text:p>
          </table:table-cell>
          <table:table-cell office:value-type="float" office:value="3936545753.907959" table:style-name="ce1">
            <text:p>3936545754</text:p>
          </table:table-cell>
          <table:table-cell table:number-columns-repeated="16381"/>
        </table:table-row>
        <table:table-row table:style-name="ro1">
          <table:table-cell office:value-type="float" office:value="339754" table:style-name="ce1">
            <text:p>339754</text:p>
          </table:table-cell>
          <table:table-cell office:value-type="string" table:style-name="ce1">
            <text:p>nano</text:p>
          </table:table-cell>
          <table:table-cell office:value-type="float" office:value="3985307388.3013406" table:style-name="ce1">
            <text:p>3985307388</text:p>
          </table:table-cell>
          <table:table-cell table:number-columns-repeated="16381"/>
        </table:table-row>
        <table:table-row table:style-name="ro1">
          <table:table-cell office:value-type="float" office:value="849727" table:style-name="ce1">
            <text:p>849727</text:p>
          </table:table-cell>
          <table:table-cell office:value-type="string" table:style-name="ce1">
            <text:p>nano</text:p>
          </table:table-cell>
          <table:table-cell office:value-type="float" office:value="3935989936.0850215" table:style-name="ce1">
            <text:p>3935989936</text:p>
          </table:table-cell>
          <table:table-cell table:number-columns-repeated="16381"/>
        </table:table-row>
        <table:table-row table:style-name="ro1">
          <table:table-cell office:value-type="float" office:value="7092" table:style-name="ce1">
            <text:p>7092</text:p>
          </table:table-cell>
          <table:table-cell office:value-type="string" table:style-name="ce1">
            <text:p>micro</text:p>
          </table:table-cell>
          <table:table-cell office:value-type="float" office:value="3953116460.8966012" table:style-name="ce1">
            <text:p>3953116461</text:p>
          </table:table-cell>
          <table:table-cell table:number-columns-repeated="16381"/>
        </table:table-row>
        <table:table-row table:style-name="ro1">
          <table:table-cell office:value-type="float" office:value="274210" table:style-name="ce1">
            <text:p>274210</text:p>
          </table:table-cell>
          <table:table-cell office:value-type="string" table:style-name="ce1">
            <text:p>mini</text:p>
          </table:table-cell>
          <table:table-cell office:value-type="float" office:value="3985050747.6897898" table:style-name="ce1">
            <text:p>3985050748</text:p>
          </table:table-cell>
          <table:table-cell table:number-columns-repeated="16381"/>
        </table:table-row>
        <table:table-row table:style-name="ro1">
          <table:table-cell office:value-type="float" office:value="733463" table:style-name="ce1">
            <text:p>733463</text:p>
          </table:table-cell>
          <table:table-cell office:value-type="string" table:style-name="ce1">
            <text:p>e</text:p>
          </table:table-cell>
          <table:table-cell office:value-type="float" office:value="3999428531.669013" table:style-name="ce1">
            <text:p>3999428532</text:p>
          </table:table-cell>
          <table:table-cell table:number-columns-repeated="16381"/>
        </table:table-row>
        <table:table-row table:style-name="ro1">
          <table:table-cell office:value-type="float" office:value="546663" table:style-name="ce1">
            <text:p>546663</text:p>
          </table:table-cell>
          <table:table-cell office:value-type="string" table:style-name="ce1">
            <text:p>micro</text:p>
          </table:table-cell>
          <table:table-cell office:value-type="float" office:value="3983242492.6294379" table:style-name="ce1">
            <text:p>3983242493</text:p>
          </table:table-cell>
          <table:table-cell table:number-columns-repeated="16381"/>
        </table:table-row>
        <table:table-row table:style-name="ro1">
          <table:table-cell office:value-type="float" office:value="571935" table:style-name="ce1">
            <text:p>571935</text:p>
          </table:table-cell>
          <table:table-cell office:value-type="string" table:style-name="ce1">
            <text:p>mini</text:p>
          </table:table-cell>
          <table:table-cell office:value-type="float" office:value="3943601624.5058098" table:style-name="ce1">
            <text:p>3943601625</text:p>
          </table:table-cell>
          <table:table-cell table:number-columns-repeated="16381"/>
        </table:table-row>
        <table:table-row table:style-name="ro1">
          <table:table-cell office:value-type="float" office:value="339813" table:style-name="ce1">
            <text:p>339813</text:p>
          </table:table-cell>
          <table:table-cell office:value-type="string" table:style-name="ce1">
            <text:p>nano</text:p>
          </table:table-cell>
          <table:table-cell office:value-type="float" office:value="3959177827.2782688" table:style-name="ce1">
            <text:p>3959177827</text:p>
          </table:table-cell>
          <table:table-cell table:number-columns-repeated="16381"/>
        </table:table-row>
        <table:table-row table:style-name="ro1">
          <table:table-cell office:value-type="float" office:value="500492" table:style-name="ce1">
            <text:p>500492</text:p>
          </table:table-cell>
          <table:table-cell office:value-type="string" table:style-name="ce1">
            <text:p>e</text:p>
          </table:table-cell>
          <table:table-cell office:value-type="float" office:value="3990241842.895896" table:style-name="ce1">
            <text:p>3990241843</text:p>
          </table:table-cell>
          <table:table-cell table:number-columns-repeated="16381"/>
        </table:table-row>
        <table:table-row table:style-name="ro1">
          <table:table-cell office:value-type="float" office:value="843834" table:style-name="ce1">
            <text:p>843834</text:p>
          </table:table-cell>
          <table:table-cell office:value-type="string" table:style-name="ce1">
            <text:p>mini</text:p>
          </table:table-cell>
          <table:table-cell office:value-type="float" office:value="3931588513.8210769" table:style-name="ce1">
            <text:p>3931588514</text:p>
          </table:table-cell>
          <table:table-cell table:number-columns-repeated="16381"/>
        </table:table-row>
        <table:table-row table:style-name="ro1">
          <table:table-cell office:value-type="float" office:value="875193" table:style-name="ce1">
            <text:p>875193</text:p>
          </table:table-cell>
          <table:table-cell office:value-type="string" table:style-name="ce1">
            <text:p>nano</text:p>
          </table:table-cell>
          <table:table-cell office:value-type="float" office:value="3938149051.1554546" table:style-name="ce1">
            <text:p>3938149051</text:p>
          </table:table-cell>
          <table:table-cell table:number-columns-repeated="16381"/>
        </table:table-row>
        <table:table-row table:style-name="ro1">
          <table:table-cell office:value-type="float" office:value="277428" table:style-name="ce1">
            <text:p>277428</text:p>
          </table:table-cell>
          <table:table-cell office:value-type="string" table:style-name="ce1">
            <text:p>micro</text:p>
          </table:table-cell>
          <table:table-cell office:value-type="float" office:value="3955325091.1684051" table:style-name="ce1">
            <text:p>3955325091</text:p>
          </table:table-cell>
          <table:table-cell table:number-columns-repeated="16381"/>
        </table:table-row>
        <table:table-row table:style-name="ro1">
          <table:table-cell office:value-type="float" office:value="411789" table:style-name="ce1">
            <text:p>411789</text:p>
          </table:table-cell>
          <table:table-cell office:value-type="string" table:style-name="ce1">
            <text:p>e</text:p>
          </table:table-cell>
          <table:table-cell office:value-type="float" office:value="3969320836.9827662" table:style-name="ce1">
            <text:p>3969320837</text:p>
          </table:table-cell>
          <table:table-cell table:number-columns-repeated="16381"/>
        </table:table-row>
        <table:table-row table:style-name="ro1">
          <table:table-cell office:value-type="float" office:value="38649" table:style-name="ce1">
            <text:p>38649</text:p>
          </table:table-cell>
          <table:table-cell office:value-type="string" table:style-name="ce1">
            <text:p>micro</text:p>
          </table:table-cell>
          <table:table-cell office:value-type="float" office:value="3984796084.9299331" table:style-name="ce1">
            <text:p>3984796085</text:p>
          </table:table-cell>
          <table:table-cell table:number-columns-repeated="16381"/>
        </table:table-row>
        <table:table-row table:style-name="ro1">
          <table:table-cell office:value-type="float" office:value="555893" table:style-name="ce1">
            <text:p>555893</text:p>
          </table:table-cell>
          <table:table-cell office:value-type="string" table:style-name="ce1">
            <text:p>nano</text:p>
          </table:table-cell>
          <table:table-cell office:value-type="float" office:value="3937265277.9209266" table:style-name="ce1">
            <text:p>3937265278</text:p>
          </table:table-cell>
          <table:table-cell table:number-columns-repeated="16381"/>
        </table:table-row>
        <table:table-row table:style-name="ro1">
          <table:table-cell office:value-type="float" office:value="666618" table:style-name="ce1">
            <text:p>666618</text:p>
          </table:table-cell>
          <table:table-cell office:value-type="string" table:style-name="ce1">
            <text:p>mini</text:p>
          </table:table-cell>
          <table:table-cell office:value-type="float" office:value="3969901854.1040764" table:style-name="ce1">
            <text:p>3969901854</text:p>
          </table:table-cell>
          <table:table-cell table:number-columns-repeated="16381"/>
        </table:table-row>
        <table:table-row table:style-name="ro1">
          <table:table-cell office:value-type="float" office:value="127451" table:style-name="ce1">
            <text:p>127451</text:p>
          </table:table-cell>
          <table:table-cell office:value-type="string" table:style-name="ce1">
            <text:p>e</text:p>
          </table:table-cell>
          <table:table-cell office:value-type="float" office:value="3973100498.5807776" table:style-name="ce1">
            <text:p>3973100499</text:p>
          </table:table-cell>
          <table:table-cell table:number-columns-repeated="16381"/>
        </table:table-row>
        <table:table-row table:style-name="ro1">
          <table:table-cell office:value-type="float" office:value="707968" table:style-name="ce1">
            <text:p>707968</text:p>
          </table:table-cell>
          <table:table-cell office:value-type="string" table:style-name="ce1">
            <text:p>micro</text:p>
          </table:table-cell>
          <table:table-cell office:value-type="float" office:value="3989683894.0167003" table:style-name="ce1">
            <text:p>3989683894</text:p>
          </table:table-cell>
          <table:table-cell table:number-columns-repeated="16381"/>
        </table:table-row>
        <table:table-row table:style-name="ro1">
          <table:table-cell office:value-type="float" office:value="442226" table:style-name="ce1">
            <text:p>442226</text:p>
          </table:table-cell>
          <table:table-cell office:value-type="string" table:style-name="ce1">
            <text:p>nano</text:p>
          </table:table-cell>
          <table:table-cell office:value-type="float" office:value="3930051915.9168606" table:style-name="ce1">
            <text:p>3930051916</text:p>
          </table:table-cell>
          <table:table-cell table:number-columns-repeated="16381"/>
        </table:table-row>
        <table:table-row table:style-name="ro1">
          <table:table-cell office:value-type="float" office:value="662978" table:style-name="ce1">
            <text:p>662978</text:p>
          </table:table-cell>
          <table:table-cell office:value-type="string" table:style-name="ce1">
            <text:p>mini</text:p>
          </table:table-cell>
          <table:table-cell office:value-type="float" office:value="3933231526.720634" table:style-name="ce1">
            <text:p>3933231527</text:p>
          </table:table-cell>
          <table:table-cell table:number-columns-repeated="16381"/>
        </table:table-row>
        <table:table-row table:style-name="ro1">
          <table:table-cell office:value-type="float" office:value="410089" table:style-name="ce1">
            <text:p>410089</text:p>
          </table:table-cell>
          <table:table-cell office:value-type="string" table:style-name="ce1">
            <text:p>e</text:p>
          </table:table-cell>
          <table:table-cell office:value-type="float" office:value="3985615664.476727" table:style-name="ce1">
            <text:p>3985615664</text:p>
          </table:table-cell>
          <table:table-cell table:number-columns-repeated="16381"/>
        </table:table-row>
        <table:table-row table:style-name="ro1">
          <table:table-cell office:value-type="float" office:value="616798" table:style-name="ce1">
            <text:p>616798</text:p>
          </table:table-cell>
          <table:table-cell office:value-type="string" table:style-name="ce1">
            <text:p>nano</text:p>
          </table:table-cell>
          <table:table-cell office:value-type="float" office:value="3976553043.9432921" table:style-name="ce1">
            <text:p>3976553044</text:p>
          </table:table-cell>
          <table:table-cell table:number-columns-repeated="16381"/>
        </table:table-row>
        <table:table-row table:style-name="ro1">
          <table:table-cell office:value-type="float" office:value="32933" table:style-name="ce1">
            <text:p>32933</text:p>
          </table:table-cell>
          <table:table-cell office:value-type="string" table:style-name="ce1">
            <text:p>micro</text:p>
          </table:table-cell>
          <table:table-cell office:value-type="float" office:value="3966457026.2789397" table:style-name="ce1">
            <text:p>3966457026</text:p>
          </table:table-cell>
          <table:table-cell table:number-columns-repeated="16381"/>
        </table:table-row>
        <table:table-row table:style-name="ro1">
          <table:table-cell office:value-type="float" office:value="604420" table:style-name="ce1">
            <text:p>604420</text:p>
          </table:table-cell>
          <table:table-cell office:value-type="string" table:style-name="ce1">
            <text:p>nano</text:p>
          </table:table-cell>
          <table:table-cell office:value-type="float" office:value="3963937621.7272501" table:style-name="ce1">
            <text:p>3963937622</text:p>
          </table:table-cell>
          <table:table-cell table:number-columns-repeated="16381"/>
        </table:table-row>
        <table:table-row table:style-name="ro1">
          <table:table-cell office:value-type="float" office:value="261415" table:style-name="ce1">
            <text:p>261415</text:p>
          </table:table-cell>
          <table:table-cell office:value-type="string" table:style-name="ce1">
            <text:p>nano</text:p>
          </table:table-cell>
          <table:table-cell office:value-type="float" office:value="3979564023.8898292" table:style-name="ce1">
            <text:p>3979564024</text:p>
          </table:table-cell>
          <table:table-cell table:number-columns-repeated="16381"/>
        </table:table-row>
        <table:table-row table:style-name="ro1">
          <table:table-cell office:value-type="float" office:value="500493" table:style-name="ce1">
            <text:p>500493</text:p>
          </table:table-cell>
          <table:table-cell office:value-type="string" table:style-name="ce1">
            <text:p>micro</text:p>
          </table:table-cell>
          <table:table-cell office:value-type="float" office:value="3940696981.4038048" table:style-name="ce1">
            <text:p>3940696981</text:p>
          </table:table-cell>
          <table:table-cell table:number-columns-repeated="16381"/>
        </table:table-row>
        <table:table-row table:style-name="ro1">
          <table:table-cell office:value-type="float" office:value="181990" table:style-name="ce1">
            <text:p>181990</text:p>
          </table:table-cell>
          <table:table-cell office:value-type="string" table:style-name="ce1">
            <text:p>mini</text:p>
          </table:table-cell>
          <table:table-cell office:value-type="float" office:value="3965949473.4868793" table:style-name="ce1">
            <text:p>3965949473</text:p>
          </table:table-cell>
          <table:table-cell table:number-columns-repeated="16381"/>
        </table:table-row>
        <table:table-row table:style-name="ro1">
          <table:table-cell office:value-type="float" office:value="64157" table:style-name="ce1">
            <text:p>64157</text:p>
          </table:table-cell>
          <table:table-cell office:value-type="string" table:style-name="ce1">
            <text:p>e</text:p>
          </table:table-cell>
          <table:table-cell office:value-type="float" office:value="3978849867.5009413" table:style-name="ce1">
            <text:p>3978849868</text:p>
          </table:table-cell>
          <table:table-cell table:number-columns-repeated="16381"/>
        </table:table-row>
        <table:table-row table:style-name="ro1">
          <table:table-cell office:value-type="float" office:value="177020" table:style-name="ce1">
            <text:p>177020</text:p>
          </table:table-cell>
          <table:table-cell office:value-type="string" table:style-name="ce1">
            <text:p>micro</text:p>
          </table:table-cell>
          <table:table-cell office:value-type="float" office:value="3931886620.9120669" table:style-name="ce1">
            <text:p>3931886621</text:p>
          </table:table-cell>
          <table:table-cell table:number-columns-repeated="16381"/>
        </table:table-row>
        <table:table-row table:style-name="ro1">
          <table:table-cell office:value-type="float" office:value="400439" table:style-name="ce1">
            <text:p>400439</text:p>
          </table:table-cell>
          <table:table-cell office:value-type="string" table:style-name="ce1">
            <text:p>mini</text:p>
          </table:table-cell>
          <table:table-cell office:value-type="float" office:value="3976329771.904007" table:style-name="ce1">
            <text:p>3976329772</text:p>
          </table:table-cell>
          <table:table-cell table:number-columns-repeated="16381"/>
        </table:table-row>
        <table:table-row table:style-name="ro1">
          <table:table-cell office:value-type="float" office:value="288407" table:style-name="ce1">
            <text:p>288407</text:p>
          </table:table-cell>
          <table:table-cell office:value-type="string" table:style-name="ce1">
            <text:p>nano</text:p>
          </table:table-cell>
          <table:table-cell office:value-type="float" office:value="3972561628.4996338" table:style-name="ce1">
            <text:p>3972561628</text:p>
          </table:table-cell>
          <table:table-cell table:number-columns-repeated="16381"/>
        </table:table-row>
        <table:table-row table:style-name="ro1">
          <table:table-cell office:value-type="float" office:value="43536" table:style-name="ce1">
            <text:p>43536</text:p>
          </table:table-cell>
          <table:table-cell office:value-type="string" table:style-name="ce1">
            <text:p>e</text:p>
          </table:table-cell>
          <table:table-cell office:value-type="float" office:value="3969993643.6420093" table:style-name="ce1">
            <text:p>3969993644</text:p>
          </table:table-cell>
          <table:table-cell table:number-columns-repeated="16381"/>
        </table:table-row>
        <table:table-row table:style-name="ro1">
          <table:table-cell office:value-type="float" office:value="511947" table:style-name="ce1">
            <text:p>511947</text:p>
          </table:table-cell>
          <table:table-cell office:value-type="string" table:style-name="ce1">
            <text:p>mini</text:p>
          </table:table-cell>
          <table:table-cell office:value-type="float" office:value="3933707299.1864209" table:style-name="ce1">
            <text:p>3933707299</text:p>
          </table:table-cell>
          <table:table-cell table:number-columns-repeated="16381"/>
        </table:table-row>
        <table:table-row table:style-name="ro1">
          <table:table-cell office:value-type="float" office:value="450026" table:style-name="ce1">
            <text:p>450026</text:p>
          </table:table-cell>
          <table:table-cell office:value-type="string" table:style-name="ce1">
            <text:p>nano</text:p>
          </table:table-cell>
          <table:table-cell office:value-type="float" office:value="3930055664.0119753" table:style-name="ce1">
            <text:p>3930055664</text:p>
          </table:table-cell>
          <table:table-cell table:number-columns-repeated="16381"/>
        </table:table-row>
        <table:table-row table:style-name="ro1">
          <table:table-cell office:value-type="float" office:value="393499" table:style-name="ce1">
            <text:p>393499</text:p>
          </table:table-cell>
          <table:table-cell office:value-type="string" table:style-name="ce1">
            <text:p>micro</text:p>
          </table:table-cell>
          <table:table-cell office:value-type="float" office:value="3997697954.2044587" table:style-name="ce1">
            <text:p>3997697954</text:p>
          </table:table-cell>
          <table:table-cell table:number-columns-repeated="16381"/>
        </table:table-row>
        <table:table-row table:style-name="ro1">
          <table:table-cell office:value-type="float" office:value="138995" table:style-name="ce1">
            <text:p>138995</text:p>
          </table:table-cell>
          <table:table-cell office:value-type="string" table:style-name="ce1">
            <text:p>e</text:p>
          </table:table-cell>
          <table:table-cell office:value-type="float" office:value="3951251601.93609" table:style-name="ce1">
            <text:p>3951251602</text:p>
          </table:table-cell>
          <table:table-cell table:number-columns-repeated="16381"/>
        </table:table-row>
        <table:table-row table:style-name="ro1">
          <table:table-cell office:value-type="float" office:value="574471" table:style-name="ce1">
            <text:p>574471</text:p>
          </table:table-cell>
          <table:table-cell office:value-type="string" table:style-name="ce1">
            <text:p>micro</text:p>
          </table:table-cell>
          <table:table-cell office:value-type="float" office:value="3971687428.672461" table:style-name="ce1">
            <text:p>3971687429</text:p>
          </table:table-cell>
          <table:table-cell table:number-columns-repeated="16381"/>
        </table:table-row>
        <table:table-row table:style-name="ro1">
          <table:table-cell office:value-type="float" office:value="21663" table:style-name="ce1">
            <text:p>21663</text:p>
          </table:table-cell>
          <table:table-cell office:value-type="string" table:style-name="ce1">
            <text:p>nano</text:p>
          </table:table-cell>
          <table:table-cell office:value-type="float" office:value="3931897876.4204359" table:style-name="ce1">
            <text:p>3931897876</text:p>
          </table:table-cell>
          <table:table-cell table:number-columns-repeated="16381"/>
        </table:table-row>
        <table:table-row table:style-name="ro1">
          <table:table-cell office:value-type="float" office:value="491553" table:style-name="ce1">
            <text:p>491553</text:p>
          </table:table-cell>
          <table:table-cell office:value-type="string" table:style-name="ce1">
            <text:p>mini</text:p>
          </table:table-cell>
          <table:table-cell office:value-type="float" office:value="3986250179.0291934" table:style-name="ce1">
            <text:p>3986250179</text:p>
          </table:table-cell>
          <table:table-cell table:number-columns-repeated="16381"/>
        </table:table-row>
        <table:table-row table:style-name="ro1">
          <table:table-cell office:value-type="float" office:value="383081" table:style-name="ce1">
            <text:p>383081</text:p>
          </table:table-cell>
          <table:table-cell office:value-type="string" table:style-name="ce1">
            <text:p>e</text:p>
          </table:table-cell>
          <table:table-cell office:value-type="float" office:value="3974377817.8252153" table:style-name="ce1">
            <text:p>3974377818</text:p>
          </table:table-cell>
          <table:table-cell table:number-columns-repeated="16381"/>
        </table:table-row>
        <table:table-row table:style-name="ro1">
          <table:table-cell office:value-type="float" office:value="505679" table:style-name="ce1">
            <text:p>505679</text:p>
          </table:table-cell>
          <table:table-cell office:value-type="string" table:style-name="ce1">
            <text:p>micro</text:p>
          </table:table-cell>
          <table:table-cell office:value-type="float" office:value="3986908629.083189" table:style-name="ce1">
            <text:p>3986908629</text:p>
          </table:table-cell>
          <table:table-cell table:number-columns-repeated="16381"/>
        </table:table-row>
        <table:table-row table:style-name="ro1">
          <table:table-cell office:value-type="float" office:value="283768" table:style-name="ce1">
            <text:p>283768</text:p>
          </table:table-cell>
          <table:table-cell office:value-type="string" table:style-name="ce1">
            <text:p>nano</text:p>
          </table:table-cell>
          <table:table-cell office:value-type="float" office:value="3953195894.8273163" table:style-name="ce1">
            <text:p>3953195895</text:p>
          </table:table-cell>
          <table:table-cell table:number-columns-repeated="16381"/>
        </table:table-row>
        <table:table-row table:style-name="ro1">
          <table:table-cell office:value-type="float" office:value="90957" table:style-name="ce1">
            <text:p>90957</text:p>
          </table:table-cell>
          <table:table-cell office:value-type="string" table:style-name="ce1">
            <text:p>mini</text:p>
          </table:table-cell>
          <table:table-cell office:value-type="float" office:value="3956241725.0878778" table:style-name="ce1">
            <text:p>3956241725</text:p>
          </table:table-cell>
          <table:table-cell table:number-columns-repeated="16381"/>
        </table:table-row>
        <table:table-row table:style-name="ro1">
          <table:table-cell office:value-type="float" office:value="582733" table:style-name="ce1">
            <text:p>582733</text:p>
          </table:table-cell>
          <table:table-cell office:value-type="string" table:style-name="ce1">
            <text:p>e</text:p>
          </table:table-cell>
          <table:table-cell office:value-type="float" office:value="3932894507.8697453" table:style-name="ce1">
            <text:p>3932894508</text:p>
          </table:table-cell>
          <table:table-cell table:number-columns-repeated="16381"/>
        </table:table-row>
        <table:table-row table:style-name="ro1">
          <table:table-cell office:value-type="float" office:value="373238" table:style-name="ce1">
            <text:p>373238</text:p>
          </table:table-cell>
          <table:table-cell office:value-type="string" table:style-name="ce1">
            <text:p>nano</text:p>
          </table:table-cell>
          <table:table-cell office:value-type="float" office:value="3982328913.1944075" table:style-name="ce1">
            <text:p>3982328913</text:p>
          </table:table-cell>
          <table:table-cell table:number-columns-repeated="16381"/>
        </table:table-row>
        <table:table-row table:style-name="ro1">
          <table:table-cell office:value-type="float" office:value="362800" table:style-name="ce1">
            <text:p>362800</text:p>
          </table:table-cell>
          <table:table-cell office:value-type="string" table:style-name="ce1">
            <text:p>micro</text:p>
          </table:table-cell>
          <table:table-cell office:value-type="float" office:value="3963086975.3360085" table:style-name="ce1">
            <text:p>3963086975</text:p>
          </table:table-cell>
          <table:table-cell table:number-columns-repeated="16381"/>
        </table:table-row>
        <table:table-row table:style-name="ro1">
          <table:table-cell office:value-type="float" office:value="880170" table:style-name="ce1">
            <text:p>880170</text:p>
          </table:table-cell>
          <table:table-cell office:value-type="string" table:style-name="ce1">
            <text:p>nano</text:p>
          </table:table-cell>
          <table:table-cell office:value-type="float" office:value="3986453771.4474792" table:style-name="ce1">
            <text:p>3986453771</text:p>
          </table:table-cell>
          <table:table-cell table:number-columns-repeated="16381"/>
        </table:table-row>
        <table:table-row table:style-name="ro1">
          <table:table-cell office:value-type="float" office:value="584412" table:style-name="ce1">
            <text:p>584412</text:p>
          </table:table-cell>
          <table:table-cell office:value-type="string" table:style-name="ce1">
            <text:p>nano</text:p>
          </table:table-cell>
          <table:table-cell office:value-type="float" office:value="3987574241.2026286" table:style-name="ce1">
            <text:p>3987574241</text:p>
          </table:table-cell>
          <table:table-cell table:number-columns-repeated="16381"/>
        </table:table-row>
        <table:table-row table:style-name="ro1">
          <table:table-cell office:value-type="float" office:value="325751" table:style-name="ce1">
            <text:p>325751</text:p>
          </table:table-cell>
          <table:table-cell office:value-type="string" table:style-name="ce1">
            <text:p>micro</text:p>
          </table:table-cell>
          <table:table-cell office:value-type="float" office:value="3963741374.5707188" table:style-name="ce1">
            <text:p>3963741375</text:p>
          </table:table-cell>
          <table:table-cell table:number-columns-repeated="16381"/>
        </table:table-row>
        <table:table-row table:style-name="ro1">
          <table:table-cell office:value-type="float" office:value="766519" table:style-name="ce1">
            <text:p>766519</text:p>
          </table:table-cell>
          <table:table-cell office:value-type="string" table:style-name="ce1">
            <text:p>mini</text:p>
          </table:table-cell>
          <table:table-cell office:value-type="float" office:value="3931902421.9264517" table:style-name="ce1">
            <text:p>3931902422</text:p>
          </table:table-cell>
          <table:table-cell table:number-columns-repeated="16381"/>
        </table:table-row>
        <table:table-row table:style-name="ro1">
          <table:table-cell office:value-type="float" office:value="295741" table:style-name="ce1">
            <text:p>295741</text:p>
          </table:table-cell>
          <table:table-cell office:value-type="string" table:style-name="ce1">
            <text:p>e</text:p>
          </table:table-cell>
          <table:table-cell office:value-type="float" office:value="3934033365.8471603" table:style-name="ce1">
            <text:p>3934033366</text:p>
          </table:table-cell>
          <table:table-cell table:number-columns-repeated="16381"/>
        </table:table-row>
        <table:table-row table:style-name="ro1">
          <table:table-cell office:value-type="float" office:value="889240" table:style-name="ce1">
            <text:p>889240</text:p>
          </table:table-cell>
          <table:table-cell office:value-type="string" table:style-name="ce1">
            <text:p>micro</text:p>
          </table:table-cell>
          <table:table-cell office:value-type="float" office:value="3955801432.8896995" table:style-name="ce1">
            <text:p>3955801433</text:p>
          </table:table-cell>
          <table:table-cell table:number-columns-repeated="16381"/>
        </table:table-row>
        <table:table-row table:style-name="ro1">
          <table:table-cell office:value-type="float" office:value="194939" table:style-name="ce1">
            <text:p>194939</text:p>
          </table:table-cell>
          <table:table-cell office:value-type="string" table:style-name="ce1">
            <text:p>mini</text:p>
          </table:table-cell>
          <table:table-cell office:value-type="float" office:value="3964502320.8226423" table:style-name="ce1">
            <text:p>3964502321</text:p>
          </table:table-cell>
          <table:table-cell table:number-columns-repeated="16381"/>
        </table:table-row>
        <table:table-row table:style-name="ro1">
          <table:table-cell office:value-type="float" office:value="973496" table:style-name="ce1">
            <text:p>973496</text:p>
          </table:table-cell>
          <table:table-cell office:value-type="string" table:style-name="ce1">
            <text:p>nano</text:p>
          </table:table-cell>
          <table:table-cell office:value-type="float" office:value="3997007138.3919153" table:style-name="ce1">
            <text:p>3997007138</text:p>
          </table:table-cell>
          <table:table-cell table:number-columns-repeated="16381"/>
        </table:table-row>
        <table:table-row table:style-name="ro1">
          <table:table-cell office:value-type="float" office:value="872584" table:style-name="ce1">
            <text:p>872584</text:p>
          </table:table-cell>
          <table:table-cell office:value-type="string" table:style-name="ce1">
            <text:p>e</text:p>
          </table:table-cell>
          <table:table-cell office:value-type="float" office:value="3936202008.9890966" table:style-name="ce1">
            <text:p>3936202009</text:p>
          </table:table-cell>
          <table:table-cell table:number-columns-repeated="16381"/>
        </table:table-row>
        <table:table-row table:style-name="ro1">
          <table:table-cell office:value-type="float" office:value="212030" table:style-name="ce1">
            <text:p>212030</text:p>
          </table:table-cell>
          <table:table-cell office:value-type="string" table:style-name="ce1">
            <text:p>mini</text:p>
          </table:table-cell>
          <table:table-cell office:value-type="float" office:value="3963468637.6608472" table:style-name="ce1">
            <text:p>3963468638</text:p>
          </table:table-cell>
          <table:table-cell table:number-columns-repeated="16381"/>
        </table:table-row>
        <table:table-row table:style-name="ro1">
          <table:table-cell office:value-type="float" office:value="582032" table:style-name="ce1">
            <text:p>582032</text:p>
          </table:table-cell>
          <table:table-cell office:value-type="string" table:style-name="ce1">
            <text:p>nano</text:p>
          </table:table-cell>
          <table:table-cell office:value-type="float" office:value="3937025258.8370023" table:style-name="ce1">
            <text:p>3937025259</text:p>
          </table:table-cell>
          <table:table-cell table:number-columns-repeated="16381"/>
        </table:table-row>
        <table:table-row table:style-name="ro1">
          <table:table-cell office:value-type="float" office:value="975643" table:style-name="ce1">
            <text:p>975643</text:p>
          </table:table-cell>
          <table:table-cell office:value-type="string" table:style-name="ce1">
            <text:p>micro</text:p>
          </table:table-cell>
          <table:table-cell office:value-type="float" office:value="3972532820.2224479" table:style-name="ce1">
            <text:p>3972532820</text:p>
          </table:table-cell>
          <table:table-cell table:number-columns-repeated="16381"/>
        </table:table-row>
        <table:table-row table:style-name="ro1">
          <table:table-cell office:value-type="float" office:value="797514" table:style-name="ce1">
            <text:p>797514</text:p>
          </table:table-cell>
          <table:table-cell office:value-type="string" table:style-name="ce1">
            <text:p>e</text:p>
          </table:table-cell>
          <table:table-cell office:value-type="float" office:value="3965621552.3677473" table:style-name="ce1">
            <text:p>3965621552</text:p>
          </table:table-cell>
          <table:table-cell table:number-columns-repeated="16381"/>
        </table:table-row>
        <table:table-row table:style-name="ro1">
          <table:table-cell office:value-type="float" office:value="933106" table:style-name="ce1">
            <text:p>933106</text:p>
          </table:table-cell>
          <table:table-cell office:value-type="string" table:style-name="ce1">
            <text:p>micro</text:p>
          </table:table-cell>
          <table:table-cell office:value-type="float" office:value="3996430530.2388177" table:style-name="ce1">
            <text:p>3996430530</text:p>
          </table:table-cell>
          <table:table-cell table:number-columns-repeated="16381"/>
        </table:table-row>
        <table:table-row table:style-name="ro1">
          <table:table-cell office:value-type="float" office:value="744260" table:style-name="ce1">
            <text:p>744260</text:p>
          </table:table-cell>
          <table:table-cell office:value-type="string" table:style-name="ce1">
            <text:p>nano</text:p>
          </table:table-cell>
          <table:table-cell office:value-type="float" office:value="3969577567.4324036" table:style-name="ce1">
            <text:p>3969577567</text:p>
          </table:table-cell>
          <table:table-cell table:number-columns-repeated="16381"/>
        </table:table-row>
        <table:table-row table:style-name="ro1">
          <table:table-cell office:value-type="float" office:value="765405" table:style-name="ce1">
            <text:p>765405</text:p>
          </table:table-cell>
          <table:table-cell office:value-type="string" table:style-name="ce1">
            <text:p>mini</text:p>
          </table:table-cell>
          <table:table-cell office:value-type="float" office:value="3976540736.6965876" table:style-name="ce1">
            <text:p>3976540737</text:p>
          </table:table-cell>
          <table:table-cell table:number-columns-repeated="16381"/>
        </table:table-row>
        <table:table-row table:style-name="ro1">
          <table:table-cell office:value-type="float" office:value="71245" table:style-name="ce1">
            <text:p>71245</text:p>
          </table:table-cell>
          <table:table-cell office:value-type="string" table:style-name="ce1">
            <text:p>e</text:p>
          </table:table-cell>
          <table:table-cell office:value-type="float" office:value="3937451613.0555754" table:style-name="ce1">
            <text:p>3937451613</text:p>
          </table:table-cell>
          <table:table-cell table:number-columns-repeated="16381"/>
        </table:table-row>
        <table:table-row table:style-name="ro1">
          <table:table-cell office:value-type="float" office:value="539866" table:style-name="ce1">
            <text:p>539866</text:p>
          </table:table-cell>
          <table:table-cell office:value-type="string" table:style-name="ce1">
            <text:p>micro</text:p>
          </table:table-cell>
          <table:table-cell office:value-type="float" office:value="3945703675.6482587" table:style-name="ce1">
            <text:p>3945703676</text:p>
          </table:table-cell>
          <table:table-cell table:number-columns-repeated="16381"/>
        </table:table-row>
        <table:table-row table:style-name="ro1">
          <table:table-cell office:value-type="float" office:value="133573" table:style-name="ce1">
            <text:p>133573</text:p>
          </table:table-cell>
          <table:table-cell office:value-type="string" table:style-name="ce1">
            <text:p>nano</text:p>
          </table:table-cell>
          <table:table-cell office:value-type="float" office:value="3963153595.542798" table:style-name="ce1">
            <text:p>3963153596</text:p>
          </table:table-cell>
          <table:table-cell table:number-columns-repeated="16381"/>
        </table:table-row>
        <table:table-row table:style-name="ro1">
          <table:table-cell office:value-type="float" office:value="963841" table:style-name="ce1">
            <text:p>963841</text:p>
          </table:table-cell>
          <table:table-cell office:value-type="string" table:style-name="ce1">
            <text:p>mini</text:p>
          </table:table-cell>
          <table:table-cell office:value-type="float" office:value="3977251856.9752202" table:style-name="ce1">
            <text:p>3977251857</text:p>
          </table:table-cell>
          <table:table-cell table:number-columns-repeated="16381"/>
        </table:table-row>
        <table:table-row table:style-name="ro1">
          <table:table-cell office:value-type="float" office:value="940794" table:style-name="ce1">
            <text:p>940794</text:p>
          </table:table-cell>
          <table:table-cell office:value-type="string" table:style-name="ce1">
            <text:p>e</text:p>
          </table:table-cell>
          <table:table-cell office:value-type="float" office:value="3967420105.8258529" table:style-name="ce1">
            <text:p>3967420106</text:p>
          </table:table-cell>
          <table:table-cell table:number-columns-repeated="16381"/>
        </table:table-row>
        <table:table-row table:style-name="ro1">
          <table:table-cell office:value-type="float" office:value="352131" table:style-name="ce1">
            <text:p>352131</text:p>
          </table:table-cell>
          <table:table-cell office:value-type="string" table:style-name="ce1">
            <text:p>nano</text:p>
          </table:table-cell>
          <table:table-cell office:value-type="float" office:value="3958780056.5666938" table:style-name="ce1">
            <text:p>3958780057</text:p>
          </table:table-cell>
          <table:table-cell table:number-columns-repeated="16381"/>
        </table:table-row>
        <table:table-row table:style-name="ro1">
          <table:table-cell office:value-type="float" office:value="775596" table:style-name="ce1">
            <text:p>775596</text:p>
          </table:table-cell>
          <table:table-cell office:value-type="string" table:style-name="ce1">
            <text:p>micro</text:p>
          </table:table-cell>
          <table:table-cell office:value-type="float" office:value="3989382455.1254926" table:style-name="ce1">
            <text:p>3989382455</text:p>
          </table:table-cell>
          <table:table-cell table:number-columns-repeated="16381"/>
        </table:table-row>
        <table:table-row table:style-name="ro1">
          <table:table-cell office:value-type="float" office:value="774875" table:style-name="ce1">
            <text:p>774875</text:p>
          </table:table-cell>
          <table:table-cell office:value-type="string" table:style-name="ce1">
            <text:p>nano</text:p>
          </table:table-cell>
          <table:table-cell office:value-type="float" office:value="3964972211.861753" table:style-name="ce1">
            <text:p>3964972212</text:p>
          </table:table-cell>
          <table:table-cell table:number-columns-repeated="16381"/>
        </table:table-row>
        <table:table-row table:style-name="ro1">
          <table:table-cell office:value-type="float" office:value="726482" table:style-name="ce1">
            <text:p>726482</text:p>
          </table:table-cell>
          <table:table-cell office:value-type="string" table:style-name="ce1">
            <text:p>nano</text:p>
          </table:table-cell>
          <table:table-cell office:value-type="float" office:value="3949251554.7370362" table:style-name="ce1">
            <text:p>3949251555</text:p>
          </table:table-cell>
          <table:table-cell table:number-columns-repeated="16381"/>
        </table:table-row>
        <table:table-row table:style-name="ro1">
          <table:table-cell office:value-type="float" office:value="521116" table:style-name="ce1">
            <text:p>521116</text:p>
          </table:table-cell>
          <table:table-cell office:value-type="string" table:style-name="ce1">
            <text:p>micro</text:p>
          </table:table-cell>
          <table:table-cell office:value-type="float" office:value="3958147620.1967006" table:style-name="ce1">
            <text:p>3958147620</text:p>
          </table:table-cell>
          <table:table-cell table:number-columns-repeated="16381"/>
        </table:table-row>
        <table:table-row table:style-name="ro1">
          <table:table-cell office:value-type="float" office:value="767616" table:style-name="ce1">
            <text:p>767616</text:p>
          </table:table-cell>
          <table:table-cell office:value-type="string" table:style-name="ce1">
            <text:p>mini</text:p>
          </table:table-cell>
          <table:table-cell office:value-type="float" office:value="3953942300.224905" table:style-name="ce1">
            <text:p>3953942300</text:p>
          </table:table-cell>
          <table:table-cell table:number-columns-repeated="16381"/>
        </table:table-row>
        <table:table-row table:style-name="ro1">
          <table:table-cell office:value-type="float" office:value="893086" table:style-name="ce1">
            <text:p>893086</text:p>
          </table:table-cell>
          <table:table-cell office:value-type="string" table:style-name="ce1">
            <text:p>e</text:p>
          </table:table-cell>
          <table:table-cell office:value-type="float" office:value="3967103246.9935064" table:style-name="ce1">
            <text:p>3967103247</text:p>
          </table:table-cell>
          <table:table-cell table:number-columns-repeated="16381"/>
        </table:table-row>
        <table:table-row table:style-name="ro1">
          <table:table-cell office:value-type="float" office:value="289400" table:style-name="ce1">
            <text:p>289400</text:p>
          </table:table-cell>
          <table:table-cell office:value-type="string" table:style-name="ce1">
            <text:p>micro</text:p>
          </table:table-cell>
          <table:table-cell office:value-type="float" office:value="3956923816.7860465" table:style-name="ce1">
            <text:p>3956923817</text:p>
          </table:table-cell>
          <table:table-cell table:number-columns-repeated="16381"/>
        </table:table-row>
        <table:table-row table:style-name="ro1">
          <table:table-cell office:value-type="float" office:value="817054" table:style-name="ce1">
            <text:p>817054</text:p>
          </table:table-cell>
          <table:table-cell office:value-type="string" table:style-name="ce1">
            <text:p>mini</text:p>
          </table:table-cell>
          <table:table-cell office:value-type="float" office:value="3980925729.8578544" table:style-name="ce1">
            <text:p>3980925730</text:p>
          </table:table-cell>
          <table:table-cell table:number-columns-repeated="16381"/>
        </table:table-row>
        <table:table-row table:style-name="ro1">
          <table:table-cell office:value-type="float" office:value="780061" table:style-name="ce1">
            <text:p>780061</text:p>
          </table:table-cell>
          <table:table-cell office:value-type="string" table:style-name="ce1">
            <text:p>nano</text:p>
          </table:table-cell>
          <table:table-cell office:value-type="float" office:value="3989322337.863811" table:style-name="ce1">
            <text:p>3989322338</text:p>
          </table:table-cell>
          <table:table-cell table:number-columns-repeated="16381"/>
        </table:table-row>
        <table:table-row table:style-name="ro1">
          <table:table-cell office:value-type="float" office:value="584588" table:style-name="ce1">
            <text:p>584588</text:p>
          </table:table-cell>
          <table:table-cell office:value-type="string" table:style-name="ce1">
            <text:p>e</text:p>
          </table:table-cell>
          <table:table-cell office:value-type="float" office:value="3983046487.7176986" table:style-name="ce1">
            <text:p>3983046488</text:p>
          </table:table-cell>
          <table:table-cell table:number-columns-repeated="16381"/>
        </table:table-row>
        <table:table-row table:style-name="ro1">
          <table:table-cell office:value-type="float" office:value="963110" table:style-name="ce1">
            <text:p>963110</text:p>
          </table:table-cell>
          <table:table-cell office:value-type="string" table:style-name="ce1">
            <text:p>mini</text:p>
          </table:table-cell>
          <table:table-cell office:value-type="float" office:value="3964671069.7267432" table:style-name="ce1">
            <text:p>3964671070</text:p>
          </table:table-cell>
          <table:table-cell table:number-columns-repeated="16381"/>
        </table:table-row>
        <table:table-row table:style-name="ro1">
          <table:table-cell office:value-type="float" office:value="629049" table:style-name="ce1">
            <text:p>629049</text:p>
          </table:table-cell>
          <table:table-cell office:value-type="string" table:style-name="ce1">
            <text:p>nano</text:p>
          </table:table-cell>
          <table:table-cell office:value-type="float" office:value="3962375265.0973973" table:style-name="ce1">
            <text:p>3962375265</text:p>
          </table:table-cell>
          <table:table-cell table:number-columns-repeated="16381"/>
        </table:table-row>
        <table:table-row table:style-name="ro1">
          <table:table-cell office:value-type="float" office:value="394701" table:style-name="ce1">
            <text:p>394701</text:p>
          </table:table-cell>
          <table:table-cell office:value-type="string" table:style-name="ce1">
            <text:p>micro</text:p>
          </table:table-cell>
          <table:table-cell office:value-type="float" office:value="3977253579.1503134" table:style-name="ce1">
            <text:p>3977253579</text:p>
          </table:table-cell>
          <table:table-cell table:number-columns-repeated="16381"/>
        </table:table-row>
        <table:table-row table:style-name="ro1">
          <table:table-cell office:value-type="float" office:value="851761" table:style-name="ce1">
            <text:p>851761</text:p>
          </table:table-cell>
          <table:table-cell office:value-type="string" table:style-name="ce1">
            <text:p>e</text:p>
          </table:table-cell>
          <table:table-cell office:value-type="float" office:value="3962153063.1950874" table:style-name="ce1">
            <text:p>3962153063</text:p>
          </table:table-cell>
          <table:table-cell table:number-columns-repeated="16381"/>
        </table:table-row>
        <table:table-row table:style-name="ro1">
          <table:table-cell office:value-type="float" office:value="928163" table:style-name="ce1">
            <text:p>928163</text:p>
          </table:table-cell>
          <table:table-cell office:value-type="string" table:style-name="ce1">
            <text:p>micro</text:p>
          </table:table-cell>
          <table:table-cell office:value-type="float" office:value="3945620489.9765077" table:style-name="ce1">
            <text:p>3945620490</text:p>
          </table:table-cell>
          <table:table-cell table:number-columns-repeated="16381"/>
        </table:table-row>
        <table:table-row table:style-name="ro1">
          <table:table-cell office:value-type="float" office:value="913708" table:style-name="ce1">
            <text:p>913708</text:p>
          </table:table-cell>
          <table:table-cell office:value-type="string" table:style-name="ce1">
            <text:p>nano</text:p>
          </table:table-cell>
          <table:table-cell office:value-type="float" office:value="3936191029.6420088" table:style-name="ce1">
            <text:p>3936191030</text:p>
          </table:table-cell>
          <table:table-cell table:number-columns-repeated="16381"/>
        </table:table-row>
        <table:table-row table:style-name="ro1">
          <table:table-cell office:value-type="float" office:value="784504" table:style-name="ce1">
            <text:p>784504</text:p>
          </table:table-cell>
          <table:table-cell office:value-type="string" table:style-name="ce1">
            <text:p>mini</text:p>
          </table:table-cell>
          <table:table-cell office:value-type="float" office:value="3954846898.1901493" table:style-name="ce1">
            <text:p>3954846898</text:p>
          </table:table-cell>
          <table:table-cell table:number-columns-repeated="16381"/>
        </table:table-row>
        <table:table-row table:style-name="ro1">
          <table:table-cell office:value-type="float" office:value="749572" table:style-name="ce1">
            <text:p>749572</text:p>
          </table:table-cell>
          <table:table-cell office:value-type="string" table:style-name="ce1">
            <text:p>e</text:p>
          </table:table-cell>
          <table:table-cell office:value-type="float" office:value="3967654091.1795225" table:style-name="ce1">
            <text:p>3967654091</text:p>
          </table:table-cell>
          <table:table-cell table:number-columns-repeated="16381"/>
        </table:table-row>
        <table:table-row table:style-name="ro1">
          <table:table-cell office:value-type="float" office:value="282252" table:style-name="ce1">
            <text:p>282252</text:p>
          </table:table-cell>
          <table:table-cell office:value-type="string" table:style-name="ce1">
            <text:p>micro</text:p>
          </table:table-cell>
          <table:table-cell office:value-type="float" office:value="3961426273.4072843" table:style-name="ce1">
            <text:p>3961426273</text:p>
          </table:table-cell>
          <table:table-cell table:number-columns-repeated="16381"/>
        </table:table-row>
        <table:table-row table:style-name="ro1">
          <table:table-cell office:value-type="float" office:value="408812" table:style-name="ce1">
            <text:p>408812</text:p>
          </table:table-cell>
          <table:table-cell office:value-type="string" table:style-name="ce1">
            <text:p>nano</text:p>
          </table:table-cell>
          <table:table-cell office:value-type="float" office:value="3963824559.1030073" table:style-name="ce1">
            <text:p>3963824559</text:p>
          </table:table-cell>
          <table:table-cell table:number-columns-repeated="16381"/>
        </table:table-row>
        <table:table-row table:style-name="ro1">
          <table:table-cell office:value-type="float" office:value="509289" table:style-name="ce1">
            <text:p>509289</text:p>
          </table:table-cell>
          <table:table-cell office:value-type="string" table:style-name="ce1">
            <text:p>mini</text:p>
          </table:table-cell>
          <table:table-cell office:value-type="float" office:value="3975818537.2651978" table:style-name="ce1">
            <text:p>3975818537</text:p>
          </table:table-cell>
          <table:table-cell table:number-columns-repeated="16381"/>
        </table:table-row>
        <table:table-row table:style-name="ro1">
          <table:table-cell office:value-type="float" office:value="299192" table:style-name="ce1">
            <text:p>299192</text:p>
          </table:table-cell>
          <table:table-cell office:value-type="string" table:style-name="ce1">
            <text:p>e</text:p>
          </table:table-cell>
          <table:table-cell office:value-type="float" office:value="3948290183.888988" table:style-name="ce1">
            <text:p>3948290184</text:p>
          </table:table-cell>
          <table:table-cell table:number-columns-repeated="16381"/>
        </table:table-row>
        <table:table-row table:style-name="ro1">
          <table:table-cell office:value-type="float" office:value="863621" table:style-name="ce1">
            <text:p>863621</text:p>
          </table:table-cell>
          <table:table-cell office:value-type="string" table:style-name="ce1">
            <text:p>nano</text:p>
          </table:table-cell>
          <table:table-cell office:value-type="float" office:value="3944351497.6687531" table:style-name="ce1">
            <text:p>3944351498</text:p>
          </table:table-cell>
          <table:table-cell table:number-columns-repeated="16381"/>
        </table:table-row>
        <table:table-row table:style-name="ro1">
          <table:table-cell office:value-type="float" office:value="255220" table:style-name="ce1">
            <text:p>255220</text:p>
          </table:table-cell>
          <table:table-cell office:value-type="string" table:style-name="ce1">
            <text:p>micro</text:p>
          </table:table-cell>
          <table:table-cell office:value-type="float" office:value="3930906008.886333" table:style-name="ce1">
            <text:p>3930906009</text:p>
          </table:table-cell>
          <table:table-cell table:number-columns-repeated="16381"/>
        </table:table-row>
        <table:table-row table:style-name="ro1">
          <table:table-cell office:value-type="float" office:value="719591" table:style-name="ce1">
            <text:p>719591</text:p>
          </table:table-cell>
          <table:table-cell office:value-type="string" table:style-name="ce1">
            <text:p>nano</text:p>
          </table:table-cell>
          <table:table-cell office:value-type="float" office:value="3965532700.8611851" table:style-name="ce1">
            <text:p>3965532701</text:p>
          </table:table-cell>
          <table:table-cell table:number-columns-repeated="16381"/>
        </table:table-row>
        <table:table-row table:style-name="ro1">
          <table:table-cell office:value-type="float" office:value="228784" table:style-name="ce1">
            <text:p>228784</text:p>
          </table:table-cell>
          <table:table-cell office:value-type="string" table:style-name="ce1">
            <text:p>nano</text:p>
          </table:table-cell>
          <table:table-cell office:value-type="float" office:value="3980093305.0631051" table:style-name="ce1">
            <text:p>3980093305</text:p>
          </table:table-cell>
          <table:table-cell table:number-columns-repeated="16381"/>
        </table:table-row>
        <table:table-row table:style-name="ro1">
          <table:table-cell office:value-type="float" office:value="829984" table:style-name="ce1">
            <text:p>829984</text:p>
          </table:table-cell>
          <table:table-cell office:value-type="string" table:style-name="ce1">
            <text:p>micro</text:p>
          </table:table-cell>
          <table:table-cell office:value-type="float" office:value="3932316241.3335285" table:style-name="ce1">
            <text:p>3932316241</text:p>
          </table:table-cell>
          <table:table-cell table:number-columns-repeated="16381"/>
        </table:table-row>
        <table:table-row table:style-name="ro1">
          <table:table-cell office:value-type="float" office:value="576316" table:style-name="ce1">
            <text:p>576316</text:p>
          </table:table-cell>
          <table:table-cell office:value-type="string" table:style-name="ce1">
            <text:p>mini</text:p>
          </table:table-cell>
          <table:table-cell office:value-type="float" office:value="3945088209.6494441" table:style-name="ce1">
            <text:p>3945088210</text:p>
          </table:table-cell>
          <table:table-cell table:number-columns-repeated="16381"/>
        </table:table-row>
        <table:table-row table:style-name="ro1">
          <table:table-cell office:value-type="float" office:value="425762" table:style-name="ce1">
            <text:p>425762</text:p>
          </table:table-cell>
          <table:table-cell office:value-type="string" table:style-name="ce1">
            <text:p>e</text:p>
          </table:table-cell>
          <table:table-cell office:value-type="float" office:value="3992339670.0833435" table:style-name="ce1">
            <text:p>3992339670</text:p>
          </table:table-cell>
          <table:table-cell table:number-columns-repeated="16381"/>
        </table:table-row>
        <table:table-row table:style-name="ro1">
          <table:table-cell office:value-type="float" office:value="343173" table:style-name="ce1">
            <text:p>343173</text:p>
          </table:table-cell>
          <table:table-cell office:value-type="string" table:style-name="ce1">
            <text:p>micro</text:p>
          </table:table-cell>
          <table:table-cell office:value-type="float" office:value="3998216703.8140588" table:style-name="ce1">
            <text:p>3998216704</text:p>
          </table:table-cell>
          <table:table-cell table:number-columns-repeated="16381"/>
        </table:table-row>
        <table:table-row table:style-name="ro1">
          <table:table-cell office:value-type="float" office:value="301330" table:style-name="ce1">
            <text:p>301330</text:p>
          </table:table-cell>
          <table:table-cell office:value-type="string" table:style-name="ce1">
            <text:p>mini</text:p>
          </table:table-cell>
          <table:table-cell office:value-type="float" office:value="3984896454.5151286" table:style-name="ce1">
            <text:p>3984896455</text:p>
          </table:table-cell>
          <table:table-cell table:number-columns-repeated="16381"/>
        </table:table-row>
        <table:table-row table:style-name="ro1">
          <table:table-cell office:value-type="float" office:value="212533" table:style-name="ce1">
            <text:p>212533</text:p>
          </table:table-cell>
          <table:table-cell office:value-type="string" table:style-name="ce1">
            <text:p>nano</text:p>
          </table:table-cell>
          <table:table-cell office:value-type="float" office:value="3952812639.9647756" table:style-name="ce1">
            <text:p>3952812640</text:p>
          </table:table-cell>
          <table:table-cell table:number-columns-repeated="16381"/>
        </table:table-row>
        <table:table-row table:style-name="ro1">
          <table:table-cell office:value-type="float" office:value="899211" table:style-name="ce1">
            <text:p>899211</text:p>
          </table:table-cell>
          <table:table-cell office:value-type="string" table:style-name="ce1">
            <text:p>e</text:p>
          </table:table-cell>
          <table:table-cell office:value-type="float" office:value="3972072847.1876278" table:style-name="ce1">
            <text:p>3972072847</text:p>
          </table:table-cell>
          <table:table-cell table:number-columns-repeated="16381"/>
        </table:table-row>
        <table:table-row table:style-name="ro1">
          <table:table-cell office:value-type="float" office:value="489385" table:style-name="ce1">
            <text:p>489385</text:p>
          </table:table-cell>
          <table:table-cell office:value-type="string" table:style-name="ce1">
            <text:p>mini</text:p>
          </table:table-cell>
          <table:table-cell office:value-type="float" office:value="3945098731.5819798" table:style-name="ce1">
            <text:p>3945098732</text:p>
          </table:table-cell>
          <table:table-cell table:number-columns-repeated="16381"/>
        </table:table-row>
        <table:table-row table:style-name="ro1">
          <table:table-cell office:value-type="float" office:value="91326" table:style-name="ce1">
            <text:p>91326</text:p>
          </table:table-cell>
          <table:table-cell office:value-type="string" table:style-name="ce1">
            <text:p>nano</text:p>
          </table:table-cell>
          <table:table-cell office:value-type="float" office:value="3948908356.9592767" table:style-name="ce1">
            <text:p>3948908357</text:p>
          </table:table-cell>
          <table:table-cell table:number-columns-repeated="16381"/>
        </table:table-row>
        <table:table-row table:style-name="ro1">
          <table:table-cell office:value-type="float" office:value="323416" table:style-name="ce1">
            <text:p>323416</text:p>
          </table:table-cell>
          <table:table-cell office:value-type="string" table:style-name="ce1">
            <text:p>micro</text:p>
          </table:table-cell>
          <table:table-cell office:value-type="float" office:value="3986703836.2295351" table:style-name="ce1">
            <text:p>3986703836</text:p>
          </table:table-cell>
          <table:table-cell table:number-columns-repeated="16381"/>
        </table:table-row>
        <table:table-row table:style-name="ro1">
          <table:table-cell office:value-type="float" office:value="658242" table:style-name="ce1">
            <text:p>658242</text:p>
          </table:table-cell>
          <table:table-cell office:value-type="string" table:style-name="ce1">
            <text:p>e</text:p>
          </table:table-cell>
          <table:table-cell office:value-type="float" office:value="3952062110.6466951" table:style-name="ce1">
            <text:p>3952062111</text:p>
          </table:table-cell>
          <table:table-cell table:number-columns-repeated="16381"/>
        </table:table-row>
        <table:table-row table:style-name="ro1">
          <table:table-cell office:value-type="float" office:value="431175" table:style-name="ce1">
            <text:p>431175</text:p>
          </table:table-cell>
          <table:table-cell office:value-type="string" table:style-name="ce1">
            <text:p>micro</text:p>
          </table:table-cell>
          <table:table-cell office:value-type="float" office:value="3996549200.0871587" table:style-name="ce1">
            <text:p>3996549200</text:p>
          </table:table-cell>
          <table:table-cell table:number-columns-repeated="16381"/>
        </table:table-row>
        <table:table-row table:style-name="ro1">
          <table:table-cell office:value-type="float" office:value="859740" table:style-name="ce1">
            <text:p>859740</text:p>
          </table:table-cell>
          <table:table-cell office:value-type="string" table:style-name="ce1">
            <text:p>nano</text:p>
          </table:table-cell>
          <table:table-cell office:value-type="float" office:value="3937216345.6857753" table:style-name="ce1">
            <text:p>3937216346</text:p>
          </table:table-cell>
          <table:table-cell table:number-columns-repeated="16381"/>
        </table:table-row>
        <table:table-row table:style-name="ro1">
          <table:table-cell office:value-type="float" office:value="382126" table:style-name="ce1">
            <text:p>382126</text:p>
          </table:table-cell>
          <table:table-cell office:value-type="string" table:style-name="ce1">
            <text:p>mini</text:p>
          </table:table-cell>
          <table:table-cell office:value-type="float" office:value="3947820600.0731034" table:style-name="ce1">
            <text:p>3947820600</text:p>
          </table:table-cell>
          <table:table-cell table:number-columns-repeated="16381"/>
        </table:table-row>
        <table:table-row table:style-name="ro1">
          <table:table-cell office:value-type="float" office:value="236934" table:style-name="ce1">
            <text:p>236934</text:p>
          </table:table-cell>
          <table:table-cell office:value-type="string" table:style-name="ce1">
            <text:p>e</text:p>
          </table:table-cell>
          <table:table-cell office:value-type="float" office:value="3937239391.3861847" table:style-name="ce1">
            <text:p>3937239391</text:p>
          </table:table-cell>
          <table:table-cell table:number-columns-repeated="16381"/>
        </table:table-row>
        <table:table-row table:style-name="ro1">
          <table:table-cell office:value-type="float" office:value="93577" table:style-name="ce1">
            <text:p>93577</text:p>
          </table:table-cell>
          <table:table-cell office:value-type="string" table:style-name="ce1">
            <text:p>micro</text:p>
          </table:table-cell>
          <table:table-cell office:value-type="float" office:value="3957241896.705543" table:style-name="ce1">
            <text:p>3957241897</text:p>
          </table:table-cell>
          <table:table-cell table:number-columns-repeated="16381"/>
        </table:table-row>
        <table:table-row table:style-name="ro1">
          <table:table-cell office:value-type="float" office:value="952720" table:style-name="ce1">
            <text:p>952720</text:p>
          </table:table-cell>
          <table:table-cell office:value-type="string" table:style-name="ce1">
            <text:p>nano</text:p>
          </table:table-cell>
          <table:table-cell office:value-type="float" office:value="3963469275.3896751" table:style-name="ce1">
            <text:p>3963469275</text:p>
          </table:table-cell>
          <table:table-cell table:number-columns-repeated="16381"/>
        </table:table-row>
        <table:table-row table:style-name="ro1">
          <table:table-cell office:value-type="float" office:value="154578" table:style-name="ce1">
            <text:p>154578</text:p>
          </table:table-cell>
          <table:table-cell office:value-type="string" table:style-name="ce1">
            <text:p>mini</text:p>
          </table:table-cell>
          <table:table-cell office:value-type="float" office:value="3989890740.8602023" table:style-name="ce1">
            <text:p>3989890741</text:p>
          </table:table-cell>
          <table:table-cell table:number-columns-repeated="16381"/>
        </table:table-row>
        <table:table-row table:style-name="ro1">
          <table:table-cell office:value-type="float" office:value="69701" table:style-name="ce1">
            <text:p>69701</text:p>
          </table:table-cell>
          <table:table-cell office:value-type="string" table:style-name="ce1">
            <text:p>e</text:p>
          </table:table-cell>
          <table:table-cell office:value-type="float" office:value="3998883617.3924727" table:style-name="ce1">
            <text:p>3998883617</text:p>
          </table:table-cell>
          <table:table-cell table:number-columns-repeated="16381"/>
        </table:table-row>
        <table:table-row table:style-name="ro1">
          <table:table-cell office:value-type="float" office:value="637858" table:style-name="ce1">
            <text:p>637858</text:p>
          </table:table-cell>
          <table:table-cell office:value-type="string" table:style-name="ce1">
            <text:p>nano</text:p>
          </table:table-cell>
          <table:table-cell office:value-type="float" office:value="3938774367.0608807" table:style-name="ce1">
            <text:p>3938774367</text:p>
          </table:table-cell>
          <table:table-cell table:number-columns-repeated="16381"/>
        </table:table-row>
        <table:table-row table:style-name="ro1">
          <table:table-cell office:value-type="float" office:value="80088" table:style-name="ce1">
            <text:p>80088</text:p>
          </table:table-cell>
          <table:table-cell office:value-type="string" table:style-name="ce1">
            <text:p>micro</text:p>
          </table:table-cell>
          <table:table-cell office:value-type="float" office:value="3955680429.1492424" table:style-name="ce1">
            <text:p>3955680429</text:p>
          </table:table-cell>
          <table:table-cell table:number-columns-repeated="16381"/>
        </table:table-row>
        <table:table-row table:style-name="ro1">
          <table:table-cell office:value-type="float" office:value="251327" table:style-name="ce1">
            <text:p>251327</text:p>
          </table:table-cell>
          <table:table-cell office:value-type="string" table:style-name="ce1">
            <text:p>nano</text:p>
          </table:table-cell>
          <table:table-cell office:value-type="float" office:value="3969207067.9416232" table:style-name="ce1">
            <text:p>3969207068</text:p>
          </table:table-cell>
          <table:table-cell table:number-columns-repeated="16381"/>
        </table:table-row>
        <table:table-row table:style-name="ro1">
          <table:table-cell office:value-type="float" office:value="871887" table:style-name="ce1">
            <text:p>871887</text:p>
          </table:table-cell>
          <table:table-cell office:value-type="string" table:style-name="ce1">
            <text:p>nano</text:p>
          </table:table-cell>
          <table:table-cell office:value-type="float" office:value="3949580947.4891763" table:style-name="ce1">
            <text:p>3949580947</text:p>
          </table:table-cell>
          <table:table-cell table:number-columns-repeated="16381"/>
        </table:table-row>
        <table:table-row table:style-name="ro1">
          <table:table-cell office:value-type="float" office:value="366584" table:style-name="ce1">
            <text:p>366584</text:p>
          </table:table-cell>
          <table:table-cell office:value-type="string" table:style-name="ce1">
            <text:p>micro</text:p>
          </table:table-cell>
          <table:table-cell office:value-type="float" office:value="3995597132.3959522" table:style-name="ce1">
            <text:p>3995597132</text:p>
          </table:table-cell>
          <table:table-cell table:number-columns-repeated="16381"/>
        </table:table-row>
        <table:table-row table:style-name="ro1">
          <table:table-cell office:value-type="float" office:value="585153" table:style-name="ce1">
            <text:p>585153</text:p>
          </table:table-cell>
          <table:table-cell office:value-type="string" table:style-name="ce1">
            <text:p>mini</text:p>
          </table:table-cell>
          <table:table-cell office:value-type="float" office:value="3987789157.0441098" table:style-name="ce1">
            <text:p>3987789157</text:p>
          </table:table-cell>
          <table:table-cell table:number-columns-repeated="16381"/>
        </table:table-row>
        <table:table-row table:style-name="ro1">
          <table:table-cell office:value-type="float" office:value="453939" table:style-name="ce1">
            <text:p>453939</text:p>
          </table:table-cell>
          <table:table-cell office:value-type="string" table:style-name="ce1">
            <text:p>e</text:p>
          </table:table-cell>
          <table:table-cell office:value-type="float" office:value="3961905425.1855865" table:style-name="ce1">
            <text:p>3961905425</text:p>
          </table:table-cell>
          <table:table-cell table:number-columns-repeated="16381"/>
        </table:table-row>
        <table:table-row table:style-name="ro1">
          <table:table-cell office:value-type="float" office:value="121711" table:style-name="ce1">
            <text:p>121711</text:p>
          </table:table-cell>
          <table:table-cell office:value-type="string" table:style-name="ce1">
            <text:p>micro</text:p>
          </table:table-cell>
          <table:table-cell office:value-type="float" office:value="3986147353.2411513" table:style-name="ce1">
            <text:p>3986147353</text:p>
          </table:table-cell>
          <table:table-cell table:number-columns-repeated="16381"/>
        </table:table-row>
        <table:table-row table:style-name="ro1">
          <table:table-cell office:value-type="float" office:value="44096" table:style-name="ce1">
            <text:p>44096</text:p>
          </table:table-cell>
          <table:table-cell office:value-type="string" table:style-name="ce1">
            <text:p>mini</text:p>
          </table:table-cell>
          <table:table-cell office:value-type="float" office:value="3985275054.288763" table:style-name="ce1">
            <text:p>3985275054</text:p>
          </table:table-cell>
          <table:table-cell table:number-columns-repeated="16381"/>
        </table:table-row>
        <table:table-row table:style-name="ro1">
          <table:table-cell office:value-type="float" office:value="460732" table:style-name="ce1">
            <text:p>460732</text:p>
          </table:table-cell>
          <table:table-cell office:value-type="string" table:style-name="ce1">
            <text:p>nano</text:p>
          </table:table-cell>
          <table:table-cell office:value-type="float" office:value="3983288628.4219251" table:style-name="ce1">
            <text:p>3983288628</text:p>
          </table:table-cell>
          <table:table-cell table:number-columns-repeated="16381"/>
        </table:table-row>
        <table:table-row table:style-name="ro1">
          <table:table-cell office:value-type="float" office:value="458114" table:style-name="ce1">
            <text:p>458114</text:p>
          </table:table-cell>
          <table:table-cell office:value-type="string" table:style-name="ce1">
            <text:p>e</text:p>
          </table:table-cell>
          <table:table-cell office:value-type="float" office:value="3931268560.4770489" table:style-name="ce1">
            <text:p>3931268560</text:p>
          </table:table-cell>
          <table:table-cell table:number-columns-repeated="16381"/>
        </table:table-row>
        <table:table-row table:style-name="ro1">
          <table:table-cell office:value-type="float" office:value="313921" table:style-name="ce1">
            <text:p>313921</text:p>
          </table:table-cell>
          <table:table-cell office:value-type="string" table:style-name="ce1">
            <text:p>mini</text:p>
          </table:table-cell>
          <table:table-cell office:value-type="float" office:value="3938751668.4567513" table:style-name="ce1">
            <text:p>3938751668</text:p>
          </table:table-cell>
          <table:table-cell table:number-columns-repeated="16381"/>
        </table:table-row>
        <table:table-row table:style-name="ro1">
          <table:table-cell office:value-type="float" office:value="274307" table:style-name="ce1">
            <text:p>274307</text:p>
          </table:table-cell>
          <table:table-cell office:value-type="string" table:style-name="ce1">
            <text:p>nano</text:p>
          </table:table-cell>
          <table:table-cell office:value-type="float" office:value="3962308704.6613574" table:style-name="ce1">
            <text:p>3962308705</text:p>
          </table:table-cell>
          <table:table-cell table:number-columns-repeated="16381"/>
        </table:table-row>
        <table:table-row table:style-name="ro1">
          <table:table-cell office:value-type="float" office:value="597753" table:style-name="ce1">
            <text:p>597753</text:p>
          </table:table-cell>
          <table:table-cell office:value-type="string" table:style-name="ce1">
            <text:p>micro</text:p>
          </table:table-cell>
          <table:table-cell office:value-type="float" office:value="3994686477.1203761" table:style-name="ce1">
            <text:p>3994686477</text:p>
          </table:table-cell>
          <table:table-cell table:number-columns-repeated="16381"/>
        </table:table-row>
        <table:table-row table:style-name="ro1">
          <table:table-cell office:value-type="float" office:value="438766" table:style-name="ce1">
            <text:p>438766</text:p>
          </table:table-cell>
          <table:table-cell office:value-type="string" table:style-name="ce1">
            <text:p>e</text:p>
          </table:table-cell>
          <table:table-cell office:value-type="float" office:value="3944018671.0566196" table:style-name="ce1">
            <text:p>3944018671</text:p>
          </table:table-cell>
          <table:table-cell table:number-columns-repeated="16381"/>
        </table:table-row>
        <table:table-row table:style-name="ro1">
          <table:table-cell office:value-type="float" office:value="42368" table:style-name="ce1">
            <text:p>42368</text:p>
          </table:table-cell>
          <table:table-cell office:value-type="string" table:style-name="ce1">
            <text:p>micro</text:p>
          </table:table-cell>
          <table:table-cell office:value-type="float" office:value="3934726595.1241875" table:style-name="ce1">
            <text:p>3934726595</text:p>
          </table:table-cell>
          <table:table-cell table:number-columns-repeated="16381"/>
        </table:table-row>
        <table:table-row table:style-name="ro1">
          <table:table-cell office:value-type="float" office:value="225064" table:style-name="ce1">
            <text:p>225064</text:p>
          </table:table-cell>
          <table:table-cell office:value-type="string" table:style-name="ce1">
            <text:p>nano</text:p>
          </table:table-cell>
          <table:table-cell office:value-type="float" office:value="3931025195.5443883" table:style-name="ce1">
            <text:p>3931025196</text:p>
          </table:table-cell>
          <table:table-cell table:number-columns-repeated="16381"/>
        </table:table-row>
        <table:table-row table:style-name="ro1">
          <table:table-cell office:value-type="float" office:value="616946" table:style-name="ce1">
            <text:p>616946</text:p>
          </table:table-cell>
          <table:table-cell office:value-type="string" table:style-name="ce1">
            <text:p>mini</text:p>
          </table:table-cell>
          <table:table-cell office:value-type="float" office:value="3957807682.0394282" table:style-name="ce1">
            <text:p>3957807682</text:p>
          </table:table-cell>
          <table:table-cell table:number-columns-repeated="16381"/>
        </table:table-row>
        <table:table-row table:style-name="ro1">
          <table:table-cell office:value-type="float" office:value="370958" table:style-name="ce1">
            <text:p>370958</text:p>
          </table:table-cell>
          <table:table-cell office:value-type="string" table:style-name="ce1">
            <text:p>e</text:p>
          </table:table-cell>
          <table:table-cell office:value-type="float" office:value="3945865292.4829726" table:style-name="ce1">
            <text:p>3945865292</text:p>
          </table:table-cell>
          <table:table-cell table:number-columns-repeated="16381"/>
        </table:table-row>
        <table:table-row table:style-name="ro1">
          <table:table-cell office:value-type="float" office:value="378679" table:style-name="ce1">
            <text:p>378679</text:p>
          </table:table-cell>
          <table:table-cell office:value-type="string" table:style-name="ce1">
            <text:p>micro</text:p>
          </table:table-cell>
          <table:table-cell office:value-type="float" office:value="3961923394.0657415" table:style-name="ce1">
            <text:p>3961923394</text:p>
          </table:table-cell>
          <table:table-cell table:number-columns-repeated="16381"/>
        </table:table-row>
        <table:table-row table:style-name="ro1">
          <table:table-cell office:value-type="float" office:value="483545" table:style-name="ce1">
            <text:p>483545</text:p>
          </table:table-cell>
          <table:table-cell office:value-type="string" table:style-name="ce1">
            <text:p>nano</text:p>
          </table:table-cell>
          <table:table-cell office:value-type="float" office:value="3990376784.2993064" table:style-name="ce1">
            <text:p>3990376784</text:p>
          </table:table-cell>
          <table:table-cell table:number-columns-repeated="16381"/>
        </table:table-row>
        <table:table-row table:style-name="ro1">
          <table:table-cell office:value-type="float" office:value="554121" table:style-name="ce1">
            <text:p>554121</text:p>
          </table:table-cell>
          <table:table-cell office:value-type="string" table:style-name="ce1">
            <text:p>mini</text:p>
          </table:table-cell>
          <table:table-cell office:value-type="float" office:value="3930911308.0491953" table:style-name="ce1">
            <text:p>3930911308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e</text:p>
          </table:table-cell>
          <table:table-cell office:value-type="float" office:value="3954321285.0770121" table:style-name="ce1">
            <text:p>3954321285</text:p>
          </table:table-cell>
          <table:table-cell table:number-columns-repeated="16381"/>
        </table:table-row>
        <table:table-row table:style-name="ro1">
          <table:table-cell office:value-type="float" office:value="865958" table:style-name="ce1">
            <text:p>865958</text:p>
          </table:table-cell>
          <table:table-cell office:value-type="string" table:style-name="ce1">
            <text:p>nano</text:p>
          </table:table-cell>
          <table:table-cell office:value-type="float" office:value="3951318770.0119243" table:style-name="ce1">
            <text:p>3951318770</text:p>
          </table:table-cell>
          <table:table-cell table:number-columns-repeated="16381"/>
        </table:table-row>
        <table:table-row table:style-name="ro1">
          <table:table-cell office:value-type="float" office:value="985591" table:style-name="ce1">
            <text:p>985591</text:p>
          </table:table-cell>
          <table:table-cell office:value-type="string" table:style-name="ce1">
            <text:p>micro</text:p>
          </table:table-cell>
          <table:table-cell office:value-type="float" office:value="3990649044.8452935" table:style-name="ce1">
            <text:p>3990649045</text:p>
          </table:table-cell>
          <table:table-cell table:number-columns-repeated="16381"/>
        </table:table-row>
        <table:table-row table:style-name="ro1">
          <table:table-cell office:value-type="float" office:value="448485" table:style-name="ce1">
            <text:p>448485</text:p>
          </table:table-cell>
          <table:table-cell office:value-type="string" table:style-name="ce1">
            <text:p>nano</text:p>
          </table:table-cell>
          <table:table-cell office:value-type="float" office:value="3936603777.1530323" table:style-name="ce1">
            <text:p>3936603777</text:p>
          </table:table-cell>
          <table:table-cell table:number-columns-repeated="16381"/>
        </table:table-row>
        <table:table-row table:style-name="ro1">
          <table:table-cell office:value-type="float" office:value="721533" table:style-name="ce1">
            <text:p>721533</text:p>
          </table:table-cell>
          <table:table-cell office:value-type="string" table:style-name="ce1">
            <text:p>nano</text:p>
          </table:table-cell>
          <table:table-cell office:value-type="float" office:value="3941894196.0440149" table:style-name="ce1">
            <text:p>3941894196</text:p>
          </table:table-cell>
          <table:table-cell table:number-columns-repeated="16381"/>
        </table:table-row>
        <table:table-row table:style-name="ro1">
          <table:table-cell office:value-type="float" office:value="460828" table:style-name="ce1">
            <text:p>460828</text:p>
          </table:table-cell>
          <table:table-cell office:value-type="string" table:style-name="ce1">
            <text:p>micro</text:p>
          </table:table-cell>
          <table:table-cell office:value-type="float" office:value="3979222004.5844855" table:style-name="ce1">
            <text:p>3979222005</text:p>
          </table:table-cell>
          <table:table-cell table:number-columns-repeated="16381"/>
        </table:table-row>
        <table:table-row table:style-name="ro1">
          <table:table-cell office:value-type="float" office:value="623983" table:style-name="ce1">
            <text:p>623983</text:p>
          </table:table-cell>
          <table:table-cell office:value-type="string" table:style-name="ce1">
            <text:p>mini</text:p>
          </table:table-cell>
          <table:table-cell office:value-type="float" office:value="3967182746.7931643" table:style-name="ce1">
            <text:p>3967182747</text:p>
          </table:table-cell>
          <table:table-cell table:number-columns-repeated="16381"/>
        </table:table-row>
        <table:table-row table:style-name="ro1">
          <table:table-cell office:value-type="float" office:value="120214" table:style-name="ce1">
            <text:p>120214</text:p>
          </table:table-cell>
          <table:table-cell office:value-type="string" table:style-name="ce1">
            <text:p>e</text:p>
          </table:table-cell>
          <table:table-cell office:value-type="float" office:value="3978745943.2351604" table:style-name="ce1">
            <text:p>3978745943</text:p>
          </table:table-cell>
          <table:table-cell table:number-columns-repeated="16381"/>
        </table:table-row>
        <table:table-row table:style-name="ro1">
          <table:table-cell office:value-type="float" office:value="394407" table:style-name="ce1">
            <text:p>394407</text:p>
          </table:table-cell>
          <table:table-cell office:value-type="string" table:style-name="ce1">
            <text:p>micro</text:p>
          </table:table-cell>
          <table:table-cell office:value-type="float" office:value="3957322704.1472363" table:style-name="ce1">
            <text:p>3957322704</text:p>
          </table:table-cell>
          <table:table-cell table:number-columns-repeated="16381"/>
        </table:table-row>
        <table:table-row table:style-name="ro1">
          <table:table-cell office:value-type="float" office:value="235453" table:style-name="ce1">
            <text:p>235453</text:p>
          </table:table-cell>
          <table:table-cell office:value-type="string" table:style-name="ce1">
            <text:p>mini</text:p>
          </table:table-cell>
          <table:table-cell office:value-type="float" office:value="3940451915.9240689" table:style-name="ce1">
            <text:p>3940451916</text:p>
          </table:table-cell>
          <table:table-cell table:number-columns-repeated="16381"/>
        </table:table-row>
        <table:table-row table:style-name="ro1">
          <table:table-cell office:value-type="float" office:value="983448" table:style-name="ce1">
            <text:p>983448</text:p>
          </table:table-cell>
          <table:table-cell office:value-type="string" table:style-name="ce1">
            <text:p>nano</text:p>
          </table:table-cell>
          <table:table-cell office:value-type="float" office:value="3936862010.7883992" table:style-name="ce1">
            <text:p>3936862011</text:p>
          </table:table-cell>
          <table:table-cell table:number-columns-repeated="16381"/>
        </table:table-row>
        <table:table-row table:style-name="ro1">
          <table:table-cell office:value-type="float" office:value="898980" table:style-name="ce1">
            <text:p>898980</text:p>
          </table:table-cell>
          <table:table-cell office:value-type="string" table:style-name="ce1">
            <text:p>e</text:p>
          </table:table-cell>
          <table:table-cell office:value-type="float" office:value="3998078553.1799426" table:style-name="ce1">
            <text:p>3998078553</text:p>
          </table:table-cell>
          <table:table-cell table:number-columns-repeated="16381"/>
        </table:table-row>
        <table:table-row table:style-name="ro1">
          <table:table-cell office:value-type="float" office:value="776290" table:style-name="ce1">
            <text:p>776290</text:p>
          </table:table-cell>
          <table:table-cell office:value-type="string" table:style-name="ce1">
            <text:p>mini</text:p>
          </table:table-cell>
          <table:table-cell office:value-type="float" office:value="3993097928.8714271" table:style-name="ce1">
            <text:p>3993097929</text:p>
          </table:table-cell>
          <table:table-cell table:number-columns-repeated="16381"/>
        </table:table-row>
        <table:table-row table:style-name="ro1">
          <table:table-cell office:value-type="float" office:value="331114" table:style-name="ce1">
            <text:p>331114</text:p>
          </table:table-cell>
          <table:table-cell office:value-type="string" table:style-name="ce1">
            <text:p>nano</text:p>
          </table:table-cell>
          <table:table-cell office:value-type="float" office:value="3963729959.18748" table:style-name="ce1">
            <text:p>3963729959</text:p>
          </table:table-cell>
          <table:table-cell table:number-columns-repeated="16381"/>
        </table:table-row>
        <table:table-row table:style-name="ro1">
          <table:table-cell office:value-type="float" office:value="656213" table:style-name="ce1">
            <text:p>656213</text:p>
          </table:table-cell>
          <table:table-cell office:value-type="string" table:style-name="ce1">
            <text:p>micro</text:p>
          </table:table-cell>
          <table:table-cell office:value-type="float" office:value="3944387307.6007037" table:style-name="ce1">
            <text:p>3944387308</text:p>
          </table:table-cell>
          <table:table-cell table:number-columns-repeated="16381"/>
        </table:table-row>
        <table:table-row table:style-name="ro1">
          <table:table-cell office:value-type="float" office:value="467536" table:style-name="ce1">
            <text:p>467536</text:p>
          </table:table-cell>
          <table:table-cell office:value-type="string" table:style-name="ce1">
            <text:p>e</text:p>
          </table:table-cell>
          <table:table-cell office:value-type="float" office:value="3953592201.8307848" table:style-name="ce1">
            <text:p>3953592202</text:p>
          </table:table-cell>
          <table:table-cell table:number-columns-repeated="16381"/>
        </table:table-row>
        <table:table-row table:style-name="ro1">
          <table:table-cell office:value-type="float" office:value="742284" table:style-name="ce1">
            <text:p>742284</text:p>
          </table:table-cell>
          <table:table-cell office:value-type="string" table:style-name="ce1">
            <text:p>micro</text:p>
          </table:table-cell>
          <table:table-cell office:value-type="float" office:value="3941057311.7496586" table:style-name="ce1">
            <text:p>3941057312</text:p>
          </table:table-cell>
          <table:table-cell table:number-columns-repeated="16381"/>
        </table:table-row>
        <table:table-row table:style-name="ro1">
          <table:table-cell office:value-type="float" office:value="391114" table:style-name="ce1">
            <text:p>391114</text:p>
          </table:table-cell>
          <table:table-cell office:value-type="string" table:style-name="ce1">
            <text:p>nano</text:p>
          </table:table-cell>
          <table:table-cell office:value-type="float" office:value="3980188725.2315602" table:style-name="ce1">
            <text:p>3980188725</text:p>
          </table:table-cell>
          <table:table-cell table:number-columns-repeated="16381"/>
        </table:table-row>
        <table:table-row table:style-name="ro1">
          <table:table-cell office:value-type="float" office:value="943370" table:style-name="ce1">
            <text:p>943370</text:p>
          </table:table-cell>
          <table:table-cell office:value-type="string" table:style-name="ce1">
            <text:p>mini</text:p>
          </table:table-cell>
          <table:table-cell office:value-type="float" office:value="3971855025.9317689" table:style-name="ce1">
            <text:p>3971855026</text:p>
          </table:table-cell>
          <table:table-cell table:number-columns-repeated="16381"/>
        </table:table-row>
        <table:table-row table:style-name="ro1">
          <table:table-cell office:value-type="float" office:value="768896" table:style-name="ce1">
            <text:p>768896</text:p>
          </table:table-cell>
          <table:table-cell office:value-type="string" table:style-name="ce1">
            <text:p>e</text:p>
          </table:table-cell>
          <table:table-cell office:value-type="float" office:value="3933229283.9307289" table:style-name="ce1">
            <text:p>3933229284</text:p>
          </table:table-cell>
          <table:table-cell table:number-columns-repeated="16381"/>
        </table:table-row>
        <table:table-row table:style-name="ro1">
          <table:table-cell office:value-type="float" office:value="236149" table:style-name="ce1">
            <text:p>236149</text:p>
          </table:table-cell>
          <table:table-cell office:value-type="string" table:style-name="ce1">
            <text:p>micro</text:p>
          </table:table-cell>
          <table:table-cell office:value-type="float" office:value="3939274505.4939957" table:style-name="ce1">
            <text:p>3939274505</text:p>
          </table:table-cell>
          <table:table-cell table:number-columns-repeated="16381"/>
        </table:table-row>
        <table:table-row table:style-name="ro1">
          <table:table-cell office:value-type="float" office:value="295521" table:style-name="ce1">
            <text:p>295521</text:p>
          </table:table-cell>
          <table:table-cell office:value-type="string" table:style-name="ce1">
            <text:p>nano</text:p>
          </table:table-cell>
          <table:table-cell office:value-type="float" office:value="3994642195.8064389" table:style-name="ce1">
            <text:p>3994642196</text:p>
          </table:table-cell>
          <table:table-cell table:number-columns-repeated="16381"/>
        </table:table-row>
        <table:table-row table:style-name="ro1">
          <table:table-cell office:value-type="float" office:value="939965" table:style-name="ce1">
            <text:p>939965</text:p>
          </table:table-cell>
          <table:table-cell office:value-type="string" table:style-name="ce1">
            <text:p>mini</text:p>
          </table:table-cell>
          <table:table-cell office:value-type="float" office:value="3959089021.240664" table:style-name="ce1">
            <text:p>3959089021</text:p>
          </table:table-cell>
          <table:table-cell table:number-columns-repeated="16381"/>
        </table:table-row>
        <table:table-row table:style-name="ro1">
          <table:table-cell office:value-type="float" office:value="460436" table:style-name="ce1">
            <text:p>460436</text:p>
          </table:table-cell>
          <table:table-cell office:value-type="string" table:style-name="ce1">
            <text:p>e</text:p>
          </table:table-cell>
          <table:table-cell office:value-type="float" office:value="3966630589.2495823" table:style-name="ce1">
            <text:p>3966630589</text:p>
          </table:table-cell>
          <table:table-cell table:number-columns-repeated="16381"/>
        </table:table-row>
        <table:table-row table:style-name="ro1">
          <table:table-cell office:value-type="float" office:value="311519" table:style-name="ce1">
            <text:p>311519</text:p>
          </table:table-cell>
          <table:table-cell office:value-type="string" table:style-name="ce1">
            <text:p>nano</text:p>
          </table:table-cell>
          <table:table-cell office:value-type="float" office:value="3942032055.3042841" table:style-name="ce1">
            <text:p>3942032055</text:p>
          </table:table-cell>
          <table:table-cell table:number-columns-repeated="16381"/>
        </table:table-row>
        <table:table-row table:style-name="ro1">
          <table:table-cell office:value-type="float" office:value="372518" table:style-name="ce1">
            <text:p>372518</text:p>
          </table:table-cell>
          <table:table-cell office:value-type="string" table:style-name="ce1">
            <text:p>micro</text:p>
          </table:table-cell>
          <table:table-cell office:value-type="float" office:value="3988905419.5065975" table:style-name="ce1">
            <text:p>3988905420</text:p>
          </table:table-cell>
          <table:table-cell table:number-columns-repeated="16381"/>
        </table:table-row>
        <table:table-row table:style-name="ro1">
          <table:table-cell office:value-type="float" office:value="97792" table:style-name="ce1">
            <text:p>97792</text:p>
          </table:table-cell>
          <table:table-cell office:value-type="string" table:style-name="ce1">
            <text:p>nano</text:p>
          </table:table-cell>
          <table:table-cell office:value-type="float" office:value="3932692481.3968234" table:style-name="ce1">
            <text:p>3932692481</text:p>
          </table:table-cell>
          <table:table-cell table:number-columns-repeated="16381"/>
        </table:table-row>
        <table:table-row table:style-name="ro1">
          <table:table-cell office:value-type="float" office:value="491280" table:style-name="ce1">
            <text:p>491280</text:p>
          </table:table-cell>
          <table:table-cell office:value-type="string" table:style-name="ce1">
            <text:p>nano</text:p>
          </table:table-cell>
          <table:table-cell office:value-type="float" office:value="3936288440.0723462" table:style-name="ce1">
            <text:p>3936288440</text:p>
          </table:table-cell>
          <table:table-cell table:number-columns-repeated="16381"/>
        </table:table-row>
        <table:table-row table:style-name="ro1">
          <table:table-cell office:value-type="float" office:value="247592" table:style-name="ce1">
            <text:p>247592</text:p>
          </table:table-cell>
          <table:table-cell office:value-type="string" table:style-name="ce1">
            <text:p>micro</text:p>
          </table:table-cell>
          <table:table-cell office:value-type="float" office:value="3959357071.1832972" table:style-name="ce1">
            <text:p>3959357071</text:p>
          </table:table-cell>
          <table:table-cell table:number-columns-repeated="16381"/>
        </table:table-row>
        <table:table-row table:style-name="ro1">
          <table:table-cell office:value-type="float" office:value="116360" table:style-name="ce1">
            <text:p>116360</text:p>
          </table:table-cell>
          <table:table-cell office:value-type="string" table:style-name="ce1">
            <text:p>mini</text:p>
          </table:table-cell>
          <table:table-cell office:value-type="float" office:value="3997970693.9865413" table:style-name="ce1">
            <text:p>3997970694</text:p>
          </table:table-cell>
          <table:table-cell table:number-columns-repeated="16381"/>
        </table:table-row>
        <table:table-row table:style-name="ro1">
          <table:table-cell office:value-type="float" office:value="511839" table:style-name="ce1">
            <text:p>511839</text:p>
          </table:table-cell>
          <table:table-cell office:value-type="string" table:style-name="ce1">
            <text:p>e</text:p>
          </table:table-cell>
          <table:table-cell office:value-type="float" office:value="3984987739.495111" table:style-name="ce1">
            <text:p>3984987739</text:p>
          </table:table-cell>
          <table:table-cell table:number-columns-repeated="16381"/>
        </table:table-row>
        <table:table-row table:style-name="ro1">
          <table:table-cell office:value-type="float" office:value="519999" table:style-name="ce1">
            <text:p>519999</text:p>
          </table:table-cell>
          <table:table-cell office:value-type="string" table:style-name="ce1">
            <text:p>micro</text:p>
          </table:table-cell>
          <table:table-cell office:value-type="float" office:value="3994413975.3766346" table:style-name="ce1">
            <text:p>3994413975</text:p>
          </table:table-cell>
          <table:table-cell table:number-columns-repeated="16381"/>
        </table:table-row>
        <table:table-row table:style-name="ro1">
          <table:table-cell office:value-type="float" office:value="584230" table:style-name="ce1">
            <text:p>584230</text:p>
          </table:table-cell>
          <table:table-cell office:value-type="string" table:style-name="ce1">
            <text:p>mini</text:p>
          </table:table-cell>
          <table:table-cell office:value-type="float" office:value="3967923880.1688623" table:style-name="ce1">
            <text:p>3967923880</text:p>
          </table:table-cell>
          <table:table-cell table:number-columns-repeated="16381"/>
        </table:table-row>
        <table:table-row table:style-name="ro1">
          <table:table-cell office:value-type="float" office:value="797213" table:style-name="ce1">
            <text:p>797213</text:p>
          </table:table-cell>
          <table:table-cell office:value-type="string" table:style-name="ce1">
            <text:p>nano</text:p>
          </table:table-cell>
          <table:table-cell office:value-type="float" office:value="3994326323.3774142" table:style-name="ce1">
            <text:p>3994326323</text:p>
          </table:table-cell>
          <table:table-cell table:number-columns-repeated="16381"/>
        </table:table-row>
        <table:table-row table:style-name="ro1">
          <table:table-cell office:value-type="float" office:value="636333" table:style-name="ce1">
            <text:p>636333</text:p>
          </table:table-cell>
          <table:table-cell office:value-type="string" table:style-name="ce1">
            <text:p>e</text:p>
          </table:table-cell>
          <table:table-cell office:value-type="float" office:value="3983492267.1264429" table:style-name="ce1">
            <text:p>3983492267</text:p>
          </table:table-cell>
          <table:table-cell table:number-columns-repeated="16381"/>
        </table:table-row>
        <table:table-row table:style-name="ro1">
          <table:table-cell office:value-type="float" office:value="399049" table:style-name="ce1">
            <text:p>399049</text:p>
          </table:table-cell>
          <table:table-cell office:value-type="string" table:style-name="ce1">
            <text:p>mini</text:p>
          </table:table-cell>
          <table:table-cell office:value-type="float" office:value="3998235180.193871" table:style-name="ce1">
            <text:p>3998235180</text:p>
          </table:table-cell>
          <table:table-cell table:number-columns-repeated="16381"/>
        </table:table-row>
        <table:table-row table:style-name="ro1">
          <table:table-cell office:value-type="float" office:value="34981" table:style-name="ce1">
            <text:p>34981</text:p>
          </table:table-cell>
          <table:table-cell office:value-type="string" table:style-name="ce1">
            <text:p>nano</text:p>
          </table:table-cell>
          <table:table-cell office:value-type="float" office:value="3984389633.1190066" table:style-name="ce1">
            <text:p>3984389633</text:p>
          </table:table-cell>
          <table:table-cell table:number-columns-repeated="16381"/>
        </table:table-row>
        <table:table-row table:style-name="ro1">
          <table:table-cell office:value-type="float" office:value="750697" table:style-name="ce1">
            <text:p>750697</text:p>
          </table:table-cell>
          <table:table-cell office:value-type="string" table:style-name="ce1">
            <text:p>micro</text:p>
          </table:table-cell>
          <table:table-cell office:value-type="float" office:value="3989539618.027534" table:style-name="ce1">
            <text:p>3989539618</text:p>
          </table:table-cell>
          <table:table-cell table:number-columns-repeated="16381"/>
        </table:table-row>
        <table:table-row table:style-name="ro1">
          <table:table-cell office:value-type="float" office:value="579870" table:style-name="ce1">
            <text:p>579870</text:p>
          </table:table-cell>
          <table:table-cell office:value-type="string" table:style-name="ce1">
            <text:p>e</text:p>
          </table:table-cell>
          <table:table-cell office:value-type="float" office:value="3994927503.7608724" table:style-name="ce1">
            <text:p>3994927504</text:p>
          </table:table-cell>
          <table:table-cell table:number-columns-repeated="16381"/>
        </table:table-row>
        <table:table-row table:style-name="ro1">
          <table:table-cell office:value-type="float" office:value="628566" table:style-name="ce1">
            <text:p>628566</text:p>
          </table:table-cell>
          <table:table-cell office:value-type="string" table:style-name="ce1">
            <text:p>micro</text:p>
          </table:table-cell>
          <table:table-cell office:value-type="float" office:value="3935851913.453064" table:style-name="ce1">
            <text:p>3935851913</text:p>
          </table:table-cell>
          <table:table-cell table:number-columns-repeated="16381"/>
        </table:table-row>
        <table:table-row table:style-name="ro1">
          <table:table-cell office:value-type="float" office:value="291641" table:style-name="ce1">
            <text:p>291641</text:p>
          </table:table-cell>
          <table:table-cell office:value-type="string" table:style-name="ce1">
            <text:p>nano</text:p>
          </table:table-cell>
          <table:table-cell office:value-type="float" office:value="3944627224.2519541" table:style-name="ce1">
            <text:p>3944627224</text:p>
          </table:table-cell>
          <table:table-cell table:number-columns-repeated="16381"/>
        </table:table-row>
        <table:table-row table:style-name="ro1">
          <table:table-cell office:value-type="float" office:value="726064" table:style-name="ce1">
            <text:p>726064</text:p>
          </table:table-cell>
          <table:table-cell office:value-type="string" table:style-name="ce1">
            <text:p>mini</text:p>
          </table:table-cell>
          <table:table-cell office:value-type="float" office:value="3976537780.5373578" table:style-name="ce1">
            <text:p>3976537781</text:p>
          </table:table-cell>
          <table:table-cell table:number-columns-repeated="16381"/>
        </table:table-row>
        <table:table-row table:style-name="ro1">
          <table:table-cell office:value-type="float" office:value="252030" table:style-name="ce1">
            <text:p>252030</text:p>
          </table:table-cell>
          <table:table-cell office:value-type="string" table:style-name="ce1">
            <text:p>e</text:p>
          </table:table-cell>
          <table:table-cell office:value-type="float" office:value="3986854201.1170206" table:style-name="ce1">
            <text:p>3986854201</text:p>
          </table:table-cell>
          <table:table-cell table:number-columns-repeated="16381"/>
        </table:table-row>
        <table:table-row table:style-name="ro1">
          <table:table-cell office:value-type="float" office:value="931579" table:style-name="ce1">
            <text:p>931579</text:p>
          </table:table-cell>
          <table:table-cell office:value-type="string" table:style-name="ce1">
            <text:p>micro</text:p>
          </table:table-cell>
          <table:table-cell office:value-type="float" office:value="3955689437.2686553" table:style-name="ce1">
            <text:p>3955689437</text:p>
          </table:table-cell>
          <table:table-cell table:number-columns-repeated="16381"/>
        </table:table-row>
        <table:table-row table:style-name="ro1">
          <table:table-cell office:value-type="float" office:value="816681" table:style-name="ce1">
            <text:p>816681</text:p>
          </table:table-cell>
          <table:table-cell office:value-type="string" table:style-name="ce1">
            <text:p>nano</text:p>
          </table:table-cell>
          <table:table-cell office:value-type="float" office:value="3965930121.3602462" table:style-name="ce1">
            <text:p>3965930121</text:p>
          </table:table-cell>
          <table:table-cell table:number-columns-repeated="16381"/>
        </table:table-row>
        <table:table-row table:style-name="ro1">
          <table:table-cell office:value-type="float" office:value="564026" table:style-name="ce1">
            <text:p>564026</text:p>
          </table:table-cell>
          <table:table-cell office:value-type="string" table:style-name="ce1">
            <text:p>mini</text:p>
          </table:table-cell>
          <table:table-cell office:value-type="float" office:value="3979174642.5895348" table:style-name="ce1">
            <text:p>3979174643</text:p>
          </table:table-cell>
          <table:table-cell table:number-columns-repeated="16381"/>
        </table:table-row>
        <table:table-row table:style-name="ro1">
          <table:table-cell office:value-type="float" office:value="456438" table:style-name="ce1">
            <text:p>456438</text:p>
          </table:table-cell>
          <table:table-cell office:value-type="string" table:style-name="ce1">
            <text:p>e</text:p>
          </table:table-cell>
          <table:table-cell office:value-type="float" office:value="3986661567.4649639" table:style-name="ce1">
            <text:p>3986661567</text:p>
          </table:table-cell>
          <table:table-cell table:number-columns-repeated="16381"/>
        </table:table-row>
        <table:table-row table:style-name="ro1">
          <table:table-cell office:value-type="float" office:value="730510" table:style-name="ce1">
            <text:p>730510</text:p>
          </table:table-cell>
          <table:table-cell office:value-type="string" table:style-name="ce1">
            <text:p>nano</text:p>
          </table:table-cell>
          <table:table-cell office:value-type="float" office:value="3938069985.882328" table:style-name="ce1">
            <text:p>3938069986</text:p>
          </table:table-cell>
          <table:table-cell table:number-columns-repeated="16381"/>
        </table:table-row>
        <table:table-row table:style-name="ro1">
          <table:table-cell office:value-type="float" office:value="891017" table:style-name="ce1">
            <text:p>891017</text:p>
          </table:table-cell>
          <table:table-cell office:value-type="string" table:style-name="ce1">
            <text:p>micro</text:p>
          </table:table-cell>
          <table:table-cell office:value-type="float" office:value="3941189574.1875114" table:style-name="ce1">
            <text:p>3941189574</text:p>
          </table:table-cell>
          <table:table-cell table:number-columns-repeated="16381"/>
        </table:table-row>
        <table:table-row table:style-name="ro1">
          <table:table-cell office:value-type="float" office:value="546386" table:style-name="ce1">
            <text:p>546386</text:p>
          </table:table-cell>
          <table:table-cell office:value-type="string" table:style-name="ce1">
            <text:p>nano</text:p>
          </table:table-cell>
          <table:table-cell office:value-type="float" office:value="3933895590.7540617" table:style-name="ce1">
            <text:p>3933895591</text:p>
          </table:table-cell>
          <table:table-cell table:number-columns-repeated="16381"/>
        </table:table-row>
        <table:table-row table:style-name="ro1">
          <table:table-cell office:value-type="float" office:value="426057" table:style-name="ce1">
            <text:p>426057</text:p>
          </table:table-cell>
          <table:table-cell office:value-type="string" table:style-name="ce1">
            <text:p>nano</text:p>
          </table:table-cell>
          <table:table-cell office:value-type="float" office:value="3951107754.034317" table:style-name="ce1">
            <text:p>3951107754</text:p>
          </table:table-cell>
          <table:table-cell table:number-columns-repeated="16381"/>
        </table:table-row>
        <table:table-row table:style-name="ro1">
          <table:table-cell office:value-type="float" office:value="114153" table:style-name="ce1">
            <text:p>114153</text:p>
          </table:table-cell>
          <table:table-cell office:value-type="string" table:style-name="ce1">
            <text:p>micro</text:p>
          </table:table-cell>
          <table:table-cell office:value-type="float" office:value="3978817017.8338742" table:style-name="ce1">
            <text:p>3978817018</text:p>
          </table:table-cell>
          <table:table-cell table:number-columns-repeated="16381"/>
        </table:table-row>
        <table:table-row table:style-name="ro1">
          <table:table-cell office:value-type="float" office:value="577070" table:style-name="ce1">
            <text:p>577070</text:p>
          </table:table-cell>
          <table:table-cell office:value-type="string" table:style-name="ce1">
            <text:p>mini</text:p>
          </table:table-cell>
          <table:table-cell office:value-type="float" office:value="3949109121.5481777" table:style-name="ce1">
            <text:p>3949109122</text:p>
          </table:table-cell>
          <table:table-cell table:number-columns-repeated="16381"/>
        </table:table-row>
        <table:table-row table:style-name="ro1">
          <table:table-cell office:value-type="float" office:value="602474" table:style-name="ce1">
            <text:p>602474</text:p>
          </table:table-cell>
          <table:table-cell office:value-type="string" table:style-name="ce1">
            <text:p>e</text:p>
          </table:table-cell>
          <table:table-cell office:value-type="float" office:value="3936448396.4212151" table:style-name="ce1">
            <text:p>3936448396</text:p>
          </table:table-cell>
          <table:table-cell table:number-columns-repeated="16381"/>
        </table:table-row>
        <table:table-row table:style-name="ro1">
          <table:table-cell office:value-type="float" office:value="245318" table:style-name="ce1">
            <text:p>245318</text:p>
          </table:table-cell>
          <table:table-cell office:value-type="string" table:style-name="ce1">
            <text:p>micro</text:p>
          </table:table-cell>
          <table:table-cell office:value-type="float" office:value="3958568004.9289036" table:style-name="ce1">
            <text:p>3958568005</text:p>
          </table:table-cell>
          <table:table-cell table:number-columns-repeated="16381"/>
        </table:table-row>
        <table:table-row table:style-name="ro1">
          <table:table-cell office:value-type="float" office:value="313055" table:style-name="ce1">
            <text:p>313055</text:p>
          </table:table-cell>
          <table:table-cell office:value-type="string" table:style-name="ce1">
            <text:p>mini</text:p>
          </table:table-cell>
          <table:table-cell office:value-type="float" office:value="3936247984.4772134" table:style-name="ce1">
            <text:p>3936247984</text:p>
          </table:table-cell>
          <table:table-cell table:number-columns-repeated="16381"/>
        </table:table-row>
        <table:table-row table:style-name="ro1">
          <table:table-cell office:value-type="float" office:value="325152" table:style-name="ce1">
            <text:p>325152</text:p>
          </table:table-cell>
          <table:table-cell office:value-type="string" table:style-name="ce1">
            <text:p>nano</text:p>
          </table:table-cell>
          <table:table-cell office:value-type="float" office:value="3959514383.5760722" table:style-name="ce1">
            <text:p>3959514384</text:p>
          </table:table-cell>
          <table:table-cell table:number-columns-repeated="16381"/>
        </table:table-row>
        <table:table-row table:style-name="ro1">
          <table:table-cell office:value-type="float" office:value="652509" table:style-name="ce1">
            <text:p>652509</text:p>
          </table:table-cell>
          <table:table-cell office:value-type="string" table:style-name="ce1">
            <text:p>e</text:p>
          </table:table-cell>
          <table:table-cell office:value-type="float" office:value="3999961330.5066628" table:style-name="ce1">
            <text:p>3999961331</text:p>
          </table:table-cell>
          <table:table-cell table:number-columns-repeated="16381"/>
        </table:table-row>
        <table:table-row table:style-name="ro1">
          <table:table-cell office:value-type="float" office:value="291292" table:style-name="ce1">
            <text:p>291292</text:p>
          </table:table-cell>
          <table:table-cell office:value-type="string" table:style-name="ce1">
            <text:p>mini</text:p>
          </table:table-cell>
          <table:table-cell office:value-type="float" office:value="3980190752.87221" table:style-name="ce1">
            <text:p>3980190753</text:p>
          </table:table-cell>
          <table:table-cell table:number-columns-repeated="16381"/>
        </table:table-row>
        <table:table-row table:style-name="ro1">
          <table:table-cell office:value-type="float" office:value="217048" table:style-name="ce1">
            <text:p>217048</text:p>
          </table:table-cell>
          <table:table-cell office:value-type="string" table:style-name="ce1">
            <text:p>nano</text:p>
          </table:table-cell>
          <table:table-cell office:value-type="float" office:value="3984573045.5073719" table:style-name="ce1">
            <text:p>3984573046</text:p>
          </table:table-cell>
          <table:table-cell table:number-columns-repeated="16381"/>
        </table:table-row>
        <table:table-row table:style-name="ro1">
          <table:table-cell office:value-type="float" office:value="95369" table:style-name="ce1">
            <text:p>95369</text:p>
          </table:table-cell>
          <table:table-cell office:value-type="string" table:style-name="ce1">
            <text:p>micro</text:p>
          </table:table-cell>
          <table:table-cell office:value-type="float" office:value="3945988741.0444956" table:style-name="ce1">
            <text:p>3945988741</text:p>
          </table:table-cell>
          <table:table-cell table:number-columns-repeated="16381"/>
        </table:table-row>
        <table:table-row table:style-name="ro1">
          <table:table-cell office:value-type="float" office:value="311992" table:style-name="ce1">
            <text:p>311992</text:p>
          </table:table-cell>
          <table:table-cell office:value-type="string" table:style-name="ce1">
            <text:p>e</text:p>
          </table:table-cell>
          <table:table-cell office:value-type="float" office:value="3954318281.5105448" table:style-name="ce1">
            <text:p>3954318282</text:p>
          </table:table-cell>
          <table:table-cell table:number-columns-repeated="16381"/>
        </table:table-row>
        <table:table-row table:style-name="ro1">
          <table:table-cell office:value-type="float" office:value="545010" table:style-name="ce1">
            <text:p>545010</text:p>
          </table:table-cell>
          <table:table-cell office:value-type="string" table:style-name="ce1">
            <text:p>micro</text:p>
          </table:table-cell>
          <table:table-cell office:value-type="float" office:value="3994227538.371757" table:style-name="ce1">
            <text:p>3994227538</text:p>
          </table:table-cell>
          <table:table-cell table:number-columns-repeated="16381"/>
        </table:table-row>
        <table:table-row table:style-name="ro1">
          <table:table-cell office:value-type="float" office:value="149435" table:style-name="ce1">
            <text:p>149435</text:p>
          </table:table-cell>
          <table:table-cell office:value-type="string" table:style-name="ce1">
            <text:p>nano</text:p>
          </table:table-cell>
          <table:table-cell office:value-type="float" office:value="3952903339.3222356" table:style-name="ce1">
            <text:p>3952903339</text:p>
          </table:table-cell>
          <table:table-cell table:number-columns-repeated="16381"/>
        </table:table-row>
        <table:table-row table:style-name="ro1">
          <table:table-cell office:value-type="float" office:value="616669" table:style-name="ce1">
            <text:p>616669</text:p>
          </table:table-cell>
          <table:table-cell office:value-type="string" table:style-name="ce1">
            <text:p>mini</text:p>
          </table:table-cell>
          <table:table-cell office:value-type="float" office:value="3993155492.8231015" table:style-name="ce1">
            <text:p>3993155493</text:p>
          </table:table-cell>
          <table:table-cell table:number-columns-repeated="16381"/>
        </table:table-row>
        <table:table-row table:style-name="ro1">
          <table:table-cell office:value-type="float" office:value="176233" table:style-name="ce1">
            <text:p>176233</text:p>
          </table:table-cell>
          <table:table-cell office:value-type="string" table:style-name="ce1">
            <text:p>e</text:p>
          </table:table-cell>
          <table:table-cell office:value-type="float" office:value="3975926981.6177917" table:style-name="ce1">
            <text:p>3975926982</text:p>
          </table:table-cell>
          <table:table-cell table:number-columns-repeated="16381"/>
        </table:table-row>
        <table:table-row table:style-name="ro1">
          <table:table-cell office:value-type="float" office:value="864194" table:style-name="ce1">
            <text:p>864194</text:p>
          </table:table-cell>
          <table:table-cell office:value-type="string" table:style-name="ce1">
            <text:p>micro</text:p>
          </table:table-cell>
          <table:table-cell office:value-type="float" office:value="3952752847.2864437" table:style-name="ce1">
            <text:p>3952752847</text:p>
          </table:table-cell>
          <table:table-cell table:number-columns-repeated="16381"/>
        </table:table-row>
        <table:table-row table:style-name="ro1">
          <table:table-cell office:value-type="float" office:value="437083" table:style-name="ce1">
            <text:p>437083</text:p>
          </table:table-cell>
          <table:table-cell office:value-type="string" table:style-name="ce1">
            <text:p>nano</text:p>
          </table:table-cell>
          <table:table-cell office:value-type="float" office:value="3979520620.6834807" table:style-name="ce1">
            <text:p>3979520621</text:p>
          </table:table-cell>
          <table:table-cell table:number-columns-repeated="16381"/>
        </table:table-row>
        <table:table-row table:style-name="ro1">
          <table:table-cell office:value-type="float" office:value="76213" table:style-name="ce1">
            <text:p>76213</text:p>
          </table:table-cell>
          <table:table-cell office:value-type="string" table:style-name="ce1">
            <text:p>mini</text:p>
          </table:table-cell>
          <table:table-cell office:value-type="float" office:value="3989584842.4992013" table:style-name="ce1">
            <text:p>3989584842</text:p>
          </table:table-cell>
          <table:table-cell table:number-columns-repeated="16381"/>
        </table:table-row>
        <table:table-row table:style-name="ro1">
          <table:table-cell office:value-type="float" office:value="545333" table:style-name="ce1">
            <text:p>545333</text:p>
          </table:table-cell>
          <table:table-cell office:value-type="string" table:style-name="ce1">
            <text:p>e</text:p>
          </table:table-cell>
          <table:table-cell office:value-type="float" office:value="3957273161.28895" table:style-name="ce1">
            <text:p>3957273161</text:p>
          </table:table-cell>
          <table:table-cell table:number-columns-repeated="16381"/>
        </table:table-row>
        <table:table-row table:style-name="ro1">
          <table:table-cell office:value-type="float" office:value="98554" table:style-name="ce1">
            <text:p>98554</text:p>
          </table:table-cell>
          <table:table-cell office:value-type="string" table:style-name="ce1">
            <text:p>nano</text:p>
          </table:table-cell>
          <table:table-cell office:value-type="float" office:value="3930370963.4439149" table:style-name="ce1">
            <text:p>3930370963</text:p>
          </table:table-cell>
          <table:table-cell table:number-columns-repeated="16381"/>
        </table:table-row>
        <table:table-row table:style-name="ro1">
          <table:table-cell office:value-type="float" office:value="916954" table:style-name="ce1">
            <text:p>916954</text:p>
          </table:table-cell>
          <table:table-cell office:value-type="string" table:style-name="ce1">
            <text:p>micro</text:p>
          </table:table-cell>
          <table:table-cell office:value-type="float" office:value="3976778226.9938364" table:style-name="ce1">
            <text:p>3976778227</text:p>
          </table:table-cell>
          <table:table-cell table:number-columns-repeated="16381"/>
        </table:table-row>
        <table:table-row table:style-name="ro1">
          <table:table-cell office:value-type="float" office:value="613678" table:style-name="ce1">
            <text:p>613678</text:p>
          </table:table-cell>
          <table:table-cell office:value-type="string" table:style-name="ce1">
            <text:p>nano</text:p>
          </table:table-cell>
          <table:table-cell office:value-type="float" office:value="3938894922.9327292" table:style-name="ce1">
            <text:p>3938894923</text:p>
          </table:table-cell>
          <table:table-cell table:number-columns-repeated="16381"/>
        </table:table-row>
        <table:table-row table:style-name="ro1">
          <table:table-cell office:value-type="float" office:value="173775" table:style-name="ce1">
            <text:p>173775</text:p>
          </table:table-cell>
          <table:table-cell office:value-type="string" table:style-name="ce1">
            <text:p>nano</text:p>
          </table:table-cell>
          <table:table-cell office:value-type="float" office:value="3964184113.4051585" table:style-name="ce1">
            <text:p>3964184113</text:p>
          </table:table-cell>
          <table:table-cell table:number-columns-repeated="16381"/>
        </table:table-row>
        <table:table-row table:style-name="ro1">
          <table:table-cell office:value-type="float" office:value="519622" table:style-name="ce1">
            <text:p>519622</text:p>
          </table:table-cell>
          <table:table-cell office:value-type="string" table:style-name="ce1">
            <text:p>micro</text:p>
          </table:table-cell>
          <table:table-cell office:value-type="float" office:value="3950138807.4670548" table:style-name="ce1">
            <text:p>3950138807</text:p>
          </table:table-cell>
          <table:table-cell table:number-columns-repeated="16381"/>
        </table:table-row>
        <table:table-row table:style-name="ro1">
          <table:table-cell office:value-type="float" office:value="16825" table:style-name="ce1">
            <text:p>16825</text:p>
          </table:table-cell>
          <table:table-cell office:value-type="string" table:style-name="ce1">
            <text:p>mini</text:p>
          </table:table-cell>
          <table:table-cell office:value-type="float" office:value="3987160168.5652456" table:style-name="ce1">
            <text:p>3987160169</text:p>
          </table:table-cell>
          <table:table-cell table:number-columns-repeated="16381"/>
        </table:table-row>
        <table:table-row table:style-name="ro1">
          <table:table-cell office:value-type="float" office:value="139537" table:style-name="ce1">
            <text:p>139537</text:p>
          </table:table-cell>
          <table:table-cell office:value-type="string" table:style-name="ce1">
            <text:p>e</text:p>
          </table:table-cell>
          <table:table-cell office:value-type="float" office:value="3947544918.2810926" table:style-name="ce1">
            <text:p>3947544918</text:p>
          </table:table-cell>
          <table:table-cell table:number-columns-repeated="16381"/>
        </table:table-row>
        <table:table-row table:style-name="ro1">
          <table:table-cell office:value-type="float" office:value="585803" table:style-name="ce1">
            <text:p>585803</text:p>
          </table:table-cell>
          <table:table-cell office:value-type="string" table:style-name="ce1">
            <text:p>micro</text:p>
          </table:table-cell>
          <table:table-cell office:value-type="float" office:value="3939508245.3440728" table:style-name="ce1">
            <text:p>3939508245</text:p>
          </table:table-cell>
          <table:table-cell table:number-columns-repeated="16381"/>
        </table:table-row>
        <table:table-row table:style-name="ro1">
          <table:table-cell office:value-type="float" office:value="678086" table:style-name="ce1">
            <text:p>678086</text:p>
          </table:table-cell>
          <table:table-cell office:value-type="string" table:style-name="ce1">
            <text:p>mini</text:p>
          </table:table-cell>
          <table:table-cell office:value-type="float" office:value="3980215286.3439693" table:style-name="ce1">
            <text:p>3980215286</text:p>
          </table:table-cell>
          <table:table-cell table:number-columns-repeated="16381"/>
        </table:table-row>
        <table:table-row table:style-name="ro1">
          <table:table-cell office:value-type="float" office:value="709620" table:style-name="ce1">
            <text:p>709620</text:p>
          </table:table-cell>
          <table:table-cell office:value-type="string" table:style-name="ce1">
            <text:p>nano</text:p>
          </table:table-cell>
          <table:table-cell office:value-type="float" office:value="3967702614.929462" table:style-name="ce1">
            <text:p>3967702615</text:p>
          </table:table-cell>
          <table:table-cell table:number-columns-repeated="16381"/>
        </table:table-row>
        <table:table-row table:style-name="ro1">
          <table:table-cell office:value-type="float" office:value="486793" table:style-name="ce1">
            <text:p>486793</text:p>
          </table:table-cell>
          <table:table-cell office:value-type="string" table:style-name="ce1">
            <text:p>e</text:p>
          </table:table-cell>
          <table:table-cell office:value-type="float" office:value="3960168358.8889208" table:style-name="ce1">
            <text:p>3960168359</text:p>
          </table:table-cell>
          <table:table-cell table:number-columns-repeated="16381"/>
        </table:table-row>
        <table:table-row table:style-name="ro1">
          <table:table-cell office:value-type="float" office:value="980361" table:style-name="ce1">
            <text:p>980361</text:p>
          </table:table-cell>
          <table:table-cell office:value-type="string" table:style-name="ce1">
            <text:p>mini</text:p>
          </table:table-cell>
          <table:table-cell office:value-type="float" office:value="3990045315.4705553" table:style-name="ce1">
            <text:p>3990045315</text:p>
          </table:table-cell>
          <table:table-cell table:number-columns-repeated="16381"/>
        </table:table-row>
        <table:table-row table:style-name="ro1">
          <table:table-cell office:value-type="float" office:value="883270" table:style-name="ce1">
            <text:p>883270</text:p>
          </table:table-cell>
          <table:table-cell office:value-type="string" table:style-name="ce1">
            <text:p>nano</text:p>
          </table:table-cell>
          <table:table-cell office:value-type="float" office:value="3950826613.3254647" table:style-name="ce1">
            <text:p>3950826613</text:p>
          </table:table-cell>
          <table:table-cell table:number-columns-repeated="16381"/>
        </table:table-row>
        <table:table-row table:style-name="ro1">
          <table:table-cell office:value-type="float" office:value="179438" table:style-name="ce1">
            <text:p>179438</text:p>
          </table:table-cell>
          <table:table-cell office:value-type="string" table:style-name="ce1">
            <text:p>micro</text:p>
          </table:table-cell>
          <table:table-cell office:value-type="float" office:value="3971903641.3087835" table:style-name="ce1">
            <text:p>3971903641</text:p>
          </table:table-cell>
          <table:table-cell table:number-columns-repeated="16381"/>
        </table:table-row>
        <table:table-row table:style-name="ro1">
          <table:table-cell office:value-type="float" office:value="916122" table:style-name="ce1">
            <text:p>916122</text:p>
          </table:table-cell>
          <table:table-cell office:value-type="string" table:style-name="ce1">
            <text:p>e</text:p>
          </table:table-cell>
          <table:table-cell office:value-type="float" office:value="3972678772.1772079" table:style-name="ce1">
            <text:p>3972678772</text:p>
          </table:table-cell>
          <table:table-cell table:number-columns-repeated="16381"/>
        </table:table-row>
        <table:table-row table:style-name="ro1">
          <table:table-cell office:value-type="float" office:value="273003" table:style-name="ce1">
            <text:p>273003</text:p>
          </table:table-cell>
          <table:table-cell office:value-type="string" table:style-name="ce1">
            <text:p>micro</text:p>
          </table:table-cell>
          <table:table-cell office:value-type="float" office:value="3985777392.8488064" table:style-name="ce1">
            <text:p>3985777393</text:p>
          </table:table-cell>
          <table:table-cell table:number-columns-repeated="16381"/>
        </table:table-row>
        <table:table-row table:style-name="ro1">
          <table:table-cell office:value-type="float" office:value="743336" table:style-name="ce1">
            <text:p>743336</text:p>
          </table:table-cell>
          <table:table-cell office:value-type="string" table:style-name="ce1">
            <text:p>nano</text:p>
          </table:table-cell>
          <table:table-cell office:value-type="float" office:value="3993618203.9738107" table:style-name="ce1">
            <text:p>3993618204</text:p>
          </table:table-cell>
          <table:table-cell table:number-columns-repeated="16381"/>
        </table:table-row>
        <table:table-row table:style-name="ro1">
          <table:table-cell office:value-type="float" office:value="872820" table:style-name="ce1">
            <text:p>872820</text:p>
          </table:table-cell>
          <table:table-cell office:value-type="string" table:style-name="ce1">
            <text:p>mini</text:p>
          </table:table-cell>
          <table:table-cell office:value-type="float" office:value="3942926740.4253025" table:style-name="ce1">
            <text:p>3942926740</text:p>
          </table:table-cell>
          <table:table-cell table:number-columns-repeated="16381"/>
        </table:table-row>
        <table:table-row table:style-name="ro1">
          <table:table-cell office:value-type="float" office:value="354503" table:style-name="ce1">
            <text:p>354503</text:p>
          </table:table-cell>
          <table:table-cell office:value-type="string" table:style-name="ce1">
            <text:p>e</text:p>
          </table:table-cell>
          <table:table-cell office:value-type="float" office:value="3996250492.9487271" table:style-name="ce1">
            <text:p>3996250493</text:p>
          </table:table-cell>
          <table:table-cell table:number-columns-repeated="16381"/>
        </table:table-row>
        <table:table-row table:style-name="ro1">
          <table:table-cell office:value-type="float" office:value="410831" table:style-name="ce1">
            <text:p>410831</text:p>
          </table:table-cell>
          <table:table-cell office:value-type="string" table:style-name="ce1">
            <text:p>micro</text:p>
          </table:table-cell>
          <table:table-cell office:value-type="float" office:value="3934781302.1724401" table:style-name="ce1">
            <text:p>3934781302</text:p>
          </table:table-cell>
          <table:table-cell table:number-columns-repeated="16381"/>
        </table:table-row>
        <table:table-row table:style-name="ro1">
          <table:table-cell office:value-type="float" office:value="399650" table:style-name="ce1">
            <text:p>399650</text:p>
          </table:table-cell>
          <table:table-cell office:value-type="string" table:style-name="ce1">
            <text:p>nano</text:p>
          </table:table-cell>
          <table:table-cell office:value-type="float" office:value="3954231340.0317545" table:style-name="ce1">
            <text:p>3954231340</text:p>
          </table:table-cell>
          <table:table-cell table:number-columns-repeated="16381"/>
        </table:table-row>
        <table:table-row table:style-name="ro1">
          <table:table-cell office:value-type="float" office:value="348249" table:style-name="ce1">
            <text:p>348249</text:p>
          </table:table-cell>
          <table:table-cell office:value-type="string" table:style-name="ce1">
            <text:p>mini</text:p>
          </table:table-cell>
          <table:table-cell office:value-type="float" office:value="3953964312.0722938" table:style-name="ce1">
            <text:p>3953964312</text:p>
          </table:table-cell>
          <table:table-cell table:number-columns-repeated="16381"/>
        </table:table-row>
        <table:table-row table:style-name="ro1">
          <table:table-cell office:value-type="float" office:value="984971" table:style-name="ce1">
            <text:p>984971</text:p>
          </table:table-cell>
          <table:table-cell office:value-type="string" table:style-name="ce1">
            <text:p>e</text:p>
          </table:table-cell>
          <table:table-cell office:value-type="float" office:value="3949565555.2951622" table:style-name="ce1">
            <text:p>3949565555</text:p>
          </table:table-cell>
          <table:table-cell table:number-columns-repeated="16381"/>
        </table:table-row>
        <table:table-row table:style-name="ro1">
          <table:table-cell office:value-type="float" office:value="429152" table:style-name="ce1">
            <text:p>429152</text:p>
          </table:table-cell>
          <table:table-cell office:value-type="string" table:style-name="ce1">
            <text:p>nano</text:p>
          </table:table-cell>
          <table:table-cell office:value-type="float" office:value="3972465172.0616417" table:style-name="ce1">
            <text:p>3972465172</text:p>
          </table:table-cell>
          <table:table-cell table:number-columns-repeated="16381"/>
        </table:table-row>
        <table:table-row table:style-name="ro1">
          <table:table-cell office:value-type="float" office:value="502458" table:style-name="ce1">
            <text:p>502458</text:p>
          </table:table-cell>
          <table:table-cell office:value-type="string" table:style-name="ce1">
            <text:p>micro</text:p>
          </table:table-cell>
          <table:table-cell office:value-type="float" office:value="3965073632.0475006" table:style-name="ce1">
            <text:p>3965073632</text:p>
          </table:table-cell>
          <table:table-cell table:number-columns-repeated="16381"/>
        </table:table-row>
        <table:table-row table:style-name="ro1">
          <table:table-cell office:value-type="float" office:value="548990" table:style-name="ce1">
            <text:p>548990</text:p>
          </table:table-cell>
          <table:table-cell office:value-type="string" table:style-name="ce1">
            <text:p>nano</text:p>
          </table:table-cell>
          <table:table-cell office:value-type="float" office:value="3935618006.5117435" table:style-name="ce1">
            <text:p>3935618007</text:p>
          </table:table-cell>
          <table:table-cell table:number-columns-repeated="16381"/>
        </table:table-row>
        <table:table-row table:style-name="ro1">
          <table:table-cell office:value-type="float" office:value="69249" table:style-name="ce1">
            <text:p>69249</text:p>
          </table:table-cell>
          <table:table-cell office:value-type="string" table:style-name="ce1">
            <text:p>nano</text:p>
          </table:table-cell>
          <table:table-cell office:value-type="float" office:value="3991358664.9350419" table:style-name="ce1">
            <text:p>3991358665</text:p>
          </table:table-cell>
          <table:table-cell table:number-columns-repeated="16381"/>
        </table:table-row>
        <table:table-row table:style-name="ro1">
          <table:table-cell office:value-type="float" office:value="904129" table:style-name="ce1">
            <text:p>904129</text:p>
          </table:table-cell>
          <table:table-cell office:value-type="string" table:style-name="ce1">
            <text:p>micro</text:p>
          </table:table-cell>
          <table:table-cell office:value-type="float" office:value="3933958333.163938" table:style-name="ce1">
            <text:p>3933958333</text:p>
          </table:table-cell>
          <table:table-cell table:number-columns-repeated="16381"/>
        </table:table-row>
        <table:table-row table:style-name="ro1">
          <table:table-cell office:value-type="float" office:value="679661" table:style-name="ce1">
            <text:p>679661</text:p>
          </table:table-cell>
          <table:table-cell office:value-type="string" table:style-name="ce1">
            <text:p>mini</text:p>
          </table:table-cell>
          <table:table-cell office:value-type="float" office:value="3999191996.868154" table:style-name="ce1">
            <text:p>3999191997</text:p>
          </table:table-cell>
          <table:table-cell table:number-columns-repeated="16381"/>
        </table:table-row>
        <table:table-row table:style-name="ro1">
          <table:table-cell office:value-type="float" office:value="831030" table:style-name="ce1">
            <text:p>831030</text:p>
          </table:table-cell>
          <table:table-cell office:value-type="string" table:style-name="ce1">
            <text:p>e</text:p>
          </table:table-cell>
          <table:table-cell office:value-type="float" office:value="3956585841.5933309" table:style-name="ce1">
            <text:p>3956585842</text:p>
          </table:table-cell>
          <table:table-cell table:number-columns-repeated="16381"/>
        </table:table-row>
        <table:table-row table:style-name="ro1">
          <table:table-cell office:value-type="float" office:value="712454" table:style-name="ce1">
            <text:p>712454</text:p>
          </table:table-cell>
          <table:table-cell office:value-type="string" table:style-name="ce1">
            <text:p>micro</text:p>
          </table:table-cell>
          <table:table-cell office:value-type="float" office:value="3973313256.1057386" table:style-name="ce1">
            <text:p>3973313256</text:p>
          </table:table-cell>
          <table:table-cell table:number-columns-repeated="16381"/>
        </table:table-row>
        <table:table-row table:style-name="ro1">
          <table:table-cell office:value-type="float" office:value="403210" table:style-name="ce1">
            <text:p>403210</text:p>
          </table:table-cell>
          <table:table-cell office:value-type="string" table:style-name="ce1">
            <text:p>mini</text:p>
          </table:table-cell>
          <table:table-cell office:value-type="float" office:value="3975710283.6677623" table:style-name="ce1">
            <text:p>3975710284</text:p>
          </table:table-cell>
          <table:table-cell table:number-columns-repeated="16381"/>
        </table:table-row>
        <table:table-row table:style-name="ro1">
          <table:table-cell office:value-type="float" office:value="503950" table:style-name="ce1">
            <text:p>503950</text:p>
          </table:table-cell>
          <table:table-cell office:value-type="string" table:style-name="ce1">
            <text:p>nano</text:p>
          </table:table-cell>
          <table:table-cell office:value-type="float" office:value="3979036808.4302506" table:style-name="ce1">
            <text:p>3979036808</text:p>
          </table:table-cell>
          <table:table-cell table:number-columns-repeated="16381"/>
        </table:table-row>
        <table:table-row table:style-name="ro1">
          <table:table-cell office:value-type="float" office:value="417222" table:style-name="ce1">
            <text:p>417222</text:p>
          </table:table-cell>
          <table:table-cell office:value-type="string" table:style-name="ce1">
            <text:p>e</text:p>
          </table:table-cell>
          <table:table-cell office:value-type="float" office:value="3979452531.2086577" table:style-name="ce1">
            <text:p>3979452531</text:p>
          </table:table-cell>
          <table:table-cell table:number-columns-repeated="16381"/>
        </table:table-row>
        <table:table-row table:style-name="ro1">
          <table:table-cell office:value-type="float" office:value="769579" table:style-name="ce1">
            <text:p>769579</text:p>
          </table:table-cell>
          <table:table-cell office:value-type="string" table:style-name="ce1">
            <text:p>mini</text:p>
          </table:table-cell>
          <table:table-cell office:value-type="float" office:value="3931787020.0452662" table:style-name="ce1">
            <text:p>3931787020</text:p>
          </table:table-cell>
          <table:table-cell table:number-columns-repeated="16381"/>
        </table:table-row>
        <table:table-row table:style-name="ro1">
          <table:table-cell office:value-type="float" office:value="888084" table:style-name="ce1">
            <text:p>888084</text:p>
          </table:table-cell>
          <table:table-cell office:value-type="string" table:style-name="ce1">
            <text:p>nano</text:p>
          </table:table-cell>
          <table:table-cell office:value-type="float" office:value="3996120221.604331" table:style-name="ce1">
            <text:p>3996120222</text:p>
          </table:table-cell>
          <table:table-cell table:number-columns-repeated="16381"/>
        </table:table-row>
        <table:table-row table:style-name="ro1">
          <table:table-cell office:value-type="float" office:value="930646" table:style-name="ce1">
            <text:p>930646</text:p>
          </table:table-cell>
          <table:table-cell office:value-type="string" table:style-name="ce1">
            <text:p>micro</text:p>
          </table:table-cell>
          <table:table-cell office:value-type="float" office:value="3976134740.4878426" table:style-name="ce1">
            <text:p>3976134740</text:p>
          </table:table-cell>
          <table:table-cell table:number-columns-repeated="16381"/>
        </table:table-row>
        <table:table-row table:style-name="ro1">
          <table:table-cell office:value-type="float" office:value="277324" table:style-name="ce1">
            <text:p>277324</text:p>
          </table:table-cell>
          <table:table-cell office:value-type="string" table:style-name="ce1">
            <text:p>e</text:p>
          </table:table-cell>
          <table:table-cell office:value-type="float" office:value="3973840715.7715001" table:style-name="ce1">
            <text:p>3973840716</text:p>
          </table:table-cell>
          <table:table-cell table:number-columns-repeated="16381"/>
        </table:table-row>
        <table:table-row table:style-name="ro1">
          <table:table-cell office:value-type="float" office:value="210394" table:style-name="ce1">
            <text:p>210394</text:p>
          </table:table-cell>
          <table:table-cell office:value-type="string" table:style-name="ce1">
            <text:p>micro</text:p>
          </table:table-cell>
          <table:table-cell office:value-type="float" office:value="3952027327.5804877" table:style-name="ce1">
            <text:p>3952027328</text:p>
          </table:table-cell>
          <table:table-cell table:number-columns-repeated="16381"/>
        </table:table-row>
        <table:table-row table:style-name="ro1">
          <table:table-cell office:value-type="float" office:value="834338" table:style-name="ce1">
            <text:p>834338</text:p>
          </table:table-cell>
          <table:table-cell office:value-type="string" table:style-name="ce1">
            <text:p>nano</text:p>
          </table:table-cell>
          <table:table-cell office:value-type="float" office:value="3951523675.318728" table:style-name="ce1">
            <text:p>3951523675</text:p>
          </table:table-cell>
          <table:table-cell table:number-columns-repeated="16381"/>
        </table:table-row>
        <table:table-row table:style-name="ro1">
          <table:table-cell office:value-type="float" office:value="208340" table:style-name="ce1">
            <text:p>208340</text:p>
          </table:table-cell>
          <table:table-cell office:value-type="string" table:style-name="ce1">
            <text:p>mini</text:p>
          </table:table-cell>
          <table:table-cell office:value-type="float" office:value="3951728482.8175712" table:style-name="ce1">
            <text:p>3951728483</text:p>
          </table:table-cell>
          <table:table-cell table:number-columns-repeated="16381"/>
        </table:table-row>
        <table:table-row table:style-name="ro1">
          <table:table-cell office:value-type="float" office:value="747330" table:style-name="ce1">
            <text:p>747330</text:p>
          </table:table-cell>
          <table:table-cell office:value-type="string" table:style-name="ce1">
            <text:p>e</text:p>
          </table:table-cell>
          <table:table-cell office:value-type="float" office:value="3951291386.2607384" table:style-name="ce1">
            <text:p>3951291386</text:p>
          </table:table-cell>
          <table:table-cell table:number-columns-repeated="16381"/>
        </table:table-row>
        <table:table-row table:style-name="ro1">
          <table:table-cell office:value-type="float" office:value="5784" table:style-name="ce1">
            <text:p>5784</text:p>
          </table:table-cell>
          <table:table-cell office:value-type="string" table:style-name="ce1">
            <text:p>micro</text:p>
          </table:table-cell>
          <table:table-cell office:value-type="float" office:value="3995658702.0936184" table:style-name="ce1">
            <text:p>3995658702</text:p>
          </table:table-cell>
          <table:table-cell table:number-columns-repeated="16381"/>
        </table:table-row>
        <table:table-row table:style-name="ro1">
          <table:table-cell office:value-type="float" office:value="552111" table:style-name="ce1">
            <text:p>552111</text:p>
          </table:table-cell>
          <table:table-cell office:value-type="string" table:style-name="ce1">
            <text:p>nano</text:p>
          </table:table-cell>
          <table:table-cell office:value-type="float" office:value="3980388425.1647758" table:style-name="ce1">
            <text:p>3980388425</text:p>
          </table:table-cell>
          <table:table-cell table:number-columns-repeated="16381"/>
        </table:table-row>
        <table:table-row table:style-name="ro1">
          <table:table-cell office:value-type="float" office:value="938734" table:style-name="ce1">
            <text:p>938734</text:p>
          </table:table-cell>
          <table:table-cell office:value-type="string" table:style-name="ce1">
            <text:p>mini</text:p>
          </table:table-cell>
          <table:table-cell office:value-type="float" office:value="3941842528.1082563" table:style-name="ce1">
            <text:p>3941842528</text:p>
          </table:table-cell>
          <table:table-cell table:number-columns-repeated="16381"/>
        </table:table-row>
        <table:table-row table:style-name="ro1">
          <table:table-cell office:value-type="float" office:value="293254" table:style-name="ce1">
            <text:p>293254</text:p>
          </table:table-cell>
          <table:table-cell office:value-type="string" table:style-name="ce1">
            <text:p>e</text:p>
          </table:table-cell>
          <table:table-cell office:value-type="float" office:value="3992901313.0561175" table:style-name="ce1">
            <text:p>3992901313</text:p>
          </table:table-cell>
          <table:table-cell table:number-columns-repeated="16381"/>
        </table:table-row>
        <table:table-row table:style-name="ro1">
          <table:table-cell office:value-type="float" office:value="948949" table:style-name="ce1">
            <text:p>948949</text:p>
          </table:table-cell>
          <table:table-cell office:value-type="string" table:style-name="ce1">
            <text:p>nano</text:p>
          </table:table-cell>
          <table:table-cell office:value-type="float" office:value="3940945646.5379372" table:style-name="ce1">
            <text:p>3940945647</text:p>
          </table:table-cell>
          <table:table-cell table:number-columns-repeated="16381"/>
        </table:table-row>
        <table:table-row table:style-name="ro1">
          <table:table-cell office:value-type="float" office:value="473752" table:style-name="ce1">
            <text:p>473752</text:p>
          </table:table-cell>
          <table:table-cell office:value-type="string" table:style-name="ce1">
            <text:p>micro</text:p>
          </table:table-cell>
          <table:table-cell office:value-type="float" office:value="3992830975.0974932" table:style-name="ce1">
            <text:p>3992830975</text:p>
          </table:table-cell>
          <table:table-cell table:number-columns-repeated="16381"/>
        </table:table-row>
        <table:table-row table:style-name="ro1">
          <table:table-cell office:value-type="float" office:value="358904" table:style-name="ce1">
            <text:p>358904</text:p>
          </table:table-cell>
          <table:table-cell office:value-type="string" table:style-name="ce1">
            <text:p>nano</text:p>
          </table:table-cell>
          <table:table-cell office:value-type="float" office:value="3965049742.5617123" table:style-name="ce1">
            <text:p>3965049743</text:p>
          </table:table-cell>
          <table:table-cell table:number-columns-repeated="16381"/>
        </table:table-row>
        <table:table-row table:style-name="ro1">
          <table:table-cell office:value-type="float" office:value="90715" table:style-name="ce1">
            <text:p>90715</text:p>
          </table:table-cell>
          <table:table-cell office:value-type="string" table:style-name="ce1">
            <text:p>nano</text:p>
          </table:table-cell>
          <table:table-cell office:value-type="float" office:value="3990349911.0619102" table:style-name="ce1">
            <text:p>3990349911</text:p>
          </table:table-cell>
          <table:table-cell table:number-columns-repeated="16381"/>
        </table:table-row>
        <table:table-row table:style-name="ro1">
          <table:table-cell office:value-type="float" office:value="955605" table:style-name="ce1">
            <text:p>955605</text:p>
          </table:table-cell>
          <table:table-cell office:value-type="string" table:style-name="ce1">
            <text:p>micro</text:p>
          </table:table-cell>
          <table:table-cell office:value-type="float" office:value="3934716197.2730017" table:style-name="ce1">
            <text:p>3934716197</text:p>
          </table:table-cell>
          <table:table-cell table:number-columns-repeated="16381"/>
        </table:table-row>
        <table:table-row table:style-name="ro1">
          <table:table-cell office:value-type="float" office:value="144053" table:style-name="ce1">
            <text:p>144053</text:p>
          </table:table-cell>
          <table:table-cell office:value-type="string" table:style-name="ce1">
            <text:p>mini</text:p>
          </table:table-cell>
          <table:table-cell office:value-type="float" office:value="3993014709.4340167" table:style-name="ce1">
            <text:p>3993014709</text:p>
          </table:table-cell>
          <table:table-cell table:number-columns-repeated="16381"/>
        </table:table-row>
        <table:table-row table:style-name="ro1">
          <table:table-cell office:value-type="float" office:value="602338" table:style-name="ce1">
            <text:p>602338</text:p>
          </table:table-cell>
          <table:table-cell office:value-type="string" table:style-name="ce1">
            <text:p>e</text:p>
          </table:table-cell>
          <table:table-cell office:value-type="float" office:value="3997069754.9683557" table:style-name="ce1">
            <text:p>3997069755</text:p>
          </table:table-cell>
          <table:table-cell table:number-columns-repeated="16381"/>
        </table:table-row>
        <table:table-row table:style-name="ro1">
          <table:table-cell office:value-type="float" office:value="669811" table:style-name="ce1">
            <text:p>669811</text:p>
          </table:table-cell>
          <table:table-cell office:value-type="string" table:style-name="ce1">
            <text:p>micro</text:p>
          </table:table-cell>
          <table:table-cell office:value-type="float" office:value="3970291060.2832541" table:style-name="ce1">
            <text:p>3970291060</text:p>
          </table:table-cell>
          <table:table-cell table:number-columns-repeated="16381"/>
        </table:table-row>
        <table:table-row table:style-name="ro1">
          <table:table-cell office:value-type="float" office:value="322593" table:style-name="ce1">
            <text:p>322593</text:p>
          </table:table-cell>
          <table:table-cell office:value-type="string" table:style-name="ce1">
            <text:p>mini</text:p>
          </table:table-cell>
          <table:table-cell office:value-type="float" office:value="3988523311.2675848" table:style-name="ce1">
            <text:p>3988523311</text:p>
          </table:table-cell>
          <table:table-cell table:number-columns-repeated="16381"/>
        </table:table-row>
        <table:table-row table:style-name="ro1">
          <table:table-cell office:value-type="float" office:value="161690" table:style-name="ce1">
            <text:p>161690</text:p>
          </table:table-cell>
          <table:table-cell office:value-type="string" table:style-name="ce1">
            <text:p>nano</text:p>
          </table:table-cell>
          <table:table-cell office:value-type="float" office:value="3964360178.6986609" table:style-name="ce1">
            <text:p>3964360179</text:p>
          </table:table-cell>
          <table:table-cell table:number-columns-repeated="16381"/>
        </table:table-row>
        <table:table-row table:style-name="ro1">
          <table:table-cell office:value-type="float" office:value="100893" table:style-name="ce1">
            <text:p>100893</text:p>
          </table:table-cell>
          <table:table-cell office:value-type="string" table:style-name="ce1">
            <text:p>e</text:p>
          </table:table-cell>
          <table:table-cell office:value-type="float" office:value="3945059890.1214576" table:style-name="ce1">
            <text:p>3945059890</text:p>
          </table:table-cell>
          <table:table-cell table:number-columns-repeated="16381"/>
        </table:table-row>
        <table:table-row table:style-name="ro1">
          <table:table-cell office:value-type="float" office:value="738761" table:style-name="ce1">
            <text:p>738761</text:p>
          </table:table-cell>
          <table:table-cell office:value-type="string" table:style-name="ce1">
            <text:p>mini</text:p>
          </table:table-cell>
          <table:table-cell office:value-type="float" office:value="3989018516.4185033" table:style-name="ce1">
            <text:p>3989018516</text:p>
          </table:table-cell>
          <table:table-cell table:number-columns-repeated="16381"/>
        </table:table-row>
        <table:table-row table:style-name="ro1">
          <table:table-cell office:value-type="float" office:value="981047" table:style-name="ce1">
            <text:p>981047</text:p>
          </table:table-cell>
          <table:table-cell office:value-type="string" table:style-name="ce1">
            <text:p>nano</text:p>
          </table:table-cell>
          <table:table-cell office:value-type="float" office:value="3957433484.9399676" table:style-name="ce1">
            <text:p>3957433485</text:p>
          </table:table-cell>
          <table:table-cell table:number-columns-repeated="16381"/>
        </table:table-row>
        <table:table-row table:style-name="ro1">
          <table:table-cell office:value-type="float" office:value="640374" table:style-name="ce1">
            <text:p>640374</text:p>
          </table:table-cell>
          <table:table-cell office:value-type="string" table:style-name="ce1">
            <text:p>micro</text:p>
          </table:table-cell>
          <table:table-cell office:value-type="float" office:value="3934520285.5455241" table:style-name="ce1">
            <text:p>3934520286</text:p>
          </table:table-cell>
          <table:table-cell table:number-columns-repeated="16381"/>
        </table:table-row>
        <table:table-row table:style-name="ro1">
          <table:table-cell office:value-type="float" office:value="108597" table:style-name="ce1">
            <text:p>108597</text:p>
          </table:table-cell>
          <table:table-cell office:value-type="string" table:style-name="ce1">
            <text:p>e</text:p>
          </table:table-cell>
          <table:table-cell office:value-type="float" office:value="3935922359.3464632" table:style-name="ce1">
            <text:p>3935922359</text:p>
          </table:table-cell>
          <table:table-cell table:number-columns-repeated="16381"/>
        </table:table-row>
        <table:table-row table:style-name="ro1">
          <table:table-cell office:value-type="float" office:value="796573" table:style-name="ce1">
            <text:p>796573</text:p>
          </table:table-cell>
          <table:table-cell office:value-type="string" table:style-name="ce1">
            <text:p>micro</text:p>
          </table:table-cell>
          <table:table-cell office:value-type="float" office:value="3952883326.6588354" table:style-name="ce1">
            <text:p>3952883327</text:p>
          </table:table-cell>
          <table:table-cell table:number-columns-repeated="16381"/>
        </table:table-row>
        <table:table-row table:style-name="ro1">
          <table:table-cell office:value-type="float" office:value="13391" table:style-name="ce1">
            <text:p>13391</text:p>
          </table:table-cell>
          <table:table-cell office:value-type="string" table:style-name="ce1">
            <text:p>nano</text:p>
          </table:table-cell>
          <table:table-cell office:value-type="float" office:value="3961035860.0024905" table:style-name="ce1">
            <text:p>3961035860</text:p>
          </table:table-cell>
          <table:table-cell table:number-columns-repeated="16381"/>
        </table:table-row>
        <table:table-row table:style-name="ro1">
          <table:table-cell office:value-type="float" office:value="744299" table:style-name="ce1">
            <text:p>744299</text:p>
          </table:table-cell>
          <table:table-cell office:value-type="string" table:style-name="ce1">
            <text:p>mini</text:p>
          </table:table-cell>
          <table:table-cell office:value-type="float" office:value="3972404103.4841366" table:style-name="ce1">
            <text:p>3972404103</text:p>
          </table:table-cell>
          <table:table-cell table:number-columns-repeated="16381"/>
        </table:table-row>
        <table:table-row table:style-name="ro1">
          <table:table-cell office:value-type="float" office:value="863864" table:style-name="ce1">
            <text:p>863864</text:p>
          </table:table-cell>
          <table:table-cell office:value-type="string" table:style-name="ce1">
            <text:p>e</text:p>
          </table:table-cell>
          <table:table-cell office:value-type="float" office:value="3965879064.4933176" table:style-name="ce1">
            <text:p>3965879064</text:p>
          </table:table-cell>
          <table:table-cell table:number-columns-repeated="16381"/>
        </table:table-row>
        <table:table-row table:style-name="ro1">
          <table:table-cell office:value-type="float" office:value="98432" table:style-name="ce1">
            <text:p>98432</text:p>
          </table:table-cell>
          <table:table-cell office:value-type="string" table:style-name="ce1">
            <text:p>micro</text:p>
          </table:table-cell>
          <table:table-cell office:value-type="float" office:value="3967904264.9737806" table:style-name="ce1">
            <text:p>3967904265</text:p>
          </table:table-cell>
          <table:table-cell table:number-columns-repeated="16381"/>
        </table:table-row>
        <table:table-row table:style-name="ro1">
          <table:table-cell office:value-type="float" office:value="790658" table:style-name="ce1">
            <text:p>790658</text:p>
          </table:table-cell>
          <table:table-cell office:value-type="string" table:style-name="ce1">
            <text:p>nano</text:p>
          </table:table-cell>
          <table:table-cell office:value-type="float" office:value="3949946795.1921816" table:style-name="ce1">
            <text:p>3949946795</text:p>
          </table:table-cell>
          <table:table-cell table:number-columns-repeated="16381"/>
        </table:table-row>
        <table:table-row table:style-name="ro1">
          <table:table-cell office:value-type="float" office:value="21700" table:style-name="ce1">
            <text:p>21700</text:p>
          </table:table-cell>
          <table:table-cell office:value-type="string" table:style-name="ce1">
            <text:p>mini</text:p>
          </table:table-cell>
          <table:table-cell office:value-type="float" office:value="3987317897.7014403" table:style-name="ce1">
            <text:p>3987317898</text:p>
          </table:table-cell>
          <table:table-cell table:number-columns-repeated="16381"/>
        </table:table-row>
        <table:table-row table:style-name="ro1">
          <table:table-cell office:value-type="float" office:value="798810" table:style-name="ce1">
            <text:p>798810</text:p>
          </table:table-cell>
          <table:table-cell office:value-type="string" table:style-name="ce1">
            <text:p>e</text:p>
          </table:table-cell>
          <table:table-cell office:value-type="float" office:value="3985576830.0365763" table:style-name="ce1">
            <text:p>3985576830</text:p>
          </table:table-cell>
          <table:table-cell table:number-columns-repeated="16381"/>
        </table:table-row>
        <table:table-row table:style-name="ro1">
          <table:table-cell office:value-type="float" office:value="989963" table:style-name="ce1">
            <text:p>989963</text:p>
          </table:table-cell>
          <table:table-cell office:value-type="string" table:style-name="ce1">
            <text:p>nano</text:p>
          </table:table-cell>
          <table:table-cell office:value-type="float" office:value="3978120838.4560218" table:style-name="ce1">
            <text:p>3978120838</text:p>
          </table:table-cell>
          <table:table-cell table:number-columns-repeated="16381"/>
        </table:table-row>
        <table:table-row table:style-name="ro1">
          <table:table-cell office:value-type="float" office:value="348228" table:style-name="ce1">
            <text:p>348228</text:p>
          </table:table-cell>
          <table:table-cell office:value-type="string" table:style-name="ce1">
            <text:p>micro</text:p>
          </table:table-cell>
          <table:table-cell office:value-type="float" office:value="3947773030.2039294" table:style-name="ce1">
            <text:p>3947773030</text:p>
          </table:table-cell>
          <table:table-cell table:number-columns-repeated="16381"/>
        </table:table-row>
        <table:table-row table:style-name="ro1">
          <table:table-cell office:value-type="float" office:value="181454" table:style-name="ce1">
            <text:p>181454</text:p>
          </table:table-cell>
          <table:table-cell office:value-type="string" table:style-name="ce1">
            <text:p>nano</text:p>
          </table:table-cell>
          <table:table-cell office:value-type="float" office:value="3930906196.4918332" table:style-name="ce1">
            <text:p>3930906196</text:p>
          </table:table-cell>
          <table:table-cell table:number-columns-repeated="16381"/>
        </table:table-row>
        <table:table-row table:style-name="ro1">
          <table:table-cell office:value-type="float" office:value="202602" table:style-name="ce1">
            <text:p>202602</text:p>
          </table:table-cell>
          <table:table-cell office:value-type="string" table:style-name="ce1">
            <text:p>nano</text:p>
          </table:table-cell>
          <table:table-cell office:value-type="float" office:value="3968255585.4105167" table:style-name="ce1">
            <text:p>3968255585</text:p>
          </table:table-cell>
          <table:table-cell table:number-columns-repeated="16381"/>
        </table:table-row>
        <table:table-row table:style-name="ro1">
          <table:table-cell office:value-type="float" office:value="845124" table:style-name="ce1">
            <text:p>845124</text:p>
          </table:table-cell>
          <table:table-cell office:value-type="string" table:style-name="ce1">
            <text:p>micro</text:p>
          </table:table-cell>
          <table:table-cell office:value-type="float" office:value="3936207477.5907917" table:style-name="ce1">
            <text:p>3936207478</text:p>
          </table:table-cell>
          <table:table-cell table:number-columns-repeated="16381"/>
        </table:table-row>
        <table:table-row table:style-name="ro1">
          <table:table-cell office:value-type="float" office:value="389964" table:style-name="ce1">
            <text:p>389964</text:p>
          </table:table-cell>
          <table:table-cell office:value-type="string" table:style-name="ce1">
            <text:p>mini</text:p>
          </table:table-cell>
          <table:table-cell office:value-type="float" office:value="3978278526.4486437" table:style-name="ce1">
            <text:p>3978278526</text:p>
          </table:table-cell>
          <table:table-cell table:number-columns-repeated="16381"/>
        </table:table-row>
        <table:table-row table:style-name="ro1">
          <table:table-cell office:value-type="float" office:value="125114" table:style-name="ce1">
            <text:p>125114</text:p>
          </table:table-cell>
          <table:table-cell office:value-type="string" table:style-name="ce1">
            <text:p>e</text:p>
          </table:table-cell>
          <table:table-cell office:value-type="float" office:value="3939863082.6918306" table:style-name="ce1">
            <text:p>3939863083</text:p>
          </table:table-cell>
          <table:table-cell table:number-columns-repeated="16381"/>
        </table:table-row>
        <table:table-row table:style-name="ro1">
          <table:table-cell office:value-type="float" office:value="258953" table:style-name="ce1">
            <text:p>258953</text:p>
          </table:table-cell>
          <table:table-cell office:value-type="string" table:style-name="ce1">
            <text:p>micro</text:p>
          </table:table-cell>
          <table:table-cell office:value-type="float" office:value="3972424093.6969829" table:style-name="ce1">
            <text:p>3972424094</text:p>
          </table:table-cell>
          <table:table-cell table:number-columns-repeated="16381"/>
        </table:table-row>
        <table:table-row table:style-name="ro1">
          <table:table-cell office:value-type="float" office:value="522084" table:style-name="ce1">
            <text:p>522084</text:p>
          </table:table-cell>
          <table:table-cell office:value-type="string" table:style-name="ce1">
            <text:p>mini</text:p>
          </table:table-cell>
          <table:table-cell office:value-type="float" office:value="3959353695.5195179" table:style-name="ce1">
            <text:p>3959353696</text:p>
          </table:table-cell>
          <table:table-cell table:number-columns-repeated="16381"/>
        </table:table-row>
        <table:table-row table:style-name="ro1">
          <table:table-cell office:value-type="float" office:value="258908" table:style-name="ce1">
            <text:p>258908</text:p>
          </table:table-cell>
          <table:table-cell office:value-type="string" table:style-name="ce1">
            <text:p>nano</text:p>
          </table:table-cell>
          <table:table-cell office:value-type="float" office:value="3973006473.1385303" table:style-name="ce1">
            <text:p>3973006473</text:p>
          </table:table-cell>
          <table:table-cell table:number-columns-repeated="16381"/>
        </table:table-row>
        <table:table-row table:style-name="ro1">
          <table:table-cell office:value-type="float" office:value="686411" table:style-name="ce1">
            <text:p>686411</text:p>
          </table:table-cell>
          <table:table-cell office:value-type="string" table:style-name="ce1">
            <text:p>e</text:p>
          </table:table-cell>
          <table:table-cell office:value-type="float" office:value="3962851985.1828742" table:style-name="ce1">
            <text:p>3962851985</text:p>
          </table:table-cell>
          <table:table-cell table:number-columns-repeated="16381"/>
        </table:table-row>
        <table:table-row table:style-name="ro1">
          <table:table-cell office:value-type="float" office:value="103430" table:style-name="ce1">
            <text:p>103430</text:p>
          </table:table-cell>
          <table:table-cell office:value-type="string" table:style-name="ce1">
            <text:p>mini</text:p>
          </table:table-cell>
          <table:table-cell office:value-type="float" office:value="3936547210.5413365" table:style-name="ce1">
            <text:p>3936547211</text:p>
          </table:table-cell>
          <table:table-cell table:number-columns-repeated="16381"/>
        </table:table-row>
        <table:table-row table:style-name="ro1">
          <table:table-cell office:value-type="float" office:value="692608" table:style-name="ce1">
            <text:p>692608</text:p>
          </table:table-cell>
          <table:table-cell office:value-type="string" table:style-name="ce1">
            <text:p>nano</text:p>
          </table:table-cell>
          <table:table-cell office:value-type="float" office:value="3999352051.8290863" table:style-name="ce1">
            <text:p>3999352052</text:p>
          </table:table-cell>
          <table:table-cell table:number-columns-repeated="16381"/>
        </table:table-row>
        <table:table-row table:style-name="ro1">
          <table:table-cell office:value-type="float" office:value="152103" table:style-name="ce1">
            <text:p>152103</text:p>
          </table:table-cell>
          <table:table-cell office:value-type="string" table:style-name="ce1">
            <text:p>micro</text:p>
          </table:table-cell>
          <table:table-cell office:value-type="float" office:value="3985128284.3068871" table:style-name="ce1">
            <text:p>3985128284</text:p>
          </table:table-cell>
          <table:table-cell table:number-columns-repeated="16381"/>
        </table:table-row>
        <table:table-row table:style-name="ro1">
          <table:table-cell office:value-type="float" office:value="932156" table:style-name="ce1">
            <text:p>932156</text:p>
          </table:table-cell>
          <table:table-cell office:value-type="string" table:style-name="ce1">
            <text:p>e</text:p>
          </table:table-cell>
          <table:table-cell office:value-type="float" office:value="3930063218.8237739" table:style-name="ce1">
            <text:p>3930063219</text:p>
          </table:table-cell>
          <table:table-cell table:number-columns-repeated="16381"/>
        </table:table-row>
        <table:table-row table:style-name="ro1">
          <table:table-cell office:value-type="float" office:value="376669" table:style-name="ce1">
            <text:p>376669</text:p>
          </table:table-cell>
          <table:table-cell office:value-type="string" table:style-name="ce1">
            <text:p>micro</text:p>
          </table:table-cell>
          <table:table-cell office:value-type="float" office:value="3949820752.8618417" table:style-name="ce1">
            <text:p>3949820753</text:p>
          </table:table-cell>
          <table:table-cell table:number-columns-repeated="16381"/>
        </table:table-row>
        <table:table-row table:style-name="ro1">
          <table:table-cell office:value-type="float" office:value="277254" table:style-name="ce1">
            <text:p>277254</text:p>
          </table:table-cell>
          <table:table-cell office:value-type="string" table:style-name="ce1">
            <text:p>nano</text:p>
          </table:table-cell>
          <table:table-cell office:value-type="float" office:value="3973109999.9229074" table:style-name="ce1">
            <text:p>3973110000</text:p>
          </table:table-cell>
          <table:table-cell table:number-columns-repeated="16381"/>
        </table:table-row>
        <table:table-row table:style-name="ro1">
          <table:table-cell office:value-type="float" office:value="474376" table:style-name="ce1">
            <text:p>474376</text:p>
          </table:table-cell>
          <table:table-cell office:value-type="string" table:style-name="ce1">
            <text:p>mini</text:p>
          </table:table-cell>
          <table:table-cell office:value-type="float" office:value="3969310989.0332723" table:style-name="ce1">
            <text:p>3969310989</text:p>
          </table:table-cell>
          <table:table-cell table:number-columns-repeated="16381"/>
        </table:table-row>
        <table:table-row table:style-name="ro1">
          <table:table-cell office:value-type="float" office:value="524955" table:style-name="ce1">
            <text:p>524955</text:p>
          </table:table-cell>
          <table:table-cell office:value-type="string" table:style-name="ce1">
            <text:p>e</text:p>
          </table:table-cell>
          <table:table-cell office:value-type="float" office:value="3987909841.8234444" table:style-name="ce1">
            <text:p>3987909842</text:p>
          </table:table-cell>
          <table:table-cell table:number-columns-repeated="16381"/>
        </table:table-row>
        <table:table-row table:style-name="ro1">
          <table:table-cell office:value-type="float" office:value="59716" table:style-name="ce1">
            <text:p>59716</text:p>
          </table:table-cell>
          <table:table-cell office:value-type="string" table:style-name="ce1">
            <text:p>micro</text:p>
          </table:table-cell>
          <table:table-cell office:value-type="float" office:value="3996565581.3277411" table:style-name="ce1">
            <text:p>3996565581</text:p>
          </table:table-cell>
          <table:table-cell table:number-columns-repeated="16381"/>
        </table:table-row>
        <table:table-row table:style-name="ro1">
          <table:table-cell office:value-type="float" office:value="640851" table:style-name="ce1">
            <text:p>640851</text:p>
          </table:table-cell>
          <table:table-cell office:value-type="string" table:style-name="ce1">
            <text:p>nano</text:p>
          </table:table-cell>
          <table:table-cell office:value-type="float" office:value="3973079661.2158575" table:style-name="ce1">
            <text:p>3973079661</text:p>
          </table:table-cell>
          <table:table-cell table:number-columns-repeated="16381"/>
        </table:table-row>
        <table:table-row table:style-name="ro1">
          <table:table-cell office:value-type="float" office:value="735140" table:style-name="ce1">
            <text:p>735140</text:p>
          </table:table-cell>
          <table:table-cell office:value-type="string" table:style-name="ce1">
            <text:p>mini</text:p>
          </table:table-cell>
          <table:table-cell office:value-type="float" office:value="3995297822.0430255" table:style-name="ce1">
            <text:p>3995297822</text:p>
          </table:table-cell>
          <table:table-cell table:number-columns-repeated="16381"/>
        </table:table-row>
        <table:table-row table:style-name="ro1">
          <table:table-cell office:value-type="float" office:value="233499" table:style-name="ce1">
            <text:p>233499</text:p>
          </table:table-cell>
          <table:table-cell office:value-type="string" table:style-name="ce1">
            <text:p>e</text:p>
          </table:table-cell>
          <table:table-cell office:value-type="float" office:value="3993721035.2925611" table:style-name="ce1">
            <text:p>3993721035</text:p>
          </table:table-cell>
          <table:table-cell table:number-columns-repeated="16381"/>
        </table:table-row>
        <table:table-row table:style-name="ro1">
          <table:table-cell office:value-type="float" office:value="687191" table:style-name="ce1">
            <text:p>687191</text:p>
          </table:table-cell>
          <table:table-cell office:value-type="string" table:style-name="ce1">
            <text:p>nano</text:p>
          </table:table-cell>
          <table:table-cell office:value-type="float" office:value="3951632563.8091469" table:style-name="ce1">
            <text:p>3951632564</text:p>
          </table:table-cell>
          <table:table-cell table:number-columns-repeated="16381"/>
        </table:table-row>
        <table:table-row table:style-name="ro1">
          <table:table-cell office:value-type="float" office:value="814980" table:style-name="ce1">
            <text:p>814980</text:p>
          </table:table-cell>
          <table:table-cell office:value-type="string" table:style-name="ce1">
            <text:p>micro</text:p>
          </table:table-cell>
          <table:table-cell office:value-type="float" office:value="3985556007.728858" table:style-name="ce1">
            <text:p>3985556008</text:p>
          </table:table-cell>
          <table:table-cell table:number-columns-repeated="16381"/>
        </table:table-row>
        <table:table-row table:style-name="ro1">
          <table:table-cell office:value-type="float" office:value="248388" table:style-name="ce1">
            <text:p>248388</text:p>
          </table:table-cell>
          <table:table-cell office:value-type="string" table:style-name="ce1">
            <text:p>nano</text:p>
          </table:table-cell>
          <table:table-cell office:value-type="float" office:value="3975150644.1229672" table:style-name="ce1">
            <text:p>3975150644</text:p>
          </table:table-cell>
          <table:table-cell table:number-columns-repeated="16381"/>
        </table:table-row>
        <table:table-row table:style-name="ro1">
          <table:table-cell office:value-type="float" office:value="172332" table:style-name="ce1">
            <text:p>172332</text:p>
          </table:table-cell>
          <table:table-cell office:value-type="string" table:style-name="ce1">
            <text:p>nano</text:p>
          </table:table-cell>
          <table:table-cell office:value-type="float" office:value="3943353412.937942" table:style-name="ce1">
            <text:p>3943353413</text:p>
          </table:table-cell>
          <table:table-cell table:number-columns-repeated="16381"/>
        </table:table-row>
        <table:table-row table:style-name="ro1">
          <table:table-cell office:value-type="float" office:value="108748" table:style-name="ce1">
            <text:p>108748</text:p>
          </table:table-cell>
          <table:table-cell office:value-type="string" table:style-name="ce1">
            <text:p>micro</text:p>
          </table:table-cell>
          <table:table-cell office:value-type="float" office:value="3948929704.0014687" table:style-name="ce1">
            <text:p>3948929704</text:p>
          </table:table-cell>
          <table:table-cell table:number-columns-repeated="16381"/>
        </table:table-row>
        <table:table-row table:style-name="ro1">
          <table:table-cell office:value-type="float" office:value="251389" table:style-name="ce1">
            <text:p>251389</text:p>
          </table:table-cell>
          <table:table-cell office:value-type="string" table:style-name="ce1">
            <text:p>mini</text:p>
          </table:table-cell>
          <table:table-cell office:value-type="float" office:value="3993324165.4304748" table:style-name="ce1">
            <text:p>3993324165</text:p>
          </table:table-cell>
          <table:table-cell table:number-columns-repeated="16381"/>
        </table:table-row>
        <table:table-row table:style-name="ro1">
          <table:table-cell office:value-type="float" office:value="395162" table:style-name="ce1">
            <text:p>395162</text:p>
          </table:table-cell>
          <table:table-cell office:value-type="string" table:style-name="ce1">
            <text:p>e</text:p>
          </table:table-cell>
          <table:table-cell office:value-type="float" office:value="3952026787.5319328" table:style-name="ce1">
            <text:p>3952026788</text:p>
          </table:table-cell>
          <table:table-cell table:number-columns-repeated="16381"/>
        </table:table-row>
        <table:table-row table:style-name="ro1">
          <table:table-cell office:value-type="float" office:value="394675" table:style-name="ce1">
            <text:p>394675</text:p>
          </table:table-cell>
          <table:table-cell office:value-type="string" table:style-name="ce1">
            <text:p>micro</text:p>
          </table:table-cell>
          <table:table-cell office:value-type="float" office:value="3934896166.0827341" table:style-name="ce1">
            <text:p>3934896166</text:p>
          </table:table-cell>
          <table:table-cell table:number-columns-repeated="16381"/>
        </table:table-row>
        <table:table-row table:style-name="ro1">
          <table:table-cell office:value-type="float" office:value="815621" table:style-name="ce1">
            <text:p>815621</text:p>
          </table:table-cell>
          <table:table-cell office:value-type="string" table:style-name="ce1">
            <text:p>mini</text:p>
          </table:table-cell>
          <table:table-cell office:value-type="float" office:value="3942786839.4063964" table:style-name="ce1">
            <text:p>3942786839</text:p>
          </table:table-cell>
          <table:table-cell table:number-columns-repeated="16381"/>
        </table:table-row>
        <table:table-row table:style-name="ro1">
          <table:table-cell office:value-type="float" office:value="131761" table:style-name="ce1">
            <text:p>131761</text:p>
          </table:table-cell>
          <table:table-cell office:value-type="string" table:style-name="ce1">
            <text:p>nano</text:p>
          </table:table-cell>
          <table:table-cell office:value-type="float" office:value="3981814371.9106712" table:style-name="ce1">
            <text:p>3981814372</text:p>
          </table:table-cell>
          <table:table-cell table:number-columns-repeated="16381"/>
        </table:table-row>
        <table:table-row table:style-name="ro1">
          <table:table-cell office:value-type="float" office:value="141402" table:style-name="ce1">
            <text:p>141402</text:p>
          </table:table-cell>
          <table:table-cell office:value-type="string" table:style-name="ce1">
            <text:p>e</text:p>
          </table:table-cell>
          <table:table-cell office:value-type="float" office:value="3989515673.5743928" table:style-name="ce1">
            <text:p>3989515674</text:p>
          </table:table-cell>
          <table:table-cell table:number-columns-repeated="16381"/>
        </table:table-row>
        <table:table-row table:style-name="ro1">
          <table:table-cell office:value-type="float" office:value="324200" table:style-name="ce1">
            <text:p>324200</text:p>
          </table:table-cell>
          <table:table-cell office:value-type="string" table:style-name="ce1">
            <text:p>mini</text:p>
          </table:table-cell>
          <table:table-cell office:value-type="float" office:value="3978165627.1920185" table:style-name="ce1">
            <text:p>3978165627</text:p>
          </table:table-cell>
          <table:table-cell table:number-columns-repeated="16381"/>
        </table:table-row>
        <table:table-row table:style-name="ro1">
          <table:table-cell office:value-type="float" office:value="621177" table:style-name="ce1">
            <text:p>621177</text:p>
          </table:table-cell>
          <table:table-cell office:value-type="string" table:style-name="ce1">
            <text:p>nano</text:p>
          </table:table-cell>
          <table:table-cell office:value-type="float" office:value="3989964133.4859419" table:style-name="ce1">
            <text:p>3989964133</text:p>
          </table:table-cell>
          <table:table-cell table:number-columns-repeated="16381"/>
        </table:table-row>
        <table:table-row table:style-name="ro1">
          <table:table-cell office:value-type="float" office:value="435189" table:style-name="ce1">
            <text:p>435189</text:p>
          </table:table-cell>
          <table:table-cell office:value-type="string" table:style-name="ce1">
            <text:p>micro</text:p>
          </table:table-cell>
          <table:table-cell office:value-type="float" office:value="3935838646.1646099" table:style-name="ce1">
            <text:p>3935838646</text:p>
          </table:table-cell>
          <table:table-cell table:number-columns-repeated="16381"/>
        </table:table-row>
        <table:table-row table:style-name="ro1">
          <table:table-cell office:value-type="float" office:value="26207" table:style-name="ce1">
            <text:p>26207</text:p>
          </table:table-cell>
          <table:table-cell office:value-type="string" table:style-name="ce1">
            <text:p>e</text:p>
          </table:table-cell>
          <table:table-cell office:value-type="float" office:value="3947583916.075582" table:style-name="ce1">
            <text:p>3947583916</text:p>
          </table:table-cell>
          <table:table-cell table:number-columns-repeated="16381"/>
        </table:table-row>
        <table:table-row table:style-name="ro1">
          <table:table-cell office:value-type="float" office:value="960385" table:style-name="ce1">
            <text:p>960385</text:p>
          </table:table-cell>
          <table:table-cell office:value-type="string" table:style-name="ce1">
            <text:p>micro</text:p>
          </table:table-cell>
          <table:table-cell office:value-type="float" office:value="3993599214.6388507" table:style-name="ce1">
            <text:p>3993599215</text:p>
          </table:table-cell>
          <table:table-cell table:number-columns-repeated="16381"/>
        </table:table-row>
        <table:table-row table:style-name="ro1">
          <table:table-cell office:value-type="float" office:value="997689" table:style-name="ce1">
            <text:p>997689</text:p>
          </table:table-cell>
          <table:table-cell office:value-type="string" table:style-name="ce1">
            <text:p>nano</text:p>
          </table:table-cell>
          <table:table-cell office:value-type="float" office:value="3957991692.10641" table:style-name="ce1">
            <text:p>3957991692</text:p>
          </table:table-cell>
          <table:table-cell table:number-columns-repeated="16381"/>
        </table:table-row>
        <table:table-row table:style-name="ro1">
          <table:table-cell office:value-type="float" office:value="250842" table:style-name="ce1">
            <text:p>250842</text:p>
          </table:table-cell>
          <table:table-cell office:value-type="string" table:style-name="ce1">
            <text:p>mini</text:p>
          </table:table-cell>
          <table:table-cell office:value-type="float" office:value="3969570708.7640457" table:style-name="ce1">
            <text:p>3969570709</text:p>
          </table:table-cell>
          <table:table-cell table:number-columns-repeated="16381"/>
        </table:table-row>
        <table:table-row table:style-name="ro1">
          <table:table-cell office:value-type="float" office:value="481965" table:style-name="ce1">
            <text:p>481965</text:p>
          </table:table-cell>
          <table:table-cell office:value-type="string" table:style-name="ce1">
            <text:p>e</text:p>
          </table:table-cell>
          <table:table-cell office:value-type="float" office:value="3958486667.6223097" table:style-name="ce1">
            <text:p>3958486668</text:p>
          </table:table-cell>
          <table:table-cell table:number-columns-repeated="16381"/>
        </table:table-row>
        <table:table-row table:style-name="ro1">
          <table:table-cell office:value-type="float" office:value="758501" table:style-name="ce1">
            <text:p>758501</text:p>
          </table:table-cell>
          <table:table-cell office:value-type="string" table:style-name="ce1">
            <text:p>micro</text:p>
          </table:table-cell>
          <table:table-cell office:value-type="float" office:value="3965795647.8089304" table:style-name="ce1">
            <text:p>3965795648</text:p>
          </table:table-cell>
          <table:table-cell table:number-columns-repeated="16381"/>
        </table:table-row>
        <table:table-row table:style-name="ro1">
          <table:table-cell office:value-type="float" office:value="534604" table:style-name="ce1">
            <text:p>534604</text:p>
          </table:table-cell>
          <table:table-cell office:value-type="string" table:style-name="ce1">
            <text:p>nano</text:p>
          </table:table-cell>
          <table:table-cell office:value-type="float" office:value="3996537052.0794883" table:style-name="ce1">
            <text:p>3996537052</text:p>
          </table:table-cell>
          <table:table-cell table:number-columns-repeated="16381"/>
        </table:table-row>
        <table:table-row table:style-name="ro1">
          <table:table-cell office:value-type="float" office:value="352983" table:style-name="ce1">
            <text:p>352983</text:p>
          </table:table-cell>
          <table:table-cell office:value-type="string" table:style-name="ce1">
            <text:p>mini</text:p>
          </table:table-cell>
          <table:table-cell office:value-type="float" office:value="3991829553.1926675" table:style-name="ce1">
            <text:p>3991829553</text:p>
          </table:table-cell>
          <table:table-cell table:number-columns-repeated="16381"/>
        </table:table-row>
        <table:table-row table:style-name="ro1">
          <table:table-cell office:value-type="float" office:value="556311" table:style-name="ce1">
            <text:p>556311</text:p>
          </table:table-cell>
          <table:table-cell office:value-type="string" table:style-name="ce1">
            <text:p>e</text:p>
          </table:table-cell>
          <table:table-cell office:value-type="float" office:value="3974925874.7719116" table:style-name="ce1">
            <text:p>3974925875</text:p>
          </table:table-cell>
          <table:table-cell table:number-columns-repeated="16381"/>
        </table:table-row>
        <table:table-row table:style-name="ro1">
          <table:table-cell office:value-type="float" office:value="103369" table:style-name="ce1">
            <text:p>103369</text:p>
          </table:table-cell>
          <table:table-cell office:value-type="string" table:style-name="ce1">
            <text:p>nano</text:p>
          </table:table-cell>
          <table:table-cell office:value-type="float" office:value="3993572071.8756561" table:style-name="ce1">
            <text:p>3993572072</text:p>
          </table:table-cell>
          <table:table-cell table:number-columns-repeated="16381"/>
        </table:table-row>
        <table:table-row table:style-name="ro1">
          <table:table-cell office:value-type="float" office:value="301233" table:style-name="ce1">
            <text:p>301233</text:p>
          </table:table-cell>
          <table:table-cell office:value-type="string" table:style-name="ce1">
            <text:p>micro</text:p>
          </table:table-cell>
          <table:table-cell office:value-type="float" office:value="3963670148.4303961" table:style-name="ce1">
            <text:p>3963670148</text:p>
          </table:table-cell>
          <table:table-cell table:number-columns-repeated="16381"/>
        </table:table-row>
        <table:table-row table:style-name="ro1">
          <table:table-cell office:value-type="float" office:value="621726" table:style-name="ce1">
            <text:p>621726</text:p>
          </table:table-cell>
          <table:table-cell office:value-type="string" table:style-name="ce1">
            <text:p>nano</text:p>
          </table:table-cell>
          <table:table-cell office:value-type="float" office:value="3975908939.4353418" table:style-name="ce1">
            <text:p>3975908939</text:p>
          </table:table-cell>
          <table:table-cell table:number-columns-repeated="16381"/>
        </table:table-row>
        <table:table-row table:style-name="ro1">
          <table:table-cell office:value-type="float" office:value="673128" table:style-name="ce1">
            <text:p>673128</text:p>
          </table:table-cell>
          <table:table-cell office:value-type="string" table:style-name="ce1">
            <text:p>nano</text:p>
          </table:table-cell>
          <table:table-cell office:value-type="float" office:value="3976338372.5305066" table:style-name="ce1">
            <text:p>3976338373</text:p>
          </table:table-cell>
          <table:table-cell table:number-columns-repeated="16381"/>
        </table:table-row>
        <table:table-row table:style-name="ro1">
          <table:table-cell office:value-type="float" office:value="640966" table:style-name="ce1">
            <text:p>640966</text:p>
          </table:table-cell>
          <table:table-cell office:value-type="string" table:style-name="ce1">
            <text:p>micro</text:p>
          </table:table-cell>
          <table:table-cell office:value-type="float" office:value="3984988041.6507816" table:style-name="ce1">
            <text:p>3984988042</text:p>
          </table:table-cell>
          <table:table-cell table:number-columns-repeated="16381"/>
        </table:table-row>
        <table:table-row table:style-name="ro1">
          <table:table-cell office:value-type="float" office:value="485006" table:style-name="ce1">
            <text:p>485006</text:p>
          </table:table-cell>
          <table:table-cell office:value-type="string" table:style-name="ce1">
            <text:p>mini</text:p>
          </table:table-cell>
          <table:table-cell office:value-type="float" office:value="3966313381.122015" table:style-name="ce1">
            <text:p>3966313381</text:p>
          </table:table-cell>
          <table:table-cell table:number-columns-repeated="16381"/>
        </table:table-row>
        <table:table-row table:style-name="ro1">
          <table:table-cell office:value-type="float" office:value="998381" table:style-name="ce1">
            <text:p>998381</text:p>
          </table:table-cell>
          <table:table-cell office:value-type="string" table:style-name="ce1">
            <text:p>e</text:p>
          </table:table-cell>
          <table:table-cell office:value-type="float" office:value="3989174787.4633822" table:style-name="ce1">
            <text:p>3989174787</text:p>
          </table:table-cell>
          <table:table-cell table:number-columns-repeated="16381"/>
        </table:table-row>
        <table:table-row table:style-name="ro1">
          <table:table-cell office:value-type="float" office:value="778655" table:style-name="ce1">
            <text:p>778655</text:p>
          </table:table-cell>
          <table:table-cell office:value-type="string" table:style-name="ce1">
            <text:p>micro</text:p>
          </table:table-cell>
          <table:table-cell office:value-type="float" office:value="3931098359.2698951" table:style-name="ce1">
            <text:p>3931098359</text:p>
          </table:table-cell>
          <table:table-cell table:number-columns-repeated="16381"/>
        </table:table-row>
        <table:table-row table:style-name="ro1">
          <table:table-cell office:value-type="float" office:value="792185" table:style-name="ce1">
            <text:p>792185</text:p>
          </table:table-cell>
          <table:table-cell office:value-type="string" table:style-name="ce1">
            <text:p>mini</text:p>
          </table:table-cell>
          <table:table-cell office:value-type="float" office:value="3941370453.5280385" table:style-name="ce1">
            <text:p>3941370454</text:p>
          </table:table-cell>
          <table:table-cell table:number-columns-repeated="16381"/>
        </table:table-row>
        <table:table-row table:style-name="ro1">
          <table:table-cell office:value-type="float" office:value="96088" table:style-name="ce1">
            <text:p>96088</text:p>
          </table:table-cell>
          <table:table-cell office:value-type="string" table:style-name="ce1">
            <text:p>nano</text:p>
          </table:table-cell>
          <table:table-cell office:value-type="float" office:value="3990052060.5193338" table:style-name="ce1">
            <text:p>3990052061</text:p>
          </table:table-cell>
          <table:table-cell table:number-columns-repeated="16381"/>
        </table:table-row>
        <table:table-row table:style-name="ro1">
          <table:table-cell office:value-type="float" office:value="914622" table:style-name="ce1">
            <text:p>914622</text:p>
          </table:table-cell>
          <table:table-cell office:value-type="string" table:style-name="ce1">
            <text:p>e</text:p>
          </table:table-cell>
          <table:table-cell office:value-type="float" office:value="3995191220.7100153" table:style-name="ce1">
            <text:p>3995191221</text:p>
          </table:table-cell>
          <table:table-cell table:number-columns-repeated="16381"/>
        </table:table-row>
        <table:table-row table:style-name="ro1">
          <table:table-cell office:value-type="float" office:value="7820" table:style-name="ce1">
            <text:p>7820</text:p>
          </table:table-cell>
          <table:table-cell office:value-type="string" table:style-name="ce1">
            <text:p>mini</text:p>
          </table:table-cell>
          <table:table-cell office:value-type="float" office:value="3943467210.2378092" table:style-name="ce1">
            <text:p>3943467210</text:p>
          </table:table-cell>
          <table:table-cell table:number-columns-repeated="16381"/>
        </table:table-row>
        <table:table-row table:style-name="ro1">
          <table:table-cell office:value-type="float" office:value="913179" table:style-name="ce1">
            <text:p>913179</text:p>
          </table:table-cell>
          <table:table-cell office:value-type="string" table:style-name="ce1">
            <text:p>nano</text:p>
          </table:table-cell>
          <table:table-cell office:value-type="float" office:value="3945152953.6920786" table:style-name="ce1">
            <text:p>3945152954</text:p>
          </table:table-cell>
          <table:table-cell table:number-columns-repeated="16381"/>
        </table:table-row>
        <table:table-row table:style-name="ro1">
          <table:table-cell office:value-type="float" office:value="903633" table:style-name="ce1">
            <text:p>903633</text:p>
          </table:table-cell>
          <table:table-cell office:value-type="string" table:style-name="ce1">
            <text:p>micro</text:p>
          </table:table-cell>
          <table:table-cell office:value-type="float" office:value="3959423419.493896" table:style-name="ce1">
            <text:p>3959423419</text:p>
          </table:table-cell>
          <table:table-cell table:number-columns-repeated="16381"/>
        </table:table-row>
        <table:table-row table:style-name="ro1">
          <table:table-cell office:value-type="float" office:value="607729" table:style-name="ce1">
            <text:p>607729</text:p>
          </table:table-cell>
          <table:table-cell office:value-type="string" table:style-name="ce1">
            <text:p>e</text:p>
          </table:table-cell>
          <table:table-cell office:value-type="float" office:value="3960290202.8515053" table:style-name="ce1">
            <text:p>3960290203</text:p>
          </table:table-cell>
          <table:table-cell table:number-columns-repeated="16381"/>
        </table:table-row>
        <table:table-row table:style-name="ro1">
          <table:table-cell office:value-type="float" office:value="415936" table:style-name="ce1">
            <text:p>415936</text:p>
          </table:table-cell>
          <table:table-cell office:value-type="string" table:style-name="ce1">
            <text:p>micro</text:p>
          </table:table-cell>
          <table:table-cell office:value-type="float" office:value="3930223335.4139566" table:style-name="ce1">
            <text:p>3930223335</text:p>
          </table:table-cell>
          <table:table-cell table:number-columns-repeated="16381"/>
        </table:table-row>
        <table:table-row table:style-name="ro1">
          <table:table-cell office:value-type="float" office:value="382230" table:style-name="ce1">
            <text:p>382230</text:p>
          </table:table-cell>
          <table:table-cell office:value-type="string" table:style-name="ce1">
            <text:p>nano</text:p>
          </table:table-cell>
          <table:table-cell office:value-type="float" office:value="3934598948.2301879" table:style-name="ce1">
            <text:p>3934598948</text:p>
          </table:table-cell>
          <table:table-cell table:number-columns-repeated="16381"/>
        </table:table-row>
        <table:table-row table:style-name="ro1">
          <table:table-cell office:value-type="float" office:value="566849" table:style-name="ce1">
            <text:p>566849</text:p>
          </table:table-cell>
          <table:table-cell office:value-type="string" table:style-name="ce1">
            <text:p>mini</text:p>
          </table:table-cell>
          <table:table-cell office:value-type="float" office:value="3964126499.1606703" table:style-name="ce1">
            <text:p>3964126499</text:p>
          </table:table-cell>
          <table:table-cell table:number-columns-repeated="16381"/>
        </table:table-row>
        <table:table-row table:style-name="ro1">
          <table:table-cell office:value-type="float" office:value="206653" table:style-name="ce1">
            <text:p>206653</text:p>
          </table:table-cell>
          <table:table-cell office:value-type="string" table:style-name="ce1">
            <text:p>e</text:p>
          </table:table-cell>
          <table:table-cell office:value-type="float" office:value="3977710167.6569571" table:style-name="ce1">
            <text:p>3977710168</text:p>
          </table:table-cell>
          <table:table-cell table:number-columns-repeated="16381"/>
        </table:table-row>
        <table:table-row table:style-name="ro1">
          <table:table-cell office:value-type="float" office:value="152336" table:style-name="ce1">
            <text:p>152336</text:p>
          </table:table-cell>
          <table:table-cell office:value-type="string" table:style-name="ce1">
            <text:p>micro</text:p>
          </table:table-cell>
          <table:table-cell office:value-type="float" office:value="3969502787.1179376" table:style-name="ce1">
            <text:p>3969502787</text:p>
          </table:table-cell>
          <table:table-cell table:number-columns-repeated="16381"/>
        </table:table-row>
        <table:table-row table:style-name="ro1">
          <table:table-cell office:value-type="float" office:value="594540" table:style-name="ce1">
            <text:p>594540</text:p>
          </table:table-cell>
          <table:table-cell office:value-type="string" table:style-name="ce1">
            <text:p>nano</text:p>
          </table:table-cell>
          <table:table-cell office:value-type="float" office:value="3991834539.1655464" table:style-name="ce1">
            <text:p>3991834539</text:p>
          </table:table-cell>
          <table:table-cell table:number-columns-repeated="16381"/>
        </table:table-row>
        <table:table-row table:style-name="ro1">
          <table:table-cell office:value-type="float" office:value="579741" table:style-name="ce1">
            <text:p>579741</text:p>
          </table:table-cell>
          <table:table-cell office:value-type="string" table:style-name="ce1">
            <text:p>mini</text:p>
          </table:table-cell>
          <table:table-cell office:value-type="float" office:value="3969146697.4213424" table:style-name="ce1">
            <text:p>3969146697</text:p>
          </table:table-cell>
          <table:table-cell table:number-columns-repeated="16381"/>
        </table:table-row>
        <table:table-row table:style-name="ro1">
          <table:table-cell office:value-type="float" office:value="935958" table:style-name="ce1">
            <text:p>935958</text:p>
          </table:table-cell>
          <table:table-cell office:value-type="string" table:style-name="ce1">
            <text:p>e</text:p>
          </table:table-cell>
          <table:table-cell office:value-type="float" office:value="3958553497.5641785" table:style-name="ce1">
            <text:p>3958553498</text:p>
          </table:table-cell>
          <table:table-cell table:number-columns-repeated="16381"/>
        </table:table-row>
        <table:table-row table:style-name="ro1">
          <table:table-cell office:value-type="float" office:value="647660" table:style-name="ce1">
            <text:p>647660</text:p>
          </table:table-cell>
          <table:table-cell office:value-type="string" table:style-name="ce1">
            <text:p>nano</text:p>
          </table:table-cell>
          <table:table-cell office:value-type="float" office:value="3989872213.316113" table:style-name="ce1">
            <text:p>3989872213</text:p>
          </table:table-cell>
          <table:table-cell table:number-columns-repeated="16381"/>
        </table:table-row>
        <table:table-row table:style-name="ro1">
          <table:table-cell office:value-type="float" office:value="925140" table:style-name="ce1">
            <text:p>925140</text:p>
          </table:table-cell>
          <table:table-cell office:value-type="string" table:style-name="ce1">
            <text:p>micro</text:p>
          </table:table-cell>
          <table:table-cell office:value-type="float" office:value="3993121095.5688376" table:style-name="ce1">
            <text:p>3993121096</text:p>
          </table:table-cell>
          <table:table-cell table:number-columns-repeated="16381"/>
        </table:table-row>
        <table:table-row table:style-name="ro1">
          <table:table-cell office:value-type="float" office:value="570031" table:style-name="ce1">
            <text:p>570031</text:p>
          </table:table-cell>
          <table:table-cell office:value-type="string" table:style-name="ce1">
            <text:p>nano</text:p>
          </table:table-cell>
          <table:table-cell office:value-type="float" office:value="3932409628.4909558" table:style-name="ce1">
            <text:p>3932409628</text:p>
          </table:table-cell>
          <table:table-cell table:number-columns-repeated="16381"/>
        </table:table-row>
        <table:table-row table:style-name="ro1">
          <table:table-cell office:value-type="float" office:value="737247" table:style-name="ce1">
            <text:p>737247</text:p>
          </table:table-cell>
          <table:table-cell office:value-type="string" table:style-name="ce1">
            <text:p>nano</text:p>
          </table:table-cell>
          <table:table-cell office:value-type="float" office:value="3960356293.2579002" table:style-name="ce1">
            <text:p>3960356293</text:p>
          </table:table-cell>
          <table:table-cell table:number-columns-repeated="16381"/>
        </table:table-row>
        <table:table-row table:style-name="ro1">
          <table:table-cell office:value-type="float" office:value="433582" table:style-name="ce1">
            <text:p>433582</text:p>
          </table:table-cell>
          <table:table-cell office:value-type="string" table:style-name="ce1">
            <text:p>micro</text:p>
          </table:table-cell>
          <table:table-cell office:value-type="float" office:value="3957196931.0832987" table:style-name="ce1">
            <text:p>3957196931</text:p>
          </table:table-cell>
          <table:table-cell table:number-columns-repeated="16381"/>
        </table:table-row>
        <table:table-row table:style-name="ro1">
          <table:table-cell office:value-type="float" office:value="791374" table:style-name="ce1">
            <text:p>791374</text:p>
          </table:table-cell>
          <table:table-cell office:value-type="string" table:style-name="ce1">
            <text:p>mini</text:p>
          </table:table-cell>
          <table:table-cell office:value-type="float" office:value="3979607152.1938772" table:style-name="ce1">
            <text:p>3979607152</text:p>
          </table:table-cell>
          <table:table-cell table:number-columns-repeated="16381"/>
        </table:table-row>
        <table:table-row table:style-name="ro1">
          <table:table-cell office:value-type="float" office:value="996600" table:style-name="ce1">
            <text:p>996600</text:p>
          </table:table-cell>
          <table:table-cell office:value-type="string" table:style-name="ce1">
            <text:p>e</text:p>
          </table:table-cell>
          <table:table-cell office:value-type="float" office:value="3988079881.7414789" table:style-name="ce1">
            <text:p>3988079882</text:p>
          </table:table-cell>
          <table:table-cell table:number-columns-repeated="16381"/>
        </table:table-row>
        <table:table-row table:style-name="ro1">
          <table:table-cell office:value-type="float" office:value="240767" table:style-name="ce1">
            <text:p>240767</text:p>
          </table:table-cell>
          <table:table-cell office:value-type="string" table:style-name="ce1">
            <text:p>micro</text:p>
          </table:table-cell>
          <table:table-cell office:value-type="float" office:value="3974064626.0039868" table:style-name="ce1">
            <text:p>3974064626</text:p>
          </table:table-cell>
          <table:table-cell table:number-columns-repeated="16381"/>
        </table:table-row>
        <table:table-row table:style-name="ro1">
          <table:table-cell office:value-type="float" office:value="680034" table:style-name="ce1">
            <text:p>680034</text:p>
          </table:table-cell>
          <table:table-cell office:value-type="string" table:style-name="ce1">
            <text:p>mini</text:p>
          </table:table-cell>
          <table:table-cell office:value-type="float" office:value="3948854832.9531078" table:style-name="ce1">
            <text:p>3948854833</text:p>
          </table:table-cell>
          <table:table-cell table:number-columns-repeated="16381"/>
        </table:table-row>
        <table:table-row table:style-name="ro1">
          <table:table-cell office:value-type="float" office:value="624821" table:style-name="ce1">
            <text:p>624821</text:p>
          </table:table-cell>
          <table:table-cell office:value-type="string" table:style-name="ce1">
            <text:p>nano</text:p>
          </table:table-cell>
          <table:table-cell office:value-type="float" office:value="3964626905.6963878" table:style-name="ce1">
            <text:p>3964626906</text:p>
          </table:table-cell>
          <table:table-cell table:number-columns-repeated="16381"/>
        </table:table-row>
        <table:table-row table:style-name="ro1">
          <table:table-cell office:value-type="float" office:value="207810" table:style-name="ce1">
            <text:p>207810</text:p>
          </table:table-cell>
          <table:table-cell office:value-type="string" table:style-name="ce1">
            <text:p>e</text:p>
          </table:table-cell>
          <table:table-cell office:value-type="float" office:value="3968690129.8213782" table:style-name="ce1">
            <text:p>3968690130</text:p>
          </table:table-cell>
          <table:table-cell table:number-columns-repeated="16381"/>
        </table:table-row>
        <table:table-row table:style-name="ro1">
          <table:table-cell office:value-type="float" office:value="626893" table:style-name="ce1">
            <text:p>626893</text:p>
          </table:table-cell>
          <table:table-cell office:value-type="string" table:style-name="ce1">
            <text:p>mini</text:p>
          </table:table-cell>
          <table:table-cell office:value-type="float" office:value="3962211159.7812266" table:style-name="ce1">
            <text:p>3962211160</text:p>
          </table:table-cell>
          <table:table-cell table:number-columns-repeated="16381"/>
        </table:table-row>
        <table:table-row table:style-name="ro1">
          <table:table-cell office:value-type="float" office:value="950870" table:style-name="ce1">
            <text:p>950870</text:p>
          </table:table-cell>
          <table:table-cell office:value-type="string" table:style-name="ce1">
            <text:p>nano</text:p>
          </table:table-cell>
          <table:table-cell office:value-type="float" office:value="3951946284.6689301" table:style-name="ce1">
            <text:p>3951946285</text:p>
          </table:table-cell>
          <table:table-cell table:number-columns-repeated="16381"/>
        </table:table-row>
        <table:table-row table:style-name="ro1">
          <table:table-cell office:value-type="float" office:value="491610" table:style-name="ce1">
            <text:p>491610</text:p>
          </table:table-cell>
          <table:table-cell office:value-type="string" table:style-name="ce1">
            <text:p>micro</text:p>
          </table:table-cell>
          <table:table-cell office:value-type="float" office:value="3932629501.9207711" table:style-name="ce1">
            <text:p>3932629502</text:p>
          </table:table-cell>
          <table:table-cell table:number-columns-repeated="16381"/>
        </table:table-row>
        <table:table-row table:style-name="ro1">
          <table:table-cell office:value-type="float" office:value="561440" table:style-name="ce1">
            <text:p>561440</text:p>
          </table:table-cell>
          <table:table-cell office:value-type="string" table:style-name="ce1">
            <text:p>e</text:p>
          </table:table-cell>
          <table:table-cell office:value-type="float" office:value="3930475449.5421896" table:style-name="ce1">
            <text:p>3930475450</text:p>
          </table:table-cell>
          <table:table-cell table:number-columns-repeated="16381"/>
        </table:table-row>
        <table:table-row table:style-name="ro1">
          <table:table-cell office:value-type="float" office:value="97986" table:style-name="ce1">
            <text:p>97986</text:p>
          </table:table-cell>
          <table:table-cell office:value-type="string" table:style-name="ce1">
            <text:p>micro</text:p>
          </table:table-cell>
          <table:table-cell office:value-type="float" office:value="3952048183.6784983" table:style-name="ce1">
            <text:p>3952048184</text:p>
          </table:table-cell>
          <table:table-cell table:number-columns-repeated="16381"/>
        </table:table-row>
        <table:table-row table:style-name="ro1">
          <table:table-cell office:value-type="float" office:value="475836" table:style-name="ce1">
            <text:p>475836</text:p>
          </table:table-cell>
          <table:table-cell office:value-type="string" table:style-name="ce1">
            <text:p>nano</text:p>
          </table:table-cell>
          <table:table-cell office:value-type="float" office:value="3999043494.9888639" table:style-name="ce1">
            <text:p>3999043495</text:p>
          </table:table-cell>
          <table:table-cell table:number-columns-repeated="16381"/>
        </table:table-row>
        <table:table-row table:style-name="ro1">
          <table:table-cell office:value-type="float" office:value="689387" table:style-name="ce1">
            <text:p>689387</text:p>
          </table:table-cell>
          <table:table-cell office:value-type="string" table:style-name="ce1">
            <text:p>mini</text:p>
          </table:table-cell>
          <table:table-cell office:value-type="float" office:value="3944391576.0471401" table:style-name="ce1">
            <text:p>3944391576</text:p>
          </table:table-cell>
          <table:table-cell table:number-columns-repeated="16381"/>
        </table:table-row>
        <table:table-row table:style-name="ro1">
          <table:table-cell office:value-type="float" office:value="203926" table:style-name="ce1">
            <text:p>203926</text:p>
          </table:table-cell>
          <table:table-cell office:value-type="string" table:style-name="ce1">
            <text:p>e</text:p>
          </table:table-cell>
          <table:table-cell office:value-type="float" office:value="3962411280.0813365" table:style-name="ce1">
            <text:p>3962411280</text:p>
          </table:table-cell>
          <table:table-cell table:number-columns-repeated="16381"/>
        </table:table-row>
        <table:table-row table:style-name="ro1">
          <table:table-cell office:value-type="float" office:value="847839" table:style-name="ce1">
            <text:p>847839</text:p>
          </table:table-cell>
          <table:table-cell office:value-type="string" table:style-name="ce1">
            <text:p>micro</text:p>
          </table:table-cell>
          <table:table-cell office:value-type="float" office:value="3990496337.359808" table:style-name="ce1">
            <text:p>3990496337</text:p>
          </table:table-cell>
          <table:table-cell table:number-columns-repeated="16381"/>
        </table:table-row>
        <table:table-row table:style-name="ro1">
          <table:table-cell office:value-type="float" office:value="223259" table:style-name="ce1">
            <text:p>223259</text:p>
          </table:table-cell>
          <table:table-cell office:value-type="string" table:style-name="ce1">
            <text:p>nano</text:p>
          </table:table-cell>
          <table:table-cell office:value-type="float" office:value="3992103583.7874103" table:style-name="ce1">
            <text:p>3992103584</text:p>
          </table:table-cell>
          <table:table-cell table:number-columns-repeated="16381"/>
        </table:table-row>
        <table:table-row table:style-name="ro1">
          <table:table-cell office:value-type="float" office:value="520499" table:style-name="ce1">
            <text:p>520499</text:p>
          </table:table-cell>
          <table:table-cell office:value-type="string" table:style-name="ce1">
            <text:p>mini</text:p>
          </table:table-cell>
          <table:table-cell office:value-type="float" office:value="3968369394.3000569" table:style-name="ce1">
            <text:p>3968369394</text:p>
          </table:table-cell>
          <table:table-cell table:number-columns-repeated="16381"/>
        </table:table-row>
        <table:table-row table:style-name="ro1">
          <table:table-cell office:value-type="float" office:value="969482" table:style-name="ce1">
            <text:p>969482</text:p>
          </table:table-cell>
          <table:table-cell office:value-type="string" table:style-name="ce1">
            <text:p>e</text:p>
          </table:table-cell>
          <table:table-cell office:value-type="float" office:value="3999524678.6564064" table:style-name="ce1">
            <text:p>3999524679</text:p>
          </table:table-cell>
          <table:table-cell table:number-columns-repeated="16381"/>
        </table:table-row>
        <table:table-row table:style-name="ro1">
          <table:table-cell office:value-type="float" office:value="342082" table:style-name="ce1">
            <text:p>342082</text:p>
          </table:table-cell>
          <table:table-cell office:value-type="string" table:style-name="ce1">
            <text:p>nano</text:p>
          </table:table-cell>
          <table:table-cell office:value-type="float" office:value="3965650311.7929087" table:style-name="ce1">
            <text:p>3965650312</text:p>
          </table:table-cell>
          <table:table-cell table:number-columns-repeated="16381"/>
        </table:table-row>
        <table:table-row table:style-name="ro1">
          <table:table-cell office:value-type="float" office:value="948062" table:style-name="ce1">
            <text:p>948062</text:p>
          </table:table-cell>
          <table:table-cell office:value-type="string" table:style-name="ce1">
            <text:p>micro</text:p>
          </table:table-cell>
          <table:table-cell office:value-type="float" office:value="3960002128.2538028" table:style-name="ce1">
            <text:p>3960002128</text:p>
          </table:table-cell>
          <table:table-cell table:number-columns-repeated="16381"/>
        </table:table-row>
        <table:table-row table:style-name="ro1">
          <table:table-cell office:value-type="float" office:value="610850" table:style-name="ce1">
            <text:p>610850</text:p>
          </table:table-cell>
          <table:table-cell office:value-type="string" table:style-name="ce1">
            <text:p>nano</text:p>
          </table:table-cell>
          <table:table-cell office:value-type="float" office:value="3947730207.907588" table:style-name="ce1">
            <text:p>3947730208</text:p>
          </table:table-cell>
          <table:table-cell table:number-columns-repeated="16381"/>
        </table:table-row>
        <table:table-row table:style-name="ro1">
          <table:table-cell office:value-type="float" office:value="971450" table:style-name="ce1">
            <text:p>971450</text:p>
          </table:table-cell>
          <table:table-cell office:value-type="string" table:style-name="ce1">
            <text:p>nano</text:p>
          </table:table-cell>
          <table:table-cell office:value-type="float" office:value="3943541075.9372525" table:style-name="ce1">
            <text:p>3943541076</text:p>
          </table:table-cell>
          <table:table-cell table:number-columns-repeated="16381"/>
        </table:table-row>
        <table:table-row table:style-name="ro1">
          <table:table-cell office:value-type="float" office:value="617821" table:style-name="ce1">
            <text:p>617821</text:p>
          </table:table-cell>
          <table:table-cell office:value-type="string" table:style-name="ce1">
            <text:p>micro</text:p>
          </table:table-cell>
          <table:table-cell office:value-type="float" office:value="3952756769.8932476" table:style-name="ce1">
            <text:p>3952756770</text:p>
          </table:table-cell>
          <table:table-cell table:number-columns-repeated="16381"/>
        </table:table-row>
        <table:table-row table:style-name="ro1">
          <table:table-cell office:value-type="float" office:value="181903" table:style-name="ce1">
            <text:p>181903</text:p>
          </table:table-cell>
          <table:table-cell office:value-type="string" table:style-name="ce1">
            <text:p>mini</text:p>
          </table:table-cell>
          <table:table-cell office:value-type="float" office:value="3957058111.1507297" table:style-name="ce1">
            <text:p>3957058111</text:p>
          </table:table-cell>
          <table:table-cell table:number-columns-repeated="16381"/>
        </table:table-row>
        <table:table-row table:style-name="ro1">
          <table:table-cell office:value-type="float" office:value="713586" table:style-name="ce1">
            <text:p>713586</text:p>
          </table:table-cell>
          <table:table-cell office:value-type="string" table:style-name="ce1">
            <text:p>e</text:p>
          </table:table-cell>
          <table:table-cell office:value-type="float" office:value="3986561451.4983101" table:style-name="ce1">
            <text:p>3986561451</text:p>
          </table:table-cell>
          <table:table-cell table:number-columns-repeated="16381"/>
        </table:table-row>
        <table:table-row table:style-name="ro1">
          <table:table-cell office:value-type="float" office:value="55265" table:style-name="ce1">
            <text:p>55265</text:p>
          </table:table-cell>
          <table:table-cell office:value-type="string" table:style-name="ce1">
            <text:p>micro</text:p>
          </table:table-cell>
          <table:table-cell office:value-type="float" office:value="3960842315.1552558" table:style-name="ce1">
            <text:p>3960842315</text:p>
          </table:table-cell>
          <table:table-cell table:number-columns-repeated="16381"/>
        </table:table-row>
        <table:table-row table:style-name="ro1">
          <table:table-cell office:value-type="float" office:value="304480" table:style-name="ce1">
            <text:p>304480</text:p>
          </table:table-cell>
          <table:table-cell office:value-type="string" table:style-name="ce1">
            <text:p>mini</text:p>
          </table:table-cell>
          <table:table-cell office:value-type="float" office:value="3959491015.586514" table:style-name="ce1">
            <text:p>3959491016</text:p>
          </table:table-cell>
          <table:table-cell table:number-columns-repeated="16381"/>
        </table:table-row>
        <table:table-row table:style-name="ro1">
          <table:table-cell office:value-type="float" office:value="765974" table:style-name="ce1">
            <text:p>765974</text:p>
          </table:table-cell>
          <table:table-cell office:value-type="string" table:style-name="ce1">
            <text:p>nano</text:p>
          </table:table-cell>
          <table:table-cell office:value-type="float" office:value="3979474508.2093835" table:style-name="ce1">
            <text:p>3979474508</text:p>
          </table:table-cell>
          <table:table-cell table:number-columns-repeated="16381"/>
        </table:table-row>
        <table:table-row table:style-name="ro1">
          <table:table-cell office:value-type="float" office:value="239272" table:style-name="ce1">
            <text:p>239272</text:p>
          </table:table-cell>
          <table:table-cell office:value-type="string" table:style-name="ce1">
            <text:p>e</text:p>
          </table:table-cell>
          <table:table-cell office:value-type="float" office:value="3963435859.3256211" table:style-name="ce1">
            <text:p>3963435859</text:p>
          </table:table-cell>
          <table:table-cell table:number-columns-repeated="16381"/>
        </table:table-row>
        <table:table-row table:style-name="ro1">
          <table:table-cell office:value-type="float" office:value="30291" table:style-name="ce1">
            <text:p>30291</text:p>
          </table:table-cell>
          <table:table-cell office:value-type="string" table:style-name="ce1">
            <text:p>mini</text:p>
          </table:table-cell>
          <table:table-cell office:value-type="float" office:value="3948438137.1501703" table:style-name="ce1">
            <text:p>3948438137</text:p>
          </table:table-cell>
          <table:table-cell table:number-columns-repeated="16381"/>
        </table:table-row>
        <table:table-row table:style-name="ro1">
          <table:table-cell office:value-type="float" office:value="271762" table:style-name="ce1">
            <text:p>271762</text:p>
          </table:table-cell>
          <table:table-cell office:value-type="string" table:style-name="ce1">
            <text:p>nano</text:p>
          </table:table-cell>
          <table:table-cell office:value-type="float" office:value="3978486647.9449601" table:style-name="ce1">
            <text:p>3978486648</text:p>
          </table:table-cell>
          <table:table-cell table:number-columns-repeated="16381"/>
        </table:table-row>
        <table:table-row table:style-name="ro1">
          <table:table-cell office:value-type="float" office:value="678153" table:style-name="ce1">
            <text:p>678153</text:p>
          </table:table-cell>
          <table:table-cell office:value-type="string" table:style-name="ce1">
            <text:p>micro</text:p>
          </table:table-cell>
          <table:table-cell office:value-type="float" office:value="3954288095.7988639" table:style-name="ce1">
            <text:p>3954288096</text:p>
          </table:table-cell>
          <table:table-cell table:number-columns-repeated="16381"/>
        </table:table-row>
        <table:table-row table:style-name="ro1">
          <table:table-cell office:value-type="float" office:value="504996" table:style-name="ce1">
            <text:p>504996</text:p>
          </table:table-cell>
          <table:table-cell office:value-type="string" table:style-name="ce1">
            <text:p>e</text:p>
          </table:table-cell>
          <table:table-cell office:value-type="float" office:value="3988040258.5162597" table:style-name="ce1">
            <text:p>3988040259</text:p>
          </table:table-cell>
          <table:table-cell table:number-columns-repeated="16381"/>
        </table:table-row>
        <table:table-row table:style-name="ro1">
          <table:table-cell office:value-type="float" office:value="645648" table:style-name="ce1">
            <text:p>645648</text:p>
          </table:table-cell>
          <table:table-cell office:value-type="string" table:style-name="ce1">
            <text:p>micro</text:p>
          </table:table-cell>
          <table:table-cell office:value-type="float" office:value="3979212610.2845106" table:style-name="ce1">
            <text:p>3979212610</text:p>
          </table:table-cell>
          <table:table-cell table:number-columns-repeated="16381"/>
        </table:table-row>
        <table:table-row table:style-name="ro1">
          <table:table-cell office:value-type="float" office:value="9491" table:style-name="ce1">
            <text:p>9491</text:p>
          </table:table-cell>
          <table:table-cell office:value-type="string" table:style-name="ce1">
            <text:p>nano</text:p>
          </table:table-cell>
          <table:table-cell office:value-type="float" office:value="3939342203.0307674" table:style-name="ce1">
            <text:p>3939342203</text:p>
          </table:table-cell>
          <table:table-cell table:number-columns-repeated="16381"/>
        </table:table-row>
        <table:table-row table:style-name="ro1">
          <table:table-cell office:value-type="float" office:value="934975" table:style-name="ce1">
            <text:p>934975</text:p>
          </table:table-cell>
          <table:table-cell office:value-type="string" table:style-name="ce1">
            <text:p>mini</text:p>
          </table:table-cell>
          <table:table-cell office:value-type="float" office:value="3979158012.5054402" table:style-name="ce1">
            <text:p>3979158013</text:p>
          </table:table-cell>
          <table:table-cell table:number-columns-repeated="16381"/>
        </table:table-row>
        <table:table-row table:style-name="ro1">
          <table:table-cell office:value-type="float" office:value="9253" table:style-name="ce1">
            <text:p>9253</text:p>
          </table:table-cell>
          <table:table-cell office:value-type="string" table:style-name="ce1">
            <text:p>e</text:p>
          </table:table-cell>
          <table:table-cell office:value-type="float" office:value="3959659052.3911514" table:style-name="ce1">
            <text:p>3959659052</text:p>
          </table:table-cell>
          <table:table-cell table:number-columns-repeated="16381"/>
        </table:table-row>
        <table:table-row table:style-name="ro1">
          <table:table-cell office:value-type="float" office:value="165318" table:style-name="ce1">
            <text:p>165318</text:p>
          </table:table-cell>
          <table:table-cell office:value-type="string" table:style-name="ce1">
            <text:p>micro</text:p>
          </table:table-cell>
          <table:table-cell office:value-type="float" office:value="3965761563.588213" table:style-name="ce1">
            <text:p>3965761564</text:p>
          </table:table-cell>
          <table:table-cell table:number-columns-repeated="16381"/>
        </table:table-row>
        <table:table-row table:style-name="ro1">
          <table:table-cell office:value-type="float" office:value="982051" table:style-name="ce1">
            <text:p>982051</text:p>
          </table:table-cell>
          <table:table-cell office:value-type="string" table:style-name="ce1">
            <text:p>nano</text:p>
          </table:table-cell>
          <table:table-cell office:value-type="float" office:value="3981126910.5153694" table:style-name="ce1">
            <text:p>3981126911</text:p>
          </table:table-cell>
          <table:table-cell table:number-columns-repeated="16381"/>
        </table:table-row>
        <table:table-row table:style-name="ro1">
          <table:table-cell office:value-type="float" office:value="143815" table:style-name="ce1">
            <text:p>143815</text:p>
          </table:table-cell>
          <table:table-cell office:value-type="string" table:style-name="ce1">
            <text:p>mini</text:p>
          </table:table-cell>
          <table:table-cell office:value-type="float" office:value="3947090978.4620671" table:style-name="ce1">
            <text:p>3947090978</text:p>
          </table:table-cell>
          <table:table-cell table:number-columns-repeated="16381"/>
        </table:table-row>
        <table:table-row table:style-name="ro1">
          <table:table-cell office:value-type="float" office:value="534755" table:style-name="ce1">
            <text:p>534755</text:p>
          </table:table-cell>
          <table:table-cell office:value-type="string" table:style-name="ce1">
            <text:p>e</text:p>
          </table:table-cell>
          <table:table-cell office:value-type="float" office:value="3936289788.2263832" table:style-name="ce1">
            <text:p>3936289788</text:p>
          </table:table-cell>
          <table:table-cell table:number-columns-repeated="16381"/>
        </table:table-row>
        <table:table-row table:style-name="ro1">
          <table:table-cell office:value-type="float" office:value="567728" table:style-name="ce1">
            <text:p>567728</text:p>
          </table:table-cell>
          <table:table-cell office:value-type="string" table:style-name="ce1">
            <text:p>nano</text:p>
          </table:table-cell>
          <table:table-cell office:value-type="float" office:value="3979975864.5163579" table:style-name="ce1">
            <text:p>3979975865</text:p>
          </table:table-cell>
          <table:table-cell table:number-columns-repeated="16381"/>
        </table:table-row>
        <table:table-row table:style-name="ro1">
          <table:table-cell office:value-type="float" office:value="628123" table:style-name="ce1">
            <text:p>628123</text:p>
          </table:table-cell>
          <table:table-cell office:value-type="string" table:style-name="ce1">
            <text:p>micro</text:p>
          </table:table-cell>
          <table:table-cell office:value-type="float" office:value="3986021172.8528118" table:style-name="ce1">
            <text:p>3986021173</text:p>
          </table:table-cell>
          <table:table-cell table:number-columns-repeated="16381"/>
        </table:table-row>
        <table:table-row table:style-name="ro1">
          <table:table-cell office:value-type="float" office:value="669707" table:style-name="ce1">
            <text:p>669707</text:p>
          </table:table-cell>
          <table:table-cell office:value-type="string" table:style-name="ce1">
            <text:p>nano</text:p>
          </table:table-cell>
          <table:table-cell office:value-type="float" office:value="3989605994.6296601" table:style-name="ce1">
            <text:p>3989605995</text:p>
          </table:table-cell>
          <table:table-cell table:number-columns-repeated="16381"/>
        </table:table-row>
        <table:table-row table:number-rows-repeated="1047575" table:style-name="ro1">
          <table:table-cell table:number-columns-repeated="16384"/>
        </table:table-row>
      </table:table>
      <table:table table:name="SIMDisattiva" table:style-name="ta2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office:value-type="string" table:style-name="ce3">
            <text:p>eraAssociataA</text:p>
          </table:table-cell>
          <table:table-cell office:value-type="string" table:style-name="ce3">
            <text:p>dataAttivazione</text:p>
          </table:table-cell>
          <table:table-cell office:value-type="string" table:style-name="ce3">
            <text:p>dataDisattivazione</text:p>
          </table:table-cell>
          <table:table-cell table:number-columns-repeated="16379"/>
        </table:table-row>
        <table:table-row table:style-name="ro1">
          <table:table-cell office:value-type="float" office:value="194577" table:style-name="ce1">
            <text:p>194577</text:p>
          </table:table-cell>
          <table:table-cell office:value-type="string" table:style-name="ce1">
            <text:p>mini</text:p>
          </table:table-cell>
          <table:table-cell office:value-type="float" office:value="3998520419.3633909" table:style-name="ce1">
            <text:p>3998520419</text:p>
          </table:table-cell>
          <table:table-cell table:number-columns-repeated="16381" table:style-name="ce1"/>
        </table:table-row>
        <table:table-row table:style-name="ro1">
          <table:table-cell office:value-type="float" office:value="172878" table:style-name="ce1">
            <text:p>172878</text:p>
          </table:table-cell>
          <table:table-cell office:value-type="string" table:style-name="ce1">
            <text:p>micro</text:p>
          </table:table-cell>
          <table:table-cell office:value-type="float" office:value="3967029444.6202741" table:style-name="ce1">
            <text:p>3967029445</text:p>
          </table:table-cell>
          <table:table-cell table:number-columns-repeated="16381" table:style-name="ce1"/>
        </table:table-row>
        <table:table-row table:style-name="ro1">
          <table:table-cell office:value-type="float" office:value="526863" table:style-name="ce1">
            <text:p>526863</text:p>
          </table:table-cell>
          <table:table-cell office:value-type="string" table:style-name="ce1">
            <text:p>nano<text:s/></text:p>
          </table:table-cell>
          <table:table-cell office:value-type="float" office:value="3939576671.6046386" table:style-name="ce1">
            <text:p>3939576672</text:p>
          </table:table-cell>
          <table:table-cell table:number-columns-repeated="16381" table:style-name="ce1"/>
        </table:table-row>
        <table:table-row table:style-name="ro1">
          <table:table-cell office:value-type="float" office:value="794267" table:style-name="ce1">
            <text:p>794267</text:p>
          </table:table-cell>
          <table:table-cell office:value-type="string" table:style-name="ce1">
            <text:p>e</text:p>
          </table:table-cell>
          <table:table-cell office:value-type="float" office:value="3963951301.4025445" table:style-name="ce1">
            <text:p>3963951301</text:p>
          </table:table-cell>
          <table:table-cell table:number-columns-repeated="16381" table:style-name="ce1"/>
        </table:table-row>
        <table:table-row table:style-name="ro1">
          <table:table-cell office:value-type="float" office:value="228759" table:style-name="ce1">
            <text:p>228759</text:p>
          </table:table-cell>
          <table:table-cell office:value-type="string" table:style-name="ce1">
            <text:p>micro</text:p>
          </table:table-cell>
          <table:table-cell office:value-type="float" office:value="3994869148.5286212" table:style-name="ce1">
            <text:p>3994869149</text:p>
          </table:table-cell>
          <table:table-cell table:number-columns-repeated="16381" table:style-name="ce1"/>
        </table:table-row>
        <table:table-row table:style-name="ro1">
          <table:table-cell office:value-type="float" office:value="23809" table:style-name="ce1">
            <text:p>23809</text:p>
          </table:table-cell>
          <table:table-cell office:value-type="string" table:style-name="ce1">
            <text:p>e</text:p>
          </table:table-cell>
          <table:table-cell office:value-type="float" office:value="3981274759.5041981" table:style-name="ce1">
            <text:p>3981274760</text:p>
          </table:table-cell>
          <table:table-cell table:number-columns-repeated="16381" table:style-name="ce1"/>
        </table:table-row>
        <table:table-row table:style-name="ro1">
          <table:table-cell office:value-type="float" office:value="62575" table:style-name="ce1">
            <text:p>62575</text:p>
          </table:table-cell>
          <table:table-cell office:value-type="string" table:style-name="ce1">
            <text:p>micro</text:p>
          </table:table-cell>
          <table:table-cell office:value-type="float" office:value="3999609862.6891403" table:style-name="ce1">
            <text:p>3999609863</text:p>
          </table:table-cell>
          <table:table-cell table:number-columns-repeated="16381" table:style-name="ce1"/>
        </table:table-row>
        <table:table-row table:style-name="ro1">
          <table:table-cell office:value-type="float" office:value="27731" table:style-name="ce1">
            <text:p>27731</text:p>
          </table:table-cell>
          <table:table-cell office:value-type="string" table:style-name="ce1">
            <text:p>nano</text:p>
          </table:table-cell>
          <table:table-cell office:value-type="float" office:value="3935127593.4667253" table:style-name="ce1">
            <text:p>3935127593</text:p>
          </table:table-cell>
          <table:table-cell table:number-columns-repeated="16381" table:style-name="ce1"/>
        </table:table-row>
        <table:table-row table:style-name="ro1">
          <table:table-cell office:value-type="float" office:value="133723" table:style-name="ce1">
            <text:p>133723</text:p>
          </table:table-cell>
          <table:table-cell office:value-type="string" table:style-name="ce1">
            <text:p>mini</text:p>
          </table:table-cell>
          <table:table-cell office:value-type="float" office:value="3969052602.5619135" table:style-name="ce1">
            <text:p>3969052603</text:p>
          </table:table-cell>
          <table:table-cell table:number-columns-repeated="16381" table:style-name="ce1"/>
        </table:table-row>
        <table:table-row table:style-name="ro1">
          <table:table-cell office:value-type="float" office:value="222256" table:style-name="ce1">
            <text:p>222256</text:p>
          </table:table-cell>
          <table:table-cell office:value-type="string" table:style-name="ce1">
            <text:p>e</text:p>
          </table:table-cell>
          <table:table-cell office:value-type="float" office:value="3958213828.4415684" table:style-name="ce1">
            <text:p>3958213828</text:p>
          </table:table-cell>
          <table:table-cell table:number-columns-repeated="16381" table:style-name="ce1"/>
        </table:table-row>
        <table:table-row table:style-name="ro1">
          <table:table-cell office:value-type="float" office:value="509716" table:style-name="ce1">
            <text:p>509716</text:p>
          </table:table-cell>
          <table:table-cell office:value-type="string" table:style-name="ce1">
            <text:p>nano</text:p>
          </table:table-cell>
          <table:table-cell office:value-type="float" office:value="3955082707.2100844" table:style-name="ce1">
            <text:p>3955082707</text:p>
          </table:table-cell>
          <table:table-cell table:number-columns-repeated="16381" table:style-name="ce1"/>
        </table:table-row>
        <table:table-row table:style-name="ro1">
          <table:table-cell office:value-type="float" office:value="522230" table:style-name="ce1">
            <text:p>522230</text:p>
          </table:table-cell>
          <table:table-cell office:value-type="string" table:style-name="ce1">
            <text:p>micro</text:p>
          </table:table-cell>
          <table:table-cell office:value-type="float" office:value="3965671717.6679363" table:style-name="ce1">
            <text:p>3965671718</text:p>
          </table:table-cell>
          <table:table-cell table:number-columns-repeated="16381" table:style-name="ce1"/>
        </table:table-row>
        <table:table-row table:style-name="ro1">
          <table:table-cell office:value-type="float" office:value="185015" table:style-name="ce1">
            <text:p>185015</text:p>
          </table:table-cell>
          <table:table-cell office:value-type="string" table:style-name="ce1">
            <text:p>mini</text:p>
          </table:table-cell>
          <table:table-cell office:value-type="float" office:value="3993687858.6549225" table:style-name="ce1">
            <text:p>3993687859</text:p>
          </table:table-cell>
          <table:table-cell table:number-columns-repeated="16381" table:style-name="ce1"/>
        </table:table-row>
        <table:table-row table:style-name="ro1">
          <table:table-cell office:value-type="float" office:value="615874" table:style-name="ce1">
            <text:p>615874</text:p>
          </table:table-cell>
          <table:table-cell office:value-type="string" table:style-name="ce1">
            <text:p>nano</text:p>
          </table:table-cell>
          <table:table-cell office:value-type="float" office:value="3969026077.5147109" table:style-name="ce1">
            <text:p>3969026078</text:p>
          </table:table-cell>
          <table:table-cell table:number-columns-repeated="16381" table:style-name="ce1"/>
        </table:table-row>
        <table:table-row table:style-name="ro1">
          <table:table-cell office:value-type="float" office:value="800006" table:style-name="ce1">
            <text:p>800006</text:p>
          </table:table-cell>
          <table:table-cell office:value-type="string" table:style-name="ce1">
            <text:p>micro</text:p>
          </table:table-cell>
          <table:table-cell office:value-type="float" office:value="3945053906.283989" table:style-name="ce1">
            <text:p>3945053906</text:p>
          </table:table-cell>
          <table:table-cell table:number-columns-repeated="16381" table:style-name="ce1"/>
        </table:table-row>
        <table:table-row table:style-name="ro1">
          <table:table-cell office:value-type="float" office:value="176927" table:style-name="ce1">
            <text:p>176927</text:p>
          </table:table-cell>
          <table:table-cell office:value-type="string" table:style-name="ce1">
            <text:p>mini</text:p>
          </table:table-cell>
          <table:table-cell office:value-type="float" office:value="3937160891.2003441" table:style-name="ce1">
            <text:p>3937160891</text:p>
          </table:table-cell>
          <table:table-cell table:number-columns-repeated="16381"/>
        </table:table-row>
        <table:table-row table:style-name="ro1">
          <table:table-cell office:value-type="float" office:value="321668" table:style-name="ce1">
            <text:p>321668</text:p>
          </table:table-cell>
          <table:table-cell office:value-type="string" table:style-name="ce1">
            <text:p>e</text:p>
          </table:table-cell>
          <table:table-cell office:value-type="float" office:value="3983614784.1759706" table:style-name="ce1">
            <text:p>3983614784</text:p>
          </table:table-cell>
          <table:table-cell table:number-columns-repeated="16381"/>
        </table:table-row>
        <table:table-row table:style-name="ro1">
          <table:table-cell office:value-type="float" office:value="487461" table:style-name="ce1">
            <text:p>487461</text:p>
          </table:table-cell>
          <table:table-cell office:value-type="string" table:style-name="ce1">
            <text:p>micro</text:p>
          </table:table-cell>
          <table:table-cell office:value-type="float" office:value="3942501577.7612967" table:style-name="ce1">
            <text:p>3942501578</text:p>
          </table:table-cell>
          <table:table-cell table:number-columns-repeated="16381"/>
        </table:table-row>
        <table:table-row table:style-name="ro1">
          <table:table-cell office:value-type="float" office:value="87506" table:style-name="ce1">
            <text:p>87506</text:p>
          </table:table-cell>
          <table:table-cell office:value-type="string" table:style-name="ce1">
            <text:p>mini</text:p>
          </table:table-cell>
          <table:table-cell office:value-type="float" office:value="3955328060.3333321" table:style-name="ce1">
            <text:p>3955328060</text:p>
          </table:table-cell>
          <table:table-cell table:number-columns-repeated="16381"/>
        </table:table-row>
        <table:table-row table:style-name="ro1">
          <table:table-cell office:value-type="float" office:value="49594" table:style-name="ce1">
            <text:p>49594</text:p>
          </table:table-cell>
          <table:table-cell office:value-type="string" table:style-name="ce1">
            <text:p>nano</text:p>
          </table:table-cell>
          <table:table-cell office:value-type="float" office:value="3976610897.8360047" table:style-name="ce1">
            <text:p>3976610898</text:p>
          </table:table-cell>
          <table:table-cell table:number-columns-repeated="16381"/>
        </table:table-row>
        <table:table-row table:style-name="ro1">
          <table:table-cell office:value-type="float" office:value="912695" table:style-name="ce1">
            <text:p>912695</text:p>
          </table:table-cell>
          <table:table-cell office:value-type="string" table:style-name="ce1">
            <text:p>micro</text:p>
          </table:table-cell>
          <table:table-cell office:value-type="float" office:value="3958693568.3758559" table:style-name="ce1">
            <text:p>3958693568</text:p>
          </table:table-cell>
          <table:table-cell table:number-columns-repeated="16381"/>
        </table:table-row>
        <table:table-row table:style-name="ro1">
          <table:table-cell office:value-type="float" office:value="617674" table:style-name="ce1">
            <text:p>617674</text:p>
          </table:table-cell>
          <table:table-cell office:value-type="string" table:style-name="ce1">
            <text:p>e</text:p>
          </table:table-cell>
          <table:table-cell office:value-type="float" office:value="3989484133.9027181" table:style-name="ce1">
            <text:p>3989484134</text:p>
          </table:table-cell>
          <table:table-cell table:number-columns-repeated="16381"/>
        </table:table-row>
        <table:table-row table:style-name="ro1">
          <table:table-cell office:value-type="float" office:value="541326" table:style-name="ce1">
            <text:p>541326</text:p>
          </table:table-cell>
          <table:table-cell office:value-type="string" table:style-name="ce1">
            <text:p>micro</text:p>
          </table:table-cell>
          <table:table-cell office:value-type="float" office:value="3964323812.9162655" table:style-name="ce1">
            <text:p>3964323813</text:p>
          </table:table-cell>
          <table:table-cell table:number-columns-repeated="16381"/>
        </table:table-row>
        <table:table-row table:style-name="ro1">
          <table:table-cell office:value-type="float" office:value="103880" table:style-name="ce1">
            <text:p>103880</text:p>
          </table:table-cell>
          <table:table-cell office:value-type="string" table:style-name="ce1">
            <text:p>nano</text:p>
          </table:table-cell>
          <table:table-cell office:value-type="float" office:value="3991077724.0153337" table:style-name="ce1">
            <text:p>3991077724</text:p>
          </table:table-cell>
          <table:table-cell table:number-columns-repeated="16381"/>
        </table:table-row>
        <table:table-row table:style-name="ro1">
          <table:table-cell office:value-type="float" office:value="40281" table:style-name="ce1">
            <text:p>40281</text:p>
          </table:table-cell>
          <table:table-cell office:value-type="string" table:style-name="ce1">
            <text:p>mini</text:p>
          </table:table-cell>
          <table:table-cell office:value-type="float" office:value="3934996876.2125182" table:style-name="ce1">
            <text:p>3934996876</text:p>
          </table:table-cell>
          <table:table-cell table:number-columns-repeated="16381"/>
        </table:table-row>
        <table:table-row table:style-name="ro1">
          <table:table-cell office:value-type="float" office:value="50953" table:style-name="ce1">
            <text:p>50953</text:p>
          </table:table-cell>
          <table:table-cell office:value-type="string" table:style-name="ce1">
            <text:p>e</text:p>
          </table:table-cell>
          <table:table-cell office:value-type="float" office:value="3984166691.720417" table:style-name="ce1">
            <text:p>3984166692</text:p>
          </table:table-cell>
          <table:table-cell table:number-columns-repeated="16381"/>
        </table:table-row>
        <table:table-row table:style-name="ro1">
          <table:table-cell office:value-type="float" office:value="799498" table:style-name="ce1">
            <text:p>799498</text:p>
          </table:table-cell>
          <table:table-cell office:value-type="string" table:style-name="ce1">
            <text:p>nano</text:p>
          </table:table-cell>
          <table:table-cell office:value-type="float" office:value="3991140650.782217" table:style-name="ce1">
            <text:p>3991140651</text:p>
          </table:table-cell>
          <table:table-cell table:number-columns-repeated="16381"/>
        </table:table-row>
        <table:table-row table:style-name="ro1">
          <table:table-cell office:value-type="float" office:value="7123" table:style-name="ce1">
            <text:p>7123</text:p>
          </table:table-cell>
          <table:table-cell office:value-type="string" table:style-name="ce1">
            <text:p>micro</text:p>
          </table:table-cell>
          <table:table-cell office:value-type="float" office:value="3931641772.6610613" table:style-name="ce1">
            <text:p>3931641773</text:p>
          </table:table-cell>
          <table:table-cell table:number-columns-repeated="16381"/>
        </table:table-row>
        <table:table-row table:style-name="ro1">
          <table:table-cell office:value-type="float" office:value="574816" table:style-name="ce1">
            <text:p>574816</text:p>
          </table:table-cell>
          <table:table-cell office:value-type="string" table:style-name="ce1">
            <text:p>mini</text:p>
          </table:table-cell>
          <table:table-cell office:value-type="float" office:value="3936295297.733995" table:style-name="ce1">
            <text:p>3936295298</text:p>
          </table:table-cell>
          <table:table-cell table:number-columns-repeated="16381"/>
        </table:table-row>
        <table:table-row table:style-name="ro1">
          <table:table-cell office:value-type="float" office:value="554702" table:style-name="ce1">
            <text:p>554702</text:p>
          </table:table-cell>
          <table:table-cell office:value-type="string" table:style-name="ce1">
            <text:p>nano</text:p>
          </table:table-cell>
          <table:table-cell office:value-type="float" office:value="3988234588.4832811" table:style-name="ce1">
            <text:p>3988234588</text:p>
          </table:table-cell>
          <table:table-cell table:number-columns-repeated="16381"/>
        </table:table-row>
        <table:table-row table:style-name="ro1">
          <table:table-cell office:value-type="float" office:value="853895" table:style-name="ce1">
            <text:p>853895</text:p>
          </table:table-cell>
          <table:table-cell office:value-type="string" table:style-name="ce1">
            <text:p>micro</text:p>
          </table:table-cell>
          <table:table-cell office:value-type="float" office:value="3984627307.2007036" table:style-name="ce1">
            <text:p>3984627307</text:p>
          </table:table-cell>
          <table:table-cell table:number-columns-repeated="16381"/>
        </table:table-row>
        <table:table-row table:style-name="ro1">
          <table:table-cell office:value-type="float" office:value="243715" table:style-name="ce1">
            <text:p>243715</text:p>
          </table:table-cell>
          <table:table-cell office:value-type="string" table:style-name="ce1">
            <text:p>mini</text:p>
          </table:table-cell>
          <table:table-cell office:value-type="float" office:value="3940542243.7282424" table:style-name="ce1">
            <text:p>3940542244</text:p>
          </table:table-cell>
          <table:table-cell table:number-columns-repeated="16381"/>
        </table:table-row>
        <table:table-row table:style-name="ro1">
          <table:table-cell office:value-type="float" office:value="794718" table:style-name="ce1">
            <text:p>794718</text:p>
          </table:table-cell>
          <table:table-cell office:value-type="string" table:style-name="ce1">
            <text:p>e</text:p>
          </table:table-cell>
          <table:table-cell office:value-type="float" office:value="3968850524.5664501" table:style-name="ce1">
            <text:p>3968850525</text:p>
          </table:table-cell>
          <table:table-cell table:number-columns-repeated="16381"/>
        </table:table-row>
        <table:table-row table:style-name="ro1">
          <table:table-cell office:value-type="float" office:value="839751" table:style-name="ce1">
            <text:p>839751</text:p>
          </table:table-cell>
          <table:table-cell office:value-type="string" table:style-name="ce1">
            <text:p>micro</text:p>
          </table:table-cell>
          <table:table-cell office:value-type="float" office:value="3948528460.8837357" table:style-name="ce1">
            <text:p>3948528461</text:p>
          </table:table-cell>
          <table:table-cell table:number-columns-repeated="16381"/>
        </table:table-row>
        <table:table-row table:style-name="ro1">
          <table:table-cell office:value-type="float" office:value="336346" table:style-name="ce1">
            <text:p>336346</text:p>
          </table:table-cell>
          <table:table-cell office:value-type="string" table:style-name="ce1">
            <text:p>mini</text:p>
          </table:table-cell>
          <table:table-cell office:value-type="float" office:value="3982280594.097188" table:style-name="ce1">
            <text:p>3982280594</text:p>
          </table:table-cell>
          <table:table-cell table:number-columns-repeated="16381"/>
        </table:table-row>
        <table:table-row table:style-name="ro1">
          <table:table-cell office:value-type="float" office:value="956453" table:style-name="ce1">
            <text:p>956453</text:p>
          </table:table-cell>
          <table:table-cell office:value-type="string" table:style-name="ce1">
            <text:p>nano</text:p>
          </table:table-cell>
          <table:table-cell office:value-type="float" office:value="3934992831.001545" table:style-name="ce1">
            <text:p>3934992831</text:p>
          </table:table-cell>
          <table:table-cell table:number-columns-repeated="16381"/>
        </table:table-row>
        <table:table-row table:style-name="ro1">
          <table:table-cell office:value-type="float" office:value="429337" table:style-name="ce1">
            <text:p>429337</text:p>
          </table:table-cell>
          <table:table-cell office:value-type="string" table:style-name="ce1">
            <text:p>micro</text:p>
          </table:table-cell>
          <table:table-cell office:value-type="float" office:value="3983765200.0622463" table:style-name="ce1">
            <text:p>3983765200</text:p>
          </table:table-cell>
          <table:table-cell table:number-columns-repeated="16381"/>
        </table:table-row>
        <table:table-row table:style-name="ro1">
          <table:table-cell office:value-type="float" office:value="408134" table:style-name="ce1">
            <text:p>408134</text:p>
          </table:table-cell>
          <table:table-cell office:value-type="string" table:style-name="ce1">
            <text:p>e</text:p>
          </table:table-cell>
          <table:table-cell office:value-type="float" office:value="3953597641.8255663" table:style-name="ce1">
            <text:p>3953597642</text:p>
          </table:table-cell>
          <table:table-cell table:number-columns-repeated="16381"/>
        </table:table-row>
        <table:table-row table:style-name="ro1">
          <table:table-cell office:value-type="float" office:value="985055" table:style-name="ce1">
            <text:p>985055</text:p>
          </table:table-cell>
          <table:table-cell office:value-type="string" table:style-name="ce1">
            <text:p>micro</text:p>
          </table:table-cell>
          <table:table-cell office:value-type="float" office:value="3936822512.6940532" table:style-name="ce1">
            <text:p>3936822513</text:p>
          </table:table-cell>
          <table:table-cell table:number-columns-repeated="16381"/>
        </table:table-row>
        <table:table-row table:style-name="ro1">
          <table:table-cell office:value-type="float" office:value="784887" table:style-name="ce1">
            <text:p>784887</text:p>
          </table:table-cell>
          <table:table-cell office:value-type="string" table:style-name="ce1">
            <text:p>nano</text:p>
          </table:table-cell>
          <table:table-cell office:value-type="float" office:value="3986283011.6724896" table:style-name="ce1">
            <text:p>3986283012</text:p>
          </table:table-cell>
          <table:table-cell table:number-columns-repeated="16381"/>
        </table:table-row>
        <table:table-row table:style-name="ro1">
          <table:table-cell office:value-type="float" office:value="302647" table:style-name="ce1">
            <text:p>302647</text:p>
          </table:table-cell>
          <table:table-cell office:value-type="string" table:style-name="ce1">
            <text:p>mini</text:p>
          </table:table-cell>
          <table:table-cell office:value-type="float" office:value="3981766331.4662538" table:style-name="ce1">
            <text:p>3981766331</text:p>
          </table:table-cell>
          <table:table-cell table:number-columns-repeated="16381"/>
        </table:table-row>
        <table:table-row table:style-name="ro1">
          <table:table-cell office:value-type="float" office:value="14510" table:style-name="ce1">
            <text:p>14510</text:p>
          </table:table-cell>
          <table:table-cell office:value-type="string" table:style-name="ce1">
            <text:p>e</text:p>
          </table:table-cell>
          <table:table-cell office:value-type="float" office:value="3976500239.9054837" table:style-name="ce1">
            <text:p>3976500240</text:p>
          </table:table-cell>
          <table:table-cell table:number-columns-repeated="16381"/>
        </table:table-row>
        <table:table-row table:style-name="ro1">
          <table:table-cell office:value-type="float" office:value="847450" table:style-name="ce1">
            <text:p>847450</text:p>
          </table:table-cell>
          <table:table-cell office:value-type="string" table:style-name="ce1">
            <text:p>nano</text:p>
          </table:table-cell>
          <table:table-cell office:value-type="float" office:value="3949269084.6725373" table:style-name="ce1">
            <text:p>3949269085</text:p>
          </table:table-cell>
          <table:table-cell table:number-columns-repeated="16381"/>
        </table:table-row>
        <table:table-row table:style-name="ro1">
          <table:table-cell office:value-type="float" office:value="626496" table:style-name="ce1">
            <text:p>626496</text:p>
          </table:table-cell>
          <table:table-cell office:value-type="string" table:style-name="ce1">
            <text:p>micro</text:p>
          </table:table-cell>
          <table:table-cell office:value-type="float" office:value="3948098250.345294" table:style-name="ce1">
            <text:p>3948098250</text:p>
          </table:table-cell>
          <table:table-cell table:number-columns-repeated="16381"/>
        </table:table-row>
        <table:table-row table:style-name="ro1">
          <table:table-cell office:value-type="float" office:value="540399" table:style-name="ce1">
            <text:p>540399</text:p>
          </table:table-cell>
          <table:table-cell office:value-type="string" table:style-name="ce1">
            <text:p>mini</text:p>
          </table:table-cell>
          <table:table-cell office:value-type="float" office:value="3938480776.0551739" table:style-name="ce1">
            <text:p>3938480776</text:p>
          </table:table-cell>
          <table:table-cell table:number-columns-repeated="16381"/>
        </table:table-row>
        <table:table-row table:style-name="ro1">
          <table:table-cell office:value-type="float" office:value="251250" table:style-name="ce1">
            <text:p>251250</text:p>
          </table:table-cell>
          <table:table-cell office:value-type="string" table:style-name="ce1">
            <text:p>nano</text:p>
          </table:table-cell>
          <table:table-cell office:value-type="float" office:value="3947146604.8538566" table:style-name="ce1">
            <text:p>3947146605</text:p>
          </table:table-cell>
          <table:table-cell table:number-columns-repeated="16381"/>
        </table:table-row>
        <table:table-row table:style-name="ro1">
          <table:table-cell office:value-type="float" office:value="994867" table:style-name="ce1">
            <text:p>994867</text:p>
          </table:table-cell>
          <table:table-cell office:value-type="string" table:style-name="ce1">
            <text:p>micro</text:p>
          </table:table-cell>
          <table:table-cell office:value-type="float" office:value="3992802369.8471928" table:style-name="ce1">
            <text:p>3992802370</text:p>
          </table:table-cell>
          <table:table-cell table:number-columns-repeated="16381"/>
        </table:table-row>
        <table:table-row table:style-name="ro1">
          <table:table-cell office:value-type="float" office:value="690690" table:style-name="ce1">
            <text:p>690690</text:p>
          </table:table-cell>
          <table:table-cell office:value-type="string" table:style-name="ce1">
            <text:p>mini</text:p>
          </table:table-cell>
          <table:table-cell office:value-type="float" office:value="3960819012.6786008" table:style-name="ce1">
            <text:p>3960819013</text:p>
          </table:table-cell>
          <table:table-cell table:number-columns-repeated="16381"/>
        </table:table-row>
        <table:table-row table:style-name="ro1">
          <table:table-cell office:value-type="float" office:value="153438" table:style-name="ce1">
            <text:p>153438</text:p>
          </table:table-cell>
          <table:table-cell office:value-type="string" table:style-name="ce1">
            <text:p>e</text:p>
          </table:table-cell>
          <table:table-cell office:value-type="float" office:value="3934158539.0412188" table:style-name="ce1">
            <text:p>3934158539</text:p>
          </table:table-cell>
          <table:table-cell table:number-columns-repeated="16381"/>
        </table:table-row>
        <table:table-row table:style-name="ro1">
          <table:table-cell office:value-type="float" office:value="874221" table:style-name="ce1">
            <text:p>874221</text:p>
          </table:table-cell>
          <table:table-cell office:value-type="string" table:style-name="ce1">
            <text:p>micro</text:p>
          </table:table-cell>
          <table:table-cell office:value-type="float" office:value="3960955065.6233172" table:style-name="ce1">
            <text:p>3960955066</text:p>
          </table:table-cell>
          <table:table-cell table:number-columns-repeated="16381"/>
        </table:table-row>
        <table:table-row table:style-name="ro1">
          <table:table-cell office:value-type="float" office:value="872373" table:style-name="ce1">
            <text:p>872373</text:p>
          </table:table-cell>
          <table:table-cell office:value-type="string" table:style-name="ce1">
            <text:p>mini</text:p>
          </table:table-cell>
          <table:table-cell office:value-type="float" office:value="3944634051.6174607" table:style-name="ce1">
            <text:p>3944634052</text:p>
          </table:table-cell>
          <table:table-cell table:number-columns-repeated="16381"/>
        </table:table-row>
        <table:table-row table:style-name="ro1">
          <table:table-cell office:value-type="float" office:value="102670" table:style-name="ce1">
            <text:p>102670</text:p>
          </table:table-cell>
          <table:table-cell office:value-type="string" table:style-name="ce1">
            <text:p>nano</text:p>
          </table:table-cell>
          <table:table-cell office:value-type="float" office:value="3986170981.0174923" table:style-name="ce1">
            <text:p>3986170981</text:p>
          </table:table-cell>
          <table:table-cell table:number-columns-repeated="16381"/>
        </table:table-row>
        <table:table-row table:style-name="ro1">
          <table:table-cell office:value-type="float" office:value="603256" table:style-name="ce1">
            <text:p>603256</text:p>
          </table:table-cell>
          <table:table-cell office:value-type="string" table:style-name="ce1">
            <text:p>micro</text:p>
          </table:table-cell>
          <table:table-cell office:value-type="float" office:value="3931262673.2739854" table:style-name="ce1">
            <text:p>3931262673</text:p>
          </table:table-cell>
          <table:table-cell table:number-columns-repeated="16381"/>
        </table:table-row>
        <table:table-row table:style-name="ro1">
          <table:table-cell office:value-type="float" office:value="450292" table:style-name="ce1">
            <text:p>450292</text:p>
          </table:table-cell>
          <table:table-cell office:value-type="string" table:style-name="ce1">
            <text:p>e</text:p>
          </table:table-cell>
          <table:table-cell office:value-type="float" office:value="3956416102.7841592" table:style-name="ce1">
            <text:p>3956416103</text:p>
          </table:table-cell>
          <table:table-cell table:number-columns-repeated="16381"/>
        </table:table-row>
        <table:table-row table:style-name="ro1">
          <table:table-cell office:value-type="float" office:value="521147" table:style-name="ce1">
            <text:p>521147</text:p>
          </table:table-cell>
          <table:table-cell office:value-type="string" table:style-name="ce1">
            <text:p>micro</text:p>
          </table:table-cell>
          <table:table-cell office:value-type="float" office:value="3931088004.636178" table:style-name="ce1">
            <text:p>3931088005</text:p>
          </table:table-cell>
          <table:table-cell table:number-columns-repeated="16381"/>
        </table:table-row>
        <table:table-row table:style-name="ro1">
          <table:table-cell office:value-type="float" office:value="673858" table:style-name="ce1">
            <text:p>673858</text:p>
          </table:table-cell>
          <table:table-cell office:value-type="string" table:style-name="ce1">
            <text:p>nano</text:p>
          </table:table-cell>
          <table:table-cell office:value-type="float" office:value="3973407065.6981354" table:style-name="ce1">
            <text:p>3973407066</text:p>
          </table:table-cell>
          <table:table-cell table:number-columns-repeated="16381"/>
        </table:table-row>
        <table:table-row table:style-name="ro1">
          <table:table-cell office:value-type="float" office:value="703392" table:style-name="ce1">
            <text:p>703392</text:p>
          </table:table-cell>
          <table:table-cell office:value-type="string" table:style-name="ce1">
            <text:p>mini</text:p>
          </table:table-cell>
          <table:table-cell office:value-type="float" office:value="3976695345.382596" table:style-name="ce1">
            <text:p>3976695345</text:p>
          </table:table-cell>
          <table:table-cell table:number-columns-repeated="16381"/>
        </table:table-row>
        <table:table-row table:style-name="ro1">
          <table:table-cell office:value-type="float" office:value="999870" table:style-name="ce1">
            <text:p>999870</text:p>
          </table:table-cell>
          <table:table-cell office:value-type="string" table:style-name="ce1">
            <text:p>e</text:p>
          </table:table-cell>
          <table:table-cell office:value-type="float" office:value="3945313738.6137028" table:style-name="ce1">
            <text:p>3945313739</text:p>
          </table:table-cell>
          <table:table-cell table:number-columns-repeated="16381"/>
        </table:table-row>
        <table:table-row table:style-name="ro1">
          <table:table-cell office:value-type="float" office:value="925850" table:style-name="ce1">
            <text:p>925850</text:p>
          </table:table-cell>
          <table:table-cell office:value-type="string" table:style-name="ce1">
            <text:p>nano</text:p>
          </table:table-cell>
          <table:table-cell office:value-type="float" office:value="3932155865.0072227" table:style-name="ce1">
            <text:p>3932155865</text:p>
          </table:table-cell>
          <table:table-cell table:number-columns-repeated="16381"/>
        </table:table-row>
        <table:table-row table:style-name="ro1">
          <table:table-cell office:value-type="float" office:value="465791" table:style-name="ce1">
            <text:p>465791</text:p>
          </table:table-cell>
          <table:table-cell office:value-type="string" table:style-name="ce1">
            <text:p>micro</text:p>
          </table:table-cell>
          <table:table-cell office:value-type="float" office:value="3932405824.3438487" table:style-name="ce1">
            <text:p>3932405824</text:p>
          </table:table-cell>
          <table:table-cell table:number-columns-repeated="16381"/>
        </table:table-row>
        <table:table-row table:style-name="ro1">
          <table:table-cell office:value-type="float" office:value="773616" table:style-name="ce1">
            <text:p>773616</text:p>
          </table:table-cell>
          <table:table-cell office:value-type="string" table:style-name="ce1">
            <text:p>mini</text:p>
          </table:table-cell>
          <table:table-cell office:value-type="float" office:value="3937203526.6951752" table:style-name="ce1">
            <text:p>3937203527</text:p>
          </table:table-cell>
          <table:table-cell table:number-columns-repeated="16381"/>
        </table:table-row>
        <table:table-row table:style-name="ro1">
          <table:table-cell office:value-type="float" office:value="365314" table:style-name="ce1">
            <text:p>365314</text:p>
          </table:table-cell>
          <table:table-cell office:value-type="string" table:style-name="ce1">
            <text:p>nano</text:p>
          </table:table-cell>
          <table:table-cell office:value-type="float" office:value="3998421104.5739903" table:style-name="ce1">
            <text:p>3998421105</text:p>
          </table:table-cell>
          <table:table-cell table:number-columns-repeated="16381"/>
        </table:table-row>
        <table:table-row table:style-name="ro1">
          <table:table-cell office:value-type="float" office:value="333846" table:style-name="ce1">
            <text:p>333846</text:p>
          </table:table-cell>
          <table:table-cell office:value-type="string" table:style-name="ce1">
            <text:p>micro</text:p>
          </table:table-cell>
          <table:table-cell office:value-type="float" office:value="3961527610.2156901" table:style-name="ce1">
            <text:p>3961527610</text:p>
          </table:table-cell>
          <table:table-cell table:number-columns-repeated="16381"/>
        </table:table-row>
        <table:table-row table:style-name="ro1">
          <table:table-cell office:value-type="float" office:value="605111" table:style-name="ce1">
            <text:p>605111</text:p>
          </table:table-cell>
          <table:table-cell office:value-type="string" table:style-name="ce1">
            <text:p>mini</text:p>
          </table:table-cell>
          <table:table-cell office:value-type="float" office:value="3942215971.6687608" table:style-name="ce1">
            <text:p>3942215972</text:p>
          </table:table-cell>
          <table:table-cell table:number-columns-repeated="16381"/>
        </table:table-row>
        <table:table-row table:style-name="ro1">
          <table:table-cell office:value-type="float" office:value="555807" table:style-name="ce1">
            <text:p>555807</text:p>
          </table:table-cell>
          <table:table-cell office:value-type="string" table:style-name="ce1">
            <text:p>e</text:p>
          </table:table-cell>
          <table:table-cell office:value-type="float" office:value="3945621867.0821962" table:style-name="ce1">
            <text:p>3945621867</text:p>
          </table:table-cell>
          <table:table-cell table:number-columns-repeated="16381"/>
        </table:table-row>
        <table:table-row table:style-name="ro1">
          <table:table-cell office:value-type="float" office:value="367096" table:style-name="ce1">
            <text:p>367096</text:p>
          </table:table-cell>
          <table:table-cell office:value-type="string" table:style-name="ce1">
            <text:p>micro</text:p>
          </table:table-cell>
          <table:table-cell office:value-type="float" office:value="3932273733.4932184" table:style-name="ce1">
            <text:p>3932273733</text:p>
          </table:table-cell>
          <table:table-cell table:number-columns-repeated="16381"/>
        </table:table-row>
        <table:table-row table:style-name="ro1">
          <table:table-cell office:value-type="float" office:value="156730" table:style-name="ce1">
            <text:p>156730</text:p>
          </table:table-cell>
          <table:table-cell office:value-type="string" table:style-name="ce1">
            <text:p>mini</text:p>
          </table:table-cell>
          <table:table-cell office:value-type="float" office:value="3960897357.4713111" table:style-name="ce1">
            <text:p>3960897357</text:p>
          </table:table-cell>
          <table:table-cell table:number-columns-repeated="16381"/>
        </table:table-row>
        <table:table-row table:style-name="ro1">
          <table:table-cell office:value-type="float" office:value="689236" table:style-name="ce1">
            <text:p>689236</text:p>
          </table:table-cell>
          <table:table-cell office:value-type="string" table:style-name="ce1">
            <text:p>nano</text:p>
          </table:table-cell>
          <table:table-cell office:value-type="float" office:value="3935814820.4545622" table:style-name="ce1">
            <text:p>3935814820</text:p>
          </table:table-cell>
          <table:table-cell table:number-columns-repeated="16381"/>
        </table:table-row>
        <table:table-row table:style-name="ro1">
          <table:table-cell office:value-type="float" office:value="307412" table:style-name="ce1">
            <text:p>307412</text:p>
          </table:table-cell>
          <table:table-cell office:value-type="string" table:style-name="ce1">
            <text:p>micro</text:p>
          </table:table-cell>
          <table:table-cell office:value-type="float" office:value="3962678471.2482886" table:style-name="ce1">
            <text:p>3962678471</text:p>
          </table:table-cell>
          <table:table-cell table:number-columns-repeated="16381"/>
        </table:table-row>
        <table:table-row table:style-name="ro1">
          <table:table-cell office:value-type="float" office:value="608455" table:style-name="ce1">
            <text:p>608455</text:p>
          </table:table-cell>
          <table:table-cell office:value-type="string" table:style-name="ce1">
            <text:p>e</text:p>
          </table:table-cell>
          <table:table-cell office:value-type="float" office:value="3958898582.978416" table:style-name="ce1">
            <text:p>3958898583</text:p>
          </table:table-cell>
          <table:table-cell table:number-columns-repeated="16381"/>
        </table:table-row>
        <table:table-row table:style-name="ro1">
          <table:table-cell office:value-type="float" office:value="967174" table:style-name="ce1">
            <text:p>967174</text:p>
          </table:table-cell>
          <table:table-cell office:value-type="string" table:style-name="ce1">
            <text:p>micro</text:p>
          </table:table-cell>
          <table:table-cell office:value-type="float" office:value="3989394010.0932178" table:style-name="ce1">
            <text:p>3989394010</text:p>
          </table:table-cell>
          <table:table-cell table:number-columns-repeated="16381"/>
        </table:table-row>
        <table:table-row table:style-name="ro1">
          <table:table-cell office:value-type="float" office:value="429501" table:style-name="ce1">
            <text:p>429501</text:p>
          </table:table-cell>
          <table:table-cell office:value-type="string" table:style-name="ce1">
            <text:p>nano</text:p>
          </table:table-cell>
          <table:table-cell office:value-type="float" office:value="3968942090.0362897" table:style-name="ce1">
            <text:p>3968942090</text:p>
          </table:table-cell>
          <table:table-cell table:number-columns-repeated="16381"/>
        </table:table-row>
        <table:table-row table:style-name="ro1">
          <table:table-cell office:value-type="float" office:value="69136" table:style-name="ce1">
            <text:p>69136</text:p>
          </table:table-cell>
          <table:table-cell office:value-type="string" table:style-name="ce1">
            <text:p>mini</text:p>
          </table:table-cell>
          <table:table-cell office:value-type="float" office:value="3971344166.9023161" table:style-name="ce1">
            <text:p>3971344167</text:p>
          </table:table-cell>
          <table:table-cell table:number-columns-repeated="16381"/>
        </table:table-row>
        <table:table-row table:style-name="ro1">
          <table:table-cell office:value-type="float" office:value="406875" table:style-name="ce1">
            <text:p>406875</text:p>
          </table:table-cell>
          <table:table-cell office:value-type="string" table:style-name="ce1">
            <text:p>e</text:p>
          </table:table-cell>
          <table:table-cell office:value-type="float" office:value="3959623965.8666749" table:style-name="ce1">
            <text:p>3959623966</text:p>
          </table:table-cell>
          <table:table-cell table:number-columns-repeated="16381"/>
        </table:table-row>
        <table:table-row table:style-name="ro1">
          <table:table-cell office:value-type="float" office:value="592394" table:style-name="ce1">
            <text:p>592394</text:p>
          </table:table-cell>
          <table:table-cell office:value-type="string" table:style-name="ce1">
            <text:p>nano</text:p>
          </table:table-cell>
          <table:table-cell office:value-type="float" office:value="3945602854.9707437" table:style-name="ce1">
            <text:p>3945602855</text:p>
          </table:table-cell>
          <table:table-cell table:number-columns-repeated="16381"/>
        </table:table-row>
        <table:table-row table:style-name="ro1">
          <table:table-cell office:value-type="float" office:value="938190" table:style-name="ce1">
            <text:p>938190</text:p>
          </table:table-cell>
          <table:table-cell office:value-type="string" table:style-name="ce1">
            <text:p>micro</text:p>
          </table:table-cell>
          <table:table-cell office:value-type="float" office:value="3963504681.865211" table:style-name="ce1">
            <text:p>3963504682</text:p>
          </table:table-cell>
          <table:table-cell table:number-columns-repeated="16381"/>
        </table:table-row>
        <table:table-row table:style-name="ro1">
          <table:table-cell office:value-type="float" office:value="677751" table:style-name="ce1">
            <text:p>677751</text:p>
          </table:table-cell>
          <table:table-cell office:value-type="string" table:style-name="ce1">
            <text:p>mini</text:p>
          </table:table-cell>
          <table:table-cell office:value-type="float" office:value="3967232577.5176096" table:style-name="ce1">
            <text:p>3967232578</text:p>
          </table:table-cell>
          <table:table-cell table:number-columns-repeated="16381"/>
        </table:table-row>
        <table:table-row table:style-name="ro1">
          <table:table-cell office:value-type="float" office:value="637359" table:style-name="ce1">
            <text:p>637359</text:p>
          </table:table-cell>
          <table:table-cell office:value-type="string" table:style-name="ce1">
            <text:p>nano</text:p>
          </table:table-cell>
          <table:table-cell office:value-type="float" office:value="3970404495.6827445" table:style-name="ce1">
            <text:p>3970404496</text:p>
          </table:table-cell>
          <table:table-cell table:number-columns-repeated="16381"/>
        </table:table-row>
        <table:table-row table:style-name="ro1">
          <table:table-cell office:value-type="float" office:value="613572" table:style-name="ce1">
            <text:p>613572</text:p>
          </table:table-cell>
          <table:table-cell office:value-type="string" table:style-name="ce1">
            <text:p>micro</text:p>
          </table:table-cell>
          <table:table-cell office:value-type="float" office:value="3967261642.6547341" table:style-name="ce1">
            <text:p>3967261643</text:p>
          </table:table-cell>
          <table:table-cell table:number-columns-repeated="16381"/>
        </table:table-row>
        <table:table-row table:style-name="ro1">
          <table:table-cell office:value-type="float" office:value="855761" table:style-name="ce1">
            <text:p>855761</text:p>
          </table:table-cell>
          <table:table-cell office:value-type="string" table:style-name="ce1">
            <text:p>mini</text:p>
          </table:table-cell>
          <table:table-cell office:value-type="float" office:value="3959693111.8402457" table:style-name="ce1">
            <text:p>3959693112</text:p>
          </table:table-cell>
          <table:table-cell table:number-columns-repeated="16381"/>
        </table:table-row>
        <table:table-row table:style-name="ro1">
          <table:table-cell office:value-type="float" office:value="586415" table:style-name="ce1">
            <text:p>586415</text:p>
          </table:table-cell>
          <table:table-cell office:value-type="string" table:style-name="ce1">
            <text:p>e</text:p>
          </table:table-cell>
          <table:table-cell office:value-type="float" office:value="3940184441.641355" table:style-name="ce1">
            <text:p>3940184442</text:p>
          </table:table-cell>
          <table:table-cell table:number-columns-repeated="16381"/>
        </table:table-row>
        <table:table-row table:style-name="ro1">
          <table:table-cell office:value-type="float" office:value="485000" table:style-name="ce1">
            <text:p>485000</text:p>
          </table:table-cell>
          <table:table-cell office:value-type="string" table:style-name="ce1">
            <text:p>micro</text:p>
          </table:table-cell>
          <table:table-cell office:value-type="float" office:value="3968290225.0413961" table:style-name="ce1">
            <text:p>3968290225</text:p>
          </table:table-cell>
          <table:table-cell table:number-columns-repeated="16381"/>
        </table:table-row>
        <table:table-row table:style-name="ro1">
          <table:table-cell office:value-type="float" office:value="320150" table:style-name="ce1">
            <text:p>320150</text:p>
          </table:table-cell>
          <table:table-cell office:value-type="string" table:style-name="ce1">
            <text:p>mini</text:p>
          </table:table-cell>
          <table:table-cell office:value-type="float" office:value="3973202734.3459921" table:style-name="ce1">
            <text:p>3973202734</text:p>
          </table:table-cell>
          <table:table-cell table:number-columns-repeated="16381"/>
        </table:table-row>
        <table:table-row table:style-name="ro1">
          <table:table-cell office:value-type="float" office:value="363497" table:style-name="ce1">
            <text:p>363497</text:p>
          </table:table-cell>
          <table:table-cell office:value-type="string" table:style-name="ce1">
            <text:p>nano</text:p>
          </table:table-cell>
          <table:table-cell office:value-type="float" office:value="3991426680.2228813" table:style-name="ce1">
            <text:p>3991426680</text:p>
          </table:table-cell>
          <table:table-cell table:number-columns-repeated="16381"/>
        </table:table-row>
        <table:table-row table:style-name="ro1">
          <table:table-cell office:value-type="float" office:value="111569" table:style-name="ce1">
            <text:p>111569</text:p>
          </table:table-cell>
          <table:table-cell office:value-type="string" table:style-name="ce1">
            <text:p>micro</text:p>
          </table:table-cell>
          <table:table-cell office:value-type="float" office:value="3934916981.8794584" table:style-name="ce1">
            <text:p>3934916982</text:p>
          </table:table-cell>
          <table:table-cell table:number-columns-repeated="16381"/>
        </table:table-row>
        <table:table-row table:style-name="ro1">
          <table:table-cell office:value-type="float" office:value="516882" table:style-name="ce1">
            <text:p>516882</text:p>
          </table:table-cell>
          <table:table-cell office:value-type="string" table:style-name="ce1">
            <text:p>e</text:p>
          </table:table-cell>
          <table:table-cell office:value-type="float" office:value="3930281581.3898344" table:style-name="ce1">
            <text:p>3930281581</text:p>
          </table:table-cell>
          <table:table-cell table:number-columns-repeated="16381"/>
        </table:table-row>
        <table:table-row table:style-name="ro1">
          <table:table-cell office:value-type="float" office:value="836581" table:style-name="ce1">
            <text:p>836581</text:p>
          </table:table-cell>
          <table:table-cell office:value-type="string" table:style-name="ce1">
            <text:p>micro</text:p>
          </table:table-cell>
          <table:table-cell office:value-type="float" office:value="3985102586.1436472" table:style-name="ce1">
            <text:p>3985102586</text:p>
          </table:table-cell>
          <table:table-cell table:number-columns-repeated="16381"/>
        </table:table-row>
        <table:table-row table:style-name="ro1">
          <table:table-cell office:value-type="float" office:value="350921" table:style-name="ce1">
            <text:p>350921</text:p>
          </table:table-cell>
          <table:table-cell office:value-type="string" table:style-name="ce1">
            <text:p>micro</text:p>
          </table:table-cell>
          <table:table-cell office:value-type="float" office:value="3953689202.584712" table:style-name="ce1">
            <text:p>3953689203</text:p>
          </table:table-cell>
          <table:table-cell table:number-columns-repeated="16381"/>
        </table:table-row>
        <table:table-row table:style-name="ro1">
          <table:table-cell office:value-type="float" office:value="72076" table:style-name="ce1">
            <text:p>72076</text:p>
          </table:table-cell>
          <table:table-cell office:value-type="string" table:style-name="ce1">
            <text:p>e</text:p>
          </table:table-cell>
          <table:table-cell office:value-type="float" office:value="3932023983.1233006" table:style-name="ce1">
            <text:p>3932023983</text:p>
          </table:table-cell>
          <table:table-cell table:number-columns-repeated="16381"/>
        </table:table-row>
        <table:table-row table:style-name="ro1">
          <table:table-cell office:value-type="float" office:value="45886" table:style-name="ce1">
            <text:p>45886</text:p>
          </table:table-cell>
          <table:table-cell office:value-type="string" table:style-name="ce1">
            <text:p>micro</text:p>
          </table:table-cell>
          <table:table-cell office:value-type="float" office:value="3965096779.5097437" table:style-name="ce1">
            <text:p>3965096780</text:p>
          </table:table-cell>
          <table:table-cell table:number-columns-repeated="16381"/>
        </table:table-row>
        <table:table-row table:style-name="ro1">
          <table:table-cell office:value-type="float" office:value="516697" table:style-name="ce1">
            <text:p>516697</text:p>
          </table:table-cell>
          <table:table-cell office:value-type="string" table:style-name="ce1">
            <text:p>nano</text:p>
          </table:table-cell>
          <table:table-cell office:value-type="float" office:value="3940771387.167676" table:style-name="ce1">
            <text:p>3940771387</text:p>
          </table:table-cell>
          <table:table-cell table:number-columns-repeated="16381"/>
        </table:table-row>
        <table:table-row table:style-name="ro1">
          <table:table-cell office:value-type="float" office:value="920469" table:style-name="ce1">
            <text:p>920469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101426" table:style-name="ce1">
            <text:p>101426</text:p>
          </table:table-cell>
          <table:table-cell office:value-type="string" table:style-name="ce1">
            <text:p>e</text:p>
          </table:table-cell>
          <table:table-cell office:value-type="float" office:value="3980760022.6182427" table:style-name="ce1">
            <text:p>3980760023</text:p>
          </table:table-cell>
          <table:table-cell table:number-columns-repeated="16381"/>
        </table:table-row>
        <table:table-row table:style-name="ro1">
          <table:table-cell office:value-type="float" office:value="657634" table:style-name="ce1">
            <text:p>657634</text:p>
          </table:table-cell>
          <table:table-cell office:value-type="string" table:style-name="ce1">
            <text:p>nano</text:p>
          </table:table-cell>
          <table:table-cell office:value-type="float" office:value="3943081483.7676029" table:style-name="ce1">
            <text:p>3943081484</text:p>
          </table:table-cell>
          <table:table-cell table:number-columns-repeated="16381"/>
        </table:table-row>
        <table:table-row table:style-name="ro1">
          <table:table-cell office:value-type="float" office:value="953119" table:style-name="ce1">
            <text:p>953119</text:p>
          </table:table-cell>
          <table:table-cell office:value-type="string" table:style-name="ce1">
            <text:p>micro</text:p>
          </table:table-cell>
          <table:table-cell office:value-type="float" office:value="3939129793.7423921" table:style-name="ce1">
            <text:p>3939129794</text:p>
          </table:table-cell>
          <table:table-cell table:number-columns-repeated="16381"/>
        </table:table-row>
        <table:table-row table:style-name="ro1">
          <table:table-cell office:value-type="float" office:value="693365" table:style-name="ce1">
            <text:p>693365</text:p>
          </table:table-cell>
          <table:table-cell office:value-type="string" table:style-name="ce1">
            <text:p>mini</text:p>
          </table:table-cell>
          <table:table-cell office:value-type="float" office:value="3935371996.4312668" table:style-name="ce1">
            <text:p>3935371996</text:p>
          </table:table-cell>
          <table:table-cell table:number-columns-repeated="16381"/>
        </table:table-row>
        <table:table-row table:style-name="ro1">
          <table:table-cell office:value-type="float" office:value="746722" table:style-name="ce1">
            <text:p>746722</text:p>
          </table:table-cell>
          <table:table-cell office:value-type="string" table:style-name="ce1">
            <text:p>nano</text:p>
          </table:table-cell>
          <table:table-cell office:value-type="float" office:value="3999254437.9379892" table:style-name="ce1">
            <text:p>3999254438</text:p>
          </table:table-cell>
          <table:table-cell table:number-columns-repeated="16381"/>
        </table:table-row>
        <table:table-row table:style-name="ro1">
          <table:table-cell office:value-type="float" office:value="426486" table:style-name="ce1">
            <text:p>426486</text:p>
          </table:table-cell>
          <table:table-cell office:value-type="string" table:style-name="ce1">
            <text:p>micro</text:p>
          </table:table-cell>
          <table:table-cell office:value-type="float" office:value="3982725496.4786606" table:style-name="ce1">
            <text:p>3982725496</text:p>
          </table:table-cell>
          <table:table-cell table:number-columns-repeated="16381"/>
        </table:table-row>
        <table:table-row table:style-name="ro1">
          <table:table-cell office:value-type="float" office:value="402188" table:style-name="ce1">
            <text:p>402188</text:p>
          </table:table-cell>
          <table:table-cell office:value-type="string" table:style-name="ce1">
            <text:p>mini</text:p>
          </table:table-cell>
          <table:table-cell office:value-type="float" office:value="3971698068.0593672" table:style-name="ce1">
            <text:p>3971698068</text:p>
          </table:table-cell>
          <table:table-cell table:number-columns-repeated="16381"/>
        </table:table-row>
        <table:table-row table:style-name="ro1">
          <table:table-cell office:value-type="float" office:value="92808" table:style-name="ce1">
            <text:p>92808</text:p>
          </table:table-cell>
          <table:table-cell office:value-type="string" table:style-name="ce1">
            <text:p>e</text:p>
          </table:table-cell>
          <table:table-cell office:value-type="float" office:value="3980994376.495708" table:style-name="ce1">
            <text:p>3980994376</text:p>
          </table:table-cell>
          <table:table-cell table:number-columns-repeated="16381"/>
        </table:table-row>
        <table:table-row table:style-name="ro1">
          <table:table-cell office:value-type="float" office:value="751639" table:style-name="ce1">
            <text:p>751639</text:p>
          </table:table-cell>
          <table:table-cell office:value-type="string" table:style-name="ce1">
            <text:p>micro</text:p>
          </table:table-cell>
          <table:table-cell office:value-type="float" office:value="3945629485.0564289" table:style-name="ce1">
            <text:p>3945629485</text:p>
          </table:table-cell>
          <table:table-cell table:number-columns-repeated="16381"/>
        </table:table-row>
        <table:table-row table:style-name="ro1">
          <table:table-cell office:value-type="float" office:value="683568" table:style-name="ce1">
            <text:p>683568</text:p>
          </table:table-cell>
          <table:table-cell office:value-type="string" table:style-name="ce1">
            <text:p>mini</text:p>
          </table:table-cell>
          <table:table-cell office:value-type="float" office:value="3974557923.8027635" table:style-name="ce1">
            <text:p>3974557924</text:p>
          </table:table-cell>
          <table:table-cell table:number-columns-repeated="16381"/>
        </table:table-row>
        <table:table-row table:style-name="ro1">
          <table:table-cell office:value-type="float" office:value="610459" table:style-name="ce1">
            <text:p>610459</text:p>
          </table:table-cell>
          <table:table-cell office:value-type="string" table:style-name="ce1">
            <text:p>nano</text:p>
          </table:table-cell>
          <table:table-cell office:value-type="float" office:value="3940817567.9114909" table:style-name="ce1">
            <text:p>3940817568</text:p>
          </table:table-cell>
          <table:table-cell table:number-columns-repeated="16381"/>
        </table:table-row>
        <table:table-row table:style-name="ro1">
          <table:table-cell office:value-type="float" office:value="685560" table:style-name="ce1">
            <text:p>685560</text:p>
          </table:table-cell>
          <table:table-cell office:value-type="string" table:style-name="ce1">
            <text:p>micro</text:p>
          </table:table-cell>
          <table:table-cell office:value-type="float" office:value="3993426453.7274175" table:style-name="ce1">
            <text:p>3993426454</text:p>
          </table:table-cell>
          <table:table-cell table:number-columns-repeated="16381"/>
        </table:table-row>
        <table:table-row table:style-name="ro1">
          <table:table-cell office:value-type="float" office:value="936504" table:style-name="ce1">
            <text:p>936504</text:p>
          </table:table-cell>
          <table:table-cell office:value-type="string" table:style-name="ce1">
            <text:p>e</text:p>
          </table:table-cell>
          <table:table-cell office:value-type="float" office:value="3947428858.5407581" table:style-name="ce1">
            <text:p>3947428859</text:p>
          </table:table-cell>
          <table:table-cell table:number-columns-repeated="16381"/>
        </table:table-row>
        <table:table-row table:style-name="ro1">
          <table:table-cell office:value-type="float" office:value="149660" table:style-name="ce1">
            <text:p>149660</text:p>
          </table:table-cell>
          <table:table-cell office:value-type="string" table:style-name="ce1">
            <text:p>micro</text:p>
          </table:table-cell>
          <table:table-cell office:value-type="float" office:value="3960124236.2147808" table:style-name="ce1">
            <text:p>3960124236</text:p>
          </table:table-cell>
          <table:table-cell table:number-columns-repeated="16381"/>
        </table:table-row>
        <table:table-row table:style-name="ro1">
          <table:table-cell office:value-type="float" office:value="666806" table:style-name="ce1">
            <text:p>666806</text:p>
          </table:table-cell>
          <table:table-cell office:value-type="string" table:style-name="ce1">
            <text:p>micro</text:p>
          </table:table-cell>
          <table:table-cell office:value-type="float" office:value="3997847791.0670619" table:style-name="ce1">
            <text:p>3997847791</text:p>
          </table:table-cell>
          <table:table-cell table:number-columns-repeated="16381"/>
        </table:table-row>
        <table:table-row table:style-name="ro1">
          <table:table-cell office:value-type="float" office:value="241593" table:style-name="ce1">
            <text:p>241593</text:p>
          </table:table-cell>
          <table:table-cell office:value-type="string" table:style-name="ce1">
            <text:p>e</text:p>
          </table:table-cell>
          <table:table-cell office:value-type="float" office:value="3975862140.7090435" table:style-name="ce1">
            <text:p>3975862141</text:p>
          </table:table-cell>
          <table:table-cell table:number-columns-repeated="16381"/>
        </table:table-row>
        <table:table-row table:style-name="ro1">
          <table:table-cell office:value-type="float" office:value="475501" table:style-name="ce1">
            <text:p>475501</text:p>
          </table:table-cell>
          <table:table-cell office:value-type="string" table:style-name="ce1">
            <text:p>micro</text:p>
          </table:table-cell>
          <table:table-cell office:value-type="float" office:value="3983910085.2144928" table:style-name="ce1">
            <text:p>3983910085</text:p>
          </table:table-cell>
          <table:table-cell table:number-columns-repeated="16381"/>
        </table:table-row>
        <table:table-row table:style-name="ro1">
          <table:table-cell office:value-type="float" office:value="269229" table:style-name="ce1">
            <text:p>269229</text:p>
          </table:table-cell>
          <table:table-cell office:value-type="string" table:style-name="ce1">
            <text:p>nano</text:p>
          </table:table-cell>
          <table:table-cell office:value-type="float" office:value="3952115098.1227722" table:style-name="ce1">
            <text:p>3952115098</text:p>
          </table:table-cell>
          <table:table-cell table:number-columns-repeated="16381"/>
        </table:table-row>
        <table:table-row table:style-name="ro1">
          <table:table-cell office:value-type="float" office:value="895007" table:style-name="ce1">
            <text:p>895007</text:p>
          </table:table-cell>
          <table:table-cell office:value-type="string" table:style-name="ce1">
            <text:p>mini</text:p>
          </table:table-cell>
          <table:table-cell office:value-type="float" office:value="3934236248.7045155" table:style-name="ce1">
            <text:p>3934236249</text:p>
          </table:table-cell>
          <table:table-cell table:number-columns-repeated="16381"/>
        </table:table-row>
        <table:table-row table:style-name="ro1">
          <table:table-cell office:value-type="float" office:value="202838" table:style-name="ce1">
            <text:p>202838</text:p>
          </table:table-cell>
          <table:table-cell office:value-type="string" table:style-name="ce1">
            <text:p>e</text:p>
          </table:table-cell>
          <table:table-cell office:value-type="float" office:value="3976063206.3321877" table:style-name="ce1">
            <text:p>3976063206</text:p>
          </table:table-cell>
          <table:table-cell table:number-columns-repeated="16381"/>
        </table:table-row>
        <table:table-row table:style-name="ro1">
          <table:table-cell office:value-type="float" office:value="588384" table:style-name="ce1">
            <text:p>588384</text:p>
          </table:table-cell>
          <table:table-cell office:value-type="string" table:style-name="ce1">
            <text:p>nano</text:p>
          </table:table-cell>
          <table:table-cell office:value-type="float" office:value="3942018542.8835812" table:style-name="ce1">
            <text:p>3942018543</text:p>
          </table:table-cell>
          <table:table-cell table:number-columns-repeated="16381"/>
        </table:table-row>
        <table:table-row table:style-name="ro1">
          <table:table-cell office:value-type="float" office:value="978459" table:style-name="ce1">
            <text:p>978459</text:p>
          </table:table-cell>
          <table:table-cell office:value-type="string" table:style-name="ce1">
            <text:p>micro</text:p>
          </table:table-cell>
          <table:table-cell office:value-type="float" office:value="3985220439.4067345" table:style-name="ce1">
            <text:p>3985220439</text:p>
          </table:table-cell>
          <table:table-cell table:number-columns-repeated="16381"/>
        </table:table-row>
        <table:table-row table:style-name="ro1">
          <table:table-cell office:value-type="float" office:value="104132" table:style-name="ce1">
            <text:p>104132</text:p>
          </table:table-cell>
          <table:table-cell office:value-type="string" table:style-name="ce1">
            <text:p>mini</text:p>
          </table:table-cell>
          <table:table-cell office:value-type="float" office:value="3946562771.1396174" table:style-name="ce1">
            <text:p>3946562771</text:p>
          </table:table-cell>
          <table:table-cell table:number-columns-repeated="16381"/>
        </table:table-row>
        <table:table-row table:style-name="ro1">
          <table:table-cell office:value-type="float" office:value="670529" table:style-name="ce1">
            <text:p>670529</text:p>
          </table:table-cell>
          <table:table-cell office:value-type="string" table:style-name="ce1">
            <text:p>nano</text:p>
          </table:table-cell>
          <table:table-cell office:value-type="float" office:value="3967439967.8079543" table:style-name="ce1">
            <text:p>3967439968</text:p>
          </table:table-cell>
          <table:table-cell table:number-columns-repeated="16381"/>
        </table:table-row>
        <table:table-row table:style-name="ro1">
          <table:table-cell office:value-type="float" office:value="115824" table:style-name="ce1">
            <text:p>115824</text:p>
          </table:table-cell>
          <table:table-cell office:value-type="string" table:style-name="ce1">
            <text:p>micro</text:p>
          </table:table-cell>
          <table:table-cell office:value-type="float" office:value="3984397968.0936842" table:style-name="ce1">
            <text:p>3984397968</text:p>
          </table:table-cell>
          <table:table-cell table:number-columns-repeated="16381"/>
        </table:table-row>
        <table:table-row table:style-name="ro1">
          <table:table-cell office:value-type="float" office:value="952792" table:style-name="ce1">
            <text:p>952792</text:p>
          </table:table-cell>
          <table:table-cell office:value-type="string" table:style-name="ce1">
            <text:p>mini</text:p>
          </table:table-cell>
          <table:table-cell office:value-type="float" office:value="3985084969.1346889" table:style-name="ce1">
            <text:p>3985084969</text:p>
          </table:table-cell>
          <table:table-cell table:number-columns-repeated="16381"/>
        </table:table-row>
        <table:table-row table:style-name="ro1">
          <table:table-cell office:value-type="float" office:value="897662" table:style-name="ce1">
            <text:p>897662</text:p>
          </table:table-cell>
          <table:table-cell office:value-type="string" table:style-name="ce1">
            <text:p>e</text:p>
          </table:table-cell>
          <table:table-cell office:value-type="float" office:value="3956425256.4940243" table:style-name="ce1">
            <text:p>3956425256</text:p>
          </table:table-cell>
          <table:table-cell table:number-columns-repeated="16381"/>
        </table:table-row>
        <table:table-row table:style-name="ro1">
          <table:table-cell office:value-type="float" office:value="247005" table:style-name="ce1">
            <text:p>247005</text:p>
          </table:table-cell>
          <table:table-cell office:value-type="string" table:style-name="ce1">
            <text:p>micro</text:p>
          </table:table-cell>
          <table:table-cell office:value-type="float" office:value="3957146719.3660831" table:style-name="ce1">
            <text:p>3957146719</text:p>
          </table:table-cell>
          <table:table-cell table:number-columns-repeated="16381"/>
        </table:table-row>
        <table:table-row table:style-name="ro1">
          <table:table-cell office:value-type="float" office:value="350046" table:style-name="ce1">
            <text:p>350046</text:p>
          </table:table-cell>
          <table:table-cell office:value-type="string" table:style-name="ce1">
            <text:p>mini</text:p>
          </table:table-cell>
          <table:table-cell office:value-type="float" office:value="3943825854.8549881" table:style-name="ce1">
            <text:p>3943825855</text:p>
          </table:table-cell>
          <table:table-cell table:number-columns-repeated="16381"/>
        </table:table-row>
        <table:table-row table:style-name="ro1">
          <table:table-cell office:value-type="float" office:value="138728" table:style-name="ce1">
            <text:p>138728</text:p>
          </table:table-cell>
          <table:table-cell office:value-type="string" table:style-name="ce1">
            <text:p>nano</text:p>
          </table:table-cell>
          <table:table-cell office:value-type="float" office:value="3936607039.765635" table:style-name="ce1">
            <text:p>3936607040</text:p>
          </table:table-cell>
          <table:table-cell table:number-columns-repeated="16381"/>
        </table:table-row>
        <table:table-row table:style-name="ro1">
          <table:table-cell office:value-type="float" office:value="519640" table:style-name="ce1">
            <text:p>519640</text:p>
          </table:table-cell>
          <table:table-cell office:value-type="string" table:style-name="ce1">
            <text:p>micro</text:p>
          </table:table-cell>
          <table:table-cell office:value-type="float" office:value="3980540406.2281981" table:style-name="ce1">
            <text:p>3980540406</text:p>
          </table:table-cell>
          <table:table-cell table:number-columns-repeated="16381"/>
        </table:table-row>
        <table:table-row table:style-name="ro1">
          <table:table-cell office:value-type="float" office:value="780276" table:style-name="ce1">
            <text:p>780276</text:p>
          </table:table-cell>
          <table:table-cell office:value-type="string" table:style-name="ce1">
            <text:p>e</text:p>
          </table:table-cell>
          <table:table-cell office:value-type="float" office:value="3956954550.2523804" table:style-name="ce1">
            <text:p>3956954550</text:p>
          </table:table-cell>
          <table:table-cell table:number-columns-repeated="16381"/>
        </table:table-row>
        <table:table-row table:style-name="ro1">
          <table:table-cell office:value-type="float" office:value="203055" table:style-name="ce1">
            <text:p>203055</text:p>
          </table:table-cell>
          <table:table-cell office:value-type="string" table:style-name="ce1">
            <text:p>micro</text:p>
          </table:table-cell>
          <table:table-cell office:value-type="float" office:value="3959039405.4889312" table:style-name="ce1">
            <text:p>3959039405</text:p>
          </table:table-cell>
          <table:table-cell table:number-columns-repeated="16381"/>
        </table:table-row>
        <table:table-row table:style-name="ro1">
          <table:table-cell office:value-type="float" office:value="723225" table:style-name="ce1">
            <text:p>723225</text:p>
          </table:table-cell>
          <table:table-cell office:value-type="string" table:style-name="ce1">
            <text:p>micro</text:p>
          </table:table-cell>
          <table:table-cell office:value-type="float" office:value="3952078195.5846014" table:style-name="ce1">
            <text:p>3952078196</text:p>
          </table:table-cell>
          <table:table-cell table:number-columns-repeated="16381"/>
        </table:table-row>
        <table:table-row table:style-name="ro1">
          <table:table-cell office:value-type="float" office:value="34401" table:style-name="ce1">
            <text:p>34401</text:p>
          </table:table-cell>
          <table:table-cell office:value-type="string" table:style-name="ce1">
            <text:p>e</text:p>
          </table:table-cell>
          <table:table-cell office:value-type="float" office:value="3986050888.9304242" table:style-name="ce1">
            <text:p>3986050889</text:p>
          </table:table-cell>
          <table:table-cell table:number-columns-repeated="16381"/>
        </table:table-row>
        <table:table-row table:style-name="ro1">
          <table:table-cell office:value-type="float" office:value="776130" table:style-name="ce1">
            <text:p>776130</text:p>
          </table:table-cell>
          <table:table-cell office:value-type="string" table:style-name="ce1">
            <text:p>micro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551568" table:style-name="ce1">
            <text:p>551568</text:p>
          </table:table-cell>
          <table:table-cell office:value-type="string" table:style-name="ce1">
            <text:p>nano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585455" table:style-name="ce1">
            <text:p>585455</text:p>
          </table:table-cell>
          <table:table-cell office:value-type="string" table:style-name="ce1">
            <text:p>mini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903334" table:style-name="ce1">
            <text:p>903334</text:p>
          </table:table-cell>
          <table:table-cell office:value-type="string" table:style-name="ce1">
            <text:p>e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449799" table:style-name="ce1">
            <text:p>449799</text:p>
          </table:table-cell>
          <table:table-cell office:value-type="string" table:style-name="ce1">
            <text:p>nano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671673" table:style-name="ce1">
            <text:p>671673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455556" table:style-name="ce1">
            <text:p>455556</text:p>
          </table:table-cell>
          <table:table-cell office:value-type="string" table:style-name="ce1">
            <text:p>e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582057" table:style-name="ce1">
            <text:p>582057</text:p>
          </table:table-cell>
          <table:table-cell office:value-type="string" table:style-name="ce1">
            <text:p>micro</text:p>
          </table:table-cell>
          <table:table-cell office:value-type="float" office:value="3996703666.5624151" table:style-name="ce1">
            <text:p>3996703667</text:p>
          </table:table-cell>
          <table:table-cell table:number-columns-repeated="16381"/>
        </table:table-row>
        <table:table-row table:style-name="ro1">
          <table:table-cell office:value-type="float" office:value="897754" table:style-name="ce1">
            <text:p>897754</text:p>
          </table:table-cell>
          <table:table-cell office:value-type="string" table:style-name="ce1">
            <text:p>nano</text:p>
          </table:table-cell>
          <table:table-cell office:value-type="float" office:value="3937640220.6825576" table:style-name="ce1">
            <text:p>3937640221</text:p>
          </table:table-cell>
          <table:table-cell table:number-columns-repeated="16381"/>
        </table:table-row>
        <table:table-row table:style-name="ro1">
          <table:table-cell office:value-type="float" office:value="603477" table:style-name="ce1">
            <text:p>603477</text:p>
          </table:table-cell>
          <table:table-cell office:value-type="string" table:style-name="ce1">
            <text:p>mini</text:p>
          </table:table-cell>
          <table:table-cell office:value-type="float" office:value="3980340889.1284628" table:style-name="ce1">
            <text:p>3980340889</text:p>
          </table:table-cell>
          <table:table-cell table:number-columns-repeated="16381"/>
        </table:table-row>
        <table:table-row table:style-name="ro1">
          <table:table-cell office:value-type="float" office:value="33883" table:style-name="ce1">
            <text:p>33883</text:p>
          </table:table-cell>
          <table:table-cell office:value-type="string" table:style-name="ce1">
            <text:p>e</text:p>
          </table:table-cell>
          <table:table-cell office:value-type="float" office:value="3994449855.4494767" table:style-name="ce1">
            <text:p>3994449855</text:p>
          </table:table-cell>
          <table:table-cell table:number-columns-repeated="16381"/>
        </table:table-row>
        <table:table-row table:style-name="ro1">
          <table:table-cell office:value-type="float" office:value="853882" table:style-name="ce1">
            <text:p>853882</text:p>
          </table:table-cell>
          <table:table-cell office:value-type="string" table:style-name="ce1">
            <text:p>nano</text:p>
          </table:table-cell>
          <table:table-cell office:value-type="float" office:value="3975217145.0014024" table:style-name="ce1">
            <text:p>3975217145</text:p>
          </table:table-cell>
          <table:table-cell table:number-columns-repeated="16381"/>
        </table:table-row>
        <table:table-row table:style-name="ro1">
          <table:table-cell office:value-type="float" office:value="210120" table:style-name="ce1">
            <text:p>210120</text:p>
          </table:table-cell>
          <table:table-cell office:value-type="string" table:style-name="ce1">
            <text:p>e</text:p>
          </table:table-cell>
          <table:table-cell office:value-type="float" office:value="3999145801.4241028" table:style-name="ce1">
            <text:p>3999145801</text:p>
          </table:table-cell>
          <table:table-cell table:number-columns-repeated="16381"/>
        </table:table-row>
        <table:table-row table:style-name="ro1">
          <table:table-cell office:value-type="float" office:value="378281" table:style-name="ce1">
            <text:p>378281</text:p>
          </table:table-cell>
          <table:table-cell office:value-type="string" table:style-name="ce1">
            <text:p>micro</text:p>
          </table:table-cell>
          <table:table-cell office:value-type="float" office:value="3939870825.3708625" table:style-name="ce1">
            <text:p>3939870825</text:p>
          </table:table-cell>
          <table:table-cell table:number-columns-repeated="16381"/>
        </table:table-row>
        <table:table-row table:style-name="ro1">
          <table:table-cell office:value-type="float" office:value="230019" table:style-name="ce1">
            <text:p>230019</text:p>
          </table:table-cell>
          <table:table-cell office:value-type="string" table:style-name="ce1">
            <text:p>nano</text:p>
          </table:table-cell>
          <table:table-cell office:value-type="float" office:value="3967373629.1144409" table:style-name="ce1">
            <text:p>3967373629</text:p>
          </table:table-cell>
          <table:table-cell table:number-columns-repeated="16381"/>
        </table:table-row>
        <table:table-row table:style-name="ro1">
          <table:table-cell office:value-type="float" office:value="827228" table:style-name="ce1">
            <text:p>827228</text:p>
          </table:table-cell>
          <table:table-cell office:value-type="string" table:style-name="ce1">
            <text:p>mini</text:p>
          </table:table-cell>
          <table:table-cell office:value-type="float" office:value="3962068516.1468644" table:style-name="ce1">
            <text:p>3962068516</text:p>
          </table:table-cell>
          <table:table-cell table:number-columns-repeated="16381"/>
        </table:table-row>
        <table:table-row table:style-name="ro1">
          <table:table-cell office:value-type="float" office:value="170271" table:style-name="ce1">
            <text:p>170271</text:p>
          </table:table-cell>
          <table:table-cell office:value-type="string" table:style-name="ce1">
            <text:p>e</text:p>
          </table:table-cell>
          <table:table-cell office:value-type="float" office:value="3982105294.1997528" table:style-name="ce1">
            <text:p>3982105294</text:p>
          </table:table-cell>
          <table:table-cell table:number-columns-repeated="16381"/>
        </table:table-row>
        <table:table-row table:style-name="ro1">
          <table:table-cell office:value-type="float" office:value="954528" table:style-name="ce1">
            <text:p>954528</text:p>
          </table:table-cell>
          <table:table-cell office:value-type="string" table:style-name="ce1">
            <text:p>nano</text:p>
          </table:table-cell>
          <table:table-cell office:value-type="float" office:value="3939663985.573842" table:style-name="ce1">
            <text:p>3939663986</text:p>
          </table:table-cell>
          <table:table-cell table:number-columns-repeated="16381"/>
        </table:table-row>
        <table:table-row table:style-name="ro1">
          <table:table-cell office:value-type="float" office:value="14413" table:style-name="ce1">
            <text:p>14413</text:p>
          </table:table-cell>
          <table:table-cell office:value-type="string" table:style-name="ce1">
            <text:p>e</text:p>
          </table:table-cell>
          <table:table-cell office:value-type="float" office:value="3997290276.5461712" table:style-name="ce1">
            <text:p>3997290277</text:p>
          </table:table-cell>
          <table:table-cell table:number-columns-repeated="16381"/>
        </table:table-row>
        <table:table-row table:style-name="ro1">
          <table:table-cell office:value-type="float" office:value="387469" table:style-name="ce1">
            <text:p>387469</text:p>
          </table:table-cell>
          <table:table-cell office:value-type="string" table:style-name="ce1">
            <text:p>micro</text:p>
          </table:table-cell>
          <table:table-cell office:value-type="float" office:value="3964053316.4963994" table:style-name="ce1">
            <text:p>3964053316</text:p>
          </table:table-cell>
          <table:table-cell table:number-columns-repeated="16381"/>
        </table:table-row>
        <table:table-row table:style-name="ro1">
          <table:table-cell office:value-type="float" office:value="295783" table:style-name="ce1">
            <text:p>295783</text:p>
          </table:table-cell>
          <table:table-cell office:value-type="string" table:style-name="ce1">
            <text:p>nano</text:p>
          </table:table-cell>
          <table:table-cell office:value-type="float" office:value="3990246763.5485911" table:style-name="ce1">
            <text:p>3990246764</text:p>
          </table:table-cell>
          <table:table-cell table:number-columns-repeated="16381"/>
        </table:table-row>
        <table:table-row table:style-name="ro1">
          <table:table-cell office:value-type="float" office:value="170459" table:style-name="ce1">
            <text:p>170459</text:p>
          </table:table-cell>
          <table:table-cell office:value-type="string" table:style-name="ce1">
            <text:p>mini</text:p>
          </table:table-cell>
          <table:table-cell office:value-type="float" office:value="3954854949.6968908" table:style-name="ce1">
            <text:p>3954854950</text:p>
          </table:table-cell>
          <table:table-cell table:number-columns-repeated="16381"/>
        </table:table-row>
        <table:table-row table:style-name="ro1">
          <table:table-cell office:value-type="float" office:value="829202" table:style-name="ce1">
            <text:p>829202</text:p>
          </table:table-cell>
          <table:table-cell office:value-type="string" table:style-name="ce1">
            <text:p>e</text:p>
          </table:table-cell>
          <table:table-cell office:value-type="float" office:value="3932465698.8185997" table:style-name="ce1">
            <text:p>3932465699</text:p>
          </table:table-cell>
          <table:table-cell table:number-columns-repeated="16381"/>
        </table:table-row>
        <table:table-row table:style-name="ro1">
          <table:table-cell office:value-type="float" office:value="26074" table:style-name="ce1">
            <text:p>26074</text:p>
          </table:table-cell>
          <table:table-cell office:value-type="string" table:style-name="ce1">
            <text:p>nano</text:p>
          </table:table-cell>
          <table:table-cell office:value-type="float" office:value="3955700177.7226186" table:style-name="ce1">
            <text:p>3955700178</text:p>
          </table:table-cell>
          <table:table-cell table:number-columns-repeated="16381"/>
        </table:table-row>
        <table:table-row table:style-name="ro1">
          <table:table-cell office:value-type="float" office:value="553808" table:style-name="ce1">
            <text:p>553808</text:p>
          </table:table-cell>
          <table:table-cell office:value-type="string" table:style-name="ce1">
            <text:p>e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313930" table:style-name="ce1">
            <text:p>313930</text:p>
          </table:table-cell>
          <table:table-cell office:value-type="string" table:style-name="ce1">
            <text:p>micro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82403" table:style-name="ce1">
            <text:p>82403</text:p>
          </table:table-cell>
          <table:table-cell office:value-type="string" table:style-name="ce1">
            <text:p>nano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337766" table:style-name="ce1">
            <text:p>337766</text:p>
          </table:table-cell>
          <table:table-cell office:value-type="string" table:style-name="ce1">
            <text:p>mini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6291" table:style-name="ce1">
            <text:p>86291</text:p>
          </table:table-cell>
          <table:table-cell office:value-type="string" table:style-name="ce1">
            <text:p>e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383093" table:style-name="ce1">
            <text:p>383093</text:p>
          </table:table-cell>
          <table:table-cell office:value-type="string" table:style-name="ce1">
            <text:p>nano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875621" table:style-name="ce1">
            <text:p>875621</text:p>
          </table:table-cell>
          <table:table-cell office:value-type="string" table:style-name="ce1">
            <text:p>e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407057" table:style-name="ce1">
            <text:p>407057</text:p>
          </table:table-cell>
          <table:table-cell office:value-type="string" table:style-name="ce1">
            <text:p>micro</text:p>
          </table:table-cell>
          <table:table-cell office:value-type="float" office:value="3961079067.1212139" table:style-name="ce1">
            <text:p>3961079067</text:p>
          </table:table-cell>
          <table:table-cell table:number-columns-repeated="16381"/>
        </table:table-row>
        <table:table-row table:style-name="ro1">
          <table:table-cell office:value-type="float" office:value="583167" table:style-name="ce1">
            <text:p>583167</text:p>
          </table:table-cell>
          <table:table-cell office:value-type="string" table:style-name="ce1">
            <text:p>nano</text:p>
          </table:table-cell>
          <table:table-cell office:value-type="float" office:value="3974324792.1617231" table:style-name="ce1">
            <text:p>3974324792</text:p>
          </table:table-cell>
          <table:table-cell table:number-columns-repeated="16381"/>
        </table:table-row>
        <table:table-row table:style-name="ro1">
          <table:table-cell office:value-type="float" office:value="11630" table:style-name="ce1">
            <text:p>11630</text:p>
          </table:table-cell>
          <table:table-cell office:value-type="string" table:style-name="ce1">
            <text:p>mini</text:p>
          </table:table-cell>
          <table:table-cell office:value-type="float" office:value="3971882582.851285" table:style-name="ce1">
            <text:p>3971882583</text:p>
          </table:table-cell>
          <table:table-cell table:number-columns-repeated="16381"/>
        </table:table-row>
        <table:table-row table:style-name="ro1">
          <table:table-cell office:value-type="float" office:value="123887" table:style-name="ce1">
            <text:p>123887</text:p>
          </table:table-cell>
          <table:table-cell office:value-type="string" table:style-name="ce1">
            <text:p>e</text:p>
          </table:table-cell>
          <table:table-cell office:value-type="float" office:value="3934636688.728334" table:style-name="ce1">
            <text:p>3934636689</text:p>
          </table:table-cell>
          <table:table-cell table:number-columns-repeated="16381"/>
        </table:table-row>
        <table:table-row table:style-name="ro1">
          <table:table-cell office:value-type="float" office:value="6736" table:style-name="ce1">
            <text:p>6736</text:p>
          </table:table-cell>
          <table:table-cell office:value-type="string" table:style-name="ce1">
            <text:p>nano</text:p>
          </table:table-cell>
          <table:table-cell office:value-type="float" office:value="3953405795.4087787" table:style-name="ce1">
            <text:p>3953405795</text:p>
          </table:table-cell>
          <table:table-cell table:number-columns-repeated="16381"/>
        </table:table-row>
        <table:table-row table:style-name="ro1">
          <table:table-cell office:value-type="float" office:value="731375" table:style-name="ce1">
            <text:p>731375</text:p>
          </table:table-cell>
          <table:table-cell office:value-type="string" table:style-name="ce1">
            <text:p>e</text:p>
          </table:table-cell>
          <table:table-cell office:value-type="float" office:value="3992055555.5137563" table:style-name="ce1">
            <text:p>3992055556</text:p>
          </table:table-cell>
          <table:table-cell table:number-columns-repeated="16381"/>
        </table:table-row>
        <table:table-row table:style-name="ro1">
          <table:table-cell office:value-type="float" office:value="883440" table:style-name="ce1">
            <text:p>883440</text:p>
          </table:table-cell>
          <table:table-cell office:value-type="string" table:style-name="ce1">
            <text:p>micro</text:p>
          </table:table-cell>
          <table:table-cell office:value-type="float" office:value="3942358277.550106" table:style-name="ce1">
            <text:p>3942358278</text:p>
          </table:table-cell>
          <table:table-cell table:number-columns-repeated="16381"/>
        </table:table-row>
        <table:table-row table:style-name="ro1">
          <table:table-cell office:value-type="float" office:value="918595" table:style-name="ce1">
            <text:p>918595</text:p>
          </table:table-cell>
          <table:table-cell office:value-type="string" table:style-name="ce1">
            <text:p>nano</text:p>
          </table:table-cell>
          <table:table-cell office:value-type="float" office:value="3948125708.1699719" table:style-name="ce1">
            <text:p>3948125708</text:p>
          </table:table-cell>
          <table:table-cell table:number-columns-repeated="16381"/>
        </table:table-row>
        <table:table-row table:style-name="ro1">
          <table:table-cell office:value-type="float" office:value="831345" table:style-name="ce1">
            <text:p>831345</text:p>
          </table:table-cell>
          <table:table-cell office:value-type="string" table:style-name="ce1">
            <text:p>mini</text:p>
          </table:table-cell>
          <table:table-cell office:value-type="float" office:value="3977786638.1400661" table:style-name="ce1">
            <text:p>3977786638</text:p>
          </table:table-cell>
          <table:table-cell table:number-columns-repeated="16381"/>
        </table:table-row>
        <table:table-row table:style-name="ro1">
          <table:table-cell office:value-type="float" office:value="355440" table:style-name="ce1">
            <text:p>355440</text:p>
          </table:table-cell>
          <table:table-cell office:value-type="string" table:style-name="ce1">
            <text:p>e</text:p>
          </table:table-cell>
          <table:table-cell office:value-type="float" office:value="3966784754.758348" table:style-name="ce1">
            <text:p>3966784755</text:p>
          </table:table-cell>
          <table:table-cell table:number-columns-repeated="16381"/>
        </table:table-row>
        <table:table-row table:style-name="ro1">
          <table:table-cell office:value-type="float" office:value="713726" table:style-name="ce1">
            <text:p>713726</text:p>
          </table:table-cell>
          <table:table-cell office:value-type="string" table:style-name="ce1">
            <text:p>nano</text:p>
          </table:table-cell>
          <table:table-cell office:value-type="float" office:value="3939378762.1246729" table:style-name="ce1">
            <text:p>3939378762</text:p>
          </table:table-cell>
          <table:table-cell table:number-columns-repeated="16381"/>
        </table:table-row>
        <table:table-row table:style-name="ro1">
          <table:table-cell office:value-type="float" office:value="906062" table:style-name="ce1">
            <text:p>906062</text:p>
          </table:table-cell>
          <table:table-cell office:value-type="string" table:style-name="ce1">
            <text:p>e</text:p>
          </table:table-cell>
          <table:table-cell office:value-type="float" office:value="3964388505.1292214" table:style-name="ce1">
            <text:p>3964388505</text:p>
          </table:table-cell>
          <table:table-cell table:number-columns-repeated="16381"/>
        </table:table-row>
        <table:table-row table:style-name="ro1">
          <table:table-cell office:value-type="float" office:value="821744" table:style-name="ce1">
            <text:p>821744</text:p>
          </table:table-cell>
          <table:table-cell office:value-type="string" table:style-name="ce1">
            <text:p>micro</text:p>
          </table:table-cell>
          <table:table-cell office:value-type="float" office:value="3989989779.5643625" table:style-name="ce1">
            <text:p>3989989780</text:p>
          </table:table-cell>
          <table:table-cell table:number-columns-repeated="16381"/>
        </table:table-row>
        <table:table-row table:style-name="ro1">
          <table:table-cell office:value-type="float" office:value="72771" table:style-name="ce1">
            <text:p>72771</text:p>
          </table:table-cell>
          <table:table-cell office:value-type="string" table:style-name="ce1">
            <text:p>nano</text:p>
          </table:table-cell>
          <table:table-cell office:value-type="float" office:value="3952608524.6867065" table:style-name="ce1">
            <text:p>3952608525</text:p>
          </table:table-cell>
          <table:table-cell table:number-columns-repeated="16381"/>
        </table:table-row>
        <table:table-row table:style-name="ro1">
          <table:table-cell office:value-type="float" office:value="831720" table:style-name="ce1">
            <text:p>831720</text:p>
          </table:table-cell>
          <table:table-cell office:value-type="string" table:style-name="ce1">
            <text:p>mini</text:p>
          </table:table-cell>
          <table:table-cell office:value-type="float" office:value="3979796908.7378449" table:style-name="ce1">
            <text:p>3979796909</text:p>
          </table:table-cell>
          <table:table-cell table:number-columns-repeated="16381"/>
        </table:table-row>
        <table:table-row table:style-name="ro1">
          <table:table-cell office:value-type="float" office:value="289207" table:style-name="ce1">
            <text:p>289207</text:p>
          </table:table-cell>
          <table:table-cell office:value-type="string" table:style-name="ce1">
            <text:p>e</text:p>
          </table:table-cell>
          <table:table-cell office:value-type="float" office:value="3979402066.6912107" table:style-name="ce1">
            <text:p>3979402067</text:p>
          </table:table-cell>
          <table:table-cell table:number-columns-repeated="16381"/>
        </table:table-row>
        <table:table-row table:style-name="ro1">
          <table:table-cell office:value-type="float" office:value="422119" table:style-name="ce1">
            <text:p>422119</text:p>
          </table:table-cell>
          <table:table-cell office:value-type="string" table:style-name="ce1">
            <text:p>nano</text:p>
          </table:table-cell>
          <table:table-cell office:value-type="float" office:value="3962485851.764719" table:style-name="ce1">
            <text:p>3962485852</text:p>
          </table:table-cell>
          <table:table-cell table:number-columns-repeated="16381"/>
        </table:table-row>
        <table:table-row table:style-name="ro1">
          <table:table-cell office:value-type="float" office:value="932937" table:style-name="ce1">
            <text:p>932937</text:p>
          </table:table-cell>
          <table:table-cell office:value-type="string" table:style-name="ce1">
            <text:p>e</text:p>
          </table:table-cell>
          <table:table-cell office:value-type="float" office:value="3993750115.1626644" table:style-name="ce1">
            <text:p>3993750115</text:p>
          </table:table-cell>
          <table:table-cell table:number-columns-repeated="16381"/>
        </table:table-row>
        <table:table-row table:style-name="ro1">
          <table:table-cell office:value-type="float" office:value="526767" table:style-name="ce1">
            <text:p>526767</text:p>
          </table:table-cell>
          <table:table-cell office:value-type="string" table:style-name="ce1">
            <text:p>micro</text:p>
          </table:table-cell>
          <table:table-cell office:value-type="float" office:value="3981208446.0274243" table:style-name="ce1">
            <text:p>3981208446</text:p>
          </table:table-cell>
          <table:table-cell table:number-columns-repeated="16381"/>
        </table:table-row>
        <table:table-row table:style-name="ro1">
          <table:table-cell office:value-type="float" office:value="174849" table:style-name="ce1">
            <text:p>174849</text:p>
          </table:table-cell>
          <table:table-cell office:value-type="string" table:style-name="ce1">
            <text:p>nano</text:p>
          </table:table-cell>
          <table:table-cell office:value-type="float" office:value="3995404925.7842665" table:style-name="ce1">
            <text:p>3995404926</text:p>
          </table:table-cell>
          <table:table-cell table:number-columns-repeated="16381"/>
        </table:table-row>
        <table:table-row table:style-name="ro1">
          <table:table-cell office:value-type="float" office:value="736157" table:style-name="ce1">
            <text:p>736157</text:p>
          </table:table-cell>
          <table:table-cell office:value-type="string" table:style-name="ce1">
            <text:p>mini</text:p>
          </table:table-cell>
          <table:table-cell office:value-type="float" office:value="3953509349.9960852" table:style-name="ce1">
            <text:p>3953509350</text:p>
          </table:table-cell>
          <table:table-cell table:number-columns-repeated="16381"/>
        </table:table-row>
        <table:table-row table:style-name="ro1">
          <table:table-cell office:value-type="float" office:value="788395" table:style-name="ce1">
            <text:p>788395</text:p>
          </table:table-cell>
          <table:table-cell office:value-type="string" table:style-name="ce1">
            <text:p>e</text:p>
          </table:table-cell>
          <table:table-cell office:value-type="float" office:value="3993636079.4132862" table:style-name="ce1">
            <text:p>3993636079</text:p>
          </table:table-cell>
          <table:table-cell table:number-columns-repeated="16381"/>
        </table:table-row>
        <table:table-row table:style-name="ro1">
          <table:table-cell office:value-type="float" office:value="435464" table:style-name="ce1">
            <text:p>435464</text:p>
          </table:table-cell>
          <table:table-cell office:value-type="string" table:style-name="ce1">
            <text:p>nano</text:p>
          </table:table-cell>
          <table:table-cell office:value-type="float" office:value="3976156839.9377823" table:style-name="ce1">
            <text:p>3976156840</text:p>
          </table:table-cell>
          <table:table-cell table:number-columns-repeated="16381"/>
        </table:table-row>
        <table:table-row table:style-name="ro1">
          <table:table-cell office:value-type="float" office:value="831062" table:style-name="ce1">
            <text:p>831062</text:p>
          </table:table-cell>
          <table:table-cell office:value-type="string" table:style-name="ce1">
            <text:p>e</text:p>
          </table:table-cell>
          <table:table-cell office:value-type="float" office:value="3934048500.6265774" table:style-name="ce1">
            <text:p>3934048501</text:p>
          </table:table-cell>
          <table:table-cell table:number-columns-repeated="16381"/>
        </table:table-row>
        <table:table-row table:style-name="ro1">
          <table:table-cell office:value-type="float" office:value="500524" table:style-name="ce1">
            <text:p>500524</text:p>
          </table:table-cell>
          <table:table-cell office:value-type="string" table:style-name="ce1">
            <text:p>micro</text:p>
          </table:table-cell>
          <table:table-cell office:value-type="float" office:value="3947114815.4981732" table:style-name="ce1">
            <text:p>3947114815</text:p>
          </table:table-cell>
          <table:table-cell table:number-columns-repeated="16381"/>
        </table:table-row>
        <table:table-row table:style-name="ro1">
          <table:table-cell office:value-type="float" office:value="476667" table:style-name="ce1">
            <text:p>476667</text:p>
          </table:table-cell>
          <table:table-cell office:value-type="string" table:style-name="ce1">
            <text:p>nano</text:p>
          </table:table-cell>
          <table:table-cell office:value-type="float" office:value="3984676860.042048" table:style-name="ce1">
            <text:p>3984676860</text:p>
          </table:table-cell>
          <table:table-cell table:number-columns-repeated="16381"/>
        </table:table-row>
        <table:table-row table:style-name="ro1">
          <table:table-cell office:value-type="float" office:value="356322" table:style-name="ce1">
            <text:p>356322</text:p>
          </table:table-cell>
          <table:table-cell office:value-type="string" table:style-name="ce1">
            <text:p>mini</text:p>
          </table:table-cell>
          <table:table-cell office:value-type="float" office:value="3988457310.9076786" table:style-name="ce1">
            <text:p>3988457311</text:p>
          </table:table-cell>
          <table:table-cell table:number-columns-repeated="16381"/>
        </table:table-row>
        <table:table-row table:style-name="ro1">
          <table:table-cell office:value-type="float" office:value="519853" table:style-name="ce1">
            <text:p>519853</text:p>
          </table:table-cell>
          <table:table-cell office:value-type="string" table:style-name="ce1">
            <text:p>e</text:p>
          </table:table-cell>
          <table:table-cell office:value-type="float" office:value="3956882656.7718034" table:style-name="ce1">
            <text:p>3956882657</text:p>
          </table:table-cell>
          <table:table-cell table:number-columns-repeated="16381"/>
        </table:table-row>
        <table:table-row table:style-name="ro1">
          <table:table-cell office:value-type="float" office:value="70208" table:style-name="ce1">
            <text:p>70208</text:p>
          </table:table-cell>
          <table:table-cell office:value-type="string" table:style-name="ce1">
            <text:p>nano</text:p>
          </table:table-cell>
          <table:table-cell office:value-type="float" office:value="3932251824.1692123" table:style-name="ce1">
            <text:p>3932251824</text:p>
          </table:table-cell>
          <table:table-cell table:number-columns-repeated="16381"/>
        </table:table-row>
        <table:table-row table:style-name="ro1">
          <table:table-cell office:value-type="float" office:value="963307" table:style-name="ce1">
            <text:p>963307</text:p>
          </table:table-cell>
          <table:table-cell office:value-type="string" table:style-name="ce1">
            <text:p>e</text:p>
          </table:table-cell>
          <table:table-cell office:value-type="float" office:value="3993887909.1581306" table:style-name="ce1">
            <text:p>3993887909</text:p>
          </table:table-cell>
          <table:table-cell table:number-columns-repeated="16381"/>
        </table:table-row>
        <table:table-row table:style-name="ro1">
          <table:table-cell office:value-type="float" office:value="907482" table:style-name="ce1">
            <text:p>907482</text:p>
          </table:table-cell>
          <table:table-cell office:value-type="string" table:style-name="ce1">
            <text:p>micro</text:p>
          </table:table-cell>
          <table:table-cell office:value-type="float" office:value="3989113917.0143676" table:style-name="ce1">
            <text:p>3989113917</text:p>
          </table:table-cell>
          <table:table-cell table:number-columns-repeated="16381"/>
        </table:table-row>
        <table:table-row table:style-name="ro1">
          <table:table-cell office:value-type="float" office:value="977455" table:style-name="ce1">
            <text:p>977455</text:p>
          </table:table-cell>
          <table:table-cell office:value-type="string" table:style-name="ce1">
            <text:p>nano</text:p>
          </table:table-cell>
          <table:table-cell office:value-type="float" office:value="3995717476.4589901" table:style-name="ce1">
            <text:p>3995717476</text:p>
          </table:table-cell>
          <table:table-cell table:number-columns-repeated="16381"/>
        </table:table-row>
        <table:table-row table:style-name="ro1">
          <table:table-cell office:value-type="float" office:value="121695" table:style-name="ce1">
            <text:p>121695</text:p>
          </table:table-cell>
          <table:table-cell office:value-type="string" table:style-name="ce1">
            <text:p>mini</text:p>
          </table:table-cell>
          <table:table-cell office:value-type="float" office:value="3986955062.5136619" table:style-name="ce1">
            <text:p>3986955063</text:p>
          </table:table-cell>
          <table:table-cell table:number-columns-repeated="16381"/>
        </table:table-row>
        <table:table-row table:style-name="ro1">
          <table:table-cell office:value-type="float" office:value="916157" table:style-name="ce1">
            <text:p>916157</text:p>
          </table:table-cell>
          <table:table-cell office:value-type="string" table:style-name="ce1">
            <text:p>e</text:p>
          </table:table-cell>
          <table:table-cell office:value-type="float" office:value="3989759513.5695434" table:style-name="ce1">
            <text:p>3989759514</text:p>
          </table:table-cell>
          <table:table-cell table:number-columns-repeated="16381"/>
        </table:table-row>
        <table:table-row table:style-name="ro1">
          <table:table-cell office:value-type="float" office:value="574858" table:style-name="ce1">
            <text:p>574858</text:p>
          </table:table-cell>
          <table:table-cell office:value-type="string" table:style-name="ce1">
            <text:p>nano</text:p>
          </table:table-cell>
          <table:table-cell office:value-type="float" office:value="3948305233.4690309" table:style-name="ce1">
            <text:p>3948305233</text:p>
          </table:table-cell>
          <table:table-cell table:number-columns-repeated="16381"/>
        </table:table-row>
        <table:table-row table:style-name="ro1">
          <table:table-cell office:value-type="float" office:value="343767" table:style-name="ce1">
            <text:p>343767</text:p>
          </table:table-cell>
          <table:table-cell office:value-type="string" table:style-name="ce1">
            <text:p>e</text:p>
          </table:table-cell>
          <table:table-cell office:value-type="float" office:value="3955612149.7913132" table:style-name="ce1">
            <text:p>3955612150</text:p>
          </table:table-cell>
          <table:table-cell table:number-columns-repeated="16381"/>
        </table:table-row>
        <table:table-row table:style-name="ro1">
          <table:table-cell office:value-type="float" office:value="590644" table:style-name="ce1">
            <text:p>590644</text:p>
          </table:table-cell>
          <table:table-cell office:value-type="string" table:style-name="ce1">
            <text:p>micro</text:p>
          </table:table-cell>
          <table:table-cell office:value-type="float" office:value="3977890147.5894828" table:style-name="ce1">
            <text:p>3977890148</text:p>
          </table:table-cell>
          <table:table-cell table:number-columns-repeated="16381"/>
        </table:table-row>
        <table:table-row table:style-name="ro1">
          <table:table-cell office:value-type="float" office:value="34438" table:style-name="ce1">
            <text:p>34438</text:p>
          </table:table-cell>
          <table:table-cell office:value-type="string" table:style-name="ce1">
            <text:p>nano</text:p>
          </table:table-cell>
          <table:table-cell office:value-type="float" office:value="3987609336.8048229" table:style-name="ce1">
            <text:p>3987609337</text:p>
          </table:table-cell>
          <table:table-cell table:number-columns-repeated="16381"/>
        </table:table-row>
        <table:table-row table:style-name="ro1">
          <table:table-cell office:value-type="float" office:value="790417" table:style-name="ce1">
            <text:p>790417</text:p>
          </table:table-cell>
          <table:table-cell office:value-type="string" table:style-name="ce1">
            <text:p>mini</text:p>
          </table:table-cell>
          <table:table-cell office:value-type="float" office:value="3970086433.3437204" table:style-name="ce1">
            <text:p>3970086433</text:p>
          </table:table-cell>
          <table:table-cell table:number-columns-repeated="16381"/>
        </table:table-row>
        <table:table-row table:style-name="ro1">
          <table:table-cell office:value-type="float" office:value="677943" table:style-name="ce1">
            <text:p>677943</text:p>
          </table:table-cell>
          <table:table-cell office:value-type="string" table:style-name="ce1">
            <text:p>e</text:p>
          </table:table-cell>
          <table:table-cell office:value-type="float" office:value="3969302771.8321776" table:style-name="ce1">
            <text:p>3969302772</text:p>
          </table:table-cell>
          <table:table-cell table:number-columns-repeated="16381"/>
        </table:table-row>
        <table:table-row table:style-name="ro1">
          <table:table-cell office:value-type="float" office:value="454612" table:style-name="ce1">
            <text:p>454612</text:p>
          </table:table-cell>
          <table:table-cell office:value-type="string" table:style-name="ce1">
            <text:p>nano</text:p>
          </table:table-cell>
          <table:table-cell office:value-type="float" office:value="3991198417.3223023" table:style-name="ce1">
            <text:p>3991198417</text:p>
          </table:table-cell>
          <table:table-cell table:number-columns-repeated="16381"/>
        </table:table-row>
        <table:table-row table:style-name="ro1">
          <table:table-cell office:value-type="float" office:value="156388" table:style-name="ce1">
            <text:p>156388</text:p>
          </table:table-cell>
          <table:table-cell office:value-type="string" table:style-name="ce1">
            <text:p>e</text:p>
          </table:table-cell>
          <table:table-cell office:value-type="float" office:value="3970588677.6940808" table:style-name="ce1">
            <text:p>3970588678</text:p>
          </table:table-cell>
          <table:table-cell table:number-columns-repeated="16381"/>
        </table:table-row>
        <table:table-row table:number-rows-repeated="1048375" table:style-name="ro1">
          <table:table-cell table:number-columns-repeated="16384"/>
        </table:table-row>
      </table:table>
      <table:table table:name="SIMNonAttiva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table:number-columns-repeated="16382"/>
        </table:table-row>
        <table:table-row table:style-name="ro1">
          <table:table-cell office:value-type="float" office:value="880900" table:style-name="ce1">
            <text:p>88090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96871" table:style-name="ce1">
            <text:p>496871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503995" table:style-name="ce1">
            <text:p>50399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908549" table:style-name="ce1">
            <text:p>908549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205116" table:style-name="ce1">
            <text:p>20511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4640" table:style-name="ce1">
            <text:p>6464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32360" table:style-name="ce1">
            <text:p>13236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620569" table:style-name="ce1">
            <text:p>620569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275235" table:style-name="ce1">
            <text:p>27523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716853" table:style-name="ce1">
            <text:p>71685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79988" table:style-name="ce1">
            <text:p>379988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469874" table:style-name="ce1">
            <text:p>469874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24388" table:style-name="ce1">
            <text:p>72438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596925" table:style-name="ce1">
            <text:p>596925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211448" table:style-name="ce1">
            <text:p>211448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862333" table:style-name="ce1">
            <text:p>86233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49292" table:style-name="ce1">
            <text:p>749292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330328" table:style-name="ce1">
            <text:p>330328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327961" table:style-name="ce1">
            <text:p>327961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911464" table:style-name="ce1">
            <text:p>91146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89806" table:style-name="ce1">
            <text:p>89806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07410" table:style-name="ce1">
            <text:p>40741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55394" table:style-name="ce1">
            <text:p>255394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567098" table:style-name="ce1">
            <text:p>567098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744887" table:style-name="ce1">
            <text:p>744887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887684" table:style-name="ce1">
            <text:p>887684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761234" table:style-name="ce1">
            <text:p>761234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45333" table:style-name="ce1">
            <text:p>4533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34771" table:style-name="ce1">
            <text:p>734771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182400" table:style-name="ce1">
            <text:p>182400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30194" table:style-name="ce1">
            <text:p>30194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04944" table:style-name="ce1">
            <text:p>304944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697891" table:style-name="ce1">
            <text:p>697891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9822" table:style-name="ce1">
            <text:p>29822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26273" table:style-name="ce1">
            <text:p>32627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127464" table:style-name="ce1">
            <text:p>12746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594880" table:style-name="ce1">
            <text:p>594880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10523" table:style-name="ce1">
            <text:p>61052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502351" table:style-name="ce1">
            <text:p>502351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362090" table:style-name="ce1">
            <text:p>36209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872681" table:style-name="ce1">
            <text:p>872681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659520" table:style-name="ce1">
            <text:p>659520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249272" table:style-name="ce1">
            <text:p>249272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580387" table:style-name="ce1">
            <text:p>580387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8961" table:style-name="ce1">
            <text:p>18961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155110" table:style-name="ce1">
            <text:p>155110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778391" table:style-name="ce1">
            <text:p>778391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65094" table:style-name="ce1">
            <text:p>16509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93116" table:style-name="ce1">
            <text:p>693116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241656" table:style-name="ce1">
            <text:p>241656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776735" table:style-name="ce1">
            <text:p>776735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22100" table:style-name="ce1">
            <text:p>72210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657419" table:style-name="ce1">
            <text:p>657419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574246" table:style-name="ce1">
            <text:p>57424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819859" table:style-name="ce1">
            <text:p>819859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84072" table:style-name="ce1">
            <text:p>384072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938097" table:style-name="ce1">
            <text:p>938097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54563" table:style-name="ce1">
            <text:p>5456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581234" table:style-name="ce1">
            <text:p>58123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266830" table:style-name="ce1">
            <text:p>26683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6046" table:style-name="ce1">
            <text:p>46046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729412" table:style-name="ce1">
            <text:p>729412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19363" table:style-name="ce1">
            <text:p>21936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217267" table:style-name="ce1">
            <text:p>217267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299691" table:style-name="ce1">
            <text:p>299691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357117" table:style-name="ce1">
            <text:p>357117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54954" table:style-name="ce1">
            <text:p>354954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544436" table:style-name="ce1">
            <text:p>54443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247688" table:style-name="ce1">
            <text:p>24768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34669" table:style-name="ce1">
            <text:p>334669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993468" table:style-name="ce1">
            <text:p>99346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268868" table:style-name="ce1">
            <text:p>268868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445795" table:style-name="ce1">
            <text:p>445795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43660" table:style-name="ce1">
            <text:p>34366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43347" table:style-name="ce1">
            <text:p>743347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09026" table:style-name="ce1">
            <text:p>90902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129954" table:style-name="ce1">
            <text:p>129954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87449" table:style-name="ce1">
            <text:p>487449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45665" table:style-name="ce1">
            <text:p>4566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981740" table:style-name="ce1">
            <text:p>98174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73167" table:style-name="ce1">
            <text:p>773167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58013" table:style-name="ce1">
            <text:p>65801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656229" table:style-name="ce1">
            <text:p>656229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92950" table:style-name="ce1">
            <text:p>99295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185563" table:style-name="ce1">
            <text:p>18556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35163" table:style-name="ce1">
            <text:p>73516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198898" table:style-name="ce1">
            <text:p>198898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570733" table:style-name="ce1">
            <text:p>57073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03520" table:style-name="ce1">
            <text:p>103520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81525" table:style-name="ce1">
            <text:p>8152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968048" table:style-name="ce1">
            <text:p>96804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944494" table:style-name="ce1">
            <text:p>94449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966156" table:style-name="ce1">
            <text:p>966156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55129" table:style-name="ce1">
            <text:p>155129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566060" table:style-name="ce1">
            <text:p>56606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17143" table:style-name="ce1">
            <text:p>31714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15533" table:style-name="ce1">
            <text:p>11553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821330" table:style-name="ce1">
            <text:p>821330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33394" table:style-name="ce1">
            <text:p>33394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822796" table:style-name="ce1">
            <text:p>822796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LUCA POLONI</meta:initial-creator>
    <dc:creator>LUCA POLONI</dc:creator>
    <meta:creation-date>2024-04-30T06:45:30Z</meta:creation-date>
    <dc:date>2024-04-30T08:26:32Z</dc:date>
    <meta:editing-duration>PT0S</meta:editing-duration>
  </office:meta>
</office:document-meta>
</file>